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swiss" style:font-pitch="variable"/>
    <style:font-face style:name="Times New Roman" svg:font-family="'Times New Roman'" style:font-family-generic="roman" style:font-pitch="variable"/>
    <style:font-face style:name="Vusillus" svg:font-family="Vusillus" style:font-family-generic="roman" style:font-pitch="variable"/>
  </office:font-face-decls>
  <office:automatic-styles>
    <style:style style:name="P1" style:family="paragraph" style:parent-style-name="Normal" style:master-page-name="MP0">
      <style:paragraph-properties fo:margin-top="0.212cm" fo:margin-bottom="0cm" style:contextual-spacing="false" fo:line-height="100%" fo:text-align="center" style:justify-single-word="false" fo:orphans="0" fo:widows="0" style:page-number="auto" fo:keep-with-next="always" style:text-autospace="none"/>
      <style:text-properties style:font-name="Vusillus" fo:font-size="16pt" fo:language="el" fo:country="GR" fo:font-style="italic" style:text-underline-style="solid" style:text-underline-width="auto" style:text-underline-color="#0000ff" fo:font-weight="bold" style:text-underline-mode="continuous" style:text-overline-mode="continuous" style:text-line-through-mode="continuous" style:font-size-asian="16pt" style:font-style-asian="italic" style:font-weight-asian="bold" style:font-name-complex="Vusillus" style:font-size-complex="16pt" style:font-style-complex="italic" style:font-weight-complex="bold"/>
    </style:style>
    <style:style style:name="P2" style:family="paragraph" style:parent-style-name="Normal">
      <style:paragraph-properties fo:margin-top="0.212cm" fo:margin-bottom="0cm" style:contextual-spacing="false" fo:line-height="100%" fo:text-align="center" style:justify-single-word="false" fo:orphans="0" fo:widows="0" fo:keep-with-next="always" style:text-autospace="none"/>
      <style:text-properties style:font-name="Vusillus" fo:font-size="16pt" fo:language="el" fo:country="GR" fo:font-style="italic" style:text-underline-style="solid" style:text-underline-width="auto" style:text-underline-color="#0000ff" fo:font-weight="bold" style:text-underline-mode="continuous" style:text-overline-mode="continuous" style:text-line-through-mode="continuous" style:font-size-asian="16pt" style:font-style-asian="italic" style:font-weight-asian="bold" style:font-name-complex="Vusillus" style:font-size-complex="16pt" style:font-style-complex="italic" style:font-weight-complex="bold"/>
    </style:style>
    <style:style style:name="P3" style:family="paragraph" style:parent-style-name="Normal">
      <style:paragraph-properties fo:margin-top="0.212cm" fo:margin-bottom="0cm" style:contextual-spacing="false" fo:line-height="100%" fo:text-align="justify" style:justify-single-word="false" style:text-autospace="none"/>
    </style:style>
    <style:style style:name="P4" style:family="paragraph" style:parent-style-name="Normal">
      <style:paragraph-properties fo:margin-left="1cm" fo:margin-right="1cm" fo:margin-top="0.212cm" fo:margin-bottom="0cm" style:contextual-spacing="false" fo:line-height="100%" style:text-autospace="none">
        <style:tab-stops/>
      </style:paragraph-properties>
    </style:style>
    <style:style style:name="P5" style:family="paragraph" style:parent-style-name="Normal">
      <style:paragraph-properties fo:margin-left="1cm" fo:margin-right="1cm" fo:margin-top="0cm" fo:margin-bottom="0cm" style:contextual-spacing="false" fo:line-height="100%" style:text-autospace="none">
        <style:tab-stops/>
      </style:paragraph-properties>
    </style:style>
    <style:style style:name="P6" style:family="paragraph" style:parent-style-name="Normal">
      <style:paragraph-properties fo:margin-left="1cm" fo:margin-right="1cm" fo:margin-top="0.212cm" fo:margin-bottom="0cm" style:contextual-spacing="false" fo:line-height="100%" style:text-autospace="none">
        <style:tab-stops/>
      </style:paragraph-properties>
      <style:text-properties fo:color="#003300" loext:opacity="100%" style:font-name="Vusillus" fo:font-size="14pt" fo:language="el" fo:country="GR" fo:font-style="italic" style:font-size-asian="14pt" style:font-style-asian="italic" style:font-name-complex="Vusillus" style:font-size-complex="14pt" style:font-style-complex="italic"/>
    </style:style>
    <style:style style:name="T1" style:family="text">
      <style:text-properties fo:color="#800000" loext:opacity="100%" style:text-position="super 61%" style:font-name="Vusillus" fo:font-size="14pt" fo:language="el" fo:country="GR" fo:font-weight="bold" style:font-size-asian="14pt" style:font-weight-asian="bold" style:font-name-complex="Vusillus" style:font-size-complex="14pt" style:font-weight-complex="bold"/>
    </style:style>
    <style:style style:name="T2" style:family="text">
      <style:text-properties fo:color="#003300" loext:opacity="100%" style:font-name="Vusillus" fo:font-size="14pt" fo:language="el" fo:country="GR" fo:font-style="italic" style:font-size-asian="14pt" style:font-style-asian="italic" style:font-name-complex="Vusillus" style:font-size-complex="14pt" style:font-style-complex="italic"/>
    </style:style>
    <style:style style:name="Sect1"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section text:style-name="Sect1" text:name="Sect1">
        <text:p text:style-name="P2">Αριθμοι 1</text:p>
        <text:p text:style-name="P3"><text:span text:style-name="Default_20_Paragraph_20_Font"><text:span text:style-name="T1">1</text:span></text:span><text:span text:style-name="Default_20_Paragraph_20_Font"><text:span text:style-name="T2"> Καὶ ἐλάλησεν κύριος πρὸς Μωυσῆν ἐν τῇ ἐρήμῳ τῇ Σινα ἐν τῇ σκηνῇ τοῦ μαρτυρίου ἐν μιᾷ τοῦ μηνὸς τοῦ δευτέρου ἔτους δευτέρου ἐξελθόντων αὐτῶν ἐκ γῆς Αἰγύπτου λέγων </text:span></text:span><text:span text:style-name="Default_20_Paragraph_20_Font"><text:span text:style-name="T1">2</text:span></text:span><text:span text:style-name="Default_20_Paragraph_20_Font"><text:span text:style-name="T2"> Λάβετε ἀρχὴν πάσης συναγωγῆς υἱῶν Ισραηλ κατὰ συγγενείας αὐτῶν κατ’ οἴκους πατριῶν αὐτῶν κατὰ ἀριθμὸν ἐξ ὀνόματος αὐτῶν κατὰ κεφαλὴν αὐτῶν, πᾶς ἄρσην </text:span></text:span><text:span text:style-name="Default_20_Paragraph_20_Font"><text:span text:style-name="T1">3</text:span></text:span><text:span text:style-name="Default_20_Paragraph_20_Font"><text:span text:style-name="T2"> ἀπὸ εἰκοσαετοῦς καὶ ἐπάνω, πᾶς ὁ ἐκπορευόμενος ἐν δυνάμει Ισραηλ, ἐπισκέψασθε αὐτοὺς σὺν δυνάμει αὐτῶν, σὺ καὶ Ααρων ἐπισκέψασθε αὐτούς. </text:span></text:span><text:span text:style-name="Default_20_Paragraph_20_Font"><text:span text:style-name="T1">4</text:span></text:span><text:span text:style-name="Default_20_Paragraph_20_Font"><text:span text:style-name="T2"> καὶ μεθ’ ὑμῶν ἔσονται ἕκαστος κατὰ φυλὴν ἑκάστου ἀρχόντων, κατ’ οἴκους πατριῶν ἔσονται. </text:span></text:span><text:span text:style-name="Default_20_Paragraph_20_Font"><text:span text:style-name="T1">5</text:span></text:span><text:span text:style-name="Default_20_Paragraph_20_Font"><text:span text:style-name="T2"> καὶ ταῦτα τὰ ὀνόματα τῶν ἀνδρῶν, οἵτινες παραστήσονται μεθ’ ὑμῶν· τῶν Ρουβην Ελισουρ υἱὸς Σεδιουρ· </text:span></text:span><text:span text:style-name="Default_20_Paragraph_20_Font"><text:span text:style-name="T1">6</text:span></text:span><text:span text:style-name="Default_20_Paragraph_20_Font"><text:span text:style-name="T2"> τῶν Συμεων Σαλαμιηλ υἱὸς Σουρισαδαι· </text:span></text:span><text:span text:style-name="Default_20_Paragraph_20_Font"><text:span text:style-name="T1">7</text:span></text:span><text:span text:style-name="Default_20_Paragraph_20_Font"><text:span text:style-name="T2"> τῶν Ιουδα Ναασσων υἱὸς Αμιναδαβ· </text:span></text:span><text:span text:style-name="Default_20_Paragraph_20_Font"><text:span text:style-name="T1">8</text:span></text:span><text:span text:style-name="Default_20_Paragraph_20_Font"><text:span text:style-name="T2"> τῶν Ισσαχαρ Ναθαναηλ υἱὸς Σωγαρ· </text:span></text:span><text:span text:style-name="Default_20_Paragraph_20_Font"><text:span text:style-name="T1">9</text:span></text:span><text:span text:style-name="Default_20_Paragraph_20_Font"><text:span text:style-name="T2"> τῶν Ζαβουλων Ελιαβ υἱὸς Χαιλων· </text:span></text:span><text:span text:style-name="Default_20_Paragraph_20_Font"><text:span text:style-name="T1">10</text:span></text:span><text:span text:style-name="Default_20_Paragraph_20_Font"><text:span text:style-name="T2"> τῶν υἱῶν Ιωσηφ, τῶν Εφραιμ Ελισαμα υἱὸς Εμιουδ, τῶν Μανασση Γαμαλιηλ υἱὸς Φαδασσουρ· </text:span></text:span><text:span text:style-name="Default_20_Paragraph_20_Font"><text:span text:style-name="T1">11</text:span></text:span><text:span text:style-name="Default_20_Paragraph_20_Font"><text:span text:style-name="T2"> τῶν Βενιαμιν Αβιδαν υἱὸς Γαδεωνι· </text:span></text:span><text:span text:style-name="Default_20_Paragraph_20_Font"><text:span text:style-name="T1">12</text:span></text:span><text:span text:style-name="Default_20_Paragraph_20_Font"><text:span text:style-name="T2"> τῶν Δαν Αχιεζερ υἱὸς Αμισαδαι· </text:span></text:span><text:span text:style-name="Default_20_Paragraph_20_Font"><text:span text:style-name="T1">13</text:span></text:span><text:span text:style-name="Default_20_Paragraph_20_Font"><text:span text:style-name="T2"> τῶν Ασηρ Φαγαιηλ υἱὸς Εχραν· </text:span></text:span><text:span text:style-name="Default_20_Paragraph_20_Font"><text:span text:style-name="T1">14</text:span></text:span><text:span text:style-name="Default_20_Paragraph_20_Font"><text:span text:style-name="T2"> τῶν Γαδ Ελισαφ υἱὸς Ραγουηλ· </text:span></text:span><text:span text:style-name="Default_20_Paragraph_20_Font"><text:span text:style-name="T1">15</text:span></text:span><text:span text:style-name="Default_20_Paragraph_20_Font"><text:span text:style-name="T2"> τῶν Νεφθαλι Αχιρε υἱὸς Αιναν. </text:span></text:span><text:span text:style-name="Default_20_Paragraph_20_Font"><text:span text:style-name="T1">16</text:span></text:span><text:span text:style-name="Default_20_Paragraph_20_Font"><text:span text:style-name="T2"> οὗτοι ἐπίκλητοι τῆς συναγωγῆς, ἄρχοντες τῶν φυλῶν κατὰ πατριάς, χιλίαρχοι Ισραηλ εἰσίν. </text:span></text:span><text:span text:style-name="Default_20_Paragraph_20_Font"><text:span text:style-name="T1">17</text:span></text:span><text:span text:style-name="Default_20_Paragraph_20_Font"><text:span text:style-name="T2"> καὶ ἔλαβεν Μωϋσῆς καὶ Ααρων τοὺς ἄνδρας τούτους τοὺς ἀνακληθέντας ἐξ ὀνόματος </text:span></text:span><text:span text:style-name="Default_20_Paragraph_20_Font"><text:span text:style-name="T1">18</text:span></text:span><text:span text:style-name="Default_20_Paragraph_20_Font"><text:span text:style-name="T2"> καὶ πᾶσαν τὴν συναγωγὴν συνήγαγον ἐν μιᾷ τοῦ μηνὸς τοῦ δευτέρου ἔτους καὶ ἐπηξονοῦσαν κατὰ γενέσεις αὐτῶν κατὰ πατριὰς αὐτῶν κατὰ ἀριθμὸν ὀνομάτων αὐτῶν ἀπὸ εἰκοσαετοῦς καὶ ἐπάνω πᾶν ἀρσενικὸν κατὰ κεφαλὴν αὐτῶν, </text:span></text:span><text:span text:style-name="Default_20_Paragraph_20_Font"><text:span text:style-name="T1">19</text:span></text:span><text:span text:style-name="Default_20_Paragraph_20_Font"><text:span text:style-name="T2"> ὃν τρόπον συνέταξεν κύριος τῷ Μωυσῇ· καὶ ἐπεσκέπησαν ἐν τῇ ἐρήμῳ τῇ Σινα. </text:span></text:span></text:p>
        <text:p text:style-name="P3"><text:span text:style-name="Default_20_Paragraph_20_Font"><text:span text:style-name="T1">20</text:span></text:span><text:span text:style-name="Default_20_Paragraph_20_Font"><text:span text:style-name="T2"> Καὶ ἐγένοντο οἱ υἱοὶ Ρουβην πρωτοτόκου Ισραηλ κατὰ συγγενείας αὐτῶν κατὰ δήμους αὐτῶν κατ’ οἴκους πατριῶν αὐτῶν κατὰ ἀριθμὸν ὀνομάτων αὐτῶν κατὰ κεφαλὴν αὐτῶν, πάντα ἀρσενικὰ ἀπὸ εἰκοσαετοῦς καὶ ἐπάνω, πᾶς ὁ ἐκπορευόμενος ἐν τῇ δυνάμει, </text:span></text:span><text:span text:style-name="Default_20_Paragraph_20_Font"><text:span text:style-name="T1">21</text:span></text:span><text:span text:style-name="Default_20_Paragraph_20_Font"><text:span text:style-name="T2"> ἡ ἐπίσκεψις αὐτῶν ἐκ τῆς φυλῆς Ρουβην ἓξ καὶ τεσσαράκοντα χιλιάδες καὶ πεντακόσιοι. – </text:span></text:span><text:span text:style-name="Default_20_Paragraph_20_Font"><text:span text:style-name="T1">22</text:span></text:span><text:span text:style-name="Default_20_Paragraph_20_Font"><text:span text:style-name="T2"> τοῖς υἱοῖς Συμεων κατὰ συγγενείας αὐτῶν κατὰ δήμους αὐτῶν κατ’ οἴκους πατριῶν αὐτῶν κατὰ ἀριθμὸν ὀνομάτων αὐτῶν κατὰ κεφαλὴν αὐτῶν, πάντα ἀρσενικὰ ἀπὸ εἰκοσαετοῦς καὶ ἐπάνω, πᾶς ὁ ἐκπορευόμενος ἐν τῇ δυνάμει, </text:span></text:span><text:span text:style-name="Default_20_Paragraph_20_Font"><text:span text:style-name="T1">23</text:span></text:span><text:span text:style-name="Default_20_Paragraph_20_Font"><text:span text:style-name="T2"> ἡ ἐπίσκεψις αὐτῶν ἐκ τῆς φυλῆς Συμεων ἐννέα καὶ πεντήκοντα χιλιάδες καὶ τριακόσιοι. – </text:span></text:span><text:span text:style-name="Default_20_Paragraph_20_Font"><text:span text:style-name="T1">24</text:span></text:span><text:span text:style-name="Default_20_Paragraph_20_Font"><text:span text:style-name="T2"> τοῖς υἱοῖς Ιουδα κατὰ συγγενείας αὐτῶν κατὰ δήμους αὐτῶν κατ’ οἴκους πατριῶν αὐτῶν κατὰ ἀριθμὸν ὀνομάτων αὐτῶν κατὰ κεφαλὴν αὐτῶν, πάντα ἀρσενικὰ ἀπὸ εἰκοσαετοῦς καὶ ἐπάνω, πᾶς ὁ ἐκπορευόμενος ἐν τῇ δυνάμει, </text:span></text:span><text:span text:style-name="Default_20_Paragraph_20_Font"><text:span text:style-name="T1">25</text:span></text:span><text:span text:style-name="Default_20_Paragraph_20_Font"><text:span text:style-name="T2"> ἡ ἐπίσκεψις αὐτῶν ἐκ τῆς φυλῆς Ιουδα τέσσαρες καὶ ἑβδομήκοντα χιλιάδες καὶ ἑξακόσιοι. – </text:span></text:span><text:span text:style-name="Default_20_Paragraph_20_Font"><text:span text:style-name="T1">26</text:span></text:span><text:span text:style-name="Default_20_Paragraph_20_Font"><text:span text:style-name="T2"> τοῖς υἱοῖς Ισσαχαρ κατὰ συγγενείας αὐτῶν κατὰ δήμους αὐτῶν κατ’ οἴκους πατριῶν αὐτῶν κατὰ ἀριθμὸν ὀνομάτων αὐτῶν κατὰ κεφαλὴν αὐτῶν, πάντα ἀρσενικὰ ἀπὸ εἰκοσαετοῦς καὶ ἐπάνω, πᾶς ὁ ἐκπορευόμενος ἐν τῇ δυνάμει, </text:span></text:span><text:span text:style-name="Default_20_Paragraph_20_Font"><text:span text:style-name="T1">27</text:span></text:span><text:span text:style-name="Default_20_Paragraph_20_Font"><text:span text:style-name="T2"> ἡ ἐπίσκεψις αὐτῶν ἐκ τῆς φυλῆς Ισσαχαρ τέσσαρες καὶ πεντήκοντα χιλιάδες καὶ τετρακόσιοι. – </text:span></text:span><text:span text:style-name="Default_20_Paragraph_20_Font"><text:span text:style-name="T1">28</text:span></text:span><text:span text:style-name="Default_20_Paragraph_20_Font"><text:span text:style-name="T2"> τοῖς υἱοῖς Ζαβουλων κατὰ συγγενείας αὐτῶν κατὰ δήμους αὐτῶν κατ’ οἴκους πατριῶν αὐτῶν κατὰ ἀριθμὸν ὀνομάτων αὐτῶν κατὰ κεφαλὴν αὐτῶν, πάντα ἀρσενικὰ ἀπὸ εἰκοσαετοῦς καὶ ἐπάνω, πᾶς ὁ ἐκπορευόμενος ἐν τῇ δυνάμει, </text:span></text:span><text:span text:style-name="Default_20_Paragraph_20_Font"><text:span text:style-name="T1">29</text:span></text:span><text:span text:style-name="Default_20_Paragraph_20_Font"><text:span text:style-name="T2"> ἡ ἐπίσκεψις αὐτῶν ἐκ τῆς φυλῆς Ζαβουλων ἑπτὰ καὶ πεντήκοντα χιλιάδες καὶ τετρακόσιοι. – </text:span></text:span><text:span text:style-name="Default_20_Paragraph_20_Font"><text:span text:style-name="T1">30</text:span></text:span><text:span text:style-name="Default_20_Paragraph_20_Font"><text:span text:style-name="T2"> τοῖς υἱοῖς Ιωσηφ υἱοῖς Εφραιμ κατὰ συγγενείας αὐτῶν κατὰ δήμους </text:span></text:span><text:soft-page-break/><text:span text:style-name="Default_20_Paragraph_20_Font"><text:span text:style-name="T2">αὐτῶν κατ’ οἴκους πατριῶν αὐτῶν κατὰ ἀριθμὸν ὀνομάτων αὐτῶν κατὰ κεφαλὴν αὐτῶν, πάντα ἀρσενικὰ ἀπὸ εἰκοσαετοῦς καὶ ἐπάνω, πᾶς ὁ ἐκπορευόμενος ἐν τῇ δυνάμει, </text:span></text:span><text:span text:style-name="Default_20_Paragraph_20_Font"><text:span text:style-name="T1">31</text:span></text:span><text:span text:style-name="Default_20_Paragraph_20_Font"><text:span text:style-name="T2"> ἡ ἐπίσκεψις αὐτῶν ἐκ τῆς φυλῆς Εφραιμ τεσσαράκοντα χιλιάδες καὶ πεντακόσιοι. – </text:span></text:span><text:span text:style-name="Default_20_Paragraph_20_Font"><text:span text:style-name="T1">32</text:span></text:span><text:span text:style-name="Default_20_Paragraph_20_Font"><text:span text:style-name="T2"> τοῖς υἱοῖς Μανασση κατὰ συγγενείας αὐτῶν κατὰ δήμους αὐτῶν κατ’ οἴκους πατριῶν αὐτῶν κατὰ ἀριθμὸν ὀνομάτων αὐτῶν κατὰ κεφαλὴν αὐτῶν, πάντα ἀρσενικὰ ἀπὸ εἰκοσαετοῦς καὶ ἐπάνω, πᾶς ὁ ἐκπορευόμενος ἐν τῇ δυνάμει, </text:span></text:span><text:span text:style-name="Default_20_Paragraph_20_Font"><text:span text:style-name="T1">33</text:span></text:span><text:span text:style-name="Default_20_Paragraph_20_Font"><text:span text:style-name="T2"> ἡ ἐπίσκεψις αὐτῶν ἐκ τῆς φυλῆς Μανασση δύο καὶ τριάκοντα χιλιάδες καὶ διακόσιοι. – </text:span></text:span><text:span text:style-name="Default_20_Paragraph_20_Font"><text:span text:style-name="T1">34</text:span></text:span><text:span text:style-name="Default_20_Paragraph_20_Font"><text:span text:style-name="T2"> τοῖς υἱοῖς Βενιαμιν κατὰ συγγενείας αὐτῶν κατὰ δήμους αὐτῶν κατ’ οἴκους πατριῶν αὐτῶν κατὰ ἀριθμὸν ὀνομάτων αὐτῶν κατὰ κεφαλὴν αὐτῶν, πάντα ἀρσενικὰ ἀπὸ εἰκοσαετοῦς καὶ ἐπάνω, πᾶς ὁ ἐκπορευόμενος ἐν τῇ δυνάμει, </text:span></text:span><text:span text:style-name="Default_20_Paragraph_20_Font"><text:span text:style-name="T1">35</text:span></text:span><text:span text:style-name="Default_20_Paragraph_20_Font"><text:span text:style-name="T2"> ἡ ἐπίσκεψις αὐτῶν ἐκ τῆς φυλῆς Βενιαμιν πέντε καὶ τριάκοντα χιλιάδες καὶ τετρακόσιοι. – </text:span></text:span><text:span text:style-name="Default_20_Paragraph_20_Font"><text:span text:style-name="T1">36</text:span></text:span><text:span text:style-name="Default_20_Paragraph_20_Font"><text:span text:style-name="T2"> τοῖς υἱοῖς Γαδ κατὰ συγγενείας αὐτῶν κατὰ δήμους αὐτῶν κατ’ οἴκους πατριῶν αὐτῶν κατὰ ἀριθμὸν ὀνομάτων αὐτῶν κατὰ κεφαλὴν αὐτῶν, πάντα ἀρσενικὰ ἀπὸ εἰκοσαετοῦς καὶ ἐπάνω, πᾶς ὁ ἐκπορευόμενος ἐν τῇ δυνάμει, </text:span></text:span><text:span text:style-name="Default_20_Paragraph_20_Font"><text:span text:style-name="T1">37</text:span></text:span><text:span text:style-name="Default_20_Paragraph_20_Font"><text:span text:style-name="T2"> ἡ ἐπίσκεψις αὐτῶν ἐκ τῆς φυλῆς Γαδ πέντε καὶ τεσσαράκοντα χιλιάδες καὶ ἑξακόσιοι καὶ πεντήκοντα. – </text:span></text:span><text:span text:style-name="Default_20_Paragraph_20_Font"><text:span text:style-name="T1">38</text:span></text:span><text:span text:style-name="Default_20_Paragraph_20_Font"><text:span text:style-name="T2"> τοῖς υἱοῖς Δαν κατὰ συγγενείας αὐτῶν κατὰ δήμους αὐτῶν κατ’ οἴκους πατριῶν αὐτῶν κατὰ ἀριθμὸν ὀνομάτων αὐτῶν κατὰ κεφαλὴν αὐτῶν, πάντα ἀρσενικὰ ἀπὸ εἰκοσαετοῦς καὶ ἐπάνω, πᾶς ὁ ἐκπορευόμενος ἐν τῇ δυνάμει, </text:span></text:span><text:span text:style-name="Default_20_Paragraph_20_Font"><text:span text:style-name="T1">39</text:span></text:span><text:span text:style-name="Default_20_Paragraph_20_Font"><text:span text:style-name="T2"> ἡ ἐπίσκεψις αὐτῶν ἐκ τῆς φυλῆς Δαν δύο καὶ ἑξήκοντα χιλιάδες καὶ ἑπτακόσιοι. – </text:span></text:span><text:span text:style-name="Default_20_Paragraph_20_Font"><text:span text:style-name="T1">40</text:span></text:span><text:span text:style-name="Default_20_Paragraph_20_Font"><text:span text:style-name="T2"> τοῖς υἱοῖς Ασηρ κατὰ συγγενείας αὐτῶν κατὰ δήμους αὐτῶν κατ’ οἴκους πατριῶν αὐτῶν κατὰ ἀριθμὸν ὀνομάτων αὐτῶν κατὰ κεφαλὴν αὐτῶν, πάντα ἀρσενικὰ ἀπὸ εἰκοσαετοῦς καὶ ἐπάνω, πᾶς ὁ ἐκπορευόμενος ἐν τῇ δυνάμει, </text:span></text:span><text:span text:style-name="Default_20_Paragraph_20_Font"><text:span text:style-name="T1">41</text:span></text:span><text:span text:style-name="Default_20_Paragraph_20_Font"><text:span text:style-name="T2"> ἡ ἐπίσκεψις αὐτῶν ἐκ τῆς φυλῆς Ασηρ μία καὶ τεσσαράκοντα χιλιάδες καὶ πεντακόσιοι. – </text:span></text:span><text:span text:style-name="Default_20_Paragraph_20_Font"><text:span text:style-name="T1">42</text:span></text:span><text:span text:style-name="Default_20_Paragraph_20_Font"><text:span text:style-name="T2"> τοῖς υἱοῖς Νεφθαλι κατὰ συγγενείας αὐτῶν κατὰ δήμους αὐτῶν κατ’ οἴκους πατριῶν αὐτῶν κατὰ ἀριθμὸν ὀνομάτων αὐτῶν κατὰ κεφαλὴν αὐτῶν, πάντα ἀρσενικὰ ἀπὸ εἰκοσαετοῦς καὶ ἐπάνω, πᾶς ὁ ἐκπορευόμενος ἐν τῇ δυνάμει, </text:span></text:span></text:p>
        <text:p text:style-name="P3"><text:span text:style-name="Default_20_Paragraph_20_Font"><text:span text:style-name="T1">43</text:span></text:span><text:span text:style-name="Default_20_Paragraph_20_Font"><text:span text:style-name="T2"> Ἡ ἐπίσκεψις αὐτῶν ἐκ τῆς φυλῆς Νεφθαλι τρεῖς καὶ πεντήκοντα χιλιάδες καὶ τετρακόσιοι. – </text:span></text:span><text:span text:style-name="Default_20_Paragraph_20_Font"><text:span text:style-name="T1">44</text:span></text:span><text:span text:style-name="Default_20_Paragraph_20_Font"><text:span text:style-name="T2"> αὕτη ἡ ἐπίσκεψις, ἣν ἐπεσκέψαντο Μωϋσῆς καὶ Ααρων καὶ οἱ ἄρχοντες Ισραηλ, δώδεκα ἄνδρες· ἀνὴρ εἷς κατὰ φυλὴν μίαν κατὰ φυλὴν οἴκων πατριᾶς ἦσαν. </text:span></text:span><text:span text:style-name="Default_20_Paragraph_20_Font"><text:span text:style-name="T1">45</text:span></text:span><text:span text:style-name="Default_20_Paragraph_20_Font"><text:span text:style-name="T2"> καὶ ἐγένετο πᾶσα ἡ ἐπίσκεψις υἱῶν Ισραηλ σὺν δυνάμει αὐτῶν ἀπὸ εἰκοσαετοῦς καὶ ἐπάνω, πᾶς ὁ ἐκπορευόμενος παρατάξασθαι ἐν Ισραηλ, </text:span></text:span><text:span text:style-name="Default_20_Paragraph_20_Font"><text:span text:style-name="T1">46</text:span></text:span><text:span text:style-name="Default_20_Paragraph_20_Font"><text:span text:style-name="T2"> ἑξακόσιαι χιλιάδες καὶ τρισχίλιοι καὶ πεντακόσιοι καὶ πεντήκοντα. </text:span></text:span></text:p>
        <text:p text:style-name="P3"><text:span text:style-name="Default_20_Paragraph_20_Font"><text:span text:style-name="T1">47</text:span></text:span><text:span text:style-name="Default_20_Paragraph_20_Font"><text:span text:style-name="T2"> Οἱ δὲ Λευῖται ἐκ τῆς φυλῆς πατριᾶς αὐτῶν οὐκ ἐπεσκέπησαν ἐν τοῖς υἱοῖς Ισραηλ. </text:span></text:span><text:span text:style-name="Default_20_Paragraph_20_Font"><text:span text:style-name="T1">48</text:span></text:span><text:span text:style-name="Default_20_Paragraph_20_Font"><text:span text:style-name="T2"> καὶ ἐλάλησεν κύριος πρὸς Μωυσῆν λέγων </text:span></text:span><text:span text:style-name="Default_20_Paragraph_20_Font"><text:span text:style-name="T1">49</text:span></text:span><text:span text:style-name="Default_20_Paragraph_20_Font"><text:span text:style-name="T2"> Ὅρα τὴν φυλὴν τὴν Λευι οὐ συνεπισκέψῃ καὶ τὸν ἀριθμὸν αὐτῶν οὐ λήμψῃ ἐν μέσῳ τῶν υἱῶν Ισραηλ. </text:span></text:span><text:span text:style-name="Default_20_Paragraph_20_Font"><text:span text:style-name="T1">50</text:span></text:span><text:span text:style-name="Default_20_Paragraph_20_Font"><text:span text:style-name="T2"> καὶ σὺ ἐπίστησον τοὺς Λευίτας ἐπὶ τὴν σκηνὴν τοῦ μαρτυρίου καὶ ἐπὶ πάντα τὰ σκεύη αὐτῆς καὶ ἐπὶ πάντα, ὅσα ἐστὶν ἐν αὐτῇ· αὐτοὶ ἀροῦσιν τὴν σκηνὴν καὶ πάντα τὰ σκεύη αὐτῆς, καὶ αὐτοὶ λειτουργήσουσιν ἐν αὐτῇ καὶ κύκλῳ τῆς σκηνῆς παρεμβαλοῦσιν. </text:span></text:span><text:span text:style-name="Default_20_Paragraph_20_Font"><text:span text:style-name="T1">51</text:span></text:span><text:span text:style-name="Default_20_Paragraph_20_Font"><text:span text:style-name="T2"> καὶ ἐν τῷ ἐξαίρειν τὴν σκηνὴν καθελοῦσιν αὐτὴν οἱ Λευῖται καὶ ἐν τῷ παρεμβάλλειν τὴν σκηνὴν ἀναστήσουσιν· καὶ ὁ ἀλλογενὴς ὁ προσπορευόμενος ἀποθανέτω. </text:span></text:span><text:span text:style-name="Default_20_Paragraph_20_Font"><text:span text:style-name="T1">52</text:span></text:span><text:span text:style-name="Default_20_Paragraph_20_Font"><text:span text:style-name="T2"> καὶ παρεμβαλοῦσιν οἱ υἱοὶ Ισραηλ ἀνὴρ ἐν τῇ ἑαυτοῦ τάξει καὶ ἀνὴρ κατὰ τὴν ἑαυτοῦ ἡγεμονίαν σὺν δυνάμει αὐτῶν· </text:span></text:span><text:span text:style-name="Default_20_Paragraph_20_Font"><text:span text:style-name="T1">53</text:span></text:span><text:span text:style-name="Default_20_Paragraph_20_Font"><text:span text:style-name="T2"> οἱ δὲ Λευῖται παρεμβαλέτωσαν ἐναντίον κυρίου κύκλῳ τῆς σκηνῆς τοῦ μαρτυρίου, καὶ οὐκ ἔσται ἁμάρτημα ἐν υἱοῖς Ισραηλ. καὶ </text:span></text:span><text:soft-page-break/><text:span text:style-name="Default_20_Paragraph_20_Font"><text:span text:style-name="T2">φυλάξουσιν οἱ Λευῖται αὐτοὶ τὴν φυλακὴν τῆς σκηνῆς τοῦ μαρτυρίου. </text:span></text:span><text:span text:style-name="Default_20_Paragraph_20_Font"><text:span text:style-name="T1">54</text:span></text:span><text:span text:style-name="Default_20_Paragraph_20_Font"><text:span text:style-name="T2"> καὶ ἐποίησαν οἱ υἱοὶ Ισραηλ κατὰ πάντα, ἃ ἐνετείλατο κύριος τῷ Μωυσῇ καὶ Ααρων, οὕτως ἐποίησαν. </text:span></text:span></text:p>
      </text:section>
      <text:section text:style-name="Sect1" text:name="Sect2">
        <text:p text:style-name="P2">Αριθμοι 2</text:p>
        <text:p text:style-name="P3"><text:span text:style-name="Default_20_Paragraph_20_Font"><text:span text:style-name="T1">1</text:span></text:span><text:span text:style-name="Default_20_Paragraph_20_Font"><text:span text:style-name="T2"> Καὶ ἐλάλησεν κύριος πρὸς Μωυσῆν καὶ Ααρων λέγων </text:span></text:span><text:span text:style-name="Default_20_Paragraph_20_Font"><text:span text:style-name="T1">2</text:span></text:span><text:span text:style-name="Default_20_Paragraph_20_Font"><text:span text:style-name="T2"> Ἄνθρωπος ἐχόμενος αὐτοῦ κατὰ τάγμα κατὰ σημέας κατ’ οἴκους πατριῶν αὐτῶν παρεμβαλέτωσαν οἱ υἱοὶ Ισραηλ· ἐναντίοι κύκλῳ τῆς σκηνῆς τοῦ μαρτυρίου παρεμβαλοῦσιν οἱ υἱοὶ Ισραηλ. </text:span></text:span><text:span text:style-name="Default_20_Paragraph_20_Font"><text:span text:style-name="T1">3</text:span></text:span><text:span text:style-name="Default_20_Paragraph_20_Font"><text:span text:style-name="T2"> καὶ οἱ παρεμβάλλοντες πρῶτοι κατ’ ἀνατολὰς τάγμα παρεμβολῆς Ιουδα σὺν δυνάμει αὐτῶν, καὶ ὁ ἄρχων τῶν υἱῶν Ιουδα Ναασσων υἱὸς Αμιναδαβ· </text:span></text:span><text:span text:style-name="Default_20_Paragraph_20_Font"><text:span text:style-name="T1">4</text:span></text:span><text:span text:style-name="Default_20_Paragraph_20_Font"><text:span text:style-name="T2"> δύναμις αὐτοῦ οἱ ἐπεσκεμμένοι τέσσαρες καὶ ἑβδομήκοντα χιλιάδες καὶ ἑξακόσιοι. </text:span></text:span><text:span text:style-name="Default_20_Paragraph_20_Font"><text:span text:style-name="T1">5</text:span></text:span><text:span text:style-name="Default_20_Paragraph_20_Font"><text:span text:style-name="T2"> καὶ οἱ παρεμβάλλοντες ἐχόμενοι φυλῆς Ισσαχαρ, καὶ ὁ ἄρχων τῶν υἱῶν Ισσαχαρ Ναθαναηλ υἱὸς Σωγαρ· </text:span></text:span><text:span text:style-name="Default_20_Paragraph_20_Font"><text:span text:style-name="T1">6</text:span></text:span><text:span text:style-name="Default_20_Paragraph_20_Font"><text:span text:style-name="T2"> δύναμις αὐτοῦ οἱ ἐπεσκεμμένοι τέσσαρες καὶ πεντήκοντα χιλιάδες καὶ τετρακόσιοι. </text:span></text:span><text:span text:style-name="Default_20_Paragraph_20_Font"><text:span text:style-name="T1">7</text:span></text:span><text:span text:style-name="Default_20_Paragraph_20_Font"><text:span text:style-name="T2"> καὶ οἱ παρεμβάλλοντες ἐχόμενοι φυλῆς Ζαβουλων, καὶ ὁ ἄρχων τῶν υἱῶν Ζαβουλων Ελιαβ υἱὸς Χαιλων· </text:span></text:span><text:span text:style-name="Default_20_Paragraph_20_Font"><text:span text:style-name="T1">8</text:span></text:span><text:span text:style-name="Default_20_Paragraph_20_Font"><text:span text:style-name="T2"> δύναμις αὐτοῦ οἱ ἐπεσκεμμένοι ἑπτὰ καὶ πεντήκοντα χιλιάδες καὶ τετρακόσιοι. </text:span></text:span><text:span text:style-name="Default_20_Paragraph_20_Font"><text:span text:style-name="T1">9</text:span></text:span><text:span text:style-name="Default_20_Paragraph_20_Font"><text:span text:style-name="T2"> πάντες οἱ ἐπεσκεμμένοι ἐκ τῆς παρεμβολῆς Ιουδα ἑκατὸν ὀγδοήκοντα χιλιάδες καὶ ἑξακισχίλιοι καὶ τετρακόσιοι σὺν δυνάμει αὐτῶν· πρῶτοι ἐξαροῦσιν. </text:span></text:span></text:p>
        <text:p text:style-name="P3"><text:span text:style-name="Default_20_Paragraph_20_Font"><text:span text:style-name="T1">10</text:span></text:span><text:span text:style-name="Default_20_Paragraph_20_Font"><text:span text:style-name="T2"> Τάγμα παρεμβολῆς Ρουβην πρὸς λίβα σὺν δυνάμει αὐτῶν, καὶ ὁ ἄρχων τῶν υἱῶν Ρουβην Ελισουρ υἱὸς Σεδιουρ· </text:span></text:span><text:span text:style-name="Default_20_Paragraph_20_Font"><text:span text:style-name="T1">11</text:span></text:span><text:span text:style-name="Default_20_Paragraph_20_Font"><text:span text:style-name="T2"> δύναμις αὐτοῦ οἱ ἐπεσκεμμένοι ἓξ καὶ τεσσαράκοντα χιλιάδες καὶ πεντακόσιοι. </text:span></text:span><text:span text:style-name="Default_20_Paragraph_20_Font"><text:span text:style-name="T1">12</text:span></text:span><text:span text:style-name="Default_20_Paragraph_20_Font"><text:span text:style-name="T2"> καὶ οἱ παρεμβάλλοντες ἐχόμενοι αὐτοῦ φυλῆς Συμεων, καὶ ὁ ἄρχων τῶν υἱῶν Συμεων Σαλαμιηλ υἱὸς Σουρισαδαι· </text:span></text:span><text:span text:style-name="Default_20_Paragraph_20_Font"><text:span text:style-name="T1">13</text:span></text:span><text:span text:style-name="Default_20_Paragraph_20_Font"><text:span text:style-name="T2"> δύναμις αὐτοῦ οἱ ἐπεσκεμμένοι ἐννέα καὶ πεντήκοντα χιλιάδες καὶ τριακόσιοι. </text:span></text:span><text:span text:style-name="Default_20_Paragraph_20_Font"><text:span text:style-name="T1">14</text:span></text:span><text:span text:style-name="Default_20_Paragraph_20_Font"><text:span text:style-name="T2"> καὶ οἱ παρεμβάλλοντες ἐχόμενοι αὐτοῦ φυλῆς Γαδ, καὶ ὁ ἄρχων τῶν υἱῶν Γαδ Ελισαφ υἱὸς Ραγουηλ· </text:span></text:span><text:span text:style-name="Default_20_Paragraph_20_Font"><text:span text:style-name="T1">15</text:span></text:span><text:span text:style-name="Default_20_Paragraph_20_Font"><text:span text:style-name="T2"> δύναμις αὐτοῦ οἱ ἐπεσκεμμένοι πέντε καὶ τεσσαράκοντα χιλιάδες καὶ ἑξακόσιοι καὶ πεντήκοντα. </text:span></text:span><text:span text:style-name="Default_20_Paragraph_20_Font"><text:span text:style-name="T1">16</text:span></text:span><text:span text:style-name="Default_20_Paragraph_20_Font"><text:span text:style-name="T2"> πάντες οἱ ἐπεσκεμμένοι τῆς παρεμβολῆς Ρουβην ἑκατὸν πεντήκοντα μία χιλιάδες καὶ τετρακόσιοι καὶ πεντήκοντα σὺν δυνάμει αὐτῶν· δεύτεροι ἐξαροῦσιν. – </text:span></text:span><text:span text:style-name="Default_20_Paragraph_20_Font"><text:span text:style-name="T1">17</text:span></text:span><text:span text:style-name="Default_20_Paragraph_20_Font"><text:span text:style-name="T2"> καὶ ἀρθήσεται ἡ σκηνὴ τοῦ μαρτυρίου καὶ ἡ παρεμβολὴ τῶν Λευιτῶν μέσον τῶν παρεμβολῶν· ὡς καὶ παρεμβάλλουσιν, οὕτως καὶ ἐξαροῦσιν ἕκαστος ἐχόμενος καθ’ ἡγεμονίαν. </text:span></text:span></text:p>
        <text:p text:style-name="P3"><text:span text:style-name="Default_20_Paragraph_20_Font"><text:span text:style-name="T1">18</text:span></text:span><text:span text:style-name="Default_20_Paragraph_20_Font"><text:span text:style-name="T2"> Τάγμα παρεμβολῆς Εφραιμ παρὰ θάλασσαν σὺν δυνάμει αὐτῶν, καὶ ὁ ἄρχων τῶν υἱῶν Εφραιμ Ελισαμα υἱὸς Εμιουδ· </text:span></text:span><text:span text:style-name="Default_20_Paragraph_20_Font"><text:span text:style-name="T1">19</text:span></text:span><text:span text:style-name="Default_20_Paragraph_20_Font"><text:span text:style-name="T2"> δύναμις αὐτοῦ οἱ ἐπεσκεμμένοι τεσσαράκοντα χιλιάδες καὶ πεντακόσιοι. </text:span></text:span><text:span text:style-name="Default_20_Paragraph_20_Font"><text:span text:style-name="T1">20</text:span></text:span><text:span text:style-name="Default_20_Paragraph_20_Font"><text:span text:style-name="T2"> καὶ οἱ παρεμβάλλοντες ἐχόμενοι φυλῆς Μανασση, καὶ ὁ ἄρχων τῶν υἱῶν Μανασση Γαμαλιηλ υἱὸς Φαδασσουρ· </text:span></text:span><text:span text:style-name="Default_20_Paragraph_20_Font"><text:span text:style-name="T1">21</text:span></text:span><text:span text:style-name="Default_20_Paragraph_20_Font"><text:span text:style-name="T2"> δύναμις αὐτοῦ οἱ ἐπεσκεμμένοι δύο καὶ τριάκοντα χιλιάδες καὶ διακόσιοι. </text:span></text:span><text:span text:style-name="Default_20_Paragraph_20_Font"><text:span text:style-name="T1">22</text:span></text:span><text:span text:style-name="Default_20_Paragraph_20_Font"><text:span text:style-name="T2"> καὶ οἱ παρεμβάλλοντες ἐχόμενοι φυλῆς Βενιαμιν, καὶ ὁ ἄρχων τῶν υἱῶν Βενιαμιν Αβιδαν υἱὸς Γαδεωνι· </text:span></text:span><text:span text:style-name="Default_20_Paragraph_20_Font"><text:span text:style-name="T1">23</text:span></text:span><text:span text:style-name="Default_20_Paragraph_20_Font"><text:span text:style-name="T2"> δύναμις αὐτοῦ οἱ ἐπεσκεμμένοι πέντε καὶ τριάκοντα χιλιάδες καὶ τετρακόσιοι. </text:span></text:span><text:span text:style-name="Default_20_Paragraph_20_Font"><text:span text:style-name="T1">24</text:span></text:span><text:span text:style-name="Default_20_Paragraph_20_Font"><text:span text:style-name="T2"> πάντες οἱ ἐπεσκεμμένοι τῆς παρεμβολῆς Εφραιμ ἑκατὸν χιλιάδες καὶ ὀκτακισχίλιοι καὶ ἑκατὸν σὺν δυνάμει αὐτῶν· τρίτοι ἐξαροῦσιν. </text:span></text:span></text:p>
        <text:p text:style-name="P3"><text:span text:style-name="Default_20_Paragraph_20_Font"><text:span text:style-name="T1">25</text:span></text:span><text:span text:style-name="Default_20_Paragraph_20_Font"><text:span text:style-name="T2"> Τάγμα παρεμβολῆς Δαν πρὸς βορρᾶν σὺν δυνάμει αὐτῶν, καὶ ὁ ἄρχων τῶν υἱῶν Δαν Αχιεζερ υἱὸς Αμισαδαι· </text:span></text:span><text:span text:style-name="Default_20_Paragraph_20_Font"><text:span text:style-name="T1">26</text:span></text:span><text:span text:style-name="Default_20_Paragraph_20_Font"><text:span text:style-name="T2"> δύναμις αὐτοῦ οἱ ἐπεσκεμμένοι δύο καὶ ἑξήκοντα χιλιάδες καὶ ἑπτακόσιοι. </text:span></text:span><text:span text:style-name="Default_20_Paragraph_20_Font"><text:span text:style-name="T1">27</text:span></text:span><text:span text:style-name="Default_20_Paragraph_20_Font"><text:span text:style-name="T2"> καὶ οἱ παρεμβάλλοντες ἐχόμενοι αὐτοῦ φυλῆς Ασηρ, καὶ ὁ ἄρχων τῶν υἱῶν Ασηρ Φαγαιηλ υἱὸς Εχραν· </text:span></text:span><text:span text:style-name="Default_20_Paragraph_20_Font"><text:span text:style-name="T1">28</text:span></text:span><text:span text:style-name="Default_20_Paragraph_20_Font"><text:span text:style-name="T2"> δύναμις αὐτοῦ οἱ ἐπεσκεμμένοι μία καὶ τεσσαράκοντα χιλιάδες καὶ πεντακόσιοι. </text:span></text:span><text:span text:style-name="Default_20_Paragraph_20_Font"><text:span text:style-name="T1">29</text:span></text:span><text:span text:style-name="Default_20_Paragraph_20_Font"><text:span text:style-name="T2"> καὶ οἱ </text:span></text:span><text:soft-page-break/><text:span text:style-name="Default_20_Paragraph_20_Font"><text:span text:style-name="T2">παρεμβάλλοντες ἐχόμενοι φυλῆς Νεφθαλι, καὶ ὁ ἄρχων τῶν υἱῶν Νεφθαλι Αχιρε υἱὸς Αιναν· </text:span></text:span><text:span text:style-name="Default_20_Paragraph_20_Font"><text:span text:style-name="T1">30</text:span></text:span><text:span text:style-name="Default_20_Paragraph_20_Font"><text:span text:style-name="T2"> δύναμις αὐτοῦ οἱ ἐπεσκεμμένοι τρεῖς καὶ πεντήκοντα χιλιάδες καὶ τετρακόσιοι. </text:span></text:span><text:span text:style-name="Default_20_Paragraph_20_Font"><text:span text:style-name="T1">31</text:span></text:span><text:span text:style-name="Default_20_Paragraph_20_Font"><text:span text:style-name="T2"> πάντες οἱ ἐπεσκεμμένοι τῆς παρεμβολῆς Δαν ἑκατὸν καὶ πεντήκοντα ἑπτὰ χιλιάδες καὶ ἑξακόσιοι· ἔσχατοι ἐξαροῦσιν κατὰ τάγμα αὐτῶν. </text:span></text:span></text:p>
        <text:p text:style-name="P3"><text:span text:style-name="Default_20_Paragraph_20_Font"><text:span text:style-name="T1">32</text:span></text:span><text:span text:style-name="Default_20_Paragraph_20_Font"><text:span text:style-name="T2"> Αὕτη ἡ ἐπίσκεψις τῶν υἱῶν Ισραηλ κατ’ οἴκους πατριῶν αὐτῶν· πᾶσα ἡ ἐπίσκεψις τῶν παρεμβολῶν σὺν ταῖς δυνάμεσιν αὐτῶν ἑξακόσιαι χιλιάδες καὶ τρισχίλιοι πεντακόσιοι πεντήκοντα. </text:span></text:span><text:span text:style-name="Default_20_Paragraph_20_Font"><text:span text:style-name="T1">33</text:span></text:span><text:span text:style-name="Default_20_Paragraph_20_Font"><text:span text:style-name="T2"> οἱ δὲ Λευῖται οὐ συνεπεσκέπησαν ἐν αὐτοῖς, καθὰ ἐνετείλατο κύριος τῷ Μωυσῇ. </text:span></text:span><text:span text:style-name="Default_20_Paragraph_20_Font"><text:span text:style-name="T1">34</text:span></text:span><text:span text:style-name="Default_20_Paragraph_20_Font"><text:span text:style-name="T2"> καὶ ἐποίησαν οἱ υἱοὶ Ισραηλ πάντα, ὅσα συνέταξεν κύριος τῷ Μωυσῇ, οὕτως παρενέβαλον κατὰ τάγμα αὐτῶν καὶ οὕτως ἐξῆρον, ἕκαστος ἐχόμενοι κατὰ δήμους αὐτῶν κατ’ οἴκους πατριῶν αὐτῶν. </text:span></text:span></text:p>
      </text:section>
      <text:section text:style-name="Sect1" text:name="Sect3">
        <text:p text:style-name="P2">Αριθμοι 3</text:p>
        <text:p text:style-name="P3"><text:span text:style-name="Default_20_Paragraph_20_Font"><text:span text:style-name="T1">1</text:span></text:span><text:span text:style-name="Default_20_Paragraph_20_Font"><text:span text:style-name="T2"> Καὶ αὗται αἱ γενέσεις Ααρων καὶ Μωυσῆ ἐν ᾗ ἡμέρᾳ ἐλάλησεν κύριος τῷ Μωυσῇ ἐν ὄρει Σινα, </text:span></text:span><text:span text:style-name="Default_20_Paragraph_20_Font"><text:span text:style-name="T1">2</text:span></text:span><text:span text:style-name="Default_20_Paragraph_20_Font"><text:span text:style-name="T2"> καὶ ταῦτα τὰ ὀνόματα τῶν υἱῶν Ααρων· πρωτότοκος Ναδαβ καὶ Αβιουδ, Ελεαζαρ καὶ Ιθαμαρ· </text:span></text:span><text:span text:style-name="Default_20_Paragraph_20_Font"><text:span text:style-name="T1">3</text:span></text:span><text:span text:style-name="Default_20_Paragraph_20_Font"><text:span text:style-name="T2"> ταῦτα τὰ ὀνόματα τῶν υἱῶν Ααρων, οἱ ἱερεῖς οἱ ἠλειμμένοι, οὓς ἐτελείωσαν τὰς χεῖρας αὐτῶν ἱερατεύειν. </text:span></text:span><text:span text:style-name="Default_20_Paragraph_20_Font"><text:span text:style-name="T1">4</text:span></text:span><text:span text:style-name="Default_20_Paragraph_20_Font"><text:span text:style-name="T2"> καὶ ἐτελεύτησεν Ναδαβ καὶ Αβιουδ ἔναντι κυρίου προσφερόντων αὐτῶν πῦρ ἀλλότριον ἔναντι κυρίου ἐν τῇ ἐρήμῳ Σινα, καὶ παιδία οὐκ ἦν αὐτοῖς· καὶ ἱεράτευσεν Ελεαζαρ καὶ Ιθαμαρ μετ’ Ααρων τοῦ πατρὸς αὐτῶν. </text:span></text:span></text:p>
        <text:p text:style-name="P3"><text:span text:style-name="Default_20_Paragraph_20_Font"><text:span text:style-name="T1">5</text:span></text:span><text:span text:style-name="Default_20_Paragraph_20_Font"><text:span text:style-name="T2"> Καὶ ἐλάλησεν κύριος πρὸς Μωυσῆν λέγων </text:span></text:span><text:span text:style-name="Default_20_Paragraph_20_Font"><text:span text:style-name="T1">6</text:span></text:span><text:span text:style-name="Default_20_Paragraph_20_Font"><text:span text:style-name="T2"> Λαβὲ τὴν φυλὴν Λευι καὶ στήσεις αὐτοὺς ἐναντίον Ααρων τοῦ ἱερέως, καὶ λειτουργήσουσιν αὐτῷ </text:span></text:span><text:span text:style-name="Default_20_Paragraph_20_Font"><text:span text:style-name="T1">7</text:span></text:span><text:span text:style-name="Default_20_Paragraph_20_Font"><text:span text:style-name="T2"> καὶ φυλάξουσιν τὰς φυλακὰς αὐτοῦ καὶ τὰς φυλακὰς τῶν υἱῶν Ισραηλ ἔναντι τῆς σκηνῆς τοῦ μαρτυρίου ἐργάζεσθαι τὰ ἔργα τῆς σκηνῆς </text:span></text:span><text:span text:style-name="Default_20_Paragraph_20_Font"><text:span text:style-name="T1">8</text:span></text:span><text:span text:style-name="Default_20_Paragraph_20_Font"><text:span text:style-name="T2"> καὶ φυλάξουσιν πάντα τὰ σκεύη τῆς σκηνῆς τοῦ μαρτυρίου καὶ τὰς φυλακὰς τῶν υἱῶν Ισραηλ κατὰ πάντα τὰ ἔργα τῆς σκηνῆς. </text:span></text:span><text:span text:style-name="Default_20_Paragraph_20_Font"><text:span text:style-name="T1">9</text:span></text:span><text:span text:style-name="Default_20_Paragraph_20_Font"><text:span text:style-name="T2"> καὶ δώσεις τοὺς Λευίτας Ααρων καὶ τοῖς υἱοῖς αὐτοῦ τοῖς ἱερεῦσιν· δόμα δεδομένοι οὗτοί μοί εἰσιν ἀπὸ τῶν υἱῶν Ισραηλ. </text:span></text:span><text:span text:style-name="Default_20_Paragraph_20_Font"><text:span text:style-name="T1">10</text:span></text:span><text:span text:style-name="Default_20_Paragraph_20_Font"><text:span text:style-name="T2"> καὶ Ααρων καὶ τοὺς υἱοὺς αὐτοῦ καταστήσεις ἐπὶ τῆς σκηνῆς τοῦ μαρτυρίου, καὶ φυλάξουσιν τὴν ἱερατείαν αὐτῶν καὶ πάντα τὰ κατὰ τὸν βωμὸν καὶ ἔσω τοῦ καταπετάσματος· καὶ ὁ ἀλλογενὴς ὁ ἁπτόμενος ἀποθανεῖται. </text:span></text:span></text:p>
        <text:p text:style-name="P3"><text:span text:style-name="Default_20_Paragraph_20_Font"><text:span text:style-name="T1">11</text:span></text:span><text:span text:style-name="Default_20_Paragraph_20_Font"><text:span text:style-name="T2"> Καὶ ἐλάλησεν κύριος πρὸς Μωυσῆν λέγων </text:span></text:span><text:span text:style-name="Default_20_Paragraph_20_Font"><text:span text:style-name="T1">12</text:span></text:span><text:span text:style-name="Default_20_Paragraph_20_Font"><text:span text:style-name="T2"> Καὶ ἐγὼ ἰδοὺ εἴληφα τοὺς Λευίτας ἐκ μέσου τῶν υἱῶν Ισραηλ ἀντὶ παντὸς πρωτοτόκου διανοίγοντος μήτραν παρὰ τῶν υἱῶν Ισραηλ· λύτρα αὐτῶν ἔσονται καὶ ἔσονται ἐμοὶ οἱ Λευῖται. </text:span></text:span><text:span text:style-name="Default_20_Paragraph_20_Font"><text:span text:style-name="T1">13</text:span></text:span><text:span text:style-name="Default_20_Paragraph_20_Font"><text:span text:style-name="T2"> ἐμοὶ γὰρ πᾶν πρωτότοκον· ἐν ᾗ ἡμέρᾳ ἐπάταξα πᾶν πρωτότοκον ἐν γῇ Αἰγύπτου, ἡγίασα ἐμοὶ πᾶν πρωτότοκον ἐν Ισραηλ ἀπὸ ἀνθρώπου ἕως κτήνους· ἐμοὶ ἔσονται, ἐγὼ κύριος. </text:span></text:span></text:p>
        <text:p text:style-name="P3"><text:span text:style-name="Default_20_Paragraph_20_Font"><text:span text:style-name="T1">14</text:span></text:span><text:span text:style-name="Default_20_Paragraph_20_Font"><text:span text:style-name="T2"> Καὶ ἐλάλησεν κύριος πρὸς Μωυσῆν ἐν τῇ ἐρήμῳ Σινα λέγων </text:span></text:span><text:span text:style-name="Default_20_Paragraph_20_Font"><text:span text:style-name="T1">15</text:span></text:span><text:span text:style-name="Default_20_Paragraph_20_Font"><text:span text:style-name="T2"> Ἐπίσκεψαι τοὺς υἱοὺς Λευι κατ’ οἴκους πατριῶν αὐτῶν κατὰ δήμους αὐτῶν κατὰ συγγενείας αὐτῶν· πᾶν ἀρσενικὸν ἀπὸ μηνιαίου καὶ ἐπάνω ἐπισκέψασθε αὐτούς. </text:span></text:span><text:span text:style-name="Default_20_Paragraph_20_Font"><text:span text:style-name="T1">16</text:span></text:span><text:span text:style-name="Default_20_Paragraph_20_Font"><text:span text:style-name="T2"> καὶ ἐπεσκέψαντο αὐτοὺς Μωϋσῆς καὶ Ααρων διὰ φωνῆς κυρίου, ὃν τρόπον συνέταξεν αὐτοῖς κύριος. </text:span></text:span><text:span text:style-name="Default_20_Paragraph_20_Font"><text:span text:style-name="T1">17</text:span></text:span><text:span text:style-name="Default_20_Paragraph_20_Font"><text:span text:style-name="T2"> καὶ ἦσαν οὗτοι οἱ υἱοὶ Λευι ἐξ ὀνομάτων αὐτῶν· Γεδσων, Κααθ καὶ Μεραρι. </text:span></text:span><text:span text:style-name="Default_20_Paragraph_20_Font"><text:span text:style-name="T1">18</text:span></text:span><text:span text:style-name="Default_20_Paragraph_20_Font"><text:span text:style-name="T2"> καὶ ταῦτα τὰ ὀνόματα τῶν υἱῶν Γεδσων κατὰ δήμους αὐτῶν· Λοβενι καὶ Σεμει. </text:span></text:span><text:span text:style-name="Default_20_Paragraph_20_Font"><text:span text:style-name="T1">19</text:span></text:span><text:span text:style-name="Default_20_Paragraph_20_Font"><text:span text:style-name="T2"> καὶ υἱοὶ Κααθ κατὰ δήμους </text:span></text:span><text:soft-page-break/><text:span text:style-name="Default_20_Paragraph_20_Font"><text:span text:style-name="T2">αὐτῶν· Αμραμ καὶ Ισσααρ, Χεβρων καὶ Οζιηλ. </text:span></text:span><text:span text:style-name="Default_20_Paragraph_20_Font"><text:span text:style-name="T1">20</text:span></text:span><text:span text:style-name="Default_20_Paragraph_20_Font"><text:span text:style-name="T2"> καὶ υἱοὶ Μεραρι κατὰ δήμους αὐτῶν· Μοολι καὶ Μουσι. οὗτοί εἰσιν δῆμοι τῶν Λευιτῶν κατ’ οἴκους πατριῶν αὐτῶν. </text:span></text:span></text:p>
        <text:p text:style-name="P3"><text:span text:style-name="Default_20_Paragraph_20_Font"><text:span text:style-name="T1">21</text:span></text:span><text:span text:style-name="Default_20_Paragraph_20_Font"><text:span text:style-name="T2"> Τῷ Γεδσων δῆμος τοῦ Λοβενι καὶ δῆμος τοῦ Σεμει· οὗτοι δῆμοι τοῦ Γεδσων. </text:span></text:span><text:span text:style-name="Default_20_Paragraph_20_Font"><text:span text:style-name="T1">22</text:span></text:span><text:span text:style-name="Default_20_Paragraph_20_Font"><text:span text:style-name="T2"> ἡ ἐπίσκεψις αὐτῶν κατὰ ἀριθμὸν παντὸς ἀρσενικοῦ ἀπὸ μηνιαίου καὶ ἐπάνω, ἡ ἐπίσκεψις αὐτῶν ἑπτακισχίλιοι καὶ πεντακόσιοι. </text:span></text:span><text:span text:style-name="Default_20_Paragraph_20_Font"><text:span text:style-name="T1">23</text:span></text:span><text:span text:style-name="Default_20_Paragraph_20_Font"><text:span text:style-name="T2"> καὶ υἱοὶ Γεδσων ὀπίσω τῆς σκηνῆς παρὰ θάλασσαν παρεμβαλοῦσιν, </text:span></text:span><text:span text:style-name="Default_20_Paragraph_20_Font"><text:span text:style-name="T1">24</text:span></text:span><text:span text:style-name="Default_20_Paragraph_20_Font"><text:span text:style-name="T2"> καὶ ὁ ἄρχων οἴκου πατριᾶς τοῦ δήμου τοῦ Γεδσων Ελισαφ υἱὸς Λαηλ. </text:span></text:span><text:span text:style-name="Default_20_Paragraph_20_Font"><text:span text:style-name="T1">25</text:span></text:span><text:span text:style-name="Default_20_Paragraph_20_Font"><text:span text:style-name="T2"> καὶ ἡ φυλακὴ υἱῶν Γεδσων ἐν τῇ σκηνῇ τοῦ μαρτυρίου· ἡ σκηνὴ καὶ τὸ κάλυμμα καὶ τὸ κατακάλυμμα τῆς θύρας τῆς σκηνῆς τοῦ μαρτυρίου </text:span></text:span><text:span text:style-name="Default_20_Paragraph_20_Font"><text:span text:style-name="T1">26</text:span></text:span><text:span text:style-name="Default_20_Paragraph_20_Font"><text:span text:style-name="T2"> καὶ τὰ ἱστία τῆς αὐλῆς καὶ τὸ καταπέτασμα τῆς πύλης τῆς αὐλῆς τῆς οὔσης ἐπὶ τῆς σκηνῆς καὶ τὰ κατάλοιπα πάντων τῶν ἔργων αὐτοῦ </text:span></text:span></text:p>
        <text:p text:style-name="P3"><text:span text:style-name="Default_20_Paragraph_20_Font"><text:span text:style-name="T1">27</text:span></text:span><text:span text:style-name="Default_20_Paragraph_20_Font"><text:span text:style-name="T2"> Τῷ Κααθ δῆμος ὁ Αμραμις καὶ δῆμος ὁ Σααρις καὶ δῆμος ὁ Χεβρωνις καὶ δῆμος ὁ Οζιηλις· οὗτοί εἰσιν δῆμοι τοῦ Κααθ. </text:span></text:span><text:span text:style-name="Default_20_Paragraph_20_Font"><text:span text:style-name="T1">28</text:span></text:span><text:span text:style-name="Default_20_Paragraph_20_Font"><text:span text:style-name="T2"> κατὰ ἀριθμὸν πᾶν ἀρσενικὸν ἀπὸ μηνιαίου καὶ ἐπάνω ὀκτακισχίλιοι καὶ ἑξακόσιοι φυλάσσοντες τὰς φυλακὰς τῶν ἁγίων. </text:span></text:span><text:span text:style-name="Default_20_Paragraph_20_Font"><text:span text:style-name="T1">29</text:span></text:span><text:span text:style-name="Default_20_Paragraph_20_Font"><text:span text:style-name="T2"> οἱ δῆμοι τῶν υἱῶν Κααθ παρεμβαλοῦσιν ἐκ πλαγίων τῆς σκηνῆς κατὰ λίβα, </text:span></text:span><text:span text:style-name="Default_20_Paragraph_20_Font"><text:span text:style-name="T1">30</text:span></text:span><text:span text:style-name="Default_20_Paragraph_20_Font"><text:span text:style-name="T2"> καὶ ὁ ἄρχων οἴκου πατριῶν τῶν δήμων τοῦ Κααθ Ελισαφαν υἱὸς Οζιηλ. </text:span></text:span><text:span text:style-name="Default_20_Paragraph_20_Font"><text:span text:style-name="T1">31</text:span></text:span><text:span text:style-name="Default_20_Paragraph_20_Font"><text:span text:style-name="T2"> καὶ ἡ φυλακὴ αὐτῶν ἡ κιβωτὸς καὶ ἡ τράπεζα καὶ ἡ λυχνία καὶ τὰ θυσιαστήρια καὶ τὰ σκεύη τοῦ ἁγίου, ὅσα λειτουργοῦσιν ἐν αὐτοῖς, καὶ τὸ κατακάλυμμα καὶ πάντα τὰ ἔργα αὐτῶν. </text:span></text:span><text:span text:style-name="Default_20_Paragraph_20_Font"><text:span text:style-name="T1">32</text:span></text:span><text:span text:style-name="Default_20_Paragraph_20_Font"><text:span text:style-name="T2"> καὶ ὁ ἄρχων ἐπὶ τῶν ἀρχόντων τῶν Λευιτῶν Ελεαζαρ ὁ υἱὸς Ααρων τοῦ ἱερέως καθεσταμένος φυλάσσειν τὰς φυλακὰς τῶν ἁγίων. </text:span></text:span></text:p>
        <text:p text:style-name="P3"><text:span text:style-name="Default_20_Paragraph_20_Font"><text:span text:style-name="T1">33</text:span></text:span><text:span text:style-name="Default_20_Paragraph_20_Font"><text:span text:style-name="T2"> Τῷ Μεραρι δῆμος ὁ Μοολι καὶ δῆμος ὁ Μουσι· οὗτοί εἰσιν δῆμοι Μεραρι. </text:span></text:span><text:span text:style-name="Default_20_Paragraph_20_Font"><text:span text:style-name="T1">34</text:span></text:span><text:span text:style-name="Default_20_Paragraph_20_Font"><text:span text:style-name="T2"> ἡ ἐπίσκεψις αὐτῶν κατὰ ἀριθμόν, πᾶν ἀρσενικὸν ἀπὸ μηνιαίου καὶ ἐπάνω, ἑξακισχίλιοι καὶ πεντήκοντα· </text:span></text:span><text:span text:style-name="Default_20_Paragraph_20_Font"><text:span text:style-name="T1">35</text:span></text:span><text:span text:style-name="Default_20_Paragraph_20_Font"><text:span text:style-name="T2"> καὶ ὁ ἄρχων οἴκου πατριῶν τοῦ δήμου τοῦ Μεραρι Σουριηλ υἱὸς Αβιχαιλ· ἐκ πλαγίων τῆς σκηνῆς παρεμβαλοῦσιν πρὸς βορρᾶν. </text:span></text:span><text:span text:style-name="Default_20_Paragraph_20_Font"><text:span text:style-name="T1">36</text:span></text:span><text:span text:style-name="Default_20_Paragraph_20_Font"><text:span text:style-name="T2"> ἡ ἐπίσκεψις ἡ φυλακὴ υἱῶν Μεραρι· τὰς κεφαλίδας τῆς σκηνῆς καὶ τοὺς μοχλοὺς αὐτῆς καὶ τοὺς στύλους αὐτῆς καὶ τὰς βάσεις αὐτῆς καὶ πάντα τὰ σκεύη αὐτῶν καὶ τὰ ἔργα αὐτῶν </text:span></text:span><text:span text:style-name="Default_20_Paragraph_20_Font"><text:span text:style-name="T1">37</text:span></text:span><text:span text:style-name="Default_20_Paragraph_20_Font"><text:span text:style-name="T2"> καὶ τοὺς στύλους τῆς αὐλῆς κύκλῳ καὶ τὰς βάσεις αὐτῶν καὶ τοὺς πασσάλους καὶ τοὺς κάλους αὐτῶν. </text:span></text:span></text:p>
        <text:p text:style-name="P3"><text:span text:style-name="Default_20_Paragraph_20_Font"><text:span text:style-name="T1">38</text:span></text:span><text:span text:style-name="Default_20_Paragraph_20_Font"><text:span text:style-name="T2"> Καὶ οἱ παρεμβάλλοντες κατὰ πρόσωπον τῆς σκηνῆς τοῦ μαρτυρίου ἀπ’ ἀνατολῆς Μωϋσῆς καὶ Ααρων καὶ οἱ υἱοὶ αὐτοῦ φυλάσσοντες τὰς φυλακὰς τοῦ ἁγίου εἰς τὰς φυλακὰς τῶν υἱῶν Ισραηλ· καὶ ὁ ἀλλογενὴς ὁ ἁπτόμενος ἀποθανεῖται. </text:span></text:span></text:p>
        <text:p text:style-name="P3"><text:span text:style-name="Default_20_Paragraph_20_Font"><text:span text:style-name="T1">39</text:span></text:span><text:span text:style-name="Default_20_Paragraph_20_Font"><text:span text:style-name="T2"> Πᾶσα ἡ ἐπίσκεψις τῶν Λευιτῶν, οὓς ἐπεσκέψατο Μωϋσῆς καὶ Ααρων διὰ φωνῆς κυρίου κατὰ δήμους αὐτῶν, πᾶν ἀρσενικὸν ἀπὸ μηνιαίου καὶ ἐπάνω δύο καὶ εἴκοσι χιλιάδες. </text:span></text:span></text:p>
        <text:p text:style-name="P3"><text:span text:style-name="Default_20_Paragraph_20_Font"><text:span text:style-name="T1">40</text:span></text:span><text:span text:style-name="Default_20_Paragraph_20_Font"><text:span text:style-name="T2"> Καὶ εἶπεν κύριος πρὸς Μωυσῆν λέγων Ἐπίσκεψαι πᾶν πρωτότοκον ἄρσεν τῶν υἱῶν Ισραηλ ἀπὸ μηνιαίου καὶ ἐπάνω καὶ λαβὲ τὸν ἀριθμὸν ἐξ ὀνόματος· </text:span></text:span><text:span text:style-name="Default_20_Paragraph_20_Font"><text:span text:style-name="T1">41</text:span></text:span><text:span text:style-name="Default_20_Paragraph_20_Font"><text:span text:style-name="T2"> καὶ λήμψῃ τοὺς Λευίτας ἐμοί, ἐγὼ κύριος, ἀντὶ πάντων τῶν πρωτοτόκων τῶν υἱῶν Ισραηλ καὶ τὰ κτήνη τῶν Λευιτῶν ἀντὶ πάντων τῶν πρωτοτόκων ἐν τοῖς κτήνεσιν τῶν υἱῶν Ισραηλ. </text:span></text:span><text:span text:style-name="Default_20_Paragraph_20_Font"><text:span text:style-name="T1">42</text:span></text:span><text:span text:style-name="Default_20_Paragraph_20_Font"><text:span text:style-name="T2"> καὶ ἐπεσκέψατο Μωϋσῆς, ὃν τρόπον ἐνετείλατο κύριος, πᾶν πρωτότοκον ἐν τοῖς υἱοῖς Ισραηλ· </text:span></text:span><text:span text:style-name="Default_20_Paragraph_20_Font"><text:span text:style-name="T1">43</text:span></text:span><text:span text:style-name="Default_20_Paragraph_20_Font"><text:span text:style-name="T2"> καὶ ἐγένοντο πάντα τὰ πρωτότοκα τὰ ἀρσενικὰ κατὰ ἀριθμὸν ἐξ ὀνόματος ἀπὸ μηνιαίου καὶ ἐπάνω ἐκ τῆς ἐπισκέψεως αὐτῶν δύο καὶ εἴκοσι χιλιάδες τρεῖς καὶ ἑβδομήκοντα καὶ διακόσιοι. </text:span></text:span></text:p>
        <text:p text:style-name="P3"><text:soft-page-break/><text:span text:style-name="Default_20_Paragraph_20_Font"><text:span text:style-name="T1">44</text:span></text:span><text:span text:style-name="Default_20_Paragraph_20_Font"><text:span text:style-name="T2"> Καὶ ἐλάλησεν κύριος πρὸς Μωυσῆν λέγων </text:span></text:span><text:span text:style-name="Default_20_Paragraph_20_Font"><text:span text:style-name="T1">45</text:span></text:span><text:span text:style-name="Default_20_Paragraph_20_Font"><text:span text:style-name="T2"> Λαβὲ τοὺς Λευίτας ἀντὶ πάντων τῶν πρωτοτόκων τῶν υἱῶν Ισραηλ καὶ τὰ κτήνη τῶν Λευιτῶν ἀντὶ τῶν κτηνῶν αὐτῶν, καὶ ἔσονται ἐμοὶ οἱ Λευῖται· ἐγὼ κύριος. </text:span></text:span><text:span text:style-name="Default_20_Paragraph_20_Font"><text:span text:style-name="T1">46</text:span></text:span><text:span text:style-name="Default_20_Paragraph_20_Font"><text:span text:style-name="T2"> καὶ τὰ λύτρα τριῶν καὶ ἑβδομήκοντα καὶ διακοσίων, οἱ πλεονάζοντες παρὰ τοὺς Λευίτας ἀπὸ τῶν πρωτοτόκων τῶν υἱῶν Ισραηλ, </text:span></text:span><text:span text:style-name="Default_20_Paragraph_20_Font"><text:span text:style-name="T1">47</text:span></text:span><text:span text:style-name="Default_20_Paragraph_20_Font"><text:span text:style-name="T2"> καὶ λήμψῃ πέντε σίκλους κατὰ κεφαλήν, κατὰ τὸ δίδραχμον τὸ ἅγιον λήμψῃ, εἴκοσι ὀβολοὺς τοῦ σίκλου, </text:span></text:span><text:span text:style-name="Default_20_Paragraph_20_Font"><text:span text:style-name="T1">48</text:span></text:span><text:span text:style-name="Default_20_Paragraph_20_Font"><text:span text:style-name="T2"> καὶ δώσεις τὸ ἀργύριον Ααρων καὶ τοῖς υἱοῖς αὐτοῦ λύτρα τῶν πλεοναζόντων ἐν αὐτοῖς. </text:span></text:span><text:span text:style-name="Default_20_Paragraph_20_Font"><text:span text:style-name="T1">49</text:span></text:span><text:span text:style-name="Default_20_Paragraph_20_Font"><text:span text:style-name="T2"> καὶ ἔλαβεν Μωϋσῆς τὸ ἀργύριον, τὰ λύτρα τῶν πλεοναζόντων, εἰς τὴν ἐκλύτρωσιν τῶν Λευιτῶν· </text:span></text:span><text:span text:style-name="Default_20_Paragraph_20_Font"><text:span text:style-name="T1">50</text:span></text:span><text:span text:style-name="Default_20_Paragraph_20_Font"><text:span text:style-name="T2"> παρὰ τῶν πρωτοτόκων τῶν υἱῶν Ισραηλ ἔλαβεν τὸ ἀργύριον, χιλίους τριακοσίους ἑξήκοντα πέντε σίκλους κατὰ τὸν σίκλον τὸν ἅγιον. </text:span></text:span><text:span text:style-name="Default_20_Paragraph_20_Font"><text:span text:style-name="T1">51</text:span></text:span><text:span text:style-name="Default_20_Paragraph_20_Font"><text:span text:style-name="T2"> καὶ ἔδωκεν Μωϋσῆς τὰ λύτρα τῶν πλεοναζόντων Ααρων καὶ τοῖς υἱοῖς αὐτοῦ διὰ φωνῆς κυρίου, ὃν τρόπον συνέταξεν κύριος τῷ Μωυσῇ. </text:span></text:span></text:p>
      </text:section>
      <text:section text:style-name="Sect1" text:name="Sect4">
        <text:p text:style-name="P2">Αριθμοι 4</text:p>
        <text:p text:style-name="P3"><text:span text:style-name="Default_20_Paragraph_20_Font"><text:span text:style-name="T1">1</text:span></text:span><text:span text:style-name="Default_20_Paragraph_20_Font"><text:span text:style-name="T2"> Καὶ ἐλάλησεν κύριος πρὸς Μωυσῆν καὶ Ααρων λέγων </text:span></text:span><text:span text:style-name="Default_20_Paragraph_20_Font"><text:span text:style-name="T1">2</text:span></text:span><text:span text:style-name="Default_20_Paragraph_20_Font"><text:span text:style-name="T2"> Λαβὲ τὸ κεφάλαιον τῶν υἱῶν Κααθ ἐκ μέσου υἱῶν Λευι κατὰ δήμους αὐτῶν κατ’ οἴκους πατριῶν αὐτῶν </text:span></text:span><text:span text:style-name="Default_20_Paragraph_20_Font"><text:span text:style-name="T1">3</text:span></text:span><text:span text:style-name="Default_20_Paragraph_20_Font"><text:span text:style-name="T2"> ἀπὸ εἴκοσι καὶ πέντε ἐτῶν καὶ ἐπάνω καὶ ἕως πεντήκοντα ἐτῶν, πᾶς ὁ εἰσπορευόμενος λειτουργεῖν ποιῆσαι πάντα τὰ ἔργα ἐν τῇ σκηνῇ τοῦ μαρτυρίου. </text:span></text:span><text:span text:style-name="Default_20_Paragraph_20_Font"><text:span text:style-name="T1">4</text:span></text:span><text:span text:style-name="Default_20_Paragraph_20_Font"><text:span text:style-name="T2"> καὶ ταῦτα τὰ ἔργα τῶν υἱῶν Κααθ ἐν τῇ σκηνῇ τοῦ μαρτυρίου· ἅγιον τῶν ἁγίων. </text:span></text:span><text:span text:style-name="Default_20_Paragraph_20_Font"><text:span text:style-name="T1">5</text:span></text:span><text:span text:style-name="Default_20_Paragraph_20_Font"><text:span text:style-name="T2"> καὶ εἰσελεύσεται Ααρων καὶ οἱ υἱοὶ αὐτοῦ, ὅταν ἐξαίρῃ ἡ παρεμβολή, καὶ καθελοῦσιν τὸ καταπέτασμα τὸ συσκιάζον καὶ κατακαλύψουσιν ἐν αὐτῷ τὴν κιβωτὸν τοῦ μαρτυρίου </text:span></text:span><text:span text:style-name="Default_20_Paragraph_20_Font"><text:span text:style-name="T1">6</text:span></text:span><text:span text:style-name="Default_20_Paragraph_20_Font"><text:span text:style-name="T2"> καὶ ἐπιθήσουσιν ἐπ’ αὐτὸ κατακάλυμμα δέρμα ὑακίνθινον καὶ ἐπιβαλοῦσιν ἐπ’ αὐτὴν ἱμάτιον ὅλον ὑακίνθινον ἄνωθεν καὶ διεμβαλοῦσιν τοὺς ἀναφορεῖς. </text:span></text:span><text:span text:style-name="Default_20_Paragraph_20_Font"><text:span text:style-name="T1">7</text:span></text:span><text:span text:style-name="Default_20_Paragraph_20_Font"><text:span text:style-name="T2"> καὶ ἐπὶ τὴν τράπεζαν τὴν προκειμένην ἐπιβαλοῦσιν ἐπ’ αὐτὴν ἱμάτιον ὁλοπόρφυρον καὶ τὰ τρυβλία καὶ τὰς θυίσκας καὶ τοὺς κυάθους καὶ τὰ σπονδεῖα, ἐν οἷς σπένδει, καὶ οἱ ἄρτοι οἱ διὰ παντὸς ἐπ’ αὐτῆς ἔσονται. </text:span></text:span><text:span text:style-name="Default_20_Paragraph_20_Font"><text:span text:style-name="T1">8</text:span></text:span><text:span text:style-name="Default_20_Paragraph_20_Font"><text:span text:style-name="T2"> καὶ ἐπιβαλοῦσιν ἐπ’ αὐτὴν ἱμάτιον κόκκινον καὶ καλύψουσιν αὐτὴν καλύμματι δερματίνῳ ὑακινθίνῳ καὶ διεμβαλοῦσιν δι’ αὐτῆς τοὺς ἀναφορεῖς. </text:span></text:span><text:span text:style-name="Default_20_Paragraph_20_Font"><text:span text:style-name="T1">9</text:span></text:span><text:span text:style-name="Default_20_Paragraph_20_Font"><text:span text:style-name="T2"> καὶ λήμψονται ἱμάτιον ὑακίνθινον καὶ καλύψουσιν τὴν λυχνίαν τὴν φωτίζουσαν καὶ τοὺς λύχνους αὐτῆς καὶ τὰς λαβίδας αὐτῆς καὶ τὰς ἐπαρυστρίδας αὐτῆς καὶ πάντα τὰ ἀγγεῖα τοῦ ἐλαίου, οἷς λειτουργοῦσιν ἐν αὐτοῖς, </text:span></text:span><text:span text:style-name="Default_20_Paragraph_20_Font"><text:span text:style-name="T1">10</text:span></text:span><text:span text:style-name="Default_20_Paragraph_20_Font"><text:span text:style-name="T2"> καὶ ἐμβαλοῦσιν αὐτὴν καὶ πάντα τὰ σκεύη αὐτῆς εἰς κάλυμμα δερμάτινον ὑακίνθινον καὶ ἐπιθήσουσιν αὐτὴν ἐπ’ ἀναφορέων. </text:span></text:span><text:span text:style-name="Default_20_Paragraph_20_Font"><text:span text:style-name="T1">11</text:span></text:span><text:span text:style-name="Default_20_Paragraph_20_Font"><text:span text:style-name="T2"> καὶ ἐπὶ τὸ θυσιαστήριον τὸ χρυσοῦν ἐπικαλύψουσιν ἱμάτιον ὑακίνθινον καὶ καλύψουσιν αὐτὸ καλύμματι δερματίνῳ ὑακινθίνῳ καὶ διεμβαλοῦσιν τοὺς ἀναφορεῖς αὐτοῦ. </text:span></text:span><text:span text:style-name="Default_20_Paragraph_20_Font"><text:span text:style-name="T1">12</text:span></text:span><text:span text:style-name="Default_20_Paragraph_20_Font"><text:span text:style-name="T2"> καὶ λήμψονται πάντα τὰ σκεύη τὰ λειτουργικά, ὅσα λειτουργοῦσιν ἐν αὐτοῖς ἐν τοῖς ἁγίοις, καὶ ἐμβαλοῦσιν εἰς ἱμάτιον ὑακίνθινον καὶ καλύψουσιν αὐτὰ καλύμματι δερματίνῳ ὑακινθίνῳ καὶ ἐπιθήσουσιν ἐπὶ ἀναφορεῖς. </text:span></text:span><text:span text:style-name="Default_20_Paragraph_20_Font"><text:span text:style-name="T1">13</text:span></text:span><text:span text:style-name="Default_20_Paragraph_20_Font"><text:span text:style-name="T2"> καὶ τὸν καλυπτῆρα ἐπιθήσει ἐπὶ τὸ θυσιαστήριον, καὶ ἐπικαλύψουσιν ἐπ’ αὐτὸ ἱμάτιον ὁλοπόρφυρον </text:span></text:span><text:span text:style-name="Default_20_Paragraph_20_Font"><text:span text:style-name="T1">14</text:span></text:span><text:span text:style-name="Default_20_Paragraph_20_Font"><text:span text:style-name="T2"> καὶ ἐπιθήσουσιν ἐπ’ αὐτὸ πάντα τὰ σκεύη, ὅσοις λειτουργοῦσιν ἐπ’ αὐτὸ ἐν αὐτοῖς, καὶ τὰ πυρεῖα καὶ τὰς κρεάγρας καὶ τὰς φιάλας καὶ τὸν καλυπτῆρα καὶ πάντα τὰ σκεύη τοῦ θυσιαστηρίου· καὶ ἐπιβαλοῦσιν ἐπ’ αὐτὸ κάλυμμα δερμάτινον ὑακίνθινον καὶ διεμβαλοῦσιν τοὺς ἀναφορεῖς αὐτοῦ· καὶ λήμψονται ἱμάτιον πορφυροῦν καὶ συγκαλύψουσιν τὸν λουτῆρα καὶ τὴν βάσιν αὐτοῦ καὶ ἐμβαλοῦσιν αὐτὰ εἰς κάλυμμα δερμάτινον ὑακίνθινον καὶ ἐπιθήσουσιν ἐπὶ ἀναφορεῖς. </text:span></text:span><text:span text:style-name="Default_20_Paragraph_20_Font"><text:span text:style-name="T1">15</text:span></text:span><text:span text:style-name="Default_20_Paragraph_20_Font"><text:span text:style-name="T2"> καὶ συντελέσουσιν Ααρων καὶ οἱ υἱοὶ αὐτοῦ καλύπτοντες τὰ ἅγια καὶ πάντα τὰ σκεύη τὰ ἅγια ἐν τῷ ἐξαίρειν τὴν παρεμβολήν, καὶ μετὰ ταῦτα εἰσελεύσονται υἱοὶ Κααθ αἴρειν καὶ οὐχ ἅψονται τῶν ἁγίων, ἵνα μὴ ἀποθάνωσιν· ταῦτα ἀροῦσιν οἱ υἱοὶ Κααθ ἐν τῇ σκηνῇ τοῦ μαρτυρίου. – </text:span></text:span><text:span text:style-name="Default_20_Paragraph_20_Font"><text:span text:style-name="T1">16</text:span></text:span><text:span text:style-name="Default_20_Paragraph_20_Font"><text:span text:style-name="T2"> ἐπίσκοπος Ελεαζαρ υἱὸς Ααρων τοῦ ἱερέως· τὸ ἔλαιον τοῦ φωτὸς καὶ τὸ </text:span></text:span><text:soft-page-break/><text:span text:style-name="Default_20_Paragraph_20_Font"><text:span text:style-name="T2">θυμίαμα τῆς συνθέσεως καὶ ἡ θυσία ἡ καθ’ ἡμέραν καὶ τὸ ἔλαιον τῆς χρίσεως, ἡ ἐπισκοπὴ ὅλης τῆς σκηνῆς καὶ ὅσα ἐστὶν ἐν αὐτῇ ἐν τῷ ἁγίῳ ἐν πᾶσι τοῖς ἔργοις. – </text:span></text:span><text:span text:style-name="Default_20_Paragraph_20_Font"><text:span text:style-name="T1">17</text:span></text:span><text:span text:style-name="Default_20_Paragraph_20_Font"><text:span text:style-name="T2"> καὶ ἐλάλησεν κύριος πρὸς Μωυσῆν καὶ Ααρων λέγων </text:span></text:span><text:span text:style-name="Default_20_Paragraph_20_Font"><text:span text:style-name="T1">18</text:span></text:span><text:span text:style-name="Default_20_Paragraph_20_Font"><text:span text:style-name="T2"> Μὴ ὀλεθρεύσητε τῆς φυλῆς τὸν δῆμον τὸν Κααθ ἐκ μέσου τῶν Λευιτῶν· </text:span></text:span><text:span text:style-name="Default_20_Paragraph_20_Font"><text:span text:style-name="T1">19</text:span></text:span><text:span text:style-name="Default_20_Paragraph_20_Font"><text:span text:style-name="T2"> τοῦτο ποιήσατε αὐτοῖς καὶ ζήσονται καὶ οὐ μὴ ἀποθάνωσιν προσπορευομένων αὐτῶν πρὸς τὰ ἅγια τῶν ἁγίων· Ααρων καὶ οἱ υἱοὶ αὐτοῦ προσπορευέσθωσαν καὶ καταστήσουσιν αὐτοὺς ἕκαστον κατὰ τὴν ἀναφορὰν αὐτοῦ, </text:span></text:span><text:span text:style-name="Default_20_Paragraph_20_Font"><text:span text:style-name="T1">20</text:span></text:span><text:span text:style-name="Default_20_Paragraph_20_Font"><text:span text:style-name="T2"> καὶ οὐ μὴ εἰσέλθωσιν ἰδεῖν ἐξάπινα τὰ ἅγια καὶ ἀποθανοῦνται. </text:span></text:span></text:p>
        <text:p text:style-name="P3"><text:span text:style-name="Default_20_Paragraph_20_Font"><text:span text:style-name="T1">21</text:span></text:span><text:span text:style-name="Default_20_Paragraph_20_Font"><text:span text:style-name="T2"> Καὶ ἐλάλησεν κύριος πρὸς Μωυσῆν λέγων </text:span></text:span><text:span text:style-name="Default_20_Paragraph_20_Font"><text:span text:style-name="T1">22</text:span></text:span><text:span text:style-name="Default_20_Paragraph_20_Font"><text:span text:style-name="T2"> Λαβὲ τὴν ἀρχὴν τῶν υἱῶν Γεδσων, καὶ τούτους κατ’ οἴκους πατριῶν αὐτῶν κατὰ δήμους αὐτῶν· </text:span></text:span><text:span text:style-name="Default_20_Paragraph_20_Font"><text:span text:style-name="T1">23</text:span></text:span><text:span text:style-name="Default_20_Paragraph_20_Font"><text:span text:style-name="T2"> ἀπὸ πεντεκαιεικοσαετοῦς καὶ ἐπάνω ἕως πεντηκονταετοῦς ἐπίσκεψαι αὐτούς, πᾶς ὁ εἰσπορευόμενος λειτουργεῖν καὶ ποιεῖν τὰ ἔργα αὐτοῦ ἐν τῇ σκηνῇ τοῦ μαρτυρίου. </text:span></text:span><text:span text:style-name="Default_20_Paragraph_20_Font"><text:span text:style-name="T1">24</text:span></text:span><text:span text:style-name="Default_20_Paragraph_20_Font"><text:span text:style-name="T2"> αὕτη ἡ λειτουργία τοῦ δήμου τοῦ Γεδσων λειτουργεῖν καὶ αἴρειν· </text:span></text:span><text:span text:style-name="Default_20_Paragraph_20_Font"><text:span text:style-name="T1">25</text:span></text:span><text:span text:style-name="Default_20_Paragraph_20_Font"><text:span text:style-name="T2"> καὶ ἀρεῖ τὰς δέρρεις τῆς σκηνῆς καὶ τὴν σκηνὴν τοῦ μαρτυρίου καὶ τὸ κάλυμμα αὐτῆς καὶ τὸ κάλυμμα τὸ ὑακίνθινον τὸ ὂν ἐπ’ αὐτῆς ἄνωθεν καὶ τὸ κάλυμμα τῆς θύρας τῆς σκηνῆς τοῦ μαρτυρίου </text:span></text:span><text:span text:style-name="Default_20_Paragraph_20_Font"><text:span text:style-name="T1">26</text:span></text:span><text:span text:style-name="Default_20_Paragraph_20_Font"><text:span text:style-name="T2"> καὶ τὰ ἱστία τῆς αὐλῆς, ὅσα ἐπὶ τῆς σκηνῆς τοῦ μαρτυρίου, καὶ τὰ περισσὰ καὶ πάντα τὰ σκεύη τὰ λειτουργικά, ὅσα λειτουργοῦσιν ἐν αὐτοῖς, ποιήσουσιν. </text:span></text:span><text:span text:style-name="Default_20_Paragraph_20_Font"><text:span text:style-name="T1">27</text:span></text:span><text:span text:style-name="Default_20_Paragraph_20_Font"><text:span text:style-name="T2"> κατὰ στόμα Ααρων καὶ τῶν υἱῶν αὐτοῦ ἔσται ἡ λειτουργία τῶν υἱῶν Γεδσων κατὰ πάσας τὰς λειτουργίας αὐτῶν καὶ κατὰ πάντα τὰ ἀρτὰ δι’ αὐτῶν· καὶ ἐπισκέψῃ αὐτοὺς ἐξ ὀνομάτων πάντα τὰ ἀρτὰ ὑπ’ αὐτῶν. </text:span></text:span><text:span text:style-name="Default_20_Paragraph_20_Font"><text:span text:style-name="T1">28</text:span></text:span><text:span text:style-name="Default_20_Paragraph_20_Font"><text:span text:style-name="T2"> αὕτη ἡ λειτουργία τῶν υἱῶν Γεδσων ἐν τῇ σκηνῇ τοῦ μαρτυρίου, καὶ ἡ φυλακὴ αὐτῶν ἐν χειρὶ Ιθαμαρ τοῦ υἱοῦ Ααρων τοῦ ἱερέως. </text:span></text:span></text:p>
        <text:p text:style-name="P3"><text:span text:style-name="Default_20_Paragraph_20_Font"><text:span text:style-name="T1">29</text:span></text:span><text:span text:style-name="Default_20_Paragraph_20_Font"><text:span text:style-name="T2"> Υἱοὶ Μεραρι, κατὰ δήμους αὐτῶν κατ’ οἴκους πατριῶν αὐτῶν ἐπισκέψασθε αὐτούς· </text:span></text:span><text:span text:style-name="Default_20_Paragraph_20_Font"><text:span text:style-name="T1">30</text:span></text:span><text:span text:style-name="Default_20_Paragraph_20_Font"><text:span text:style-name="T2"> ἀπὸ πεντεκαιεικοσαετοῦς καὶ ἐπάνω ἕως πεντηκονταετοῦς ἐπισκέψασθε αὐτούς, πᾶς ὁ εἰσπορευόμενος λειτουργεῖν τὰ ἔργα τῆς σκηνῆς τοῦ μαρτυρίου. </text:span></text:span><text:span text:style-name="Default_20_Paragraph_20_Font"><text:span text:style-name="T1">31</text:span></text:span><text:span text:style-name="Default_20_Paragraph_20_Font"><text:span text:style-name="T2"> καὶ ταῦτα τὰ φυλάγματα τῶν αἰρομένων ὑπ’ αὐτῶν κατὰ πάντα τὰ ἔργα αὐτῶν ἐν τῇ σκηνῇ τοῦ μαρτυρίου· τὰς κεφαλίδας τῆς σκηνῆς καὶ τοὺς μοχλοὺς καὶ τοὺς στύλους αὐτῆς καὶ τὰς βάσεις αὐτῆς καὶ τὸ κατακάλυμμα καὶ αἱ βάσεις αὐτῶν καὶ οἱ στύλοι αὐτῶν καὶ τὸ κατακάλυμμα τῆς θύρας τῆς σκηνῆς </text:span></text:span><text:span text:style-name="Default_20_Paragraph_20_Font"><text:span text:style-name="T1">32</text:span></text:span><text:span text:style-name="Default_20_Paragraph_20_Font"><text:span text:style-name="T2"> καὶ τοὺς στύλους τῆς αὐλῆς κύκλῳ καὶ αἱ βάσεις αὐτῶν καὶ τοὺς στύλους τοῦ καταπετάσματος τῆς πύλης τῆς αὐλῆς καὶ τὰς βάσεις αὐτῶν καὶ τοὺς πασσάλους αὐτῶν καὶ τοὺς κάλους αὐτῶν καὶ πάντα τὰ σκεύη αὐτῶν καὶ πάντα τὰ λειτουργήματα αὐτῶν, ἐξ ὀνομάτων ἐπισκέψασθε αὐτοὺς καὶ πάντα τὰ σκεύη τῆς φυλακῆς τῶν αἰρομένων ὑπ’ αὐτῶν. </text:span></text:span><text:span text:style-name="Default_20_Paragraph_20_Font"><text:span text:style-name="T1">33</text:span></text:span><text:span text:style-name="Default_20_Paragraph_20_Font"><text:span text:style-name="T2"> αὕτη ἡ λειτουργία δήμου υἱῶν Μεραρι ἐν πᾶσιν τοῖς ἔργοις αὐτῶν ἐν τῇ σκηνῇ τοῦ μαρτυρίου ἐν χειρὶ Ιθαμαρ υἱοῦ Ααρων τοῦ ἱερέως. </text:span></text:span></text:p>
        <text:p text:style-name="P3"><text:span text:style-name="Default_20_Paragraph_20_Font"><text:span text:style-name="T1">34</text:span></text:span><text:span text:style-name="Default_20_Paragraph_20_Font"><text:span text:style-name="T2"> Καὶ ἐπεσκέψατο Μωϋσῆς καὶ Ααρων καὶ οἱ ἄρχοντες Ισραηλ τοὺς υἱοὺς Κααθ κατὰ δήμους αὐτῶν κατ’ οἴκους πατριῶν αὐτῶν </text:span></text:span><text:span text:style-name="Default_20_Paragraph_20_Font"><text:span text:style-name="T1">35</text:span></text:span><text:span text:style-name="Default_20_Paragraph_20_Font"><text:span text:style-name="T2"> ἀπὸ πεντεκαιεικοσαετοῦς καὶ ἐπάνω ἕως πεντηκονταετοῦς, πᾶς ὁ εἰσπορευόμενος λειτουργεῖν καὶ ποιεῖν ἐν τῇ σκηνῇ τοῦ μαρτυρίου. </text:span></text:span><text:span text:style-name="Default_20_Paragraph_20_Font"><text:span text:style-name="T1">36</text:span></text:span><text:span text:style-name="Default_20_Paragraph_20_Font"><text:span text:style-name="T2"> καὶ ἐγένετο ἡ ἐπίσκεψις αὐτῶν κατὰ δήμους αὐτῶν δισχίλιοι διακόσιοι πεντήκοντα· </text:span></text:span><text:span text:style-name="Default_20_Paragraph_20_Font"><text:span text:style-name="T1">37</text:span></text:span><text:span text:style-name="Default_20_Paragraph_20_Font"><text:span text:style-name="T2"> αὕτη ἡ ἐπίσκεψις δήμου Κααθ, πᾶς ὁ λειτουργῶν ἐν τῇ σκηνῇ τοῦ μαρτυρίου, καθὰ ἐπεσκέψατο Μωϋσῆς καὶ Ααρων διὰ φωνῆς κυρίου ἐν χειρὶ Μωυσῆ. </text:span></text:span></text:p>
        <text:p text:style-name="P3"><text:soft-page-break/><text:span text:style-name="Default_20_Paragraph_20_Font"><text:span text:style-name="T1">38</text:span></text:span><text:span text:style-name="Default_20_Paragraph_20_Font"><text:span text:style-name="T2"> Καὶ ἐπεσκέπησαν υἱοὶ Γεδσων κατὰ δήμους αὐτῶν κατ’ οἴκους πατριῶν αὐτῶν </text:span></text:span><text:span text:style-name="Default_20_Paragraph_20_Font"><text:span text:style-name="T1">39</text:span></text:span><text:span text:style-name="Default_20_Paragraph_20_Font"><text:span text:style-name="T2"> ἀπὸ πεντεκαιεικοσαετοῦς καὶ ἐπάνω ἕως πεντηκονταετοῦς, πᾶς ὁ εἰσπορευόμενος λειτουργεῖν καὶ ποιεῖν τὰ ἔργα ἐν τῇ σκηνῇ τοῦ μαρτυρίου. </text:span></text:span><text:span text:style-name="Default_20_Paragraph_20_Font"><text:span text:style-name="T1">40</text:span></text:span><text:span text:style-name="Default_20_Paragraph_20_Font"><text:span text:style-name="T2"> καὶ ἐγένετο ἡ ἐπίσκεψις αὐτῶν κατὰ δήμους αὐτῶν κατ’ οἴκους πατριῶν αὐτῶν δισχίλιοι ἑξακόσιοι τριάκοντα· </text:span></text:span><text:span text:style-name="Default_20_Paragraph_20_Font"><text:span text:style-name="T1">41</text:span></text:span><text:span text:style-name="Default_20_Paragraph_20_Font"><text:span text:style-name="T2"> αὕτη ἡ ἐπίσκεψις δήμου υἱῶν Γεδσων, πᾶς ὁ λειτουργῶν ἐν τῇ σκηνῇ τοῦ μαρτυρίου, οὓς ἐπεσκέψατο Μωϋσῆς καὶ Ααρων διὰ φωνῆς κυρίου ἐν χειρὶ Μωυσῆ. </text:span></text:span></text:p>
        <text:p text:style-name="P3"><text:span text:style-name="Default_20_Paragraph_20_Font"><text:span text:style-name="T1">42</text:span></text:span><text:span text:style-name="Default_20_Paragraph_20_Font"><text:span text:style-name="T2"> Ἐπεσκέπησαν δὲ καὶ δῆμος υἱῶν Μεραρι κατὰ δήμους αὐτῶν κατ’ οἴκους πατριῶν αὐτῶν </text:span></text:span><text:span text:style-name="Default_20_Paragraph_20_Font"><text:span text:style-name="T1">43</text:span></text:span><text:span text:style-name="Default_20_Paragraph_20_Font"><text:span text:style-name="T2"> ἀπὸ πεντεκαιεικοσαετοῦς καὶ ἐπάνω ἕως πεντηκονταετοῦς, πᾶς ὁ εἰσπορευόμενος λειτουργεῖν πρὸς τὰ ἔργα τῆς σκηνῆς τοῦ μαρτυρίου. </text:span></text:span><text:span text:style-name="Default_20_Paragraph_20_Font"><text:span text:style-name="T1">44</text:span></text:span><text:span text:style-name="Default_20_Paragraph_20_Font"><text:span text:style-name="T2"> καὶ ἐγενήθη ἡ ἐπίσκεψις αὐτῶν κατὰ δήμους αὐτῶν κατ’ οἴκους πατριῶν αὐτῶν τρισχίλιοι καὶ διακόσιοι· </text:span></text:span><text:span text:style-name="Default_20_Paragraph_20_Font"><text:span text:style-name="T1">45</text:span></text:span><text:span text:style-name="Default_20_Paragraph_20_Font"><text:span text:style-name="T2"> αὕτη ἡ ἐπίσκεψις δήμου υἱῶν Μεραρι, οὓς ἐπεσκέψατο Μωϋσῆς καὶ Ααρων διὰ φωνῆς κυρίου ἐν χειρὶ Μωυσῆ. </text:span></text:span><text:span text:style-name="Default_20_Paragraph_20_Font"><text:span text:style-name="T1">46</text:span></text:span><text:span text:style-name="Default_20_Paragraph_20_Font"><text:span text:style-name="T2"> Πάντες οἱ ἐπεσκεμμένοι, οὓς ἐπεσκέψατο Μωϋσῆς καὶ Ααρων καὶ οἱ ἄρχοντες Ισραηλ, τοὺς Λευίτας κατὰ δήμους κατ’ οἴκους πατριῶν αὐτῶν </text:span></text:span><text:span text:style-name="Default_20_Paragraph_20_Font"><text:span text:style-name="T1">47</text:span></text:span><text:span text:style-name="Default_20_Paragraph_20_Font"><text:span text:style-name="T2"> ἀπὸ πεντεκαιεικοσαετοῦς καὶ ἐπάνω ἕως πεντηκονταετοῦς, πᾶς ὁ εἰσπορευόμενος πρὸς τὸ ἔργον τῶν ἔργων καὶ τὰ ἔργα τὰ αἰρόμενα ἐν τῇ σκηνῇ τοῦ μαρτυρίου, </text:span></text:span><text:span text:style-name="Default_20_Paragraph_20_Font"><text:span text:style-name="T1">48</text:span></text:span><text:span text:style-name="Default_20_Paragraph_20_Font"><text:span text:style-name="T2"> καὶ ἐγενήθησαν οἱ ἐπισκεπέντες ὀκτακισχίλιοι πεντακόσιοι ὀγδοήκοντα. </text:span></text:span><text:span text:style-name="Default_20_Paragraph_20_Font"><text:span text:style-name="T1">49</text:span></text:span><text:span text:style-name="Default_20_Paragraph_20_Font"><text:span text:style-name="T2"> διὰ φωνῆς κυρίου ἐπεσκέψατο αὐτοὺς ἐν χειρὶ Μωυσῆ ἄνδρα κατ’ ἄνδρα ἐπὶ τῶν ἔργων αὐτῶν καὶ ἐπὶ ὧν αἴρουσιν αὐτοί· καὶ ἐπεσκέπησαν, ὃν τρόπον συνέταξεν κύριος τῷ Μωυσῇ. </text:span></text:span></text:p>
      </text:section>
      <text:section text:style-name="Sect1" text:name="Sect5">
        <text:p text:style-name="P2">Αριθμοι 5</text:p>
        <text:p text:style-name="P3"><text:span text:style-name="Default_20_Paragraph_20_Font"><text:span text:style-name="T1">1</text:span></text:span><text:span text:style-name="Default_20_Paragraph_20_Font"><text:span text:style-name="T2"> Καὶ ἐλάλησεν κύριος πρὸς Μωυσῆν λέγων </text:span></text:span><text:span text:style-name="Default_20_Paragraph_20_Font"><text:span text:style-name="T1">2</text:span></text:span><text:span text:style-name="Default_20_Paragraph_20_Font"><text:span text:style-name="T2"> Πρόσταξον τοῖς υἱοῖς Ισραηλ καὶ ἐξαποστειλάτωσαν ἐκ τῆς παρεμβολῆς πάντα λεπρὸν καὶ πάντα γονορρυῆ καὶ πάντα ἀκάθαρτον ἐπὶ ψυχῇ· </text:span></text:span><text:span text:style-name="Default_20_Paragraph_20_Font"><text:span text:style-name="T1">3</text:span></text:span><text:span text:style-name="Default_20_Paragraph_20_Font"><text:span text:style-name="T2"> ἀπὸ ἀρσενικοῦ ἕως θηλυκοῦ ἐξαποστείλατε ἔξω τῆς παρεμβολῆς, καὶ οὐ μὴ μιανοῦσιν τὰς παρεμβολὰς αὐτῶν, ἐν οἷς ἐγὼ καταγίνομαι ἐν αὐτοῖς. </text:span></text:span><text:span text:style-name="Default_20_Paragraph_20_Font"><text:span text:style-name="T1">4</text:span></text:span><text:span text:style-name="Default_20_Paragraph_20_Font"><text:span text:style-name="T2"> καὶ ἐποίησαν οὕτως οἱ υἱοὶ Ισραηλ καὶ ἐξαπέστειλαν αὐτοὺς ἔξω τῆς παρεμβολῆς· καθὰ ἐλάλησεν κύριος τῷ Μωυσῇ, οὕτως ἐποίησαν οἱ υἱοὶ Ισραηλ. </text:span></text:span></text:p>
        <text:p text:style-name="P3"><text:span text:style-name="Default_20_Paragraph_20_Font"><text:span text:style-name="T1">5</text:span></text:span><text:span text:style-name="Default_20_Paragraph_20_Font"><text:span text:style-name="T2"> Καὶ ἐλάλησεν κύριος πρὸς Μωυσῆν λέγων </text:span></text:span><text:span text:style-name="Default_20_Paragraph_20_Font"><text:span text:style-name="T1">6</text:span></text:span><text:span text:style-name="Default_20_Paragraph_20_Font"><text:span text:style-name="T2"> Λάλησον τοῖς υἱοῖς Ισραηλ λέγων Ἀνὴρ ἢ γυνή, ὅστις ἐὰν ποιήσῃ ἀπὸ τῶν ἁμαρτιῶν τῶν ἀνθρωπίνων καὶ παριδὼν παρίδῃ καὶ πλημμελήσῃ ἡ ψυχὴ ἐκείνη, </text:span></text:span><text:span text:style-name="Default_20_Paragraph_20_Font"><text:span text:style-name="T1">7</text:span></text:span><text:span text:style-name="Default_20_Paragraph_20_Font"><text:span text:style-name="T2"> ἐξαγορεύσει τὴν ἁμαρτίαν, ἣν ἐποίησεν, καὶ ἀποδώσει τὴν πλημμέλειαν τὸ κεφάλαιον καὶ τὸ ἐπίπεμπτον αὐτοῦ προσθήσει ἐπ’ αὐτὸ καὶ ἀποδώσει, τίνι ἐπλημμέλησεν αὐτῷ. </text:span></text:span><text:span text:style-name="Default_20_Paragraph_20_Font"><text:span text:style-name="T1">8</text:span></text:span><text:span text:style-name="Default_20_Paragraph_20_Font"><text:span text:style-name="T2"> ἐὰν δὲ μὴ ᾖ τῷ ἀνθρώπῳ ὁ ἀγχιστεύων ὥστε ἀποδοῦναι αὐτῷ τὸ πλημμέλημα πρὸς αὐτόν, τὸ πλημμέλημα τὸ ἀποδιδόμενον κυρίῳ τῷ ἱερεῖ ἔσται πλὴν τοῦ κριοῦ τοῦ ἱλασμοῦ, δι’ οὗ ἐξιλάσεται ἐν αὐτῷ περὶ αὐτοῦ. </text:span></text:span><text:span text:style-name="Default_20_Paragraph_20_Font"><text:span text:style-name="T1">9</text:span></text:span><text:span text:style-name="Default_20_Paragraph_20_Font"><text:span text:style-name="T2"> καὶ πᾶσα ἀπαρχὴ κατὰ πάντα τὰ ἁγιαζόμενα ἐν υἱοῖς Ισραηλ, ὅσα ἂν προσφέρωσιν τῷ κυρίῳ τῷ ἱερεῖ, αὐτῷ ἔσται. </text:span></text:span><text:span text:style-name="Default_20_Paragraph_20_Font"><text:span text:style-name="T1">10</text:span></text:span><text:span text:style-name="Default_20_Paragraph_20_Font"><text:span text:style-name="T2"> καὶ ἑκάστου τὰ ἡγιασμένα αὐτοῦ ἔσται· ἀνὴρ ὃς ἐὰν δῷ τῷ ἱερεῖ, αὐτῷ ἔσται. </text:span></text:span></text:p>
        <text:p text:style-name="P3"><text:span text:style-name="Default_20_Paragraph_20_Font"><text:span text:style-name="T1">11</text:span></text:span><text:span text:style-name="Default_20_Paragraph_20_Font"><text:span text:style-name="T2"> Καὶ ἐλάλησεν κύριος πρὸς Μωυσῆν λέγων </text:span></text:span><text:span text:style-name="Default_20_Paragraph_20_Font"><text:span text:style-name="T1">12</text:span></text:span><text:span text:style-name="Default_20_Paragraph_20_Font"><text:span text:style-name="T2"> Λάλησον τοῖς υἱοῖς Ισραηλ καὶ ἐρεῖς πρὸς αὐτούς Ἀνδρὸς ἀνδρὸς ἐὰν παραβῇ ἡ γυνὴ αὐτοῦ καὶ παρίδῃ αὐτὸν ὑπεριδοῦσα </text:span></text:span><text:span text:style-name="Default_20_Paragraph_20_Font"><text:span text:style-name="T1">13</text:span></text:span><text:span text:style-name="Default_20_Paragraph_20_Font"><text:span text:style-name="T2"> καὶ κοιμηθῇ τις μετ’ αὐτῆς κοίτην σπέρματος καὶ λάθῃ ἐξ ὀφθαλμῶν τοῦ ἀνδρὸς αὐτῆς καὶ κρύψῃ, αὐτὴ δὲ ᾖ μεμιαμμένη καὶ μάρτυς μὴ ἦν μετ’ αὐτῆς καὶ αὐτὴ μὴ ᾖ συνειλημμένη, </text:span></text:span><text:span text:style-name="Default_20_Paragraph_20_Font"><text:span text:style-name="T1">14</text:span></text:span><text:span text:style-name="Default_20_Paragraph_20_Font"><text:span text:style-name="T2"> καὶ ἐπέλθῃ αὐτῷ πνεῦμα ζηλώσεως καὶ ζηλώσῃ τὴν γυναῖκα αὐτοῦ, αὐτὴ δὲ μεμίανται, ἢ ἐπέλθῃ αὐτῷ πνεῦμα ζηλώσεως καὶ ζηλώσῃ τὴν γυναῖκα αὐτοῦ, αὐτὴ δὲ μὴ ᾖ μεμιαμμένη, </text:span></text:span><text:span text:style-name="Default_20_Paragraph_20_Font"><text:span text:style-name="T1">15</text:span></text:span><text:span text:style-name="Default_20_Paragraph_20_Font"><text:span text:style-name="T2"> καὶ ἄξει ὁ ἄνθρωπος τὴν γυναῖκα αὐτοῦ πρὸς τὸν ἱερέα καὶ προσοίσει τὸ δῶρον περὶ αὐτῆς τὸ δέκατον τοῦ οιφι ἄλευρον </text:span></text:span><text:soft-page-break/><text:span text:style-name="Default_20_Paragraph_20_Font"><text:span text:style-name="T2">κρίθινον, οὐκ ἐπιχεεῖ ἐπ’ αὐτὸ ἔλαιον οὐδὲ ἐπιθήσει ἐπ’ αὐτὸ λίβανον, ἔστιν γὰρ θυσία ζηλοτυπίας, θυσία μνημοσύνου ἀναμιμνήσκουσα ἁμαρτίαν. </text:span></text:span><text:span text:style-name="Default_20_Paragraph_20_Font"><text:span text:style-name="T1">16</text:span></text:span><text:span text:style-name="Default_20_Paragraph_20_Font"><text:span text:style-name="T2"> καὶ προσάξει αὐτὴν ὁ ἱερεὺς καὶ στήσει αὐτὴν ἔναντι κυρίου, </text:span></text:span><text:span text:style-name="Default_20_Paragraph_20_Font"><text:span text:style-name="T1">17</text:span></text:span><text:span text:style-name="Default_20_Paragraph_20_Font"><text:span text:style-name="T2"> καὶ λήμψεται ὁ ἱερεὺς ὕδωρ καθαρὸν ζῶν ἐν ἀγγείῳ ὀστρακίνῳ καὶ τῆς γῆς τῆς οὔσης ἐπὶ τοῦ ἐδάφους τῆς σκηνῆς τοῦ μαρτυρίου καὶ λαβὼν ὁ ἱερεὺς ἐμβαλεῖ εἰς τὸ ὕδωρ, </text:span></text:span><text:span text:style-name="Default_20_Paragraph_20_Font"><text:span text:style-name="T1">18</text:span></text:span><text:span text:style-name="Default_20_Paragraph_20_Font"><text:span text:style-name="T2"> καὶ στήσει ὁ ἱερεὺς τὴν γυναῖκα ἔναντι κυρίου καὶ ἀποκαλύψει τὴν κεφαλὴν τῆς γυναικὸς καὶ δώσει ἐπὶ τὰς χεῖρας αὐτῆς τὴν θυσίαν τοῦ μνημοσύνου, τὴν θυσίαν τῆς ζηλοτυπίας, ἐν δὲ τῇ χειρὶ τοῦ ἱερέως ἔσται τὸ ὕδωρ τοῦ ἐλεγμοῦ τοῦ ἐπικαταρωμένου τούτου. </text:span></text:span><text:span text:style-name="Default_20_Paragraph_20_Font"><text:span text:style-name="T1">19</text:span></text:span><text:span text:style-name="Default_20_Paragraph_20_Font"><text:span text:style-name="T2"> καὶ ὁρκιεῖ αὐτὴν ὁ ἱερεὺς καὶ ἐρεῖ τῇ γυναικί Εἰ μὴ κεκοίμηταί τις μετὰ σοῦ, εἰ μὴ παραβέβηκας μιανθῆναι ὑπὸ τὸν ἄνδρα τὸν σεαυτῆς, ἀθῴα ἴσθι ἀπὸ τοῦ ὕδατος τοῦ ἐλεγμοῦ τοῦ ἐπικαταρωμένου τούτου· </text:span></text:span><text:span text:style-name="Default_20_Paragraph_20_Font"><text:span text:style-name="T1">20</text:span></text:span><text:span text:style-name="Default_20_Paragraph_20_Font"><text:span text:style-name="T2"> εἰ δὲ σὺ παραβέβηκας ὑπ’ ἀνδρὸς οὖσα ἢ μεμίανσαι καὶ ἔδωκέν τις τὴν κοίτην αὐτοῦ ἐν σοὶ πλὴν τοῦ ἀνδρός σου. </text:span></text:span><text:span text:style-name="Default_20_Paragraph_20_Font"><text:span text:style-name="T1">21</text:span></text:span><text:span text:style-name="Default_20_Paragraph_20_Font"><text:span text:style-name="T2"> καὶ ὁρκιεῖ ὁ ἱερεὺς τὴν γυναῖκα ἐν τοῖς ὅρκοις τῆς ἀρᾶς ταύτης, καὶ ἐρεῖ ὁ ἱερεὺς τῇ γυναικί Δῴη κύριός σε ἐν ἀρᾷ καὶ ἐνόρκιον ἐν μέσῳ τοῦ λαοῦ σου ἐν τῷ δοῦναι κύριον τὸν μηρόν σου διαπεπτωκότα καὶ τὴν κοιλίαν σου πεπρησμένην, </text:span></text:span><text:span text:style-name="Default_20_Paragraph_20_Font"><text:span text:style-name="T1">22</text:span></text:span><text:span text:style-name="Default_20_Paragraph_20_Font"><text:span text:style-name="T2"> καὶ εἰσελεύσεται τὸ ὕδωρ τὸ ἐπικαταρώμενον τοῦτο εἰς τὴν κοιλίαν σου πρῆσαι γαστέρα καὶ διαπεσεῖν μηρόν σου. καὶ ἐρεῖ ἡ γυνή Γένοιτο, γένοιτο. </text:span></text:span><text:span text:style-name="Default_20_Paragraph_20_Font"><text:span text:style-name="T1">23</text:span></text:span><text:span text:style-name="Default_20_Paragraph_20_Font"><text:span text:style-name="T2"> καὶ γράψει ὁ ἱερεὺς τὰς ἀρὰς ταύτας εἰς βιβλίον καὶ ἐξαλείψει εἰς τὸ ὕδωρ τοῦ ἐλεγμοῦ τοῦ ἐπικαταρωμένου </text:span></text:span><text:span text:style-name="Default_20_Paragraph_20_Font"><text:span text:style-name="T1">24</text:span></text:span><text:span text:style-name="Default_20_Paragraph_20_Font"><text:span text:style-name="T2"> καὶ ποτιεῖ τὴν γυναῖκα τὸ ὕδωρ τοῦ ἐλεγμοῦ τοῦ ἐπικαταρωμένου, καὶ εἰσελεύσεται εἰς αὐτὴν τὸ ὕδωρ τὸ ἐπικαταρώμενον τοῦ ἐλεγμοῦ. </text:span></text:span><text:span text:style-name="Default_20_Paragraph_20_Font"><text:span text:style-name="T1">25</text:span></text:span><text:span text:style-name="Default_20_Paragraph_20_Font"><text:span text:style-name="T2"> καὶ λήμψεται ὁ ἱερεὺς ἐκ χειρὸς τῆς γυναικὸς τὴν θυσίαν τῆς ζηλοτυπίας καὶ ἐπιθήσει τὴν θυσίαν ἔναντι κυρίου καὶ προσοίσει αὐτὴν πρὸς τὸ θυσιαστήριον, </text:span></text:span><text:span text:style-name="Default_20_Paragraph_20_Font"><text:span text:style-name="T1">26</text:span></text:span><text:span text:style-name="Default_20_Paragraph_20_Font"><text:span text:style-name="T2"> καὶ δράξεται ὁ ἱερεὺς ἀπὸ τῆς θυσίας τὸ μνημόσυνον αὐτῆς καὶ ἀνοίσει αὐτὸ ἐπὶ τὸ θυσιαστήριον καὶ μετὰ ταῦτα ποτιεῖ τὴν γυναῖκα τὸ ὕδωρ. </text:span></text:span><text:span text:style-name="Default_20_Paragraph_20_Font"><text:span text:style-name="T1">27</text:span></text:span><text:span text:style-name="Default_20_Paragraph_20_Font"><text:span text:style-name="T2"> καὶ ἔσται ἐὰν ᾖ μεμιαμμένη καὶ λήθῃ λάθῃ τὸν ἄνδρα αὐτῆς, καὶ εἰσελεύσεται εἰς αὐτὴν τὸ ὕδωρ τοῦ ἐλεγμοῦ τὸ ἐπικαταρώμενον, καὶ πρησθήσεται τὴν κοιλίαν, καὶ διαπεσεῖται ὁ μηρὸς αὐτῆς, καὶ ἔσται ἡ γυνὴ εἰς ἀρὰν ἐν τῷ λαῷ αὐτῆς· </text:span></text:span><text:span text:style-name="Default_20_Paragraph_20_Font"><text:span text:style-name="T1">28</text:span></text:span><text:span text:style-name="Default_20_Paragraph_20_Font"><text:span text:style-name="T2"> ἐὰν δὲ μὴ μιανθῇ ἡ γυνὴ καὶ καθαρὰ ᾖ, καὶ ἀθῴα ἔσται καὶ ἐκσπερματιεῖ σπέρμα. – </text:span></text:span><text:span text:style-name="Default_20_Paragraph_20_Font"><text:span text:style-name="T1">29</text:span></text:span><text:span text:style-name="Default_20_Paragraph_20_Font"><text:span text:style-name="T2"> οὗτος ὁ νόμος τῆς ζηλοτυπίας, ᾧ ἐὰν παραβῇ ἡ γυνὴ ὑπ’ ἀνδρὸς οὖσα καὶ μιανθῇ· </text:span></text:span><text:span text:style-name="Default_20_Paragraph_20_Font"><text:span text:style-name="T1">30</text:span></text:span><text:span text:style-name="Default_20_Paragraph_20_Font"><text:span text:style-name="T2"> ἢ ἄνθρωπος, ᾧ ἐὰν ἐπέλθῃ ἐπ’ αὐτὸν πνεῦμα ζηλώσεως καὶ ζηλώσῃ τὴν γυναῖκα αὐτοῦ, καὶ στήσει τὴν γυναῖκα αὐτοῦ ἔναντι κυρίου, καὶ ποιήσει αὐτῇ ὁ ἱερεὺς πάντα τὸν νόμον τοῦτον· </text:span></text:span><text:span text:style-name="Default_20_Paragraph_20_Font"><text:span text:style-name="T1">31</text:span></text:span><text:span text:style-name="Default_20_Paragraph_20_Font"><text:span text:style-name="T2"> καὶ ἀθῷος ἔσται ὁ ἄνθρωπος ἀπὸ ἁμαρτίας, καὶ ἡ γυνὴ ἐκείνη λήμψεται τὴν ἁμαρτίαν αὐτῆς. </text:span></text:span></text:p>
      </text:section>
      <text:section text:style-name="Sect1" text:name="Sect6">
        <text:p text:style-name="P2">Αριθμοι 6</text:p>
        <text:p text:style-name="P3"><text:span text:style-name="Default_20_Paragraph_20_Font"><text:span text:style-name="T1">1</text:span></text:span><text:span text:style-name="Default_20_Paragraph_20_Font"><text:span text:style-name="T2"> Καὶ ἐλάλησεν κύριος πρὸς Μωυσῆν λέγων </text:span></text:span><text:span text:style-name="Default_20_Paragraph_20_Font"><text:span text:style-name="T1">2</text:span></text:span><text:span text:style-name="Default_20_Paragraph_20_Font"><text:span text:style-name="T2"> Λάλησον τοῖς υἱοῖς Ισραηλ καὶ ἐρεῖς πρὸς αὐτούς Ἀνὴρ ἢ γυνή, ὃς ἐὰν μεγάλως εὔξηται εὐχὴν ἀφαγνίσασθαι ἁγνείαν κυρίῳ </text:span></text:span><text:span text:style-name="Default_20_Paragraph_20_Font"><text:span text:style-name="T1">3</text:span></text:span><text:span text:style-name="Default_20_Paragraph_20_Font"><text:span text:style-name="T2"> ἀπὸ οἴνου καὶ σικερα, ἁγνισθήσεται ἀπὸ οἴνου καὶ ὄξος ἐξ οἴνου καὶ ὄξος ἐκ σικερα οὐ πίεται καὶ ὅσα κατεργάζεται ἐκ σταφυλῆς οὐ πίεται καὶ σταφυλὴν πρόσφατον καὶ σταφίδα οὐ φάγεται. </text:span></text:span><text:span text:style-name="Default_20_Paragraph_20_Font"><text:span text:style-name="T1">4</text:span></text:span><text:span text:style-name="Default_20_Paragraph_20_Font"><text:span text:style-name="T2"> πάσας τὰς ἡμέρας τῆς εὐχῆς αὐτοῦ ἀπὸ πάντων, ὅσα γίνεται ἐξ ἀμπέλου, οἶνον ἀπὸ στεμφύλων ἕως γιγάρτου οὐ φάγεται. </text:span></text:span><text:span text:style-name="Default_20_Paragraph_20_Font"><text:span text:style-name="T1">5</text:span></text:span><text:span text:style-name="Default_20_Paragraph_20_Font"><text:span text:style-name="T2"> πάσας τὰς ἡμέρας τῆς εὐχῆς τοῦ ἁγνισμοῦ ξυρὸν οὐκ ἐπελεύσεται ἐπὶ τὴν κεφαλὴν αὐτοῦ· ἕως ἂν πληρωθῶσιν αἱ ἡμέραι, ὅσας ηὔξατο κυρίῳ, ἅγιος ἔσται τρέφων κόμην τρίχα κεφαλῆς. </text:span></text:span><text:span text:style-name="Default_20_Paragraph_20_Font"><text:span text:style-name="T1">6</text:span></text:span><text:span text:style-name="Default_20_Paragraph_20_Font"><text:span text:style-name="T2"> πάσας τὰς ἡμέρας τῆς εὐχῆς κυρίῳ ἐπὶ πάσῃ ψυχῇ τετελευτηκυίᾳ οὐκ εἰσελεύσεται· </text:span></text:span><text:span text:style-name="Default_20_Paragraph_20_Font"><text:span text:style-name="T1">7</text:span></text:span><text:span text:style-name="Default_20_Paragraph_20_Font"><text:span text:style-name="T2"> ἐπὶ πατρὶ καὶ ἐπὶ μητρὶ καὶ ἐπ’ ἀδελφῷ καὶ ἐπ’ ἀδελφῇ, οὐ μιανθήσεται ἐπ’ αὐτοῖς ἀποθανόντων αὐτῶν, ὅτι εὐχὴ θεοῦ αὐτοῦ ἐπ’ αὐτῷ ἐπὶ κεφαλῆς αὐτοῦ· </text:span></text:span><text:span text:style-name="Default_20_Paragraph_20_Font"><text:span text:style-name="T1">8</text:span></text:span><text:span text:style-name="Default_20_Paragraph_20_Font"><text:span text:style-name="T2"> πάσας τὰς ἡμέρας τῆς εὐχῆς αὐτοῦ ἅγιος ἔσται κυρίῳ. – </text:span></text:span><text:span text:style-name="Default_20_Paragraph_20_Font"><text:span text:style-name="T1">9</text:span></text:span><text:span text:style-name="Default_20_Paragraph_20_Font"><text:span text:style-name="T2"> ἐὰν δέ τις ἀποθάνῃ ἐξάπινα ἐπ’ αὐτῷ, παραχρῆμα μιανθήσεται ἡ κεφαλὴ εὐχῆς </text:span></text:span><text:soft-page-break/><text:span text:style-name="Default_20_Paragraph_20_Font"><text:span text:style-name="T2">αὐτοῦ, καὶ ξυρήσεται τὴν κεφαλὴν αὐτοῦ ᾗ ἂν ἡμέρᾳ καθαρισθῇ· τῇ ἡμέρᾳ τῇ ἑβδόμῃ ξυρηθήσεται. </text:span></text:span><text:span text:style-name="Default_20_Paragraph_20_Font"><text:span text:style-name="T1">10</text:span></text:span><text:span text:style-name="Default_20_Paragraph_20_Font"><text:span text:style-name="T2"> καὶ τῇ ἡμέρᾳ τῇ ὀγδόῃ οἴσει δύο τρυγόνας ἢ δύο νεοσσοὺς περιστερῶν πρὸς τὸν ἱερέα ἐπὶ τὰς θύρας τῆς σκηνῆς τοῦ μαρτυρίου, </text:span></text:span><text:span text:style-name="Default_20_Paragraph_20_Font"><text:span text:style-name="T1">11</text:span></text:span><text:span text:style-name="Default_20_Paragraph_20_Font"><text:span text:style-name="T2"> καὶ ποιήσει ὁ ἱερεὺς μίαν περὶ ἁμαρτίας καὶ μίαν εἰς ὁλοκαύτωμα, καὶ ἐξιλάσεται περὶ αὐτοῦ ὁ ἱερεὺς περὶ ὧν ἥμαρτεν περὶ τῆς ψυχῆς καὶ ἁγιάσει τὴν κεφαλὴν αὐτοῦ ἐν ἐκείνῃ τῇ ἡμέρᾳ, </text:span></text:span><text:span text:style-name="Default_20_Paragraph_20_Font"><text:span text:style-name="T1">12</text:span></text:span><text:span text:style-name="Default_20_Paragraph_20_Font"><text:span text:style-name="T2"> ᾗ ἡγιάσθη κυρίῳ τὰς ἡμέρας τῆς εὐχῆς, καὶ προσάξει ἀμνὸν ἐνιαύσιον εἰς πλημμέλειαν, καὶ αἱ ἡμέραι αἱ πρότεραι ἄλογοι ἔσονται, ὅτι ἐμιάνθη κεφαλὴ εὐχῆς αὐτοῦ. </text:span></text:span></text:p>
        <text:p text:style-name="P3"><text:span text:style-name="Default_20_Paragraph_20_Font"><text:span text:style-name="T1">13</text:span></text:span><text:span text:style-name="Default_20_Paragraph_20_Font"><text:span text:style-name="T2"> Καὶ οὗτος ὁ νόμος τοῦ εὐξαμένου· ᾗ ἂν ἡμέρᾳ πληρώσῃ ἡμέρας εὐχῆς αὐτοῦ, προσοίσει αὐτὸς παρὰ τὰς θύρας τῆς σκηνῆς τοῦ μαρτυρίου </text:span></text:span><text:span text:style-name="Default_20_Paragraph_20_Font"><text:span text:style-name="T1">14</text:span></text:span><text:span text:style-name="Default_20_Paragraph_20_Font"><text:span text:style-name="T2"> καὶ προσάξει τὸ δῶρον αὐτοῦ κυρίῳ ἀμνὸν ἐνιαύσιον ἄμωμον ἕνα εἰς ὁλοκαύτωσιν καὶ ἀμνάδα ἐνιαυσίαν ἄμωμον μίαν εἰς ἁμαρτίαν καὶ κριὸν ἕνα ἄμωμον εἰς σωτήριον </text:span></text:span><text:span text:style-name="Default_20_Paragraph_20_Font"><text:span text:style-name="T1">15</text:span></text:span><text:span text:style-name="Default_20_Paragraph_20_Font"><text:span text:style-name="T2"> καὶ κανοῦν ἀζύμων σεμιδάλεως ἄρτους ἀναπεποιημένους ἐν ἐλαίῳ καὶ λάγανα ἄζυμα κεχρισμένα ἐν ἐλαίῳ καὶ θυσία αὐτῶν καὶ σπονδὴ αὐτῶν. </text:span></text:span><text:span text:style-name="Default_20_Paragraph_20_Font"><text:span text:style-name="T1">16</text:span></text:span><text:span text:style-name="Default_20_Paragraph_20_Font"><text:span text:style-name="T2"> καὶ προσοίσει ὁ ἱερεὺς ἔναντι κυρίου καὶ ποιήσει τὸ περὶ ἁμαρτίας αὐτοῦ καὶ τὸ ὁλοκαύτωμα αὐτοῦ </text:span></text:span><text:span text:style-name="Default_20_Paragraph_20_Font"><text:span text:style-name="T1">17</text:span></text:span><text:span text:style-name="Default_20_Paragraph_20_Font"><text:span text:style-name="T2"> καὶ τὸν κριὸν ποιήσει θυσίαν σωτηρίου κυρίῳ ἐπὶ τῷ κανῷ τῶν ἀζύμων, καὶ ποιήσει ὁ ἱερεὺς τὴν θυσίαν αὐτοῦ καὶ τὴν σπονδὴν αὐτοῦ. </text:span></text:span><text:span text:style-name="Default_20_Paragraph_20_Font"><text:span text:style-name="T1">18</text:span></text:span><text:span text:style-name="Default_20_Paragraph_20_Font"><text:span text:style-name="T2"> καὶ ξυρήσεται ὁ ηὐγμένος παρὰ τὰς θύρας τῆς σκηνῆς τοῦ μαρτυρίου τὴν κεφαλὴν τῆς εὐχῆς αὐτοῦ καὶ ἐπιθήσει τὰς τρίχας ἐπὶ τὸ πῦρ, ὅ ἐστιν ὑπὸ τὴν θυσίαν τοῦ σωτηρίου. </text:span></text:span><text:span text:style-name="Default_20_Paragraph_20_Font"><text:span text:style-name="T1">19</text:span></text:span><text:span text:style-name="Default_20_Paragraph_20_Font"><text:span text:style-name="T2"> καὶ λήμψεται ὁ ἱερεὺς τὸν βραχίονα ἑφθὸν ἀπὸ τοῦ κριοῦ καὶ ἄρτον ἕνα ἄζυμον ἀπὸ τοῦ κανοῦ καὶ λάγανον ἄζυμον ἓν καὶ ἐπιθήσει ἐπὶ τὰς χεῖρας τοῦ ηὐγμένου μετὰ τὸ ξυρήσασθαι αὐτὸν τὴν εὐχὴν αὐτοῦ· </text:span></text:span><text:span text:style-name="Default_20_Paragraph_20_Font"><text:span text:style-name="T1">20</text:span></text:span><text:span text:style-name="Default_20_Paragraph_20_Font"><text:span text:style-name="T2"> καὶ προσοίσει αὐτὰ ὁ ἱερεὺς ἐπίθεμα ἔναντι κυρίου, ἅγιον ἔσται τῷ ἱερεῖ ἐπὶ τοῦ στηθυνίου τοῦ ἐπιθέματος καὶ ἐπὶ τοῦ βραχίονος τοῦ ἀφαιρέματος· καὶ μετὰ ταῦτα πίεται ὁ ηὐγμένος οἶνον. – </text:span></text:span><text:span text:style-name="Default_20_Paragraph_20_Font"><text:span text:style-name="T1">21</text:span></text:span><text:span text:style-name="Default_20_Paragraph_20_Font"><text:span text:style-name="T2"> οὗτος ὁ νόμος τοῦ εὐξαμένου, ὃς ἂν εὔξηται κυρίῳ δῶρον αὐτοῦ κυρίῳ περὶ τῆς εὐχῆς, χωρὶς ὧν ἂν εὕρῃ ἡ χεὶρ αὐτοῦ κατὰ δύναμιν τῆς εὐχῆς αὐτοῦ, ἣν ἂν εὔξηται κατὰ νόμον ἁγνείας. </text:span></text:span></text:p>
        <text:p text:style-name="P3"><text:span text:style-name="Default_20_Paragraph_20_Font"><text:span text:style-name="T1">22</text:span></text:span><text:span text:style-name="Default_20_Paragraph_20_Font"><text:span text:style-name="T2"> Καὶ ἐλάλησεν κύριος πρὸς Μωυσῆν λέγων </text:span></text:span><text:span text:style-name="Default_20_Paragraph_20_Font"><text:span text:style-name="T1">23</text:span></text:span><text:span text:style-name="Default_20_Paragraph_20_Font"><text:span text:style-name="T2"> Λάλησον Ααρων καὶ τοῖς υἱοῖς αὐτοῦ λέγων Οὕτως εὐλογήσετε τοὺς υἱοὺς Ισραηλ λέγοντες αὐτοῖς [καὶ ἐπιθήσουσιν τὸ ὄνομά μου ἐπὶ τοὺς υἱοὺς Ισραηλ, καὶ ἐγὼ κύριος εὐλογήσω αὐτούς] </text:span></text:span></text:p>
        <text:p text:style-name="P4"><text:span text:style-name="Default_20_Paragraph_20_Font"><text:span text:style-name="T1">24</text:span></text:span><text:span text:style-name="Default_20_Paragraph_20_Font"><text:span text:style-name="T2"> Εὐλογήσαι σε κύριος καὶ φυλάξαι σε, </text:span></text:span></text:p>
        <text:p text:style-name="P5"><text:span text:style-name="Default_20_Paragraph_20_Font"><text:span text:style-name="T1">25</text:span></text:span><text:span text:style-name="Default_20_Paragraph_20_Font"><text:span text:style-name="T2"> ἐπιφάναι κύριος τὸ πρόσωπον αὐτοῦ ἐπὶ σὲ καὶ ἐλεήσαι σε, </text:span></text:span></text:p>
        <text:p text:style-name="P5"><text:span text:style-name="Default_20_Paragraph_20_Font"><text:span text:style-name="T1">26</text:span></text:span><text:span text:style-name="Default_20_Paragraph_20_Font"><text:span text:style-name="T2"> ἐπάραι κύριος τὸ πρόσωπον αὐτοῦ ἐπὶ σὲ καὶ δῴη σοι εἰρήνην. </text:span></text:span></text:p>
      </text:section>
      <text:section text:style-name="Sect1" text:name="Sect7">
        <text:p text:style-name="P2">Αριθμοι 7</text:p>
        <text:p text:style-name="P3"><text:span text:style-name="Default_20_Paragraph_20_Font"><text:span text:style-name="T1">1</text:span></text:span><text:span text:style-name="Default_20_Paragraph_20_Font"><text:span text:style-name="T2"> Καὶ ἐγένετο ᾗ ἡμέρᾳ συνετέλεσεν Μωϋσῆς ὥστε ἀναστῆσαι τὴν σκηνὴν καὶ ἔχρισεν αὐτὴν καὶ ἡγίασεν αὐτὴν καὶ πάντα τὰ σκεύη αὐτῆς καὶ τὸ θυσιαστήριον καὶ πάντα τὰ σκεύη αὐτοῦ καὶ ἔχρισεν αὐτὰ καὶ ἡγίασεν αὐτά, </text:span></text:span><text:span text:style-name="Default_20_Paragraph_20_Font"><text:span text:style-name="T1">2</text:span></text:span><text:span text:style-name="Default_20_Paragraph_20_Font"><text:span text:style-name="T2"> καὶ προσήνεγκαν οἱ ἄρχοντες Ισραηλ, δώδεκα ἄρχοντες οἴκων πατριῶν αὐτῶν, οὗτοι ἄρχοντες φυλῶν, οὗτοι οἱ παρεστηκότες ἐπὶ τῆς ἐπισκοπῆς, </text:span></text:span><text:span text:style-name="Default_20_Paragraph_20_Font"><text:span text:style-name="T1">3</text:span></text:span><text:span text:style-name="Default_20_Paragraph_20_Font"><text:span text:style-name="T2"> καὶ ἤνεγκαν τὰ δῶρα αὐτῶν ἔναντι κυρίου ἓξ ἁμάξας λαμπηνικὰς καὶ δώδεκα βόας, ἅμαξαν παρὰ δύο ἀρχόντων καὶ μόσχον παρὰ ἑκάστου, καὶ προσήγαγον ἐναντίον τῆς σκηνῆς. </text:span></text:span><text:span text:style-name="Default_20_Paragraph_20_Font"><text:span text:style-name="T1">4</text:span></text:span><text:span text:style-name="Default_20_Paragraph_20_Font"><text:span text:style-name="T2"> καὶ εἶπεν κύριος πρὸς Μωυσῆν λέγων </text:span></text:span><text:span text:style-name="Default_20_Paragraph_20_Font"><text:span text:style-name="T1">5</text:span></text:span><text:span text:style-name="Default_20_Paragraph_20_Font"><text:span text:style-name="T2"> Λαβὲ παρ’ αὐτῶν, καὶ ἔσονται πρὸς τὰ ἔργα τὰ λειτουργικὰ τῆς σκηνῆς τοῦ μαρτυρίου, καὶ δώσεις αὐτὰ τοῖς Λευίταις, ἑκάστῳ κατὰ τὴν αὐτοῦ λειτουργίαν. </text:span></text:span><text:span text:style-name="Default_20_Paragraph_20_Font"><text:span text:style-name="T1">6</text:span></text:span><text:span text:style-name="Default_20_Paragraph_20_Font"><text:span text:style-name="T2"> καὶ λαβὼν Μωϋσῆς τὰς ἁμάξας καὶ </text:span></text:span><text:soft-page-break/><text:span text:style-name="Default_20_Paragraph_20_Font"><text:span text:style-name="T2">τοὺς βόας ἔδωκεν αὐτὰ τοῖς Λευίταις· </text:span></text:span><text:span text:style-name="Default_20_Paragraph_20_Font"><text:span text:style-name="T1">7</text:span></text:span><text:span text:style-name="Default_20_Paragraph_20_Font"><text:span text:style-name="T2"> τὰς δύο ἁμάξας καὶ τοὺς τέσσαρας βόας ἔδωκεν τοῖς υἱοῖς Γεδσων κατὰ τὰς λειτουργίας αὐτῶν </text:span></text:span><text:span text:style-name="Default_20_Paragraph_20_Font"><text:span text:style-name="T1">8</text:span></text:span><text:span text:style-name="Default_20_Paragraph_20_Font"><text:span text:style-name="T2"> καὶ τὰς τέσσαρας ἁμάξας καὶ τοὺς ὀκτὼ βόας ἔδωκεν τοῖς υἱοῖς Μεραρι κατὰ τὰς λειτουργίας αὐτῶν διὰ Ιθαμαρ υἱοῦ Ααρων τοῦ ἱερέως. </text:span></text:span><text:span text:style-name="Default_20_Paragraph_20_Font"><text:span text:style-name="T1">9</text:span></text:span><text:span text:style-name="Default_20_Paragraph_20_Font"><text:span text:style-name="T2"> καὶ τοῖς υἱοῖς Κααθ οὐκ ἔδωκεν, ὅτι τὰ λειτουργήματα τοῦ ἁγίου ἔχουσιν· ἐπ’ ὤμων ἀροῦσιν. </text:span></text:span></text:p>
        <text:p text:style-name="P3"><text:span text:style-name="Default_20_Paragraph_20_Font"><text:span text:style-name="T1">10</text:span></text:span><text:span text:style-name="Default_20_Paragraph_20_Font"><text:span text:style-name="T2"> Καὶ προσήνεγκαν οἱ ἄρχοντες εἰς τὸν ἐγκαινισμὸν τοῦ θυσιαστηρίου ἐν τῇ ἡμέρᾳ, ᾗ ἔχρισεν αὐτό, καὶ προσήνεγκαν οἱ ἄρχοντες τὰ δῶρα αὐτῶν ἀπέναντι τοῦ θυσιαστηρίου. </text:span></text:span><text:span text:style-name="Default_20_Paragraph_20_Font"><text:span text:style-name="T1">11</text:span></text:span><text:span text:style-name="Default_20_Paragraph_20_Font"><text:span text:style-name="T2"> καὶ εἶπεν κύριος πρὸς Μωυσῆν Ἄρχων εἷς καθ’ ἡμέραν ἄρχων καθ’ ἡμέραν προσοίσουσιν τὰ δῶρα αὐτῶν εἰς τὸν ἐγκαινισμὸν τοῦ θυσιαστηρίου. </text:span></text:span></text:p>
        <text:p text:style-name="P3"><text:span text:style-name="Default_20_Paragraph_20_Font"><text:span text:style-name="T1">12</text:span></text:span><text:span text:style-name="Default_20_Paragraph_20_Font"><text:span text:style-name="T2"> Καὶ ἦν ὁ προσφέρων τῇ ἡμέρᾳ τῇ πρώτῃ τὸ δῶρον αὐτοῦ Ναασσων υἱὸς Αμιναδαβ ἄρχων τῆς φυλῆς Ιουδα. </text:span></text:span><text:span text:style-name="Default_20_Paragraph_20_Font"><text:span text:style-name="T1">13</text:span></text:span><text:span text:style-name="Default_20_Paragraph_20_Font"><text:span text:style-name="T2"> καὶ προσήνεγκεν τὸ δῶρον αὐτοῦ τρυβλίον ἀργυροῦν ἕν, τριάκοντα καὶ ἑκατὸν ὁλκὴ αὐτοῦ, φιάλην μίαν ἀργυρᾶν ἑβδομήκοντα σίκλων κατὰ τὸν σίκλον τὸν ἅγιον, ἀμφότερα πλήρη σεμιδάλεως ἀναπεποιημένης ἐν ἐλαίῳ, εἰς θυσίαν· </text:span></text:span><text:span text:style-name="Default_20_Paragraph_20_Font"><text:span text:style-name="T1">14</text:span></text:span><text:span text:style-name="Default_20_Paragraph_20_Font"><text:span text:style-name="T2"> θυίσκην μίαν δέκα χρυσῶν πλήρη θυμιάματος· </text:span></text:span><text:span text:style-name="Default_20_Paragraph_20_Font"><text:span text:style-name="T1">15</text:span></text:span><text:span text:style-name="Default_20_Paragraph_20_Font"><text:span text:style-name="T2"> μόσχον ἕνα ἐκ βοῶν, κριὸν ἕνα, ἀμνὸν ἕνα ἐνιαύσιον εἰς ὁλοκαύτωμα· </text:span></text:span><text:span text:style-name="Default_20_Paragraph_20_Font"><text:span text:style-name="T1">16</text:span></text:span><text:span text:style-name="Default_20_Paragraph_20_Font"><text:span text:style-name="T2"> καὶ χίμαρον ἐξ αἰγῶν ἕνα περὶ ἁμαρτίας· </text:span></text:span><text:span text:style-name="Default_20_Paragraph_20_Font"><text:span text:style-name="T1">17</text:span></text:span><text:span text:style-name="Default_20_Paragraph_20_Font"><text:span text:style-name="T2"> καὶ εἰς θυσίαν σωτηρίου δαμάλεις δύο, κριοὺς πέντε, τράγους πέντε, ἀμνάδας ἐνιαυσίας πέντε. τοῦτο τὸ δῶρον Ναασσων υἱοῦ Αμιναδαβ. </text:span></text:span></text:p>
        <text:p text:style-name="P3"><text:span text:style-name="Default_20_Paragraph_20_Font"><text:span text:style-name="T1">18</text:span></text:span><text:span text:style-name="Default_20_Paragraph_20_Font"><text:span text:style-name="T2"> Τῇ ἡμέρᾳ τῇ δευτέρᾳ προσήνεγκεν Ναθαναηλ υἱὸς Σωγαρ ἄρχων τῆς φυλῆς Ισσαχαρ. </text:span></text:span><text:span text:style-name="Default_20_Paragraph_20_Font"><text:span text:style-name="T1">19</text:span></text:span><text:span text:style-name="Default_20_Paragraph_20_Font"><text:span text:style-name="T2"> καὶ προσήνεγκεν τὸ δῶρον αὐτοῦ τρυβλίον ἀργυροῦν ἕν, τριάκοντα καὶ ἑκατὸν ὁλκὴ αὐτοῦ, φιάλην μίαν ἀργυρᾶν ἑβδομήκοντα σίκλων κατὰ τὸν σίκλον τὸν ἅγιον, ἀμφότερα πλήρη σεμιδάλεως ἀναπεποιημένης ἐν ἐλαίῳ, εἰς θυσίαν· </text:span></text:span><text:span text:style-name="Default_20_Paragraph_20_Font"><text:span text:style-name="T1">20</text:span></text:span><text:span text:style-name="Default_20_Paragraph_20_Font"><text:span text:style-name="T2"> θυίσκην μίαν δέκα χρυσῶν πλήρη θυμιάματος· </text:span></text:span><text:span text:style-name="Default_20_Paragraph_20_Font"><text:span text:style-name="T1">21</text:span></text:span><text:span text:style-name="Default_20_Paragraph_20_Font"><text:span text:style-name="T2"> μόσχον ἕνα ἐκ βοῶν, κριὸν ἕνα, ἀμνὸν ἕνα ἐνιαύσιον εἰς ὁλοκαύτωμα· </text:span></text:span><text:span text:style-name="Default_20_Paragraph_20_Font"><text:span text:style-name="T1">22</text:span></text:span><text:span text:style-name="Default_20_Paragraph_20_Font"><text:span text:style-name="T2"> καὶ χίμαρον ἐξ αἰγῶν ἕνα περὶ ἁμαρτίας· </text:span></text:span><text:span text:style-name="Default_20_Paragraph_20_Font"><text:span text:style-name="T1">23</text:span></text:span><text:span text:style-name="Default_20_Paragraph_20_Font"><text:span text:style-name="T2"> καὶ εἰς θυσίαν σωτηρίου δαμάλεις δύο, κριοὺς πέντε, τράγους πέντε, ἀμνάδας ἐνιαυσίας πέντε. τοῦτο τὸ δῶρον Ναθαναηλ υἱοῦ Σωγαρ. </text:span></text:span></text:p>
        <text:p text:style-name="P3"><text:span text:style-name="Default_20_Paragraph_20_Font"><text:span text:style-name="T1">24</text:span></text:span><text:span text:style-name="Default_20_Paragraph_20_Font"><text:span text:style-name="T2"> Τῇ ἡμέρᾳ τῇ τρίτῃ ἄρχων τῶν υἱῶν Ζαβουλων Ελιαβ υἱὸς Χαιλων. </text:span></text:span><text:span text:style-name="Default_20_Paragraph_20_Font"><text:span text:style-name="T1">25</text:span></text:span><text:span text:style-name="Default_20_Paragraph_20_Font"><text:span text:style-name="T2"> τὸ δῶρον αὐτοῦ τρυβλίον ἀργυροῦν ἕν, τριάκοντα καὶ ἑκατὸν ὁλκὴ αὐτοῦ, φιάλην μίαν ἀργυρᾶν ἑβδομήκοντα σίκλων κατὰ τὸν σίκλον τὸν ἅγιον, ἀμφότερα πλήρη σεμιδάλεως ἀναπεποιημένης ἐν ἐλαίῳ, εἰς θυσίαν· </text:span></text:span><text:span text:style-name="Default_20_Paragraph_20_Font"><text:span text:style-name="T1">26</text:span></text:span><text:span text:style-name="Default_20_Paragraph_20_Font"><text:span text:style-name="T2"> θυίσκην μίαν δέκα χρυσῶν πλήρη θυμιάματος· </text:span></text:span><text:span text:style-name="Default_20_Paragraph_20_Font"><text:span text:style-name="T1">27</text:span></text:span><text:span text:style-name="Default_20_Paragraph_20_Font"><text:span text:style-name="T2"> μόσχον ἕνα ἐκ βοῶν, κριὸν ἕνα, ἀμνὸν ἕνα ἐνιαύσιον εἰς ὁλοκαύτωμα· </text:span></text:span><text:span text:style-name="Default_20_Paragraph_20_Font"><text:span text:style-name="T1">28</text:span></text:span><text:span text:style-name="Default_20_Paragraph_20_Font"><text:span text:style-name="T2"> καὶ χίμαρον ἐξ αἰγῶν ἕνα περὶ ἁμαρτίας· </text:span></text:span><text:span text:style-name="Default_20_Paragraph_20_Font"><text:span text:style-name="T1">29</text:span></text:span><text:span text:style-name="Default_20_Paragraph_20_Font"><text:span text:style-name="T2"> καὶ εἰς θυσίαν σωτηρίου δαμάλεις δύο, κριοὺς πέντε, τράγους πέντε, ἀμνάδας ἐνιαυσίας πέντε. τοῦτο τὸ δῶρον Ελιαβ υἱοῦ Χαιλων. </text:span></text:span></text:p>
        <text:p text:style-name="P3"><text:span text:style-name="Default_20_Paragraph_20_Font"><text:span text:style-name="T1">30</text:span></text:span><text:span text:style-name="Default_20_Paragraph_20_Font"><text:span text:style-name="T2"> Τῇ ἡμέρᾳ τῇ τετάρτῃ ἄρχων τῶν υἱῶν Ρουβην Ελισουρ υἱὸς Σεδιουρ. </text:span></text:span><text:span text:style-name="Default_20_Paragraph_20_Font"><text:span text:style-name="T1">31</text:span></text:span><text:span text:style-name="Default_20_Paragraph_20_Font"><text:span text:style-name="T2"> τὸ δῶρον αὐτοῦ τρυβλίον ἀργυροῦν ἕν, τριάκοντα καὶ ἑκατὸν ὁλκὴ αὐτοῦ, φιάλην μίαν ἀργυρᾶν ἑβδομήκοντα σίκλων κατὰ τὸν σίκλον τὸν ἅγιον, ἀμφότερα πλήρη σεμιδάλεως ἀναπεποιημένης ἐν ἐλαίῳ, εἰς θυσίαν· </text:span></text:span><text:span text:style-name="Default_20_Paragraph_20_Font"><text:span text:style-name="T1">32</text:span></text:span><text:span text:style-name="Default_20_Paragraph_20_Font"><text:span text:style-name="T2"> θυίσκην μίαν δέκα χρυσῶν πλήρη θυμιάματος· </text:span></text:span><text:span text:style-name="Default_20_Paragraph_20_Font"><text:span text:style-name="T1">33</text:span></text:span><text:span text:style-name="Default_20_Paragraph_20_Font"><text:span text:style-name="T2"> μόσχον ἕνα ἐκ βοῶν, κριὸν ἕνα, ἀμνὸν ἕνα ἐνιαύσιον εἰς ὁλοκαύτωμα· </text:span></text:span><text:span text:style-name="Default_20_Paragraph_20_Font"><text:span text:style-name="T1">34</text:span></text:span><text:span text:style-name="Default_20_Paragraph_20_Font"><text:span text:style-name="T2"> καὶ χίμαρον ἐξ αἰγῶν ἕνα περὶ ἁμαρτίας· </text:span></text:span><text:span text:style-name="Default_20_Paragraph_20_Font"><text:span text:style-name="T1">35</text:span></text:span><text:span text:style-name="Default_20_Paragraph_20_Font"><text:span text:style-name="T2"> καὶ εἰς θυσίαν σωτηρίου δαμάλεις δύο, κριοὺς πέντε, τράγους πέντε, ἀμνάδας ἐνιαυσίας πέντε. τοῦτο τὸ δῶρον Ελισουρ υἱοῦ Σεδιουρ. </text:span></text:span></text:p>
        <text:p text:style-name="P3"><text:soft-page-break/><text:span text:style-name="Default_20_Paragraph_20_Font"><text:span text:style-name="T1">36</text:span></text:span><text:span text:style-name="Default_20_Paragraph_20_Font"><text:span text:style-name="T2"> Τῇ ἡμέρᾳ τῇ πέμπτῃ ἄρχων τῶν υἱῶν Συμεων Σαλαμιηλ υἱὸς Σουρισαδαι. </text:span></text:span><text:span text:style-name="Default_20_Paragraph_20_Font"><text:span text:style-name="T1">37</text:span></text:span><text:span text:style-name="Default_20_Paragraph_20_Font"><text:span text:style-name="T2"> τὸ δῶρον αὐτοῦ τρυβλίον ἀργυροῦν ἕν, τριάκοντα καὶ ἑκατὸν ὁλκὴ αὐτοῦ, φιάλην μίαν ἀργυρᾶν ἑβδομήκοντα σίκλων κατὰ τὸν σίκλον τὸν ἅγιον, ἀμφότερα πλήρη σεμιδάλεως ἀναπεποιημένης ἐν ἐλαίῳ, εἰς θυσίαν· </text:span></text:span><text:span text:style-name="Default_20_Paragraph_20_Font"><text:span text:style-name="T1">38</text:span></text:span><text:span text:style-name="Default_20_Paragraph_20_Font"><text:span text:style-name="T2"> θυίσκην μίαν δέκα χρυσῶν πλήρη θυμιάματος· </text:span></text:span><text:span text:style-name="Default_20_Paragraph_20_Font"><text:span text:style-name="T1">39</text:span></text:span><text:span text:style-name="Default_20_Paragraph_20_Font"><text:span text:style-name="T2"> μόσχον ἕνα ἐκ βοῶν, κριὸν ἕνα, ἀμνὸν ἕνα ἐνιαύσιον εἰς ὁλοκαύτωμα· </text:span></text:span><text:span text:style-name="Default_20_Paragraph_20_Font"><text:span text:style-name="T1">40</text:span></text:span><text:span text:style-name="Default_20_Paragraph_20_Font"><text:span text:style-name="T2"> καὶ χίμαρον ἐξ αἰγῶν ἕνα περὶ ἁμαρτίας· </text:span></text:span><text:span text:style-name="Default_20_Paragraph_20_Font"><text:span text:style-name="T1">41</text:span></text:span><text:span text:style-name="Default_20_Paragraph_20_Font"><text:span text:style-name="T2"> καὶ εἰς θυσίαν σωτηρίου δαμάλεις δύο, κριοὺς πέντε, τράγους πέντε, ἀμνάδας ἐνιαυσίας πέντε. τοῦτο τὸ δῶρον Σαλαμιηλ υἱοῦ Σουρισαδαι. </text:span></text:span></text:p>
        <text:p text:style-name="P3"><text:span text:style-name="Default_20_Paragraph_20_Font"><text:span text:style-name="T1">42</text:span></text:span><text:span text:style-name="Default_20_Paragraph_20_Font"><text:span text:style-name="T2"> Τῇ ἡμέρᾳ τῇ ἕκτῃ ἄρχων τῶν υἱῶν Γαδ Ελισαφ υἱὸς Ραγουηλ. </text:span></text:span><text:span text:style-name="Default_20_Paragraph_20_Font"><text:span text:style-name="T1">43</text:span></text:span><text:span text:style-name="Default_20_Paragraph_20_Font"><text:span text:style-name="T2"> τὸ δῶρον αὐτοῦ τρυβλίον ἀργυροῦν ἕν, τριάκοντα καὶ ἑκατὸν ὁλκὴ αὐτοῦ, φιάλην μίαν ἀργυρᾶν ἑβδομήκοντα σίκλων κατὰ τὸν σίκλον τὸν ἅγιον, ἀμφότερα πλήρη σεμιδάλεως ἀναπεποιημένης ἐν ἐλαίῳ, εἰς θυσίαν· </text:span></text:span><text:span text:style-name="Default_20_Paragraph_20_Font"><text:span text:style-name="T1">44</text:span></text:span><text:span text:style-name="Default_20_Paragraph_20_Font"><text:span text:style-name="T2"> θυίσκην μίαν δέκα χρυσῶν πλήρη θυμιάματος· </text:span></text:span><text:span text:style-name="Default_20_Paragraph_20_Font"><text:span text:style-name="T1">45</text:span></text:span><text:span text:style-name="Default_20_Paragraph_20_Font"><text:span text:style-name="T2"> μόσχον ἕνα ἐκ βοῶν, κριὸν ἕνα, ἀμνὸν ἕνα ἐνιαύσιον εἰς ὁλοκαύτωμα· </text:span></text:span><text:span text:style-name="Default_20_Paragraph_20_Font"><text:span text:style-name="T1">46</text:span></text:span><text:span text:style-name="Default_20_Paragraph_20_Font"><text:span text:style-name="T2"> καὶ χίμαρον ἐξ αἰγῶν ἕνα περὶ ἁμαρτίας· </text:span></text:span><text:span text:style-name="Default_20_Paragraph_20_Font"><text:span text:style-name="T1">47</text:span></text:span><text:span text:style-name="Default_20_Paragraph_20_Font"><text:span text:style-name="T2"> καὶ εἰς θυσίαν σωτηρίου δαμάλεις δύο, κριοὺς πέντε, τράγους πέντε, ἀμνάδας ἐνιαυσίας πέντε. τοῦτο τὸ δῶρον Ελισαφ υἱοῦ Ραγουηλ. </text:span></text:span></text:p>
        <text:p text:style-name="P3"><text:span text:style-name="Default_20_Paragraph_20_Font"><text:span text:style-name="T1">48</text:span></text:span><text:span text:style-name="Default_20_Paragraph_20_Font"><text:span text:style-name="T2"> Τῇ ἡμέρᾳ τῇ ἑβδόμῃ ἄρχων τῶν υἱῶν Εφραιμ Ελισαμα υἱὸς Εμιουδ. </text:span></text:span><text:span text:style-name="Default_20_Paragraph_20_Font"><text:span text:style-name="T1">49</text:span></text:span><text:span text:style-name="Default_20_Paragraph_20_Font"><text:span text:style-name="T2"> τὸ δῶρον αὐτοῦ τρυβλίον ἀργυροῦν ἕν, τριάκοντα καὶ ἑκατὸν ὁλκὴ αὐτοῦ, φιάλην μίαν ἀργυρᾶν ἑβδομήκοντα σίκλων κατὰ τὸν σίκλον τὸν ἅγιον, ἀμφότερα πλήρη σεμιδάλεως ἀναπεποιημένης ἐν ἐλαίῳ, εἰς θυσίαν· </text:span></text:span><text:span text:style-name="Default_20_Paragraph_20_Font"><text:span text:style-name="T1">50</text:span></text:span><text:span text:style-name="Default_20_Paragraph_20_Font"><text:span text:style-name="T2"> θυίσκην μίαν δέκα χρυσῶν πλήρη θυμιάματος· </text:span></text:span><text:span text:style-name="Default_20_Paragraph_20_Font"><text:span text:style-name="T1">51</text:span></text:span><text:span text:style-name="Default_20_Paragraph_20_Font"><text:span text:style-name="T2"> μόσχον ἕνα ἐκ βοῶν, κριὸν ἕνα, ἀμνὸν ἕνα ἐνιαύσιον εἰς ὁλοκαύτωμα· </text:span></text:span><text:span text:style-name="Default_20_Paragraph_20_Font"><text:span text:style-name="T1">52</text:span></text:span><text:span text:style-name="Default_20_Paragraph_20_Font"><text:span text:style-name="T2"> καὶ χίμαρον ἐξ αἰγῶν ἕνα περὶ ἁμαρτίας· </text:span></text:span><text:span text:style-name="Default_20_Paragraph_20_Font"><text:span text:style-name="T1">53</text:span></text:span><text:span text:style-name="Default_20_Paragraph_20_Font"><text:span text:style-name="T2"> καὶ εἰς θυσίαν σωτηρίου δαμάλεις δύο, κριοὺς πέντε, τράγους πέντε, ἀμνάδας ἐνιαυσίας πέντε. τοῦτο τὸ δῶρον Ελισαμα υἱοῦ Εμιουδ. </text:span></text:span></text:p>
        <text:p text:style-name="P3"><text:span text:style-name="Default_20_Paragraph_20_Font"><text:span text:style-name="T1">54</text:span></text:span><text:span text:style-name="Default_20_Paragraph_20_Font"><text:span text:style-name="T2"> Τῇ ἡμέρᾳ τῇ ὀγδόῃ ἄρχων τῶν υἱῶν Μανασση Γαμαλιηλ υἱὸς Φαδασσουρ. </text:span></text:span><text:span text:style-name="Default_20_Paragraph_20_Font"><text:span text:style-name="T1">55</text:span></text:span><text:span text:style-name="Default_20_Paragraph_20_Font"><text:span text:style-name="T2"> τὸ δῶρον αὐτοῦ τρυβλίον ἀργυροῦν ἕν, τριάκοντα καὶ ἑκατὸν ὁλκὴ αὐτοῦ, φιάλην μίαν ἀργυρᾶν ἑβδομήκοντα σίκλων κατὰ τὸν σίκλον τὸν ἅγιον, ἀμφότερα πλήρη σεμιδάλεως ἀναπεποιημένης ἐν ἐλαίῳ, εἰς θυσίαν· </text:span></text:span><text:span text:style-name="Default_20_Paragraph_20_Font"><text:span text:style-name="T1">56</text:span></text:span><text:span text:style-name="Default_20_Paragraph_20_Font"><text:span text:style-name="T2"> θυίσκην μίαν δέκα χρυσῶν πλήρη θυμιάματος· </text:span></text:span><text:span text:style-name="Default_20_Paragraph_20_Font"><text:span text:style-name="T1">57</text:span></text:span><text:span text:style-name="Default_20_Paragraph_20_Font"><text:span text:style-name="T2"> μόσχον ἕνα ἐκ βοῶν, κριὸν ἕνα, ἀμνὸν ἕνα ἐνιαύσιον εἰς ὁλοκαύτωμα· </text:span></text:span><text:span text:style-name="Default_20_Paragraph_20_Font"><text:span text:style-name="T1">58</text:span></text:span><text:span text:style-name="Default_20_Paragraph_20_Font"><text:span text:style-name="T2"> καὶ χίμαρον ἐξ αἰγῶν ἕνα περὶ ἁμαρτίας· </text:span></text:span><text:span text:style-name="Default_20_Paragraph_20_Font"><text:span text:style-name="T1">59</text:span></text:span><text:span text:style-name="Default_20_Paragraph_20_Font"><text:span text:style-name="T2"> καὶ εἰς θυσίαν σωτηρίου δαμάλεις δύο, κριοὺς πέντε, τράγους πέντε, ἀμνάδας ἐνιαυσίας πέντε. τοῦτο τὸ δῶρον Γαμαλιηλ υἱοῦ Φαδασσουρ. </text:span></text:span></text:p>
        <text:p text:style-name="P3"><text:span text:style-name="Default_20_Paragraph_20_Font"><text:span text:style-name="T1">60</text:span></text:span><text:span text:style-name="Default_20_Paragraph_20_Font"><text:span text:style-name="T2"> Τῇ ἡμέρᾳ τῇ ἐνάτῃ ἄρχων τῶν υἱῶν Βενιαμιν Αβιδαν υἱὸς Γαδεωνι. </text:span></text:span><text:span text:style-name="Default_20_Paragraph_20_Font"><text:span text:style-name="T1">61</text:span></text:span><text:span text:style-name="Default_20_Paragraph_20_Font"><text:span text:style-name="T2"> τὸ δῶρον αὐτοῦ τρυβλίον ἀργυροῦν ἕν, τριάκοντα καὶ ἑκατὸν ὁλκὴ αὐτοῦ, φιάλην μίαν ἀργυρᾶν ἑβδομήκοντα σίκλων κατὰ τὸν σίκλον τὸν ἅγιον, ἀμφότερα πλήρη σεμιδάλεως ἀναπεποιημένης ἐν ἐλαίῳ, εἰς θυσίαν· </text:span></text:span><text:span text:style-name="Default_20_Paragraph_20_Font"><text:span text:style-name="T1">62</text:span></text:span><text:span text:style-name="Default_20_Paragraph_20_Font"><text:span text:style-name="T2"> θυίσκην μίαν δέκα χρυσῶν πλήρη θυμιάματος· </text:span></text:span><text:span text:style-name="Default_20_Paragraph_20_Font"><text:span text:style-name="T1">63</text:span></text:span><text:span text:style-name="Default_20_Paragraph_20_Font"><text:span text:style-name="T2"> μόσχον ἕνα ἐκ βοῶν, κριὸν ἕνα, ἀμνὸν ἕνα ἐνιαύσιον εἰς ὁλοκαύτωμα· </text:span></text:span><text:span text:style-name="Default_20_Paragraph_20_Font"><text:span text:style-name="T1">64</text:span></text:span><text:span text:style-name="Default_20_Paragraph_20_Font"><text:span text:style-name="T2"> καὶ χίμαρον ἐξ αἰγῶν ἕνα περὶ ἁμαρτίας· </text:span></text:span><text:span text:style-name="Default_20_Paragraph_20_Font"><text:span text:style-name="T1">65</text:span></text:span><text:span text:style-name="Default_20_Paragraph_20_Font"><text:span text:style-name="T2"> καὶ εἰς θυσίαν σωτηρίου δαμάλεις δύο, κριοὺς πέντε, τράγους πέντε, ἀμνάδας ἐνιαυσίας πέντε. τοῦτο τὸ δῶρον Αβιδαν υἱοῦ Γαδεωνι. </text:span></text:span></text:p>
        <text:p text:style-name="P3"><text:span text:style-name="Default_20_Paragraph_20_Font"><text:span text:style-name="T1">66</text:span></text:span><text:span text:style-name="Default_20_Paragraph_20_Font"><text:span text:style-name="T2"> Τῇ ἡμέρᾳ τῇ δεκάτῃ ἄρχων τῶν υἱῶν Δαν Αχιεζερ υἱὸς Αμισαδαι. </text:span></text:span><text:span text:style-name="Default_20_Paragraph_20_Font"><text:span text:style-name="T1">67</text:span></text:span><text:span text:style-name="Default_20_Paragraph_20_Font"><text:span text:style-name="T2"> τὸ δῶρον αὐτοῦ τρυβλίον ἀργυροῦν ἕν, τριάκοντα καὶ ἑκατὸν ὁλκὴ αὐτοῦ, φιάλην μίαν ἀργυρᾶν ἑβδομήκοντα σίκλων κατὰ τὸν σίκλον τὸν ἅγιον, ἀμφότερα πλήρη σεμιδάλεως ἀναπεποιημένης ἐν ἐλαίῳ, εἰς θυσίαν· </text:span></text:span><text:span text:style-name="Default_20_Paragraph_20_Font"><text:span text:style-name="T1">68</text:span></text:span><text:span text:style-name="Default_20_Paragraph_20_Font"><text:span text:style-name="T2"> θυίσκην μίαν δέκα χρυσῶν πλήρη θυμιάματος· </text:span></text:span><text:span text:style-name="Default_20_Paragraph_20_Font"><text:span text:style-name="T1">69</text:span></text:span><text:span text:style-name="Default_20_Paragraph_20_Font"><text:span text:style-name="T2"> μόσχον ἕνα ἐκ βοῶν, κριὸν ἕνα, ἀμνὸν ἕνα ἐνιαύσιον εἰς </text:span></text:span><text:soft-page-break/><text:span text:style-name="Default_20_Paragraph_20_Font"><text:span text:style-name="T2">ὁλοκαύτωμα· </text:span></text:span><text:span text:style-name="Default_20_Paragraph_20_Font"><text:span text:style-name="T1">70</text:span></text:span><text:span text:style-name="Default_20_Paragraph_20_Font"><text:span text:style-name="T2"> καὶ χίμαρον ἐξ αἰγῶν ἕνα περὶ ἁμαρτίας· </text:span></text:span><text:span text:style-name="Default_20_Paragraph_20_Font"><text:span text:style-name="T1">71</text:span></text:span><text:span text:style-name="Default_20_Paragraph_20_Font"><text:span text:style-name="T2"> καὶ εἰς θυσίαν σωτηρίου δαμάλεις δύο, κριοὺς πέντε, τράγους πέντε, ἀμνάδας ἐνιαυσίας πέντε. τοῦτο τὸ δῶρον Αχιεζερ υἱοῦ Αμισαδαι. </text:span></text:span></text:p>
        <text:p text:style-name="P3"><text:span text:style-name="Default_20_Paragraph_20_Font"><text:span text:style-name="T1">72</text:span></text:span><text:span text:style-name="Default_20_Paragraph_20_Font"><text:span text:style-name="T2"> Τῇ ἡμέρᾳ τῇ ἑνδεκάτῃ ἄρχων τῶν υἱῶν Ασηρ Φαγαιηλ υἱὸς Εχραν. </text:span></text:span><text:span text:style-name="Default_20_Paragraph_20_Font"><text:span text:style-name="T1">73</text:span></text:span><text:span text:style-name="Default_20_Paragraph_20_Font"><text:span text:style-name="T2"> τὸ δῶρον αὐτοῦ τρυβλίον ἀργυροῦν ἕν, τριάκοντα καὶ ἑκατὸν ὁλκὴ αὐτοῦ, φιάλην μίαν ἀργυρᾶν ἑβδομήκοντα σίκλων κατὰ τὸν σίκλον τὸν ἅγιον, ἀμφότερα πλήρη σεμιδάλεως ἀναπεποιημένης ἐν ἐλαίῳ, εἰς θυσίαν· </text:span></text:span><text:span text:style-name="Default_20_Paragraph_20_Font"><text:span text:style-name="T1">74</text:span></text:span><text:span text:style-name="Default_20_Paragraph_20_Font"><text:span text:style-name="T2"> θυίσκην μίαν δέκα χρυσῶν πλήρη θυμιάματος· </text:span></text:span><text:span text:style-name="Default_20_Paragraph_20_Font"><text:span text:style-name="T1">75</text:span></text:span><text:span text:style-name="Default_20_Paragraph_20_Font"><text:span text:style-name="T2"> μόσχον ἕνα ἐκ βοῶν, κριὸν ἕνα, ἀμνὸν ἕνα ἐνιαύσιον εἰς ὁλοκαύτωμα· </text:span></text:span><text:span text:style-name="Default_20_Paragraph_20_Font"><text:span text:style-name="T1">76</text:span></text:span><text:span text:style-name="Default_20_Paragraph_20_Font"><text:span text:style-name="T2"> καὶ χίμαρον ἐξ αἰγῶν ἕνα περὶ ἁμαρτίας· </text:span></text:span><text:span text:style-name="Default_20_Paragraph_20_Font"><text:span text:style-name="T1">77</text:span></text:span><text:span text:style-name="Default_20_Paragraph_20_Font"><text:span text:style-name="T2"> καὶ εἰς θυσίαν σωτηρίου δαμάλεις δύο, κριοὺς πέντε, τράγους πέντε, ἀμνάδας ἐνιαυσίας πέντε. τοῦτο τὸ δῶρον Φαγαιηλ υἱοῦ Εχραν. </text:span></text:span></text:p>
        <text:p text:style-name="P3"><text:span text:style-name="Default_20_Paragraph_20_Font"><text:span text:style-name="T1">78</text:span></text:span><text:span text:style-name="Default_20_Paragraph_20_Font"><text:span text:style-name="T2"> Τῇ ἡμέρᾳ τῇ δωδεκάτῃ ἄρχων τῶν υἱῶν Νεφθαλι Αχιρε υἱὸς Αιναν. </text:span></text:span><text:span text:style-name="Default_20_Paragraph_20_Font"><text:span text:style-name="T1">79</text:span></text:span><text:span text:style-name="Default_20_Paragraph_20_Font"><text:span text:style-name="T2"> τὸ δῶρον αὐτοῦ τρυβλίον ἀργυροῦν ἕν, τριάκοντα καὶ ἑκατὸν ὁλκὴ αὐτοῦ, φιάλην μίαν ἀργυρᾶν ἑβδομήκοντα σίκλων κατὰ τὸν σίκλον τὸν ἅγιον, ἀμφότερα πλήρη σεμιδάλεως ἀναπεποιημένης ἐν ἐλαίῳ, εἰς θυσίαν· </text:span></text:span><text:span text:style-name="Default_20_Paragraph_20_Font"><text:span text:style-name="T1">80</text:span></text:span><text:span text:style-name="Default_20_Paragraph_20_Font"><text:span text:style-name="T2"> θυίσκην μίαν δέκα χρυσῶν πλήρη θυμιάματος· </text:span></text:span><text:span text:style-name="Default_20_Paragraph_20_Font"><text:span text:style-name="T1">81</text:span></text:span><text:span text:style-name="Default_20_Paragraph_20_Font"><text:span text:style-name="T2"> μόσχον ἕνα ἐκ βοῶν, κριὸν ἕνα, ἀμνὸν ἕνα ἐνιαύσιον εἰς ὁλοκαύτωμα· </text:span></text:span><text:span text:style-name="Default_20_Paragraph_20_Font"><text:span text:style-name="T1">82</text:span></text:span><text:span text:style-name="Default_20_Paragraph_20_Font"><text:span text:style-name="T2"> καὶ χίμαρον ἐξ αἰγῶν ἕνα περὶ ἁμαρτίας· </text:span></text:span><text:span text:style-name="Default_20_Paragraph_20_Font"><text:span text:style-name="T1">83</text:span></text:span><text:span text:style-name="Default_20_Paragraph_20_Font"><text:span text:style-name="T2"> καὶ εἰς θυσίαν σωτηρίου δαμάλεις δύο, κριοὺς πέντε, τράγους πέντε, ἀμνάδας ἐνιαυσίας πέντε. τοῦτο τὸ δῶρον Αχιρε υἱοῦ Αιναν. </text:span></text:span></text:p>
        <text:p text:style-name="P3"><text:span text:style-name="Default_20_Paragraph_20_Font"><text:span text:style-name="T1">84</text:span></text:span><text:span text:style-name="Default_20_Paragraph_20_Font"><text:span text:style-name="T2"> Οὗτος ὁ ἐγκαινισμὸς τοῦ θυσιαστηρίου, ᾗ ἡμέρᾳ ἔχρισεν αὐτό, παρὰ τῶν ἀρχόντων τῶν υἱῶν Ισραηλ· τρυβλία ἀργυρᾶ δώδεκα, φιάλαι ἀργυραῖ δώδεκα, θυίσκαι χρυσαῖ δώδεκα, </text:span></text:span><text:span text:style-name="Default_20_Paragraph_20_Font"><text:span text:style-name="T1">85</text:span></text:span><text:span text:style-name="Default_20_Paragraph_20_Font"><text:span text:style-name="T2"> τριάκοντα καὶ ἑκατὸν σίκλων τὸ τρυβλίον τὸ ἕν καὶ ἑβδομήκοντα σίκλων ἡ φιάλη ἡ μία, πᾶν τὸ ἀργύριον τῶν σκευῶν δισχίλιοι καὶ τετρακόσιοι σίκλοι ἐν τῷ σίκλῳ τῷ ἁγίῳ. </text:span></text:span><text:span text:style-name="Default_20_Paragraph_20_Font"><text:span text:style-name="T1">86</text:span></text:span><text:span text:style-name="Default_20_Paragraph_20_Font"><text:span text:style-name="T2"> θυίσκαι χρυσαῖ δώδεκα πλήρεις θυμιάματος· πᾶν τὸ χρυσίον τῶν θυισκῶν εἴκοσι καὶ ἑκατὸν χρυσοῖ. </text:span></text:span><text:span text:style-name="Default_20_Paragraph_20_Font"><text:span text:style-name="T1">87</text:span></text:span><text:span text:style-name="Default_20_Paragraph_20_Font"><text:span text:style-name="T2"> πᾶσαι αἱ βόες εἰς ὁλοκαύτωσιν μόσχοι δώδεκα, κριοὶ δώδεκα, ἀμνοὶ ἐνιαύσιοι δώδεκα καὶ αἱ θυσίαι αὐτῶν καὶ αἱ σπονδαὶ αὐτῶν· καὶ χίμαροι ἐξ αἰγῶν δώδεκα περὶ ἁμαρτίας. </text:span></text:span><text:span text:style-name="Default_20_Paragraph_20_Font"><text:span text:style-name="T1">88</text:span></text:span><text:span text:style-name="Default_20_Paragraph_20_Font"><text:span text:style-name="T2"> πᾶσαι αἱ βόες εἰς θυσίαν σωτηρίου δαμάλεις εἴκοσι τέσσαρες, κριοὶ ἑξήκοντα, τράγοι ἑξήκοντα, ἀμνάδες ἑξήκοντα ἐνιαύσιαι ἄμωμοι. αὕτη ἡ ἐγκαίνωσις τοῦ θυσιαστηρίου μετὰ τὸ πληρῶσαι τὰς χεῖρας αὐτοῦ καὶ μετὰ τὸ χρῖσαι αὐτόν. – </text:span></text:span><text:span text:style-name="Default_20_Paragraph_20_Font"><text:span text:style-name="T1">89</text:span></text:span><text:span text:style-name="Default_20_Paragraph_20_Font"><text:span text:style-name="T2"> ἐν τῷ εἰσπορεύεσθαι Μωυσῆν εἰς τὴν σκηνὴν τοῦ μαρτυρίου λαλῆσαι αὐτῷ καὶ ἤκουσεν τὴν φωνὴν κυρίου λαλοῦντος πρὸς αὐτὸν ἄνωθεν τοῦ ἱλαστηρίου, ὅ ἐστιν ἐπὶ τῆς κιβωτοῦ τοῦ μαρτυρίου, ἀνὰ μέσον τῶν δύο χερουβιμ· καὶ ἐλάλει πρὸς αὐτόν. </text:span></text:span></text:p>
      </text:section>
      <text:section text:style-name="Sect1" text:name="Sect8">
        <text:p text:style-name="P2">Αριθμοι 8</text:p>
        <text:p text:style-name="P3"><text:span text:style-name="Default_20_Paragraph_20_Font"><text:span text:style-name="T1">1</text:span></text:span><text:span text:style-name="Default_20_Paragraph_20_Font"><text:span text:style-name="T2"> Καὶ ἐλάλησεν κύριος πρὸς Μωυσῆν λέγων </text:span></text:span><text:span text:style-name="Default_20_Paragraph_20_Font"><text:span text:style-name="T1">2</text:span></text:span><text:span text:style-name="Default_20_Paragraph_20_Font"><text:span text:style-name="T2"> Λάλησον τῷ Ααρων καὶ ἐρεῖς πρὸς αὐτόν Ὅταν ἐπιτιθῇς τοὺς λύχνους, ἐκ μέρους κατὰ πρόσωπον τῆς λυχνίας φωτιοῦσιν οἱ ἑπτὰ λύχνοι. </text:span></text:span><text:span text:style-name="Default_20_Paragraph_20_Font"><text:span text:style-name="T1">3</text:span></text:span><text:span text:style-name="Default_20_Paragraph_20_Font"><text:span text:style-name="T2"> καὶ ἐποίησεν οὕτως Ααρων· ἐκ τοῦ ἑνὸς μέρους κατὰ πρόσωπον τῆς λυχνίας ἐξῆψεν τοὺς λύχνους αὐτῆς, καθὰ συνέταξεν κύριος τῷ Μωυσῇ. </text:span></text:span><text:span text:style-name="Default_20_Paragraph_20_Font"><text:span text:style-name="T1">4</text:span></text:span><text:span text:style-name="Default_20_Paragraph_20_Font"><text:span text:style-name="T2"> καὶ αὕτη ἡ κατασκευὴ τῆς λυχνίας· στερεὰ χρυσῆ, ὁ καυλὸς αὐτῆς καὶ τὰ κρίνα αὐτῆς, στερεὰ ὅλη· κατὰ τὸ εἶδος, ὃ ἔδειξεν κύριος τῷ Μωυσῇ, οὕτως ἐποίησεν τὴν λυχνίαν. </text:span></text:span></text:p>
        <text:p text:style-name="P3"><text:soft-page-break/><text:span text:style-name="Default_20_Paragraph_20_Font"><text:span text:style-name="T1">5</text:span></text:span><text:span text:style-name="Default_20_Paragraph_20_Font"><text:span text:style-name="T2"> Καὶ ἐλάλησεν κύριος πρὸς Μωυσῆν λέγων </text:span></text:span><text:span text:style-name="Default_20_Paragraph_20_Font"><text:span text:style-name="T1">6</text:span></text:span><text:span text:style-name="Default_20_Paragraph_20_Font"><text:span text:style-name="T2"> Λαβὲ τοὺς Λευίτας ἐκ μέσου υἱῶν Ισραηλ καὶ ἀφαγνιεῖς αὐτούς. </text:span></text:span><text:span text:style-name="Default_20_Paragraph_20_Font"><text:span text:style-name="T1">7</text:span></text:span><text:span text:style-name="Default_20_Paragraph_20_Font"><text:span text:style-name="T2"> καὶ οὕτως ποιήσεις αὐτοῖς τὸν ἁγνισμὸν αὐτῶν· περιρρανεῖς αὐτοὺς ὕδωρ ἁγνισμοῦ, καὶ ἐπελεύσεται ξυρὸν ἐπὶ πᾶν τὸ σῶμα αὐτῶν, καὶ πλυνοῦσιν τὰ ἱμάτια αὐτῶν καὶ καθαροὶ ἔσονται. </text:span></text:span><text:span text:style-name="Default_20_Paragraph_20_Font"><text:span text:style-name="T1">8</text:span></text:span><text:span text:style-name="Default_20_Paragraph_20_Font"><text:span text:style-name="T2"> καὶ λήμψονται μόσχον ἕνα ἐκ βοῶν καὶ τούτου θυσίαν σεμιδάλεως ἀναπεποιημένην ἐν ἐλαίῳ, καὶ μόσχον ἐνιαύσιον ἐκ βοῶν λήμψῃ περὶ ἁμαρτίας. </text:span></text:span><text:span text:style-name="Default_20_Paragraph_20_Font"><text:span text:style-name="T1">9</text:span></text:span><text:span text:style-name="Default_20_Paragraph_20_Font"><text:span text:style-name="T2"> καὶ προσάξεις τοὺς Λευίτας ἔναντι τῆς σκηνῆς τοῦ μαρτυρίου καὶ συνάξεις πᾶσαν συναγωγὴν υἱῶν Ισραηλ </text:span></text:span><text:span text:style-name="Default_20_Paragraph_20_Font"><text:span text:style-name="T1">10</text:span></text:span><text:span text:style-name="Default_20_Paragraph_20_Font"><text:span text:style-name="T2"> καὶ προσάξεις τοὺς Λευίτας ἔναντι κυρίου, καὶ ἐπιθήσουσιν οἱ υἱοὶ Ισραηλ τὰς χεῖρας αὐτῶν ἐπὶ τοὺς Λευίτας, </text:span></text:span><text:span text:style-name="Default_20_Paragraph_20_Font"><text:span text:style-name="T1">11</text:span></text:span><text:span text:style-name="Default_20_Paragraph_20_Font"><text:span text:style-name="T2"> καὶ ἀφοριεῖ Ααρων τοὺς Λευίτας ἀπόδομα ἔναντι κυρίου παρὰ τῶν υἱῶν Ισραηλ, καὶ ἔσονται ὥστε ἐργάζεσθαι τὰ ἔργα κυρίου. </text:span></text:span><text:span text:style-name="Default_20_Paragraph_20_Font"><text:span text:style-name="T1">12</text:span></text:span><text:span text:style-name="Default_20_Paragraph_20_Font"><text:span text:style-name="T2"> οἱ δὲ Λευῖται ἐπιθήσουσιν τὰς χεῖρας ἐπὶ τὰς κεφαλὰς τῶν μόσχων, καὶ ποιήσει τὸν ἕνα περὶ ἁμαρτίας καὶ τὸν ἕνα εἰς ὁλοκαύτωμα κυρίῳ ἐξιλάσασθαι περὶ αὐτῶν. </text:span></text:span><text:span text:style-name="Default_20_Paragraph_20_Font"><text:span text:style-name="T1">13</text:span></text:span><text:span text:style-name="Default_20_Paragraph_20_Font"><text:span text:style-name="T2"> καὶ στήσεις τοὺς Λευίτας ἔναντι κυρίου καὶ ἔναντι Ααρων καὶ ἔναντι τῶν υἱῶν αὐτοῦ καὶ ἀποδώσεις αὐτοὺς ἀπόδομα ἔναντι κυρίου· </text:span></text:span><text:span text:style-name="Default_20_Paragraph_20_Font"><text:span text:style-name="T1">14</text:span></text:span><text:span text:style-name="Default_20_Paragraph_20_Font"><text:span text:style-name="T2"> καὶ διαστελεῖς τοὺς Λευίτας ἐκ μέσου υἱῶν Ισραηλ, καὶ ἔσονται ἐμοί. </text:span></text:span><text:span text:style-name="Default_20_Paragraph_20_Font"><text:span text:style-name="T1">15</text:span></text:span><text:span text:style-name="Default_20_Paragraph_20_Font"><text:span text:style-name="T2"> καὶ μετὰ ταῦτα εἰσελεύσονται οἱ Λευῖται ἐργάζεσθαι τὰ ἔργα τῆς σκηνῆς τοῦ μαρτυρίου, καὶ καθαριεῖς αὐτοὺς καὶ ἀποδώσεις αὐτοὺς ἔναντι κυρίου. </text:span></text:span><text:span text:style-name="Default_20_Paragraph_20_Font"><text:span text:style-name="T1">16</text:span></text:span><text:span text:style-name="Default_20_Paragraph_20_Font"><text:span text:style-name="T2"> ὅτι ἀπόδομα ἀποδεδομένοι οὗτοί μοί εἰσιν ἐκ μέσου υἱῶν Ισραηλ· ἀντὶ τῶν διανοιγόντων πᾶσαν μήτραν πρωτοτόκων πάντων ἐκ τῶν υἱῶν Ισραηλ εἴληφα αὐτοὺς ἐμοί. </text:span></text:span><text:span text:style-name="Default_20_Paragraph_20_Font"><text:span text:style-name="T1">17</text:span></text:span><text:span text:style-name="Default_20_Paragraph_20_Font"><text:span text:style-name="T2"> ὅτι ἐμοὶ πᾶν πρωτότοκον ἐν υἱοῖς Ισραηλ ἀπὸ ἀνθρώπου ἕως κτήνους· ᾗ ἡμέρᾳ ἐπάταξα πᾶν πρωτότοκον ἐν γῇ Αἰγύπτῳ, ἡγίασα αὐτοὺς ἐμοὶ </text:span></text:span><text:span text:style-name="Default_20_Paragraph_20_Font"><text:span text:style-name="T1">18</text:span></text:span><text:span text:style-name="Default_20_Paragraph_20_Font"><text:span text:style-name="T2"> καὶ ἔλαβον τοὺς Λευίτας ἀντὶ παντὸς πρωτοτόκου ἐν υἱοῖς Ισραηλ. </text:span></text:span><text:span text:style-name="Default_20_Paragraph_20_Font"><text:span text:style-name="T1">19</text:span></text:span><text:span text:style-name="Default_20_Paragraph_20_Font"><text:span text:style-name="T2"> καὶ ἀπέδωκα τοὺς Λευίτας ἀπόδομα δεδομένους Ααρων καὶ τοῖς υἱοῖς αὐτοῦ ἐκ μέσου υἱῶν Ισραηλ ἐργάζεσθαι τὰ ἔργα τῶν υἱῶν Ισραηλ ἐν τῇ σκηνῇ τοῦ μαρτυρίου καὶ ἐξιλάσκεσθαι περὶ τῶν υἱῶν Ισραηλ, καὶ οὐκ ἔσται ἐν τοῖς υἱοῖς Ισραηλ προσεγγίζων πρὸς τὰ ἅγια. – </text:span></text:span><text:span text:style-name="Default_20_Paragraph_20_Font"><text:span text:style-name="T1">20</text:span></text:span><text:span text:style-name="Default_20_Paragraph_20_Font"><text:span text:style-name="T2"> καὶ ἐποίησεν Μωϋσῆς καὶ Ααρων καὶ πᾶσα συναγωγὴ υἱῶν Ισραηλ τοῖς Λευίταις καθὰ ἐνετείλατο κύριος τῷ Μωυσῇ περὶ τῶν Λευιτῶν, οὕτως ἐποίησαν αὐτοῖς οἱ υἱοὶ Ισραηλ. </text:span></text:span><text:span text:style-name="Default_20_Paragraph_20_Font"><text:span text:style-name="T1">21</text:span></text:span><text:span text:style-name="Default_20_Paragraph_20_Font"><text:span text:style-name="T2"> καὶ ἡγνίσαντο οἱ Λευῖται καὶ ἐπλύναντο τὰ ἱμάτια, καὶ ἀπέδωκεν αὐτοὺς Ααρων ἀπόδομα ἔναντι κυρίου, καὶ ἐξιλάσατο περὶ αὐτῶν Ααρων ἀφαγνίσασθαι αὐτούς. </text:span></text:span><text:span text:style-name="Default_20_Paragraph_20_Font"><text:span text:style-name="T1">22</text:span></text:span><text:span text:style-name="Default_20_Paragraph_20_Font"><text:span text:style-name="T2"> καὶ μετὰ ταῦτα εἰσῆλθον οἱ Λευῖται λειτουργεῖν τὴν λειτουργίαν αὐτῶν ἐν τῇ σκηνῇ τοῦ μαρτυρίου ἔναντι Ααρων καὶ ἔναντι τῶν υἱῶν αὐτοῦ· καθὼς συνέταξεν κύριος τῷ Μωυσῇ περὶ τῶν Λευιτῶν, οὕτως ἐποίησαν αὐτοῖς. </text:span></text:span></text:p>
        <text:p text:style-name="P3"><text:span text:style-name="Default_20_Paragraph_20_Font"><text:span text:style-name="T1">23</text:span></text:span><text:span text:style-name="Default_20_Paragraph_20_Font"><text:span text:style-name="T2"> Καὶ ἐλάλησεν κύριος πρὸς Μωυσῆν λέγων </text:span></text:span><text:span text:style-name="Default_20_Paragraph_20_Font"><text:span text:style-name="T1">24</text:span></text:span><text:span text:style-name="Default_20_Paragraph_20_Font"><text:span text:style-name="T2"> Τοῦτό ἐστιν τὸ περὶ τῶν Λευιτῶν· ἀπὸ πεντεκαιεικοσαετοῦς καὶ ἐπάνω εἰσελεύσονται ἐνεργεῖν ἐν τῇ σκηνῇ τοῦ μαρτυρίου· </text:span></text:span><text:span text:style-name="Default_20_Paragraph_20_Font"><text:span text:style-name="T1">25</text:span></text:span><text:span text:style-name="Default_20_Paragraph_20_Font"><text:span text:style-name="T2"> καὶ ἀπὸ πεντηκονταετοῦς ἀποστήσεται ἀπὸ τῆς λειτουργίας καὶ οὐκ ἐργᾶται ἔτι, </text:span></text:span><text:span text:style-name="Default_20_Paragraph_20_Font"><text:span text:style-name="T1">26</text:span></text:span><text:span text:style-name="Default_20_Paragraph_20_Font"><text:span text:style-name="T2"> καὶ λειτουργήσει ὁ ἀδελφὸς αὐτοῦ ἐν τῇ σκηνῇ τοῦ μαρτυρίου φυλάσσειν φυλακάς, ἔργα δὲ οὐκ ἐργᾶται. οὕτως ποιήσεις τοῖς Λευίταις ἐν ταῖς φυλακαῖς αὐτῶν. </text:span></text:span></text:p>
      </text:section>
      <text:section text:style-name="Sect1" text:name="Sect9">
        <text:p text:style-name="P2">Αριθμοι 9</text:p>
        <text:p text:style-name="P3"><text:span text:style-name="Default_20_Paragraph_20_Font"><text:span text:style-name="T1">1</text:span></text:span><text:span text:style-name="Default_20_Paragraph_20_Font"><text:span text:style-name="T2"> Καὶ ἐλάλησεν κύριος πρὸς Μωυσῆν ἐν τῇ ἐρήμῳ Σινα ἐν τῷ ἔτει τῷ δευτέρῳ ἐξελθόντων αὐτῶν ἐκ γῆς Αἰγύπτου ἐν τῷ μηνὶ τῷ πρώτῳ λέγων </text:span></text:span><text:span text:style-name="Default_20_Paragraph_20_Font"><text:span text:style-name="T1">2</text:span></text:span><text:span text:style-name="Default_20_Paragraph_20_Font"><text:span text:style-name="T2"> Εἰπὸν καὶ ποιείτωσαν οἱ υἱοὶ Ισραηλ τὸ πασχα καθ’ ὥραν αὐτοῦ· </text:span></text:span><text:span text:style-name="Default_20_Paragraph_20_Font"><text:span text:style-name="T1">3</text:span></text:span><text:span text:style-name="Default_20_Paragraph_20_Font"><text:span text:style-name="T2"> τῇ τεσσαρεσκαιδεκάτῃ ἡμέρᾳ τοῦ μηνὸς τοῦ πρώτου πρὸς ἑσπέραν ποιήσεις αὐτὸ κατὰ καιρούς· κατὰ τὸν νόμον αὐτοῦ καὶ κατὰ τὴν σύγκρισιν αὐτοῦ ποιήσεις αὐτό. </text:span></text:span><text:span text:style-name="Default_20_Paragraph_20_Font"><text:span text:style-name="T1">4</text:span></text:span><text:span text:style-name="Default_20_Paragraph_20_Font"><text:span text:style-name="T2"> καὶ ἐλάλησεν </text:span></text:span><text:soft-page-break/><text:span text:style-name="Default_20_Paragraph_20_Font"><text:span text:style-name="T2">Μωϋσῆς τοῖς υἱοῖς Ισραηλ ποιῆσαι τὸ πασχα. </text:span></text:span><text:span text:style-name="Default_20_Paragraph_20_Font"><text:span text:style-name="T1">5</text:span></text:span><text:span text:style-name="Default_20_Paragraph_20_Font"><text:span text:style-name="T2"> ἐναρχομένου τῇ τεσσαρεσκαιδεκάτῃ ἡμέρᾳ τοῦ μηνὸς ἐν τῇ ἐρήμῳ τοῦ Σινα, καθὰ συνέταξεν κύριος τῷ Μωυσῇ, οὕτως ἐποίησαν οἱ υἱοὶ Ισραηλ. </text:span></text:span></text:p>
        <text:p text:style-name="P3"><text:span text:style-name="Default_20_Paragraph_20_Font"><text:span text:style-name="T1">6</text:span></text:span><text:span text:style-name="Default_20_Paragraph_20_Font"><text:span text:style-name="T2"> Καὶ παρεγένοντο οἱ ἄνδρες, οἳ ἦσαν ἀκάθαρτοι ἐπὶ ψυχῇ ἀνθρώπου καὶ οὐκ ἠδύναντο ποιῆσαι τὸ πασχα ἐν τῇ ἡμέρᾳ ἐκείνῃ, καὶ προσῆλθον ἐναντίον Μωυσῆ καὶ Ααρων ἐν ἐκείνῃ τῇ ἡμέρᾳ, </text:span></text:span><text:span text:style-name="Default_20_Paragraph_20_Font"><text:span text:style-name="T1">7</text:span></text:span><text:span text:style-name="Default_20_Paragraph_20_Font"><text:span text:style-name="T2"> καὶ εἶπαν οἱ ἄνδρες ἐκεῖνοι πρὸς αὐτόν Ἡμεῖς ἀκάθαρτοι ἐπὶ ψυχῇ ἀνθρώπου· μὴ οὖν ὑστερήσωμεν προσενέγκαι τὸ δῶρον κυρίῳ κατὰ καιρὸν αὐτοῦ ἐν μέσῳ υἱῶν Ισραηλ; </text:span></text:span><text:span text:style-name="Default_20_Paragraph_20_Font"><text:span text:style-name="T1">8</text:span></text:span><text:span text:style-name="Default_20_Paragraph_20_Font"><text:span text:style-name="T2"> καὶ εἶπεν πρὸς αὐτοὺς Μωϋσῆς Στῆτε αὐτοῦ, καὶ ἀκούσομαι, τί ἐντελεῖται κύριος περὶ ὑμῶν. – </text:span></text:span><text:span text:style-name="Default_20_Paragraph_20_Font"><text:span text:style-name="T1">9</text:span></text:span><text:span text:style-name="Default_20_Paragraph_20_Font"><text:span text:style-name="T2"> καὶ ἐλάλησεν κύριος πρὸς Μωυσῆν λέγων </text:span></text:span><text:span text:style-name="Default_20_Paragraph_20_Font"><text:span text:style-name="T1">10</text:span></text:span><text:span text:style-name="Default_20_Paragraph_20_Font"><text:span text:style-name="T2"> Λάλησον τοῖς υἱοῖς Ισραηλ λέγων Ἄνθρωπος ἄνθρωπος, ὃς ἐὰν γένηται ἀκάθαρτος ἐπὶ ψυχῇ ἀνθρώπου ἢ ἐν ὁδῷ μακρὰν ὑμῖν ἢ ἐν ταῖς γενεαῖς ὑμῶν, καὶ ποιήσει τὸ πασχα κυρίῳ· </text:span></text:span><text:span text:style-name="Default_20_Paragraph_20_Font"><text:span text:style-name="T1">11</text:span></text:span><text:span text:style-name="Default_20_Paragraph_20_Font"><text:span text:style-name="T2"> ἐν τῷ μηνὶ τῷ δευτέρῳ ἐν τῇ τεσσαρεσκαιδεκάτῃ ἡμέρᾳ τὸ πρὸς ἑσπέραν ποιήσουσιν αὐτό, ἐπ’ ἀζύμων καὶ πικρίδων φάγονται αὐτό, </text:span></text:span><text:span text:style-name="Default_20_Paragraph_20_Font"><text:span text:style-name="T1">12</text:span></text:span><text:span text:style-name="Default_20_Paragraph_20_Font"><text:span text:style-name="T2"> οὐ καταλείψουσιν ἀπ’ αὐτοῦ εἰς τὸ πρωῒ καὶ ὀστοῦν οὐ συντρίψουσιν ἀπ’ αὐτοῦ· κατὰ τὸν νόμον τοῦ πασχα ποιήσουσιν αὐτό. </text:span></text:span><text:span text:style-name="Default_20_Paragraph_20_Font"><text:span text:style-name="T1">13</text:span></text:span><text:span text:style-name="Default_20_Paragraph_20_Font"><text:span text:style-name="T2"> καὶ ἄνθρωπος, ὃς ἐὰν καθαρὸς ᾖ καὶ ἐν ὁδῷ μακρᾷ οὐκ ἔστιν καὶ ὑστερήσῃ ποιῆσαι τὸ πασχα, ἐξολεθρευθήσεται ἡ ψυχὴ ἐκείνη ἐκ τοῦ λαοῦ αὐτῆς· ὅτι τὸ δῶρον κυρίῳ οὐ προσήνεγκεν κατὰ τὸν καιρὸν αὐτοῦ, ἁμαρτίαν αὐτοῦ λήμψεται ὁ ἄνθρωπος ἐκεῖνος. – </text:span></text:span><text:span text:style-name="Default_20_Paragraph_20_Font"><text:span text:style-name="T1">14</text:span></text:span><text:span text:style-name="Default_20_Paragraph_20_Font"><text:span text:style-name="T2"> ἐὰν δὲ προσέλθῃ πρὸς ὑμᾶς προσήλυτος ἐν τῇ γῇ ὑμῶν καὶ ποιήσει τὸ πασχα κυρίῳ, κατὰ τὸν νόμον τοῦ πασχα καὶ κατὰ τὴν σύνταξιν αὐτοῦ ποιήσει αὐτό· νόμος εἷς ἔσται ὑμῖν καὶ τῷ προσηλύτῳ καὶ τῷ αὐτόχθονι τῆς γῆς. </text:span></text:span></text:p>
        <text:p text:style-name="P3"><text:span text:style-name="Default_20_Paragraph_20_Font"><text:span text:style-name="T1">15</text:span></text:span><text:span text:style-name="Default_20_Paragraph_20_Font"><text:span text:style-name="T2"> Καὶ τῇ ἡμέρᾳ, ᾗ ἐστάθη ἡ σκηνή, ἐκάλυψεν ἡ νεφέλη τὴν σκηνήν, τὸν οἶκον τοῦ μαρτυρίου· καὶ τὸ ἑσπέρας ἦν ἐπὶ τῆς σκηνῆς ὡς εἶδος πυρὸς ἕως πρωί. </text:span></text:span><text:span text:style-name="Default_20_Paragraph_20_Font"><text:span text:style-name="T1">16</text:span></text:span><text:span text:style-name="Default_20_Paragraph_20_Font"><text:span text:style-name="T2"> οὕτως ἐγίνετο διὰ παντός· ἡ νεφέλη ἐκάλυπτεν αὐτὴν ἡμέρας καὶ εἶδος πυρὸς τὴν νύκτα. </text:span></text:span><text:span text:style-name="Default_20_Paragraph_20_Font"><text:span text:style-name="T1">17</text:span></text:span><text:span text:style-name="Default_20_Paragraph_20_Font"><text:span text:style-name="T2"> καὶ ἡνίκα ἀνέβη ἡ νεφέλη ἀπὸ τῆς σκηνῆς, καὶ μετὰ ταῦτα ἀπῆραν οἱ υἱοὶ Ισραηλ· καὶ ἐν τῷ τόπῳ, οὗ ἂν ἔστη ἡ νεφέλη, ἐκεῖ παρενέβαλον οἱ υἱοὶ Ισραηλ. </text:span></text:span><text:span text:style-name="Default_20_Paragraph_20_Font"><text:span text:style-name="T1">18</text:span></text:span><text:span text:style-name="Default_20_Paragraph_20_Font"><text:span text:style-name="T2"> διὰ προστάγματος κυρίου παρεμβαλοῦσιν οἱ υἱοὶ Ισραηλ καὶ διὰ προστάγματος κυρίου ἀπαροῦσιν· πάσας τὰς ἡμέρας, ἐν αἷς σκιάζει ἡ νεφέλη ἐπὶ τῆς σκηνῆς, παρεμβαλοῦσιν οἱ υἱοὶ Ισραηλ· </text:span></text:span><text:span text:style-name="Default_20_Paragraph_20_Font"><text:span text:style-name="T1">19</text:span></text:span><text:span text:style-name="Default_20_Paragraph_20_Font"><text:span text:style-name="T2"> καὶ ὅταν ἐφέλκηται ἡ νεφέλη ἐπὶ τῆς σκηνῆς ἡμέρας πλείους, καὶ φυλάξονται οἱ υἱοὶ Ισραηλ τὴν φυλακὴν τοῦ θεοῦ καὶ οὐ μὴ ἐξάρωσιν· </text:span></text:span><text:span text:style-name="Default_20_Paragraph_20_Font"><text:span text:style-name="T1">20</text:span></text:span><text:span text:style-name="Default_20_Paragraph_20_Font"><text:span text:style-name="T2"> καὶ ἔσται ὅταν σκεπάσῃ ἡ νεφέλη ἡμέρας ἀριθμῷ ἐπὶ τῆς σκηνῆς, διὰ φωνῆς κυρίου παρεμβαλοῦσιν καὶ διὰ προστάγματος κυρίου ἀπαροῦσιν· </text:span></text:span><text:span text:style-name="Default_20_Paragraph_20_Font"><text:span text:style-name="T1">21</text:span></text:span><text:span text:style-name="Default_20_Paragraph_20_Font"><text:span text:style-name="T2"> καὶ ἔσται ὅταν γένηται ἡ νεφέλη ἀφ’ <text:s/>ἑσπέρας ἕως πρωῒ καὶ ἀναβῇ ἡ νεφέλη τὸ πρωί, καὶ ἀπαροῦσιν ἡμέρας ἢ νυκτός· </text:span></text:span><text:span text:style-name="Default_20_Paragraph_20_Font"><text:span text:style-name="T1">22</text:span></text:span><text:span text:style-name="Default_20_Paragraph_20_Font"><text:span text:style-name="T2"> μηνὸς ἡμέρας πλεοναζούσης τῆς νεφέλης σκιαζούσης ἐπ’ αὐτῆς παρεμβαλοῦσιν οἱ υἱοὶ Ισραηλ καὶ οὐ μὴ ἀπάρωσιν. </text:span></text:span><text:span text:style-name="Default_20_Paragraph_20_Font"><text:span text:style-name="T1">23</text:span></text:span><text:span text:style-name="Default_20_Paragraph_20_Font"><text:span text:style-name="T2"> ὅτι διὰ προστάγματος κυρίου ἀπαροῦσιν, τὴν φυλακὴν κυρίου ἐφυλάξαντο διὰ προστάγματος κυρίου ἐν χειρὶ Μωυσῆ. </text:span></text:span></text:p>
      </text:section>
      <text:section text:style-name="Sect1" text:name="Sect10">
        <text:p text:style-name="P2">Αριθμοι 10</text:p>
        <text:p text:style-name="P3"><text:span text:style-name="Default_20_Paragraph_20_Font"><text:span text:style-name="T1">1</text:span></text:span><text:span text:style-name="Default_20_Paragraph_20_Font"><text:span text:style-name="T2"> Καὶ ἐλάλησεν κύριος πρὸς Μωυσῆν λέγων </text:span></text:span><text:span text:style-name="Default_20_Paragraph_20_Font"><text:span text:style-name="T1">2</text:span></text:span><text:span text:style-name="Default_20_Paragraph_20_Font"><text:span text:style-name="T2"> Ποίησον σεαυτῷ δύο σάλπιγγας ἀργυρᾶς, ἐλατὰς ποιήσεις αὐτάς, καὶ ἔσονταί σοι ἀνακαλεῖν τὴν συναγωγὴν καὶ ἐξαίρειν τὰς παρεμβολάς. </text:span></text:span><text:span text:style-name="Default_20_Paragraph_20_Font"><text:span text:style-name="T1">3</text:span></text:span><text:span text:style-name="Default_20_Paragraph_20_Font"><text:span text:style-name="T2"> καὶ σαλπίσεις ἐν αὐταῖς, καὶ συναχθήσεται πᾶσα ἡ συναγωγὴ ἐπὶ τὴν θύραν τῆς σκηνῆς τοῦ μαρτυρίου· </text:span></text:span><text:span text:style-name="Default_20_Paragraph_20_Font"><text:span text:style-name="T1">4</text:span></text:span><text:span text:style-name="Default_20_Paragraph_20_Font"><text:span text:style-name="T2"> ἐὰν δὲ ἐν μιᾷ σαλπίσωσιν, προσελεύσονται πρὸς σὲ πάντες οἱ ἄρχοντες, ἀρχηγοὶ Ισραηλ. </text:span></text:span><text:span text:style-name="Default_20_Paragraph_20_Font"><text:span text:style-name="T1">5</text:span></text:span><text:span text:style-name="Default_20_Paragraph_20_Font"><text:span text:style-name="T2"> καὶ σαλπιεῖτε σημασίαν, καὶ ἐξαροῦσιν αἱ παρεμβολαὶ αἱ παρεμβάλλουσαι ἀνατολάς· </text:span></text:span><text:span text:style-name="Default_20_Paragraph_20_Font"><text:span text:style-name="T1">6</text:span></text:span><text:span text:style-name="Default_20_Paragraph_20_Font"><text:span text:style-name="T2"> καὶ σαλπιεῖτε σημασίαν δευτέραν, καὶ ἐξαροῦσιν αἱ </text:span></text:span><text:soft-page-break/><text:span text:style-name="Default_20_Paragraph_20_Font"><text:span text:style-name="T2">παρεμβολαὶ αἱ παρεμβάλλουσαι λίβα· καὶ σαλπιεῖτε σημασίαν τρίτην, καὶ ἐξαροῦσιν αἱ παρεμβολαὶ αἱ παρεμβάλλουσαι παρὰ θάλασσαν· καὶ σαλπιεῖτε σημασίαν τετάρτην, καὶ ἐξαροῦσιν αἱ παρεμβολαὶ αἱ παρεμβάλλουσαι πρὸς βορρᾶν· σημασίᾳ σαλπιοῦσιν ἐν τῇ ἐξάρσει αὐτῶν. </text:span></text:span><text:span text:style-name="Default_20_Paragraph_20_Font"><text:span text:style-name="T1">7</text:span></text:span><text:span text:style-name="Default_20_Paragraph_20_Font"><text:span text:style-name="T2"> καὶ ὅταν συναγάγητε τὴν συναγωγήν, σαλπιεῖτε καὶ οὐ σημασίᾳ. </text:span></text:span><text:span text:style-name="Default_20_Paragraph_20_Font"><text:span text:style-name="T1">8</text:span></text:span><text:span text:style-name="Default_20_Paragraph_20_Font"><text:span text:style-name="T2"> καὶ οἱ υἱοὶ Ααρων οἱ ἱερεῖς σαλπιοῦσιν ταῖς σάλπιγξιν, καὶ ἔσται ὑμῖν νόμιμον αἰώνιον εἰς τὰς γενεὰς ὑμῶν. </text:span></text:span><text:span text:style-name="Default_20_Paragraph_20_Font"><text:span text:style-name="T1">9</text:span></text:span><text:span text:style-name="Default_20_Paragraph_20_Font"><text:span text:style-name="T2"> ἐὰν δὲ ἐξέλθητε εἰς πόλεμον ἐν τῇ γῇ ὑμῶν πρὸς τοὺς ὑπεναντίους τοὺς ἀνθεστηκότας ὑμῖν, καὶ σημανεῖτε ταῖς σάλπιγξιν καὶ ἀναμνησθήσεσθε ἔναντι κυρίου καὶ διασωθήσεσθε ἀπὸ τῶν ἐχθρῶν ὑμῶν. </text:span></text:span><text:span text:style-name="Default_20_Paragraph_20_Font"><text:span text:style-name="T1">10</text:span></text:span><text:span text:style-name="Default_20_Paragraph_20_Font"><text:span text:style-name="T2"> καὶ ἐν ταῖς ἡμέραις τῆς εὐφροσύνης ὑμῶν καὶ ἐν ταῖς ἑορταῖς ὑμῶν καὶ ἐν ταῖς νουμηνίαις ὑμῶν σαλπιεῖτε ταῖς σάλπιγξιν ἐπὶ τοῖς ὁλοκαυτώμασιν καὶ ἐπὶ ταῖς θυσίαις τῶν σωτηρίων ὑμῶν, καὶ ἔσται ὑμῖν ἀνάμνησις ἔναντι τοῦ θεοῦ ὑμῶν· ἐγὼ κύριος ὁ θεὸς ὑμῶν. </text:span></text:span></text:p>
        <text:p text:style-name="P3"><text:span text:style-name="Default_20_Paragraph_20_Font"><text:span text:style-name="T1">11</text:span></text:span><text:span text:style-name="Default_20_Paragraph_20_Font"><text:span text:style-name="T2"> Καὶ ἐγένετο ἐν τῷ ἐνιαυτῷ τῷ δευτέρῳ ἐν τῷ μηνὶ τῷ δευτέρῳ εἰκάδι τοῦ μηνὸς ἀνέβη ἡ νεφέλη ἀπὸ τῆς σκηνῆς τοῦ μαρτυρίου, </text:span></text:span><text:span text:style-name="Default_20_Paragraph_20_Font"><text:span text:style-name="T1">12</text:span></text:span><text:span text:style-name="Default_20_Paragraph_20_Font"><text:span text:style-name="T2"> καὶ ἐξῆραν οἱ υἱοὶ Ισραηλ σὺν ἀπαρτίαις αὐτῶν ἐν τῇ ἐρήμῳ Σινα, καὶ ἔστη ἡ νεφέλη ἐν τῇ ἐρήμῳ τοῦ Φαραν. </text:span></text:span><text:span text:style-name="Default_20_Paragraph_20_Font"><text:span text:style-name="T1">13</text:span></text:span><text:span text:style-name="Default_20_Paragraph_20_Font"><text:span text:style-name="T2"> καὶ ἐξῆραν πρῶτοι διὰ φωνῆς κυρίου ἐν χειρὶ Μωυσῆ. – </text:span></text:span><text:span text:style-name="Default_20_Paragraph_20_Font"><text:span text:style-name="T1">14</text:span></text:span><text:span text:style-name="Default_20_Paragraph_20_Font"><text:span text:style-name="T2"> καὶ ἐξῆραν τάγμα παρεμβολῆς υἱῶν Ιουδα πρῶτοι σὺν δυνάμει αὐτῶν· καὶ ἐπὶ τῆς δυνάμεως αὐτῶν Ναασσων υἱὸς Αμιναδαβ, </text:span></text:span><text:span text:style-name="Default_20_Paragraph_20_Font"><text:span text:style-name="T1">15</text:span></text:span><text:span text:style-name="Default_20_Paragraph_20_Font"><text:span text:style-name="T2"> καὶ ἐπὶ τῆς δυνάμεως φυλῆς υἱῶν Ισσαχαρ Ναθαναηλ υἱὸς Σωγαρ, </text:span></text:span><text:span text:style-name="Default_20_Paragraph_20_Font"><text:span text:style-name="T1">16</text:span></text:span><text:span text:style-name="Default_20_Paragraph_20_Font"><text:span text:style-name="T2"> καὶ ἐπὶ τῆς δυνάμεως φυλῆς υἱῶν Ζαβουλων Ελιαβ υἱὸς Χαιλων. </text:span></text:span><text:span text:style-name="Default_20_Paragraph_20_Font"><text:span text:style-name="T1">17</text:span></text:span><text:span text:style-name="Default_20_Paragraph_20_Font"><text:span text:style-name="T2"> καὶ καθελοῦσιν τὴν σκηνὴν καὶ ἐξαροῦσιν οἱ υἱοὶ Γεδσων καὶ οἱ υἱοὶ Μεραρι αἴροντες τὴν σκηνήν. – </text:span></text:span><text:span text:style-name="Default_20_Paragraph_20_Font"><text:span text:style-name="T1">18</text:span></text:span><text:span text:style-name="Default_20_Paragraph_20_Font"><text:span text:style-name="T2"> καὶ ἐξῆραν τάγμα παρεμβολῆς Ρουβην σὺν δυνάμει αὐτῶν· καὶ ἐπὶ τῆς δυνάμεως αὐτῶν Ελισουρ υἱὸς Σεδιουρ, </text:span></text:span><text:span text:style-name="Default_20_Paragraph_20_Font"><text:span text:style-name="T1">19</text:span></text:span><text:span text:style-name="Default_20_Paragraph_20_Font"><text:span text:style-name="T2"> καὶ ἐπὶ τῆς δυνάμεως φυλῆς υἱῶν Συμεων Σαλαμιηλ υἱὸς Σουρισαδαι, </text:span></text:span><text:span text:style-name="Default_20_Paragraph_20_Font"><text:span text:style-name="T1">20</text:span></text:span><text:span text:style-name="Default_20_Paragraph_20_Font"><text:span text:style-name="T2"> καὶ ἐπὶ τῆς δυνάμεως φυλῆς υἱῶν Γαδ Ελισαφ ὁ τοῦ Ραγουηλ. </text:span></text:span><text:span text:style-name="Default_20_Paragraph_20_Font"><text:span text:style-name="T1">21</text:span></text:span><text:span text:style-name="Default_20_Paragraph_20_Font"><text:span text:style-name="T2"> καὶ ἐξαροῦσιν οἱ υἱοὶ Κααθ αἴροντες τὰ ἅγια καὶ στήσουσιν τὴν σκηνήν, ἕως παραγένωνται. – </text:span></text:span><text:span text:style-name="Default_20_Paragraph_20_Font"><text:span text:style-name="T1">22</text:span></text:span><text:span text:style-name="Default_20_Paragraph_20_Font"><text:span text:style-name="T2"> καὶ ἐξαροῦσιν τάγμα παρεμβολῆς Εφραιμ σὺν δυνάμει αὐτῶν· καὶ ἐπὶ τῆς δυνάμεως αὐτῶν Ελισαμα υἱὸς Εμιουδ, </text:span></text:span><text:span text:style-name="Default_20_Paragraph_20_Font"><text:span text:style-name="T1">23</text:span></text:span><text:span text:style-name="Default_20_Paragraph_20_Font"><text:span text:style-name="T2"> καὶ ἐπὶ τῆς δυνάμεως φυλῆς υἱῶν Μανασση Γαμαλιηλ ὁ τοῦ Φαδασσουρ, </text:span></text:span><text:span text:style-name="Default_20_Paragraph_20_Font"><text:span text:style-name="T1">24</text:span></text:span><text:span text:style-name="Default_20_Paragraph_20_Font"><text:span text:style-name="T2"> καὶ ἐπὶ τῆς δυνάμεως φυλῆς υἱῶν Βενιαμιν Αβιδαν ὁ τοῦ Γαδεωνι. – </text:span></text:span><text:span text:style-name="Default_20_Paragraph_20_Font"><text:span text:style-name="T1">25</text:span></text:span><text:span text:style-name="Default_20_Paragraph_20_Font"><text:span text:style-name="T2"> καὶ ἐξαροῦσιν τάγμα παρεμβολῆς υἱῶν Δαν ἔσχατοι πασῶν τῶν παρεμβολῶν σὺν δυνάμει αὐτῶν· καὶ ἐπὶ τῆς δυνάμεως αὐτῶν Αχιεζερ ὁ τοῦ Αμισαδαι, </text:span></text:span><text:span text:style-name="Default_20_Paragraph_20_Font"><text:span text:style-name="T1">26</text:span></text:span><text:span text:style-name="Default_20_Paragraph_20_Font"><text:span text:style-name="T2"> καὶ ἐπὶ τῆς δυνάμεως φυλῆς υἱῶν Ασηρ Φαγαιηλ υἱὸς Εχραν, </text:span></text:span><text:span text:style-name="Default_20_Paragraph_20_Font"><text:span text:style-name="T1">27</text:span></text:span><text:span text:style-name="Default_20_Paragraph_20_Font"><text:span text:style-name="T2"> καὶ ἐπὶ τῆς δυνάμεως φυλῆς υἱῶν Νεφθαλι Αχιρε υἱὸς Αιναν. </text:span></text:span><text:span text:style-name="Default_20_Paragraph_20_Font"><text:span text:style-name="T1">28</text:span></text:span><text:span text:style-name="Default_20_Paragraph_20_Font"><text:span text:style-name="T2"> αὗται αἱ στρατιαὶ υἱῶν Ισραηλ, καὶ ἐξῆραν σὺν δυνάμει αὐτῶν. </text:span></text:span></text:p>
        <text:p text:style-name="P3"><text:span text:style-name="Default_20_Paragraph_20_Font"><text:span text:style-name="T1">29</text:span></text:span><text:span text:style-name="Default_20_Paragraph_20_Font"><text:span text:style-name="T2"> Καὶ εἶπεν Μωϋσῆς τῷ Ιωβαβ υἱῷ Ραγουηλ τῷ Μαδιανίτῃ τῷ γαμβρῷ Μωυσῆ Ἐξαίρομεν ἡμεῖς εἰς τὸν τόπον, ὃν εἶπεν κύριος Τοῦτον δώσω ὑμῖν· δεῦρο μεθ’ ἡμῶν, καὶ εὖ σε ποιήσομεν, ὅτι κύριος ἐλάλησεν καλὰ περὶ Ισραηλ. </text:span></text:span><text:span text:style-name="Default_20_Paragraph_20_Font"><text:span text:style-name="T1">30</text:span></text:span><text:span text:style-name="Default_20_Paragraph_20_Font"><text:span text:style-name="T2"> καὶ εἶπεν πρὸς αὐτόν Οὐ πορεύσομαι ἀλλὰ εἰς τὴν γῆν μου καὶ εἰς τὴν γενεάν μου. </text:span></text:span><text:span text:style-name="Default_20_Paragraph_20_Font"><text:span text:style-name="T1">31</text:span></text:span><text:span text:style-name="Default_20_Paragraph_20_Font"><text:span text:style-name="T2"> καὶ εἶπεν Μὴ ἐγκαταλίπῃς ἡμᾶς, οὗ εἵνεκεν ἦσθα μεθ’ ἡμῶν ἐν τῇ ἐρήμῳ, καὶ ἔσῃ ἐν ἡμῖν πρεσβύτης· </text:span></text:span><text:span text:style-name="Default_20_Paragraph_20_Font"><text:span text:style-name="T1">32</text:span></text:span><text:span text:style-name="Default_20_Paragraph_20_Font"><text:span text:style-name="T2"> καὶ ἔσται ἐὰν πορευθῇς μεθ’ ἡμῶν, καὶ ἔσται τὰ ἀγαθὰ ἐκεῖνα, ὅσα ἐὰν ἀγαθοποιήσῃ κύριος ἡμᾶς, καὶ εὖ σε ποιήσομεν. </text:span></text:span></text:p>
        <text:p text:style-name="P3"><text:span text:style-name="Default_20_Paragraph_20_Font"><text:span text:style-name="T1">33</text:span></text:span><text:span text:style-name="Default_20_Paragraph_20_Font"><text:span text:style-name="T2"> Καὶ ἐξῆραν ἐκ τοῦ ὄρους κυρίου ὁδὸν τριῶν ἡμερῶν, καὶ ἡ κιβωτὸς τῆς διαθήκης κυρίου προεπορεύετο προτέρα αὐτῶν ὁδὸν τριῶν ἡμερῶν κατασκέψασθαι αὐτοῖς ἀνάπαυσιν. </text:span></text:span><text:span text:style-name="Default_20_Paragraph_20_Font"><text:span text:style-name="T1">34</text:span></text:span><text:span text:style-name="Default_20_Paragraph_20_Font"><text:span text:style-name="T2"> καὶ ἐγένετο ἐν τῷ ἐξαίρειν τὴν κιβωτὸν καὶ εἶπεν Μωϋσῆς Ἐξεγέρθητι, κύριε, διασκορπισθήτωσαν οἱ ἐχθροί σου, φυγέτωσαν πάντες οἱ μισοῦντές σε. </text:span></text:span><text:span text:style-name="Default_20_Paragraph_20_Font"><text:span text:style-name="T1">35</text:span></text:span><text:span text:style-name="Default_20_Paragraph_20_Font"><text:span text:style-name="T2"> καὶ ἐν τῇ καταπαύσει εἶπεν Ἐπίστρεφε, κύριε, χιλιάδας μυριάδας ἐν τῷ Ισραηλ. </text:span></text:span><text:span text:style-name="Default_20_Paragraph_20_Font"><text:span text:style-name="T1">36</text:span></text:span><text:span text:style-name="Default_20_Paragraph_20_Font"><text:span text:style-name="T2"> καὶ ἡ νεφέλη ἐγένετο σκιάζουσα ἐπ’ αὐτοῖς ἡμέρας ἐν τῷ ἐξαίρειν αὐτοὺς ἐκ τῆς παρεμβολῆς. </text:span></text:span></text:p>
      </text:section>
      <text:section text:style-name="Sect1" text:name="Sect11">
        <text:p text:style-name="P2"><text:soft-page-break/>Αριθμοι 11</text:p>
        <text:p text:style-name="P3"><text:span text:style-name="Default_20_Paragraph_20_Font"><text:span text:style-name="T1">1</text:span></text:span><text:span text:style-name="Default_20_Paragraph_20_Font"><text:span text:style-name="T2"> Καὶ ἦν ὁ λαὸς γογγύζων πονηρὰ ἔναντι κυρίου, καὶ ἤκουσεν κύριος καὶ ἐθυμώθη ὀργῇ, καὶ ἐξεκαύθη ἐν αὐτοῖς πῦρ παρὰ κυρίου καὶ κατέφαγεν μέρος τι τῆς παρεμβολῆς. </text:span></text:span><text:span text:style-name="Default_20_Paragraph_20_Font"><text:span text:style-name="T1">2</text:span></text:span><text:span text:style-name="Default_20_Paragraph_20_Font"><text:span text:style-name="T2"> καὶ ἐκέκραξεν ὁ λαὸς πρὸς Μωυσῆν, καὶ ηὔξατο Μωϋσῆς πρὸς κύριον, καὶ ἐκόπασεν τὸ πῦρ. </text:span></text:span><text:span text:style-name="Default_20_Paragraph_20_Font"><text:span text:style-name="T1">3</text:span></text:span><text:span text:style-name="Default_20_Paragraph_20_Font"><text:span text:style-name="T2"> καὶ ἐκλήθη τὸ ὄνομα τοῦ τόπου ἐκείνου Ἐμπυρισμός, ὅτι ἐξεκαύθη ἐν αὐτοῖς πῦρ παρὰ κυρίου. </text:span></text:span></text:p>
        <text:p text:style-name="P3"><text:span text:style-name="Default_20_Paragraph_20_Font"><text:span text:style-name="T1">4</text:span></text:span><text:span text:style-name="Default_20_Paragraph_20_Font"><text:span text:style-name="T2"> Καὶ ὁ ἐπίμικτος ὁ ἐν αὐτοῖς ἐπεθύμησαν ἐπιθυμίαν, καὶ καθίσαντες ἔκλαιον καὶ οἱ υἱοὶ Ισραηλ καὶ εἶπαν Τίς ἡμᾶς ψωμιεῖ κρέα; </text:span></text:span><text:span text:style-name="Default_20_Paragraph_20_Font"><text:span text:style-name="T1">5</text:span></text:span><text:span text:style-name="Default_20_Paragraph_20_Font"><text:span text:style-name="T2"> ἐμνήσθημεν τοὺς ἰχθύας, οὓς ἠσθίομεν ἐν Αἰγύπτῳ δωρεάν, καὶ τοὺς σικύας καὶ τοὺς πέπονας καὶ τὰ πράσα καὶ τὰ κρόμμυα καὶ τὰ σκόρδα· </text:span></text:span><text:span text:style-name="Default_20_Paragraph_20_Font"><text:span text:style-name="T1">6</text:span></text:span><text:span text:style-name="Default_20_Paragraph_20_Font"><text:span text:style-name="T2"> νυνὶ δὲ ἡ ψυχὴ ἡμῶν κατάξηρος, οὐδὲν πλὴν εἰς τὸ μαννα οἱ ὀφθαλμοὶ ἡμῶν. </text:span></text:span><text:span text:style-name="Default_20_Paragraph_20_Font"><text:span text:style-name="T1">7</text:span></text:span><text:span text:style-name="Default_20_Paragraph_20_Font"><text:span text:style-name="T2"> τὸ δὲ μαννα ὡσεὶ σπέρμα κορίου ἐστίν, καὶ τὸ εἶδος αὐτοῦ εἶδος κρυστάλλου· </text:span></text:span><text:span text:style-name="Default_20_Paragraph_20_Font"><text:span text:style-name="T1">8</text:span></text:span><text:span text:style-name="Default_20_Paragraph_20_Font"><text:span text:style-name="T2"> καὶ διεπορεύετο ὁ λαὸς καὶ συνέλεγον καὶ ἤληθον αὐτὸ ἐν τῷ μύλῳ καὶ ἔτριβον ἐν τῇ θυίᾳ καὶ ἥψουν αὐτὸ ἐν τῇ χύτρᾳ καὶ ἐποίουν αὐτὸ ἐγκρυφίας, καὶ ἦν ἡ ἡδονὴ αὐτοῦ ὡσεὶ γεῦμα ἐγκρὶς ἐξ ἐλαίου· </text:span></text:span><text:span text:style-name="Default_20_Paragraph_20_Font"><text:span text:style-name="T1">9</text:span></text:span><text:span text:style-name="Default_20_Paragraph_20_Font"><text:span text:style-name="T2"> καὶ ὅταν κατέβη ἡ δρόσος ἐπὶ τὴν παρεμβολὴν νυκτός, κατέβαινεν τὸ μαννα ἐπ’ αὐτῆς. </text:span></text:span><text:span text:style-name="Default_20_Paragraph_20_Font"><text:span text:style-name="T1">10</text:span></text:span><text:span text:style-name="Default_20_Paragraph_20_Font"><text:span text:style-name="T2"> καὶ ἤκουσεν Μωϋσῆς κλαιόντων αὐτῶν κατὰ δήμους αὐτῶν, ἕκαστον ἐπὶ τῆς θύρας αὐτοῦ· καὶ ἐθυμώθη ὀργῇ κύριος σφόδρα, καὶ ἔναντι Μωυσῆ ἦν πονηρόν. </text:span></text:span><text:span text:style-name="Default_20_Paragraph_20_Font"><text:span text:style-name="T1">11</text:span></text:span><text:span text:style-name="Default_20_Paragraph_20_Font"><text:span text:style-name="T2"> καὶ εἶπεν Μωϋσῆς πρὸς κύριον Ἵνα τί ἐκάκωσας τὸν θεράποντά σου, καὶ διὰ τί οὐχ εὕρηκα χάριν ἐναντίον σου ἐπιθεῖναι τὴν ὁρμὴν τοῦ λαοῦ τούτου ἐπ’ ἐμέ; </text:span></text:span><text:span text:style-name="Default_20_Paragraph_20_Font"><text:span text:style-name="T1">12</text:span></text:span><text:span text:style-name="Default_20_Paragraph_20_Font"><text:span text:style-name="T2"> μὴ ἐγὼ ἐν γαστρὶ ἔλαβον πάντα τὸν λαὸν τοῦτον ἢ ἐγὼ ἔτεκον αὐτούς, ὅτι λέγεις μοι Λαβὲ αὐτὸν εἰς τὸν κόλπον σου, ὡσεὶ ἄραι τιθηνὸς τὸν θηλάζοντα, εἰς τὴν γῆν, ἣν ὤμοσας τοῖς πατράσιν αὐτῶν; </text:span></text:span><text:span text:style-name="Default_20_Paragraph_20_Font"><text:span text:style-name="T1">13</text:span></text:span><text:span text:style-name="Default_20_Paragraph_20_Font"><text:span text:style-name="T2"> πόθεν μοι κρέα δοῦναι παντὶ τῷ λαῷ τούτῳ; ὅτι κλαίουσιν ἐπ’ ἐμοὶ λέγοντες Δὸς ἡμῖν κρέα, ἵνα φάγωμεν. </text:span></text:span><text:span text:style-name="Default_20_Paragraph_20_Font"><text:span text:style-name="T1">14</text:span></text:span><text:span text:style-name="Default_20_Paragraph_20_Font"><text:span text:style-name="T2"> οὐ δυνήσομαι ἐγὼ μόνος φέρειν τὸν λαὸν τοῦτον, ὅτι βαρύτερόν μοί ἐστιν τὸ ῥῆμα τοῦτο. </text:span></text:span><text:span text:style-name="Default_20_Paragraph_20_Font"><text:span text:style-name="T1">15</text:span></text:span><text:span text:style-name="Default_20_Paragraph_20_Font"><text:span text:style-name="T2"> εἰ δὲ οὕτως σὺ ποιεῖς μοι, ἀπόκτεινόν με ἀναιρέσει, εἰ εὕρηκα ἔλεος παρὰ σοί, ἵνα μὴ ἴδω μου τὴν κάκωσιν. – </text:span></text:span><text:span text:style-name="Default_20_Paragraph_20_Font"><text:span text:style-name="T1">16</text:span></text:span><text:span text:style-name="Default_20_Paragraph_20_Font"><text:span text:style-name="T2"> καὶ εἶπεν κύριος πρὸς Μωυσῆν Συνάγαγέ μοι ἑβδομήκοντα ἄνδρας ἀπὸ τῶν πρεσβυτέρων Ισραηλ, οὓς αὐτὸς σὺ οἶδας ὅτι οὗτοί εἰσιν πρεσβύτεροι τοῦ λαοῦ καὶ γραμματεῖς αὐτῶν, καὶ ἄξεις αὐτοὺς πρὸς τὴν σκηνὴν τοῦ μαρτυρίου, καὶ στήσονται ἐκεῖ μετὰ σοῦ. </text:span></text:span><text:span text:style-name="Default_20_Paragraph_20_Font"><text:span text:style-name="T1">17</text:span></text:span><text:span text:style-name="Default_20_Paragraph_20_Font"><text:span text:style-name="T2"> καὶ καταβήσομαι καὶ λαλήσω ἐκεῖ μετὰ σοῦ καὶ ἀφελῶ ἀπὸ τοῦ πνεύματος τοῦ ἐπὶ σοὶ καὶ ἐπιθήσω ἐπ’ αὐτούς, καὶ συναντιλήμψονται μετὰ σοῦ τὴν ὁρμὴν τοῦ λαοῦ, καὶ οὐκ οἴσεις αὐτοὺς σὺ μόνος. </text:span></text:span><text:span text:style-name="Default_20_Paragraph_20_Font"><text:span text:style-name="T1">18</text:span></text:span><text:span text:style-name="Default_20_Paragraph_20_Font"><text:span text:style-name="T2"> καὶ τῷ λαῷ ἐρεῖς Ἁγνίσασθε εἰς αὔριον, καὶ φάγεσθε κρέα, ὅτι ἐκλαύσατε ἔναντι κυρίου λέγοντες Τίς ἡμᾶς ψωμιεῖ κρέα; ὅτι καλὸν ἡμῖν ἐστιν ἐν Αἰγύπτῳ. καὶ δώσει κύριος ὑμῖν κρέα φαγεῖν, καὶ φάγεσθε κρέα. </text:span></text:span><text:span text:style-name="Default_20_Paragraph_20_Font"><text:span text:style-name="T1">19</text:span></text:span><text:span text:style-name="Default_20_Paragraph_20_Font"><text:span text:style-name="T2"> οὐχ ἡμέραν μίαν φάγεσθε οὐδὲ δύο οὐδὲ πέντε ἡμέρας οὐδὲ δέκα ἡμέρας οὐδὲ εἴκοσι ἡμέρας· </text:span></text:span><text:span text:style-name="Default_20_Paragraph_20_Font"><text:span text:style-name="T1">20</text:span></text:span><text:span text:style-name="Default_20_Paragraph_20_Font"><text:span text:style-name="T2"> ἕως μηνὸς ἡμερῶν φάγεσθε, ἕως ἂν ἐξέλθῃ ἐκ τῶν μυκτήρων ὑμῶν, καὶ ἔσται ὑμῖν εἰς χολέραν, ὅτι ἠπειθήσατε κυρίῳ, ὅς ἐστιν ἐν ὑμῖν, καὶ ἐκλαύσατε ἐναντίον αὐτοῦ λέγοντες Ἵνα τί ἡμῖν ἐξελθεῖν ἐξ Αἰγύπτου; </text:span></text:span><text:span text:style-name="Default_20_Paragraph_20_Font"><text:span text:style-name="T1">21</text:span></text:span><text:span text:style-name="Default_20_Paragraph_20_Font"><text:span text:style-name="T2"> καὶ εἶπεν Μωϋσῆς Ἑξακόσιαι χιλιάδες πεζῶν ὁ λαός, ἐν οἷς εἰμι ἐν αὐτοῖς, καὶ σὺ εἶπας Κρέα δώσω αὐτοῖς φαγεῖν, καὶ φάγονται μῆνα ἡμερῶν; </text:span></text:span><text:span text:style-name="Default_20_Paragraph_20_Font"><text:span text:style-name="T1">22</text:span></text:span><text:span text:style-name="Default_20_Paragraph_20_Font"><text:span text:style-name="T2"> μὴ πρόβατα καὶ βόες σφαγήσονται αὐτοῖς, καὶ ἀρκέσει αὐτοῖς; ἢ πᾶν τὸ ὄψος τῆς θαλάσσης συναχθήσεται αὐτοῖς, καὶ ἀρκέσει αὐτοῖς; </text:span></text:span><text:span text:style-name="Default_20_Paragraph_20_Font"><text:span text:style-name="T1">23</text:span></text:span><text:span text:style-name="Default_20_Paragraph_20_Font"><text:span text:style-name="T2"> καὶ εἶπεν κύριος πρὸς Μωυσῆν Μὴ χεὶρ κυρίου οὐκ ἐξαρκέσει; ἤδη γνώσει εἰ ἐπικαταλήμψεταί σε ὁ λόγος μου ἢ οὔ. </text:span></text:span><text:span text:style-name="Default_20_Paragraph_20_Font"><text:span text:style-name="T1">24</text:span></text:span><text:span text:style-name="Default_20_Paragraph_20_Font"><text:span text:style-name="T2"> καὶ ἐξῆλθεν Μωϋσῆς καὶ ἐλάλησεν πρὸς τὸν λαὸν τὰ ῥήματα κυρίου καὶ συνήγαγεν ἑβδομήκοντα ἄνδρας ἀπὸ τῶν πρεσβυτέρων τοῦ λαοῦ καὶ ἔστησεν αὐτοὺς κύκλῳ τῆς σκηνῆς. </text:span></text:span><text:span text:style-name="Default_20_Paragraph_20_Font"><text:span text:style-name="T1">25</text:span></text:span><text:span text:style-name="Default_20_Paragraph_20_Font"><text:span text:style-name="T2"> καὶ κατέβη κύριος ἐν νεφέλῃ καὶ ἐλάλησεν πρὸς αὐτόν· καὶ παρείλατο ἀπὸ τοῦ πνεύματος τοῦ ἐπ’ αὐτῷ καὶ ἐπέθηκεν ἐπὶ τοὺς ἑβδομήκοντα ἄνδρας τοὺς πρεσβυτέρους· </text:span></text:span><text:soft-page-break/><text:span text:style-name="Default_20_Paragraph_20_Font"><text:span text:style-name="T2">ὡς δὲ ἐπανεπαύσατο τὸ πνεῦμα ἐπ’ αὐτούς, καὶ ἐπροφήτευσαν καὶ οὐκέτι προσέθεντο. </text:span></text:span><text:span text:style-name="Default_20_Paragraph_20_Font"><text:span text:style-name="T1">26</text:span></text:span><text:span text:style-name="Default_20_Paragraph_20_Font"><text:span text:style-name="T2"> καὶ κατελείφθησαν δύο ἄνδρες ἐν τῇ παρεμβολῇ, ὄνομα τῷ ἑνὶ Ελδαδ καὶ ὄνομα τῷ δευτέρῳ Μωδαδ, καὶ ἐπανεπαύσατο ἐπ’ αὐτοὺς τὸ πνεῦμα – καὶ οὗτοι ἦσαν τῶν καταγεγραμμένων καὶ οὐκ ἦλθον πρὸς τὴν σκηνήν – καὶ ἐπροφήτευσαν ἐν τῇ παρεμβολῇ. </text:span></text:span></text:p>
        <text:p text:style-name="P3"><text:span text:style-name="Default_20_Paragraph_20_Font"><text:span text:style-name="T1">27</text:span></text:span><text:span text:style-name="Default_20_Paragraph_20_Font"><text:span text:style-name="T2"> Καὶ προσδραμὼν ὁ νεανίσκος ἀπήγγειλεν Μωυσῇ καὶ εἶπεν λέγων Ελδαδ καὶ Μωδαδ προφητεύουσιν ἐν τῇ παρεμβολῇ. </text:span></text:span><text:span text:style-name="Default_20_Paragraph_20_Font"><text:span text:style-name="T1">28</text:span></text:span><text:span text:style-name="Default_20_Paragraph_20_Font"><text:span text:style-name="T2"> καὶ ἀποκριθεὶς Ἰησοῦς ὁ τοῦ Ναυη ὁ παρεστηκὼς Μωυσῇ ὁ ἐκελεκτὸς εἶπεν Κύριε Μωυσῆ, κώλυσον αὐτούς. </text:span></text:span><text:span text:style-name="Default_20_Paragraph_20_Font"><text:span text:style-name="T1">29</text:span></text:span><text:span text:style-name="Default_20_Paragraph_20_Font"><text:span text:style-name="T2"> καὶ εἶπεν αὐτῷ Μωϋσῆς Μὴ ζηλοῖς σύ μοι; καὶ τίς δῴη πάντα τὸν λαὸν κυρίου προφήτας, ὅταν δῷ κύριος τὸ πνεῦμα αὐτοῦ ἐπ’ αὐτούς; </text:span></text:span><text:span text:style-name="Default_20_Paragraph_20_Font"><text:span text:style-name="T1">30</text:span></text:span><text:span text:style-name="Default_20_Paragraph_20_Font"><text:span text:style-name="T2"> καὶ ἀπῆλθεν Μωϋσῆς εἰς τὴν παρεμβολήν, αὐτὸς καὶ οἱ πρεσβύτεροι Ισραηλ. – </text:span></text:span><text:span text:style-name="Default_20_Paragraph_20_Font"><text:span text:style-name="T1">31</text:span></text:span><text:span text:style-name="Default_20_Paragraph_20_Font"><text:span text:style-name="T2"> καὶ πνεῦμα ἐξῆλθεν παρὰ κυρίου καὶ ἐξεπέρασεν ὀρτυγομήτραν ἀπὸ τῆς θαλάσσης καὶ ἐπέβαλεν ἐπὶ τὴν παρεμβολὴν ὁδὸν ἡμέρας ἐντεῦθεν καὶ ὁδὸν ἡμέρας ἐντεῦθεν κύκλῳ τῆς παρεμβολῆς ὡσεὶ δίπηχυ ἀπὸ τῆς γῆς. </text:span></text:span><text:span text:style-name="Default_20_Paragraph_20_Font"><text:span text:style-name="T1">32</text:span></text:span><text:span text:style-name="Default_20_Paragraph_20_Font"><text:span text:style-name="T2"> καὶ ἀναστὰς ὁ λαὸς ὅλην τὴν ἡμέραν καὶ ὅλην τὴν νύκτα καὶ ὅλην τὴν ἡμέραν τὴν ἐπαύριον καὶ συνήγαγον τὴν ὀρτυγομήτραν, ὁ τὸ ὀλίγον συνήγαγεν δέκα κόρους, καὶ ἔψυξαν ἑαυτοῖς ψυγμοὺς κύκλῳ τῆς παρεμβολῆς. </text:span></text:span><text:span text:style-name="Default_20_Paragraph_20_Font"><text:span text:style-name="T1">33</text:span></text:span><text:span text:style-name="Default_20_Paragraph_20_Font"><text:span text:style-name="T2"> τὰ κρέα ἔτι ἦν ἐν τοῖς ὀδοῦσιν αὐτῶν πρὶν ἢ ἐκλείπειν, καὶ κύριος ἐθυμώθη εἰς τὸν λαόν, καὶ ἐπάταξεν κύριος τὸν λαὸν πληγὴν μεγάλην σφόδρα. </text:span></text:span><text:span text:style-name="Default_20_Paragraph_20_Font"><text:span text:style-name="T1">34</text:span></text:span><text:span text:style-name="Default_20_Paragraph_20_Font"><text:span text:style-name="T2"> καὶ ἐκλήθη τὸ ὄνομα τοῦ τόπου ἐκείνου Μνήματα τῆς ἐπιθυμίας, ὅτι ἐκεῖ ἔθαψαν τὸν λαὸν τὸν ἐπιθυμητήν. </text:span></text:span></text:p>
        <text:p text:style-name="P3"><text:span text:style-name="Default_20_Paragraph_20_Font"><text:span text:style-name="T1">35</text:span></text:span><text:span text:style-name="Default_20_Paragraph_20_Font"><text:span text:style-name="T2"> Ἀπὸ Μνημάτων ἐπιθυμίας ἐξῆρεν ὁ λαὸς εἰς Ασηρωθ, καὶ ἐγένετο ὁ λαὸς ἐν Ασηρωθ. </text:span></text:span></text:p>
      </text:section>
      <text:section text:style-name="Sect1" text:name="Sect12">
        <text:p text:style-name="P2">Αριθμοι 12</text:p>
        <text:p text:style-name="P3"><text:span text:style-name="Default_20_Paragraph_20_Font"><text:span text:style-name="T1">1</text:span></text:span><text:span text:style-name="Default_20_Paragraph_20_Font"><text:span text:style-name="T2"> Καὶ ἐλάλησεν Μαριαμ καὶ Ααρων κατὰ Μωυσῆ ἕνεκεν τῆς γυναικὸς τῆς Αἰθιοπίσσης, ἣν ἔλαβεν Μωϋσῆς, ὅτι γυναῖκα Αἰθιόπισσαν ἔλαβεν, </text:span></text:span><text:span text:style-name="Default_20_Paragraph_20_Font"><text:span text:style-name="T1">2</text:span></text:span><text:span text:style-name="Default_20_Paragraph_20_Font"><text:span text:style-name="T2"> καὶ εἶπαν Μὴ Μωυσῇ μόνῳ λελάληκεν κύριος; οὐχὶ καὶ ἡμῖν ἐλάλησεν; καὶ ἤκουσεν κύριος. </text:span></text:span><text:span text:style-name="Default_20_Paragraph_20_Font"><text:span text:style-name="T1">3</text:span></text:span><text:span text:style-name="Default_20_Paragraph_20_Font"><text:span text:style-name="T2"> καὶ ὁ ἄνθρωπος Μωϋσῆς πραὺς σφόδρα παρὰ πάντας τοὺς ἀνθρώπους τοὺς ὄντας ἐπὶ τῆς γῆς. </text:span></text:span><text:span text:style-name="Default_20_Paragraph_20_Font"><text:span text:style-name="T1">4</text:span></text:span><text:span text:style-name="Default_20_Paragraph_20_Font"><text:span text:style-name="T2"> καὶ εἶπεν κύριος παραχρῆμα πρὸς Μωυσῆν καὶ Μαριαμ καὶ Ααρων Ἐξέλθατε ὑμεῖς οἱ τρεῖς εἰς τὴν σκηνὴν τοῦ μαρτυρίου· καὶ ἐξῆλθον οἱ τρεῖς εἰς τὴν σκηνὴν τοῦ μαρτυρίου. </text:span></text:span><text:span text:style-name="Default_20_Paragraph_20_Font"><text:span text:style-name="T1">5</text:span></text:span><text:span text:style-name="Default_20_Paragraph_20_Font"><text:span text:style-name="T2"> καὶ κατέβη κύριος ἐν στύλῳ νεφέλης καὶ ἔστη ἐπὶ τῆς θύρας τῆς σκηνῆς τοῦ μαρτυρίου, καὶ ἐκλήθησαν Ααρων καὶ Μαριαμ καὶ ἐξήλθοσαν ἀμφότεροι. </text:span></text:span><text:span text:style-name="Default_20_Paragraph_20_Font"><text:span text:style-name="T1">6</text:span></text:span><text:span text:style-name="Default_20_Paragraph_20_Font"><text:span text:style-name="T2"> καὶ εἶπεν πρὸς αὐτούς Ἀκούσατε τῶν λόγων μου· ἐὰν γένηται προφήτης ὑμῶν κυρίῳ, ἐν ὁράματι αὐτῷ γνωσθήσομαι καὶ ἐν ὕπνῳ λαλήσω αὐτῷ. </text:span></text:span><text:span text:style-name="Default_20_Paragraph_20_Font"><text:span text:style-name="T1">7</text:span></text:span><text:span text:style-name="Default_20_Paragraph_20_Font"><text:span text:style-name="T2"> οὐχ οὕτως ὁ θεράπων μου Μωϋσῆς· ἐν ὅλῳ τῷ οἴκῳ μου πιστός ἐστιν· </text:span></text:span><text:span text:style-name="Default_20_Paragraph_20_Font"><text:span text:style-name="T1">8</text:span></text:span><text:span text:style-name="Default_20_Paragraph_20_Font"><text:span text:style-name="T2"> στόμα κατὰ στόμα λαλήσω αὐτῷ, ἐν εἴδει καὶ οὐ δι’ αἰνιγμάτων, καὶ τὴν δόξαν κυρίου εἶδεν· καὶ διὰ τί οὐκ ἐφοβήθητε καταλαλῆσαι κατὰ τοῦ θεράποντός μου Μωυσῆ; </text:span></text:span><text:span text:style-name="Default_20_Paragraph_20_Font"><text:span text:style-name="T1">9</text:span></text:span><text:span text:style-name="Default_20_Paragraph_20_Font"><text:span text:style-name="T2"> καὶ ὀργὴ θυμοῦ κυρίου ἐπ’ αὐτοῖς, καὶ ἀπῆλθεν. </text:span></text:span><text:span text:style-name="Default_20_Paragraph_20_Font"><text:span text:style-name="T1">10</text:span></text:span><text:span text:style-name="Default_20_Paragraph_20_Font"><text:span text:style-name="T2"> καὶ ἡ νεφέλη ἀπέστη ἀπὸ τῆς σκηνῆς, καὶ ἰδοὺ Μαριαμ λεπρῶσα ὡσεὶ χιών· καὶ ἐπέβλεψεν Ααρων ἐπὶ Μαριαμ, καὶ ἰδοὺ λεπρῶσα. </text:span></text:span><text:span text:style-name="Default_20_Paragraph_20_Font"><text:span text:style-name="T1">11</text:span></text:span><text:span text:style-name="Default_20_Paragraph_20_Font"><text:span text:style-name="T2"> καὶ εἶπεν Ααρων πρὸς Μωυσῆν Δέομαι, κύριε, μὴ συνεπιθῇ ἡμῖν ἁμαρτίαν, διότι ἠγνοήσαμεν καθότι ἡμάρτομεν· </text:span></text:span><text:span text:style-name="Default_20_Paragraph_20_Font"><text:span text:style-name="T1">12</text:span></text:span><text:span text:style-name="Default_20_Paragraph_20_Font"><text:span text:style-name="T2"> μὴ γένηται ὡσεὶ ἴσον θανάτῳ, ὡσεὶ ἔκτρωμα ἐκπορευόμενον ἐκ μήτρας μητρὸς καὶ κατεσθίει τὸ ἥμισυ τῶν σαρκῶν αὐτῆς. </text:span></text:span><text:span text:style-name="Default_20_Paragraph_20_Font"><text:span text:style-name="T1">13</text:span></text:span><text:span text:style-name="Default_20_Paragraph_20_Font"><text:span text:style-name="T2"> καὶ ἐβόησεν Μωϋσῆς πρὸς κύριον λέγων Ὁ θεός, δέομαί σου, ἴασαι αὐτήν. </text:span></text:span><text:span text:style-name="Default_20_Paragraph_20_Font"><text:span text:style-name="T1">14</text:span></text:span><text:span text:style-name="Default_20_Paragraph_20_Font"><text:span text:style-name="T2"> καὶ εἶπεν κύριος πρὸς Μωυσῆν Εἰ ὁ πατὴρ αὐτῆς πτύων ἐνέπτυσεν εἰς τὸ πρόσωπον αὐτῆς, οὐκ ἐντραπήσεται ἑπτὰ ἡμέρας; ἀφορισθήτω ἑπτὰ </text:span></text:span><text:soft-page-break/><text:span text:style-name="Default_20_Paragraph_20_Font"><text:span text:style-name="T2">ἡμέρας ἔξω τῆς παρεμβολῆς καὶ μετὰ ταῦτα εἰσελεύσεται. </text:span></text:span><text:span text:style-name="Default_20_Paragraph_20_Font"><text:span text:style-name="T1">15</text:span></text:span><text:span text:style-name="Default_20_Paragraph_20_Font"><text:span text:style-name="T2"> καὶ ἀφωρίσθη Μαριαμ ἔξω τῆς παρεμβολῆς ἑπτὰ ἡμέρας· καὶ ὁ λαὸς οὐκ ἐξῆρεν, ἕως ἐκαθαρίσθη Μαριαμ. </text:span></text:span></text:p>
        <text:p text:style-name="P3"><text:span text:style-name="Default_20_Paragraph_20_Font"><text:span text:style-name="T1">16</text:span></text:span><text:span text:style-name="Default_20_Paragraph_20_Font"><text:span text:style-name="T2"> Καὶ μετὰ ταῦτα ἐξῆρεν ὁ λαὸς ἐξ Ασηρωθ καὶ παρενέβαλον ἐν τῇ ἐρήμῳ τοῦ Φαραν. </text:span></text:span></text:p>
      </text:section>
      <text:section text:style-name="Sect1" text:name="Sect13">
        <text:p text:style-name="P2">Αριθμοι 13</text:p>
        <text:p text:style-name="P3"><text:span text:style-name="Default_20_Paragraph_20_Font"><text:span text:style-name="T1">1</text:span></text:span><text:span text:style-name="Default_20_Paragraph_20_Font"><text:span text:style-name="T2"> Καὶ ἐλάλησεν κύριος πρὸς Μωυσῆν λέγων </text:span></text:span><text:span text:style-name="Default_20_Paragraph_20_Font"><text:span text:style-name="T1">2</text:span></text:span><text:span text:style-name="Default_20_Paragraph_20_Font"><text:span text:style-name="T2"> Ἀπόστειλον σεαυτῷ ἄνδρας, καὶ κατασκεψάσθωσαν τὴν γῆν τῶν Χαναναίων, ἣν ἐγὼ δίδωμι τοῖς υἱοῖς Ισραηλ εἰς κατάσχεσιν, ἄνδρα ἕνα κατὰ φυλὴν κατὰ δήμους πατριῶν αὐτῶν ἀποστελεῖς αὐτούς, πάντα ἀρχηγὸν ἐξ αὐτῶν. </text:span></text:span><text:span text:style-name="Default_20_Paragraph_20_Font"><text:span text:style-name="T1">3</text:span></text:span><text:span text:style-name="Default_20_Paragraph_20_Font"><text:span text:style-name="T2"> καὶ ἐξαπέστειλεν αὐτοὺς Μωϋσῆς ἐκ τῆς ἐρήμου Φαραν διὰ φωνῆς κυρίου· πάντες ἄνδρες ἀρχηγοὶ υἱῶν Ισραηλ οὗτοι. </text:span></text:span><text:span text:style-name="Default_20_Paragraph_20_Font"><text:span text:style-name="T1">4</text:span></text:span><text:span text:style-name="Default_20_Paragraph_20_Font"><text:span text:style-name="T2"> καὶ ταῦτα τὰ ὀνόματα αὐτῶν· τῆς φυλῆς Ρουβην Σαλαμιηλ υἱὸς Ζακχουρ· </text:span></text:span><text:span text:style-name="Default_20_Paragraph_20_Font"><text:span text:style-name="T1">5</text:span></text:span><text:span text:style-name="Default_20_Paragraph_20_Font"><text:span text:style-name="T2"> τῆς φυλῆς Συμεων Σαφατ υἱὸς Σουρι· </text:span></text:span><text:span text:style-name="Default_20_Paragraph_20_Font"><text:span text:style-name="T1">6</text:span></text:span><text:span text:style-name="Default_20_Paragraph_20_Font"><text:span text:style-name="T2"> τῆς φυλῆς Ιουδα Χαλεβ υἱὸς Ιεφοννη· </text:span></text:span><text:span text:style-name="Default_20_Paragraph_20_Font"><text:span text:style-name="T1">7</text:span></text:span><text:span text:style-name="Default_20_Paragraph_20_Font"><text:span text:style-name="T2"> τῆς φυλῆς Ισσαχαρ Ιγααλ υἱὸς Ιωσηφ· </text:span></text:span><text:span text:style-name="Default_20_Paragraph_20_Font"><text:span text:style-name="T1">8</text:span></text:span><text:span text:style-name="Default_20_Paragraph_20_Font"><text:span text:style-name="T2"> τῆς φυλῆς Εφραιμ Αυση υἱὸς Ναυη· </text:span></text:span><text:span text:style-name="Default_20_Paragraph_20_Font"><text:span text:style-name="T1">9</text:span></text:span><text:span text:style-name="Default_20_Paragraph_20_Font"><text:span text:style-name="T2"> τῆς φυλῆς Βενιαμιν Φαλτι υἱὸς Ραφου· </text:span></text:span><text:span text:style-name="Default_20_Paragraph_20_Font"><text:span text:style-name="T1">10</text:span></text:span><text:span text:style-name="Default_20_Paragraph_20_Font"><text:span text:style-name="T2"> τῆς φυλῆς Ζαβουλων Γουδιηλ υἱὸς Σουδι· </text:span></text:span><text:span text:style-name="Default_20_Paragraph_20_Font"><text:span text:style-name="T1">11</text:span></text:span><text:span text:style-name="Default_20_Paragraph_20_Font"><text:span text:style-name="T2"> τῆς φυλῆς Ιωσηφ τῶν υἱῶν Μανασση Γαδδι υἱὸς Σουσι· </text:span></text:span><text:span text:style-name="Default_20_Paragraph_20_Font"><text:span text:style-name="T1">12</text:span></text:span><text:span text:style-name="Default_20_Paragraph_20_Font"><text:span text:style-name="T2"> τῆς φυλῆς Δαν Αμιηλ υἱὸς Γαμαλι· </text:span></text:span><text:span text:style-name="Default_20_Paragraph_20_Font"><text:span text:style-name="T1">13</text:span></text:span><text:span text:style-name="Default_20_Paragraph_20_Font"><text:span text:style-name="T2"> τῆς φυλῆς Ασηρ Σαθουρ υἱὸς Μιχαηλ· </text:span></text:span><text:span text:style-name="Default_20_Paragraph_20_Font"><text:span text:style-name="T1">14</text:span></text:span><text:span text:style-name="Default_20_Paragraph_20_Font"><text:span text:style-name="T2"> τῆς φυλῆς Νεφθαλι Ναβι υἱὸς Ιαβι· </text:span></text:span><text:span text:style-name="Default_20_Paragraph_20_Font"><text:span text:style-name="T1">15</text:span></text:span><text:span text:style-name="Default_20_Paragraph_20_Font"><text:span text:style-name="T2"> τῆς φυλῆς Γαδ Γουδιηλ υἱὸς Μακχι. </text:span></text:span><text:span text:style-name="Default_20_Paragraph_20_Font"><text:span text:style-name="T1">16</text:span></text:span><text:span text:style-name="Default_20_Paragraph_20_Font"><text:span text:style-name="T2"> ταῦτα τὰ ὀνόματα τῶν ἀνδρῶν, οὓς ἀπέστειλεν Μωϋσῆς κατασκέψασθαι τὴν γῆν. καὶ ἐπωνόμασεν Μωϋσῆς τὸν Αυση υἱὸν Ναυη Ἰησοῦν. </text:span></text:span></text:p>
        <text:p text:style-name="P3"><text:span text:style-name="Default_20_Paragraph_20_Font"><text:span text:style-name="T1">17</text:span></text:span><text:span text:style-name="Default_20_Paragraph_20_Font"><text:span text:style-name="T2"> Καὶ ἀπέστειλεν αὐτοὺς Μωϋσῆς κατασκέψασθαι τὴν γῆν Χανααν καὶ εἶπεν πρὸς αὐτούς Ἀνάβητε ταύτῃ τῇ ἐρήμῳ καὶ ἀναβήσεσθε εἰς τὸ ὄρος </text:span></text:span><text:span text:style-name="Default_20_Paragraph_20_Font"><text:span text:style-name="T1">18</text:span></text:span><text:span text:style-name="Default_20_Paragraph_20_Font"><text:span text:style-name="T2"> καὶ ὄψεσθε τὴν γῆν, τίς ἐστιν, καὶ τὸν λαὸν τὸν ἐγκαθήμενον ἐπ’ αὐτῆς, εἰ ἰσχυρότερός ἐστιν ἢ ἀσθενής, εἰ ὀλίγοι εἰσὶν ἢ πολλοί· </text:span></text:span><text:span text:style-name="Default_20_Paragraph_20_Font"><text:span text:style-name="T1">19</text:span></text:span><text:span text:style-name="Default_20_Paragraph_20_Font"><text:span text:style-name="T2"> καὶ τίς ἡ γῆ, εἰς ἣν οὗτοι ἐγκάθηνται ἐπ’ αὐτῆς, εἰ καλή ἐστιν ἢ πονηρά· καὶ τίνες αἱ πόλεις, εἰς ἃς οὗτοι κατοικοῦσιν ἐν αὐταῖς, εἰ ἐν τειχήρεσιν ἢ ἐν ἀτειχίστοις· </text:span></text:span><text:span text:style-name="Default_20_Paragraph_20_Font"><text:span text:style-name="T1">20</text:span></text:span><text:span text:style-name="Default_20_Paragraph_20_Font"><text:span text:style-name="T2"> καὶ τίς ἡ γῆ, εἰ πίων ἢ παρειμένη, εἰ ἔστιν ἐν αὐτῇ δένδρα ἢ οὔ· καὶ προσκαρτερήσαντες λήμψεσθε ἀπὸ τῶν καρπῶν τῆς γῆς. καὶ αἱ ἡμέραι ἡμέραι ἔαρος, πρόδρομοι σταφυλῆς. </text:span></text:span><text:span text:style-name="Default_20_Paragraph_20_Font"><text:span text:style-name="T1">21</text:span></text:span><text:span text:style-name="Default_20_Paragraph_20_Font"><text:span text:style-name="T2"> καὶ ἀναβάντες κατεσκέψαντο τὴν γῆν ἀπὸ τῆς ἐρήμου Σιν ἕως Ρααβ εἰσπορευομένων Εφααθ. </text:span></text:span><text:span text:style-name="Default_20_Paragraph_20_Font"><text:span text:style-name="T1">22</text:span></text:span><text:span text:style-name="Default_20_Paragraph_20_Font"><text:span text:style-name="T2"> καὶ ἀνέβησαν κατὰ τὴν ἔρημον καὶ ἦλθον ἕως Χεβρων, καὶ ἐκεῖ Αχιμαν καὶ Σεσσι καὶ Θελαμιν γενεαὶ Εναχ· καὶ Χεβρων ἑπτὰ ἔτεσιν ᾠκοδομήθη πρὸ τοῦ Τάνιν Αἰγύπτου. </text:span></text:span><text:span text:style-name="Default_20_Paragraph_20_Font"><text:span text:style-name="T1">23</text:span></text:span><text:span text:style-name="Default_20_Paragraph_20_Font"><text:span text:style-name="T2"> καὶ ἤλθοσαν ἕως Φάραγγος βότρυος καὶ κατεσκέψαντο αὐτήν· καὶ ἔκοψαν ἐκεῖθεν κλῆμα καὶ βότρυν σταφυλῆς ἕνα ἐπ’ αὐτοῦ καὶ ἦραν αὐτὸν ἐπ’ ἀναφορεῦσιν καὶ ἀπὸ τῶν ῥοῶν καὶ ἀπὸ τῶν συκῶν. </text:span></text:span><text:span text:style-name="Default_20_Paragraph_20_Font"><text:span text:style-name="T1">24</text:span></text:span><text:span text:style-name="Default_20_Paragraph_20_Font"><text:span text:style-name="T2"> τὸν τόπον ἐκεῖνον ἐπωνόμασαν Φάραγξ βότρυος διὰ τὸν βότρυν, ὃν ἔκοψαν ἐκεῖθεν οἱ υἱοὶ Ισραηλ. </text:span></text:span></text:p>
        <text:p text:style-name="P3"><text:span text:style-name="Default_20_Paragraph_20_Font"><text:span text:style-name="T1">25</text:span></text:span><text:span text:style-name="Default_20_Paragraph_20_Font"><text:span text:style-name="T2"> Καὶ ἀπέστρεψαν ἐκεῖθεν κατασκεψάμενοι τὴν γῆν μετὰ τεσσαράκοντα ἡμέρας </text:span></text:span><text:span text:style-name="Default_20_Paragraph_20_Font"><text:span text:style-name="T1">26</text:span></text:span><text:span text:style-name="Default_20_Paragraph_20_Font"><text:span text:style-name="T2"> καὶ πορευθέντες ἦλθον πρὸς Μωυσῆν καὶ Ααρων καὶ πρὸς πᾶσαν συναγωγὴν υἱῶν Ισραηλ εἰς τὴν ἔρημον Φαραν Καδης καὶ ἀπεκρίθησαν αὐτοῖς ῥῆμα καὶ πάσῃ τῇ συναγωγῇ καὶ ἔδειξαν τὸν καρπὸν τῆς γῆς. </text:span></text:span><text:span text:style-name="Default_20_Paragraph_20_Font"><text:span text:style-name="T1">27</text:span></text:span><text:span text:style-name="Default_20_Paragraph_20_Font"><text:span text:style-name="T2"> καὶ διηγήσαντο αὐτῷ καὶ εἶπαν Ἤλθαμεν εἰς τὴν γῆν, εἰς ἣν ἀπέστειλας ἡμᾶς, γῆν ῥέουσαν γάλα καὶ μέλι, καὶ οὗτος ὁ καρπὸς αὐτῆς· </text:span></text:span><text:span text:style-name="Default_20_Paragraph_20_Font"><text:span text:style-name="T1">28</text:span></text:span><text:span text:style-name="Default_20_Paragraph_20_Font"><text:span text:style-name="T2"> ἀλλ’ ἢ ὅτι θρασὺ τὸ ἔθνος τὸ κατοικοῦν ἐπ’ αὐτῆς, καὶ αἱ πόλεις ὀχυραὶ τετειχισμέναι καὶ μεγάλαι σφόδρα, καὶ τὴν γενεὰν Εναχ ἑωράκαμεν ἐκεῖ, </text:span></text:span><text:span text:style-name="Default_20_Paragraph_20_Font"><text:span text:style-name="T1">29</text:span></text:span><text:span text:style-name="Default_20_Paragraph_20_Font"><text:span text:style-name="T2"> καὶ Αμαληκ κατοικεῖ ἐν τῇ γῇ τῇ πρὸς νότον, καὶ ὁ Χετταῖος καὶ ὁ </text:span></text:span><text:soft-page-break/><text:span text:style-name="Default_20_Paragraph_20_Font"><text:span text:style-name="T2">Ευαῖος καὶ ὁ Ιεβουσαῖος καὶ ὁ Αμορραῖος κατοικεῖ ἐν τῇ ὀρεινῇ, καὶ ὁ Χαναναῖος κατοικεῖ παρὰ θάλασσαν καὶ παρὰ τὸν Ιορδάνην ποταμόν. </text:span></text:span><text:span text:style-name="Default_20_Paragraph_20_Font"><text:span text:style-name="T1">30</text:span></text:span><text:span text:style-name="Default_20_Paragraph_20_Font"><text:span text:style-name="T2"> καὶ κατεσιώπησεν Χαλεβ τὸν λαὸν πρὸς Μωυσῆν καὶ εἶπεν αὐτῷ Οὐχί, ἀλλὰ ἀναβάντες ἀναβησόμεθα καὶ κατακληρονομήσομεν αὐτήν, ὅτι δυνατοὶ δυνησόμεθα πρὸς αὐτούς. </text:span></text:span><text:span text:style-name="Default_20_Paragraph_20_Font"><text:span text:style-name="T1">31</text:span></text:span><text:span text:style-name="Default_20_Paragraph_20_Font"><text:span text:style-name="T2"> καὶ οἱ ἄνθρωποι οἱ συναναβάντες μετ’ αὐτοῦ εἶπαν Οὐκ ἀναβαίνομεν, ὅτι οὐ μὴ δυνώμεθα ἀναβῆναι πρὸς τὸ ἔθνος, ὅτι ἰσχυρότερόν ἐστιν ἡμῶν μᾶλλον. </text:span></text:span><text:span text:style-name="Default_20_Paragraph_20_Font"><text:span text:style-name="T1">32</text:span></text:span><text:span text:style-name="Default_20_Paragraph_20_Font"><text:span text:style-name="T2"> καὶ ἐξήνεγκαν ἔκστασιν τῆς γῆς, ἣν κατεσκέψαντο αὐτήν, πρὸς τοὺς υἱοὺς Ισραηλ λέγοντες Τὴν γῆν, ἣν παρήλθομεν αὐτὴν κατασκέψασθαι, γῆ κατέσθουσα τοὺς κατοικοῦντας ἐπ’ αὐτῆς ἐστιν· πᾶς ὁ λαός, ὃν ἑωράκαμεν ἐν αὐτῇ, ἄνδρες ὑπερμήκεις· </text:span></text:span><text:span text:style-name="Default_20_Paragraph_20_Font"><text:span text:style-name="T1">33</text:span></text:span><text:span text:style-name="Default_20_Paragraph_20_Font"><text:span text:style-name="T2"> καὶ ἐκεῖ ἑωράκαμεν τοὺς γίγαντας καὶ ἦμεν ἐνώπιον αὐτῶν ὡσεὶ ἀκρίδες, ἀλλὰ καὶ οὕτως ἦμεν ἐνώπιον αὐτῶν. </text:span></text:span></text:p>
      </text:section>
      <text:section text:style-name="Sect1" text:name="Sect14">
        <text:p text:style-name="P2">Αριθμοι 14</text:p>
        <text:p text:style-name="P3"><text:span text:style-name="Default_20_Paragraph_20_Font"><text:span text:style-name="T1">1</text:span></text:span><text:span text:style-name="Default_20_Paragraph_20_Font"><text:span text:style-name="T2"> Καὶ ἀναλαβοῦσα πᾶσα ἡ συναγωγὴ ἔδωκεν φωνήν, καὶ ἔκλαιεν ὁ λαὸς ὅλην τὴν νύκτα ἐκείνην. </text:span></text:span><text:span text:style-name="Default_20_Paragraph_20_Font"><text:span text:style-name="T1">2</text:span></text:span><text:span text:style-name="Default_20_Paragraph_20_Font"><text:span text:style-name="T2"> καὶ διεγόγγυζον ἐπὶ Μωυσῆν καὶ Ααρων πάντες οἱ υἱοὶ Ισραηλ, καὶ εἶπαν πρὸς αὐτοὺς πᾶσα ἡ συναγωγή Ὄφελον ἀπεθάνομεν ἐν γῇ Αἰγύπτῳ, ἢ ἐν τῇ ἐρήμῳ ταύτῃ εἰ ἀπεθάνομεν· </text:span></text:span><text:span text:style-name="Default_20_Paragraph_20_Font"><text:span text:style-name="T1">3</text:span></text:span><text:span text:style-name="Default_20_Paragraph_20_Font"><text:span text:style-name="T2"> καὶ ἵνα τί κύριος εἰσάγει ἡμᾶς εἰς τὴν γῆν ταύτην πεσεῖν ἐν πολέμῳ; αἱ γυναῖκες ἡμῶν καὶ τὰ παιδία ἔσονται εἰς διαρπαγήν· νῦν οὖν βέλτιον ἡμῖν ἐστιν ἀποστραφῆναι εἰς Αἴγυπτον. </text:span></text:span><text:span text:style-name="Default_20_Paragraph_20_Font"><text:span text:style-name="T1">4</text:span></text:span><text:span text:style-name="Default_20_Paragraph_20_Font"><text:span text:style-name="T2"> καὶ εἶπαν ἕτερος τῷ ἑτέρῳ Δῶμεν ἀρχηγὸν καὶ ἀποστρέψωμεν εἰς Αἴγυπτον. </text:span></text:span><text:span text:style-name="Default_20_Paragraph_20_Font"><text:span text:style-name="T1">5</text:span></text:span><text:span text:style-name="Default_20_Paragraph_20_Font"><text:span text:style-name="T2"> καὶ ἔπεσεν Μωϋσῆς καὶ Ααρων ἐπὶ πρόσωπον ἐναντίον πάσης συναγωγῆς υἱῶν Ισραηλ. </text:span></text:span><text:span text:style-name="Default_20_Paragraph_20_Font"><text:span text:style-name="T1">6</text:span></text:span><text:span text:style-name="Default_20_Paragraph_20_Font"><text:span text:style-name="T2"> Ἰησοῦς δὲ ὁ τοῦ Ναυη καὶ Χαλεβ ὁ τοῦ Ιεφοννη τῶν κατασκεψαμένων τὴν γῆν διέρρηξαν τὰ ἱμάτια αὐτῶν </text:span></text:span><text:span text:style-name="Default_20_Paragraph_20_Font"><text:span text:style-name="T1">7</text:span></text:span><text:span text:style-name="Default_20_Paragraph_20_Font"><text:span text:style-name="T2"> καὶ εἶπαν πρὸς πᾶσαν συναγωγὴν υἱῶν Ισραηλ λέγοντες Ἡ γῆ, ἣν κατεσκεψάμεθα αὐτήν, ἀγαθή ἐστιν σφόδρα σφόδρα· </text:span></text:span><text:span text:style-name="Default_20_Paragraph_20_Font"><text:span text:style-name="T1">8</text:span></text:span><text:span text:style-name="Default_20_Paragraph_20_Font"><text:span text:style-name="T2"> εἰ αἱρετίζει ἡμᾶς κύριος, εἰσάξει ἡμᾶς εἰς τὴν γῆν ταύτην καὶ δώσει αὐτὴν ἡμῖν, γῆ ἥτις ἐστὶν ῥέουσα γάλα καὶ μέλι. </text:span></text:span><text:span text:style-name="Default_20_Paragraph_20_Font"><text:span text:style-name="T1">9</text:span></text:span><text:span text:style-name="Default_20_Paragraph_20_Font"><text:span text:style-name="T2"> ἀλλὰ ἀπὸ τοῦ κυρίου μὴ ἀποστάται γίνεσθε· ὑμεῖς δὲ μὴ φοβηθῆτε τὸν λαὸν τῆς γῆς, ὅτι κατάβρωμα ἡμῖν ἐστιν· ἀφέστηκεν γὰρ ὁ καιρὸς ἀπ’ αὐτῶν, ὁ δὲ κύριος ἐν ἡμῖν· μὴ φοβηθῆτε αὐτούς. </text:span></text:span><text:span text:style-name="Default_20_Paragraph_20_Font"><text:span text:style-name="T1">10</text:span></text:span><text:span text:style-name="Default_20_Paragraph_20_Font"><text:span text:style-name="T2"> καὶ εἶπεν πᾶσα ἡ συναγωγὴ καταλιθοβολῆσαι αὐτοὺς ἐν λίθοις. καὶ ἡ δόξα κυρίου ὤφθη ἐν νεφέλῃ ἐπὶ τῆς σκηνῆς τοῦ μαρτυρίου ἐν πᾶσι τοῖς υἱοῖς Ισραηλ. </text:span></text:span><text:span text:style-name="Default_20_Paragraph_20_Font"><text:span text:style-name="T1">11</text:span></text:span><text:span text:style-name="Default_20_Paragraph_20_Font"><text:span text:style-name="T2"> καὶ εἶπεν κύριος πρὸς Μωυσῆν Ἕως τίνος παροξύνει με ὁ λαὸς οὗτος καὶ ἕως τίνος οὐ πιστεύουσίν μοι ἐν πᾶσιν τοῖς σημείοις, οἷς ἐποίησα ἐν αὐτοῖς; </text:span></text:span><text:span text:style-name="Default_20_Paragraph_20_Font"><text:span text:style-name="T1">12</text:span></text:span><text:span text:style-name="Default_20_Paragraph_20_Font"><text:span text:style-name="T2"> πατάξω αὐτοὺς θανάτῳ καὶ ἀπολῶ αὐτοὺς καὶ ποιήσω σὲ καὶ τὸν οἶκον τοῦ πατρός σου εἰς ἔθνος μέγα καὶ πολὺ μᾶλλον ἢ τοῦτο. </text:span></text:span><text:span text:style-name="Default_20_Paragraph_20_Font"><text:span text:style-name="T1">13</text:span></text:span><text:span text:style-name="Default_20_Paragraph_20_Font"><text:span text:style-name="T2"> καὶ εἶπεν Μωϋσῆς πρὸς κύριον Καὶ ἀκούσεται Αἴγυπτος ὅτι ἀνήγαγες τῇ ἰσχύι σου τὸν λαὸν τοῦτον ἐξ αὐτῶν, </text:span></text:span><text:span text:style-name="Default_20_Paragraph_20_Font"><text:span text:style-name="T1">14</text:span></text:span><text:span text:style-name="Default_20_Paragraph_20_Font"><text:span text:style-name="T2"> ἀλλὰ καὶ πάντες οἱ κατοικοῦντες ἐπὶ τῆς γῆς ταύτης ἀκηκόασιν ὅτι σὺ εἶ κύριος ἐν τῷ λαῷ τούτῳ, ὅστις ὀφθαλμοῖς κατ’ ὀφθαλμοὺς ὀπτάζῃ, κύριε, καὶ ἡ νεφέλη σου ἐφέστηκεν ἐπ’ αὐτῶν, καὶ ἐν στύλῳ νεφέλης σὺ πορεύῃ πρότερος αὐτῶν τὴν ἡμέραν καὶ ἐν στύλῳ πυρὸς τὴν νύκτα. </text:span></text:span><text:span text:style-name="Default_20_Paragraph_20_Font"><text:span text:style-name="T1">15</text:span></text:span><text:span text:style-name="Default_20_Paragraph_20_Font"><text:span text:style-name="T2"> καὶ ἐκτρίψεις τὸν λαὸν τοῦτον ὡσεὶ ἄνθρωπον ἕνα, καὶ ἐροῦσιν τὰ ἔθνη, ὅσοι ἀκηκόασιν τὸ ὄνομά σου, λέγοντες </text:span></text:span><text:span text:style-name="Default_20_Paragraph_20_Font"><text:span text:style-name="T1">16</text:span></text:span><text:span text:style-name="Default_20_Paragraph_20_Font"><text:span text:style-name="T2"> Παρὰ τὸ μὴ δύνασθαι κύριον εἰσαγαγεῖν τὸν λαὸν τοῦτον εἰς τὴν γῆν, ἣν ὤμοσεν αὐτοῖς, κατέστρωσεν αὐτοὺς ἐν τῇ ἐρήμῳ. </text:span></text:span><text:span text:style-name="Default_20_Paragraph_20_Font"><text:span text:style-name="T1">17</text:span></text:span><text:span text:style-name="Default_20_Paragraph_20_Font"><text:span text:style-name="T2"> καὶ νῦν ὑψωθήτω ἡ ἰσχύς σου, κύριε, ὃν τρόπον εἶπας λέγων </text:span></text:span><text:span text:style-name="Default_20_Paragraph_20_Font"><text:span text:style-name="T1">18</text:span></text:span><text:span text:style-name="Default_20_Paragraph_20_Font"><text:span text:style-name="T2"> Κύριος μακρόθυμος καὶ πολυέλεος καὶ ἀληθινός, ἀφαιρῶν ἀνομίας καὶ ἀδικίας καὶ ἁμαρτίας, καὶ καθαρισμῷ οὐ καθαριεῖ τὸν ἔνοχον ἀποδιδοὺς ἁμαρτίας πατέρων ἐπὶ τέκνα ἕως τρίτης καὶ τετάρτης. </text:span></text:span><text:span text:style-name="Default_20_Paragraph_20_Font"><text:span text:style-name="T1">19</text:span></text:span><text:span text:style-name="Default_20_Paragraph_20_Font"><text:span text:style-name="T2"> ἄφες τὴν ἁμαρτίαν τῷ λαῷ τούτῳ κατὰ τὸ μέγα ἔλεός σου, καθάπερ ἵλεως αὐτοῖς ἐγένου ἀπ’ Αἰγύπτου ἕως τοῦ νῦν. </text:span></text:span><text:span text:style-name="Default_20_Paragraph_20_Font"><text:span text:style-name="T1">20</text:span></text:span><text:span text:style-name="Default_20_Paragraph_20_Font"><text:span text:style-name="T2"> καὶ εἶπεν κύριος πρὸς Μωυσῆν Ἵλεως αὐτοῖς εἰμι κατὰ τὸ ῥῆμά σου· </text:span></text:span><text:span text:style-name="Default_20_Paragraph_20_Font"><text:span text:style-name="T1">21</text:span></text:span><text:span text:style-name="Default_20_Paragraph_20_Font"><text:span text:style-name="T2"> ἀλλὰ ζῶ ἐγὼ καὶ ζῶν τὸ ὄνομά μου καὶ ἐμπλήσει ἡ δόξα </text:span></text:span><text:soft-page-break/><text:span text:style-name="Default_20_Paragraph_20_Font"><text:span text:style-name="T2">κυρίου πᾶσαν τὴν γῆν, </text:span></text:span><text:span text:style-name="Default_20_Paragraph_20_Font"><text:span text:style-name="T1">22</text:span></text:span><text:span text:style-name="Default_20_Paragraph_20_Font"><text:span text:style-name="T2"> ὅτι πάντες οἱ ἄνδρες οἱ ὁρῶντες τὴν δόξαν μου καὶ τὰ σημεῖα, ἃ ἐποίησα ἐν Αἰγύπτῳ καὶ ἐν τῇ ἐρήμῳ ταύτῃ, καὶ ἐπείρασάν με τοῦτο δέκατον καὶ οὐκ εἰσήκουσάν μου τῆς φωνῆς, </text:span></text:span><text:span text:style-name="Default_20_Paragraph_20_Font"><text:span text:style-name="T1">23</text:span></text:span><text:span text:style-name="Default_20_Paragraph_20_Font"><text:span text:style-name="T2"> ἦ μὴν οὐκ ὄψονται τὴν γῆν, ἣν ὤμοσα τοῖς πατράσιν αὐτῶν, ἀλλ’ ἢ τὰ τέκνα αὐτῶν, ἅ ἐστιν μετ’ ἐμοῦ ὧδε, ὅσοι οὐκ οἴδασιν ἀγαθὸν οὐδὲ κακόν, πᾶς νεώτερος ἄπειρος, τούτοις δώσω τὴν γῆν, πάντες δὲ οἱ παροξύναντές με οὐκ ὄψονται αὐτήν. </text:span></text:span><text:span text:style-name="Default_20_Paragraph_20_Font"><text:span text:style-name="T1">24</text:span></text:span><text:span text:style-name="Default_20_Paragraph_20_Font"><text:span text:style-name="T2"> ὁ δὲ παῖς μου Χαλεβ, ὅτι ἐγενήθη πνεῦμα ἕτερον ἐν αὐτῷ καὶ ἐπηκολούθησέν μοι, εἰσάξω αὐτὸν εἰς τὴν γῆν, εἰς ἣν εἰσῆλθεν ἐκεῖ, καὶ τὸ σπέρμα αὐτοῦ κληρονομήσει αὐτήν. </text:span></text:span></text:p>
        <text:p text:style-name="P3"><text:span text:style-name="Default_20_Paragraph_20_Font"><text:span text:style-name="T1">25</text:span></text:span><text:span text:style-name="Default_20_Paragraph_20_Font"><text:span text:style-name="T2"> Ὁ δὲ Αμαληκ καὶ ὁ Χαναναῖος κατοικοῦσιν ἐν τῇ κοιλάδι· αὔριον ἐπιστράφητε ὑμεῖς καὶ ἀπάρατε εἰς τὴν ἔρημον ὁδὸν θάλασσαν ἐρυθράν. </text:span></text:span></text:p>
        <text:p text:style-name="P3"><text:span text:style-name="Default_20_Paragraph_20_Font"><text:span text:style-name="T1">26</text:span></text:span><text:span text:style-name="Default_20_Paragraph_20_Font"><text:span text:style-name="T2"> Καὶ εἶπεν κύριος πρὸς Μωυσῆν καὶ Ααρων λέγων </text:span></text:span><text:span text:style-name="Default_20_Paragraph_20_Font"><text:span text:style-name="T1">27</text:span></text:span><text:span text:style-name="Default_20_Paragraph_20_Font"><text:span text:style-name="T2"> Ἕως τίνος τὴν συναγωγὴν τὴν πονηρὰν ταύτην; ἃ αὐτοὶ γογγύζουσιν ἐναντίον ἐμοῦ, τὴν γόγγυσιν τῶν υἱῶν Ισραηλ, ἣν ἐγόγγυσαν περὶ ὑμῶν, ἀκήκοα. </text:span></text:span><text:span text:style-name="Default_20_Paragraph_20_Font"><text:span text:style-name="T1">28</text:span></text:span><text:span text:style-name="Default_20_Paragraph_20_Font"><text:span text:style-name="T2"> εἰπὸν αὐτοῖς Ζῶ ἐγώ, λέγει κύριος, ἦ μὴν ὃν τρόπον λελαλήκατε εἰς τὰ ὦτά μου, οὕτως ποιήσω ὑμῖν· </text:span></text:span><text:span text:style-name="Default_20_Paragraph_20_Font"><text:span text:style-name="T1">29</text:span></text:span><text:span text:style-name="Default_20_Paragraph_20_Font"><text:span text:style-name="T2"> ἐν τῇ ἐρήμῳ ταύτῃ πεσεῖται τὰ κῶλα ὑμῶν καὶ πᾶσα ἡ ἐπισκοπὴ ὑμῶν καὶ οἱ κατηριθμημένοι ὑμῶν ἀπὸ εἰκοσαετοῦς καὶ ἐπάνω, ὅσοι ἐγόγγυσαν ἐπ’ ἐμοί· </text:span></text:span><text:span text:style-name="Default_20_Paragraph_20_Font"><text:span text:style-name="T1">30</text:span></text:span><text:span text:style-name="Default_20_Paragraph_20_Font"><text:span text:style-name="T2"> εἰ ὑμεῖς εἰσελεύσεσθε εἰς τὴν γῆν, ἐφ’ ἣν ἐξέτεινα τὴν χεῖρά μου κατασκηνῶσαι ὑμᾶς ἐπ’ αὐτῆς, ἀλλ’ ἢ Χαλεβ υἱὸς Ιεφοννη καὶ Ἰησοῦς ὁ τοῦ Ναυη. </text:span></text:span><text:span text:style-name="Default_20_Paragraph_20_Font"><text:span text:style-name="T1">31</text:span></text:span><text:span text:style-name="Default_20_Paragraph_20_Font"><text:span text:style-name="T2"> καὶ τὰ παιδία, ἃ εἴπατε ἐν διαρπαγῇ ἔσεσθαι, εἰσάξω αὐτοὺς εἰς τὴν γῆν, καὶ κληρονομήσουσιν τὴν γῆν, ἣν ὑμεῖς ἀπέστητε ἀπ’ αὐτῆς. </text:span></text:span><text:span text:style-name="Default_20_Paragraph_20_Font"><text:span text:style-name="T1">32</text:span></text:span><text:span text:style-name="Default_20_Paragraph_20_Font"><text:span text:style-name="T2"> καὶ τὰ κῶλα ὑμῶν πεσεῖται ἐν τῇ ἐρήμῳ ταύτῃ, </text:span></text:span><text:span text:style-name="Default_20_Paragraph_20_Font"><text:span text:style-name="T1">33</text:span></text:span><text:span text:style-name="Default_20_Paragraph_20_Font"><text:span text:style-name="T2"> οἱ δὲ υἱοὶ ὑμῶν ἔσονται νεμόμενοι ἐν τῇ ἐρήμῳ τεσσαράκοντα ἔτη καὶ ἀνοίσουσιν τὴν πορνείαν ὑμῶν, ἕως ἂν ἀναλωθῇ τὰ κῶλα ὑμῶν ἐν τῇ ἐρήμῳ. </text:span></text:span><text:span text:style-name="Default_20_Paragraph_20_Font"><text:span text:style-name="T1">34</text:span></text:span><text:span text:style-name="Default_20_Paragraph_20_Font"><text:span text:style-name="T2"> κατὰ τὸν ἀριθμὸν τῶν ἡμερῶν, ὅσας κατεσκέψασθε τὴν γῆν, τεσσαράκοντα ἡμέρας, ἡμέραν τοῦ ἐνιαυτοῦ, λήμψεσθε τὰς ἁμαρτίας ὑμῶν τεσσαράκοντα ἔτη καὶ γνώσεσθε τὸν θυμὸν τῆς ὀργῆς μου. </text:span></text:span><text:span text:style-name="Default_20_Paragraph_20_Font"><text:span text:style-name="T1">35</text:span></text:span><text:span text:style-name="Default_20_Paragraph_20_Font"><text:span text:style-name="T2"> ἐγὼ κύριος ἐλάλησα· ἦ μὴν οὕτως ποιήσω τῇ συναγωγῇ τῇ πονηρᾷ ταύτῃ τῇ ἐπισυνεσταμένῃ ἐπ’ ἐμέ· ἐν τῇ ἐρήμῳ ταύτῃ ἐξαναλωθήσονται καὶ ἐκεῖ ἀποθανοῦνται. </text:span></text:span><text:span text:style-name="Default_20_Paragraph_20_Font"><text:span text:style-name="T1">36</text:span></text:span><text:span text:style-name="Default_20_Paragraph_20_Font"><text:span text:style-name="T2"> καὶ οἱ ἄνθρωποι, οὓς ἀπέστειλεν Μωϋσῆς κατασκέψασθαι τὴν γῆν καὶ παραγενηθέντες διεγόγγυσαν κατ’ αὐτῆς πρὸς τὴν συναγωγὴν ἐξενέγκαι ῥήματα πονηρὰ περὶ τῆς γῆς, </text:span></text:span><text:span text:style-name="Default_20_Paragraph_20_Font"><text:span text:style-name="T1">37</text:span></text:span><text:span text:style-name="Default_20_Paragraph_20_Font"><text:span text:style-name="T2"> καὶ ἀπέθανον οἱ ἄνθρωποι οἱ κατείπαντες κατὰ τῆς γῆς πονηρὰ ἐν τῇ πληγῇ ἔναντι κυρίου· </text:span></text:span><text:span text:style-name="Default_20_Paragraph_20_Font"><text:span text:style-name="T1">38</text:span></text:span><text:span text:style-name="Default_20_Paragraph_20_Font"><text:span text:style-name="T2"> καὶ Ἰησοῦς υἱὸς Ναυη καὶ Χαλεβ υἱὸς Ιεφοννη ἔζησαν ἀπὸ τῶν ἀνθρώπων ἐκείνων τῶν πεπορευμένων κατασκέψασθαι τὴν γῆν. </text:span></text:span></text:p>
        <text:p text:style-name="P3"><text:span text:style-name="Default_20_Paragraph_20_Font"><text:span text:style-name="T1">39</text:span></text:span><text:span text:style-name="Default_20_Paragraph_20_Font"><text:span text:style-name="T2"> Καὶ ἐλάλησεν Μωϋσῆς τὰ ῥήματα ταῦτα πρὸς πάντας υἱοὺς Ισραηλ, καὶ ἐπένθησεν ὁ λαὸς σφόδρα. </text:span></text:span><text:span text:style-name="Default_20_Paragraph_20_Font"><text:span text:style-name="T1">40</text:span></text:span><text:span text:style-name="Default_20_Paragraph_20_Font"><text:span text:style-name="T2"> καὶ ὀρθρίσαντες τὸ πρωῒ ἀνέβησαν εἰς τὴν κορυφὴν τοῦ ὄρους λέγοντες Ἰδοὺ οἵδε ἡμεῖς ἀναβησόμεθα εἰς τὸν τόπον, ὃν εἶπεν κύριος, ὅτι ἡμάρτομεν. </text:span></text:span><text:span text:style-name="Default_20_Paragraph_20_Font"><text:span text:style-name="T1">41</text:span></text:span><text:span text:style-name="Default_20_Paragraph_20_Font"><text:span text:style-name="T2"> καὶ εἶπεν Μωϋσῆς Ἵνα τί ὑμεῖς παραβαίνετε τὸ ῥῆμα κυρίου; οὐκ εὔοδα ἔσται ὑμῖν. </text:span></text:span><text:span text:style-name="Default_20_Paragraph_20_Font"><text:span text:style-name="T1">42</text:span></text:span><text:span text:style-name="Default_20_Paragraph_20_Font"><text:span text:style-name="T2"> μὴ ἀναβαίνετε· οὐ γάρ ἐστιν κύριος μεθ’ ὑμῶν, καὶ πεσεῖσθε πρὸ προσώπου τῶν ἐχθρῶν ὑμῶν. </text:span></text:span><text:span text:style-name="Default_20_Paragraph_20_Font"><text:span text:style-name="T1">43</text:span></text:span><text:span text:style-name="Default_20_Paragraph_20_Font"><text:span text:style-name="T2"> ὅτι ὁ Αμαληκ καὶ ὁ Χαναναῖος ἐκεῖ ἔμπροσθεν ὑμῶν, καὶ πεσεῖσθε μαχαίρᾳ· οὗ εἵνεκεν ἀπεστράφητε ἀπειθοῦντες κυρίῳ, καὶ οὐκ ἔσται κύριος ἐν ὑμῖν. </text:span></text:span><text:span text:style-name="Default_20_Paragraph_20_Font"><text:span text:style-name="T1">44</text:span></text:span><text:span text:style-name="Default_20_Paragraph_20_Font"><text:span text:style-name="T2"> καὶ διαβιασάμενοι ἀνέβησαν ἐπὶ τὴν κορυφὴν τοῦ ὄρους· ἡ δὲ κιβωτὸς τῆς διαθήκης κυρίου καὶ Μωϋσῆς οὐκ ἐκινήθησαν ἐκ τῆς παρεμβολῆς. </text:span></text:span><text:span text:style-name="Default_20_Paragraph_20_Font"><text:span text:style-name="T1">45</text:span></text:span><text:span text:style-name="Default_20_Paragraph_20_Font"><text:span text:style-name="T2"> καὶ κατέβη ὁ Αμαληκ καὶ ὁ Χαναναῖος ὁ ἐγκαθήμενος ἐν τῷ ὄρει ἐκείνῳ καὶ ἐτρέψαντο αὐτοὺς καὶ κατέκοψαν αὐτοὺς ἕως Ερμαν· καὶ ἀπεστράφησαν εἰς τὴν παρεμβολήν. </text:span></text:span></text:p>
      </text:section>
      <text:section text:style-name="Sect1" text:name="Sect15">
        <text:p text:style-name="P2"><text:soft-page-break/>Αριθμοι 15</text:p>
        <text:p text:style-name="P3"><text:span text:style-name="Default_20_Paragraph_20_Font"><text:span text:style-name="T1">1</text:span></text:span><text:span text:style-name="Default_20_Paragraph_20_Font"><text:span text:style-name="T2"> Καὶ εἶπεν κύριος πρὸς Μωυσῆν λέγων </text:span></text:span><text:span text:style-name="Default_20_Paragraph_20_Font"><text:span text:style-name="T1">2</text:span></text:span><text:span text:style-name="Default_20_Paragraph_20_Font"><text:span text:style-name="T2"> Λάλησον τοῖς υἱοῖς Ισραηλ καὶ ἐρεῖς πρὸς αὐτούς Ὅταν εἰσέλθητε εἰς τὴν γῆν τῆς κατοικήσεως ὑμῶν, ἣν ἐγὼ δίδωμι ὑμῖν, </text:span></text:span><text:span text:style-name="Default_20_Paragraph_20_Font"><text:span text:style-name="T1">3</text:span></text:span><text:span text:style-name="Default_20_Paragraph_20_Font"><text:span text:style-name="T2"> καὶ ποιήσεις ὁλοκαυτώματα κυρίῳ, ὁλοκάρπωμα ἢ θυσίαν, μεγαλῦναι εὐχὴν ἢ καθ’ ἑκούσιον ἢ ἐν ταῖς ἑορταῖς ὑμῶν ποιῆσαι ὀσμὴν εὐωδίας κυρίῳ, εἰ μὲν ἀπὸ τῶν βοῶν ἢ ἀπὸ τῶν προβάτων, </text:span></text:span><text:span text:style-name="Default_20_Paragraph_20_Font"><text:span text:style-name="T1">4</text:span></text:span><text:span text:style-name="Default_20_Paragraph_20_Font"><text:span text:style-name="T2"> καὶ προσοίσει ὁ προσφέρων τὸ δῶρον αὐτοῦ κυρίῳ θυσίαν σεμιδάλεως δέκατον τοῦ οιφι ἀναπεποιημένης ἐν ἐλαίῳ ἐν τετάρτῳ τοῦ ιν· </text:span></text:span><text:span text:style-name="Default_20_Paragraph_20_Font"><text:span text:style-name="T1">5</text:span></text:span><text:span text:style-name="Default_20_Paragraph_20_Font"><text:span text:style-name="T2"> καὶ οἶνον εἰς σπονδὴν τὸ τέταρτον τοῦ ιν ποιήσετε ἐπὶ τῆς ὁλοκαυτώσεως ἢ ἐπὶ τῆς θυσίας· τῷ ἀμνῷ τῷ ἑνὶ ποιήσεις τοσοῦτο, κάρπωμα ὀσμὴν εὐωδίας τῷ κυρίῳ. </text:span></text:span><text:span text:style-name="Default_20_Paragraph_20_Font"><text:span text:style-name="T1">6</text:span></text:span><text:span text:style-name="Default_20_Paragraph_20_Font"><text:span text:style-name="T2"> καὶ τῷ κριῷ, ὅταν ποιῆτε αὐτὸν ἢ εἰς ὁλοκαύτωμα ἢ εἰς θυσίαν, ποιήσεις θυσίαν σεμιδάλεως δύο δέκατα ἀναπεποιημένης ἐν ἐλαίῳ, τὸ τρίτον τοῦ ιν· </text:span></text:span><text:span text:style-name="Default_20_Paragraph_20_Font"><text:span text:style-name="T1">7</text:span></text:span><text:span text:style-name="Default_20_Paragraph_20_Font"><text:span text:style-name="T2"> καὶ οἶνον εἰς σπονδὴν τὸ τρίτον τοῦ ιν προσοίσετε εἰς ὀσμὴν εὐωδίας κυρίῳ. </text:span></text:span><text:span text:style-name="Default_20_Paragraph_20_Font"><text:span text:style-name="T1">8</text:span></text:span><text:span text:style-name="Default_20_Paragraph_20_Font"><text:span text:style-name="T2"> ἐὰν δὲ ἀπὸ τῶν βοῶν ποιῆτε εἰς ὁλοκαύτωμα ἢ εἰς θυσίαν μεγαλῦναι εὐχὴν ἢ εἰς σωτήριον κυρίῳ, </text:span></text:span><text:span text:style-name="Default_20_Paragraph_20_Font"><text:span text:style-name="T1">9</text:span></text:span><text:span text:style-name="Default_20_Paragraph_20_Font"><text:span text:style-name="T2"> καὶ προσοίσει ἐπὶ τοῦ μόσχου θυσίαν σεμιδάλεως τρία δέκατα ἀναπεποιημένης ἐν ἐλαίῳ ἥμισυ τοῦ ιν </text:span></text:span><text:span text:style-name="Default_20_Paragraph_20_Font"><text:span text:style-name="T1">10</text:span></text:span><text:span text:style-name="Default_20_Paragraph_20_Font"><text:span text:style-name="T2"> καὶ οἶνον εἰς σπονδὴν τὸ ἥμισυ τοῦ ιν κάρπωμα ὀσμὴν εὐωδίας κυρίῳ. </text:span></text:span><text:span text:style-name="Default_20_Paragraph_20_Font"><text:span text:style-name="T1">11</text:span></text:span><text:span text:style-name="Default_20_Paragraph_20_Font"><text:span text:style-name="T2"> οὕτως ποιήσεις τῷ μόσχῳ τῷ ἑνὶ ἢ τῷ κριῷ τῷ ἑνὶ ἢ τῷ ἀμνῷ τῷ ἑνὶ ἐκ τῶν προβάτων ἢ ἐκ τῶν αἰγῶν· </text:span></text:span><text:span text:style-name="Default_20_Paragraph_20_Font"><text:span text:style-name="T1">12</text:span></text:span><text:span text:style-name="Default_20_Paragraph_20_Font"><text:span text:style-name="T2"> κατὰ τὸν ἀριθμὸν ὧν ἐὰν ποιήσητε, οὕτω ποιήσετε τῷ ἑνὶ κατὰ τὸν ἀριθμὸν αὐτῶν. </text:span></text:span><text:span text:style-name="Default_20_Paragraph_20_Font"><text:span text:style-name="T1">13</text:span></text:span><text:span text:style-name="Default_20_Paragraph_20_Font"><text:span text:style-name="T2"> πᾶς ὁ αὐτόχθων ποιήσει οὕτως τοιαῦτα, προσενέγκαι καρπώματα εἰς ὀσμὴν εὐωδίας κυρίῳ. </text:span></text:span><text:span text:style-name="Default_20_Paragraph_20_Font"><text:span text:style-name="T1">14</text:span></text:span><text:span text:style-name="Default_20_Paragraph_20_Font"><text:span text:style-name="T2"> ἐὰν δὲ προσήλυτος ἐν ὑμῖν προσγένηται ἐν τῇ γῇ ὑμῶν ἢ ὃς ἂν γένηται ἐν ὑμῖν ἐν ταῖς γενεαῖς ὑμῶν, καὶ ποιήσει κάρπωμα ὀσμὴν εὐωδίας κυρίῳ· ὃν τρόπον ποιεῖτε ὑμεῖς, οὕτως ποιήσει ἡ συναγωγὴ κυρίῳ. </text:span></text:span><text:span text:style-name="Default_20_Paragraph_20_Font"><text:span text:style-name="T1">15</text:span></text:span><text:span text:style-name="Default_20_Paragraph_20_Font"><text:span text:style-name="T2"> νόμος εἷς ἔσται ὑμῖν καὶ τοῖς προσηλύτοις τοῖς προσκειμένοις ἐν ὑμῖν, νόμος αἰώνιος εἰς γενεὰς ὑμῶν· ὡς ὑμεῖς, καὶ ὁ προσήλυτος ἔσται ἔναντι κυρίου· </text:span></text:span><text:span text:style-name="Default_20_Paragraph_20_Font"><text:span text:style-name="T1">16</text:span></text:span><text:span text:style-name="Default_20_Paragraph_20_Font"><text:span text:style-name="T2"> νόμος εἷς ἔσται καὶ δικαίωμα ἓν ἔσται ὑμῖν καὶ τῷ προσηλύτῳ τῷ προσκειμένῳ ἐν ὑμῖν. </text:span></text:span></text:p>
        <text:p text:style-name="P3"><text:span text:style-name="Default_20_Paragraph_20_Font"><text:span text:style-name="T1">17</text:span></text:span><text:span text:style-name="Default_20_Paragraph_20_Font"><text:span text:style-name="T2"> Καὶ ἐλάλησεν κύριος πρὸς Μωυσῆν λέγων </text:span></text:span><text:span text:style-name="Default_20_Paragraph_20_Font"><text:span text:style-name="T1">18</text:span></text:span><text:span text:style-name="Default_20_Paragraph_20_Font"><text:span text:style-name="T2"> Λάλησον τοῖς υἱοῖς Ισραηλ καὶ ἐρεῖς πρὸς αὐτούς Ἐν τῷ εἰσπορεύεσθαι ὑμᾶς εἰς τὴν γῆν, εἰς ἣν ἐγὼ εἰσάγω ὑμᾶς ἐκεῖ, </text:span></text:span><text:span text:style-name="Default_20_Paragraph_20_Font"><text:span text:style-name="T1">19</text:span></text:span><text:span text:style-name="Default_20_Paragraph_20_Font"><text:span text:style-name="T2"> καὶ ἔσται ὅταν ἔσθητε ὑμεῖς ἀπὸ τῶν ἄρτων τῆς γῆς, ἀφελεῖτε ἀφαίρεμα ἀφόρισμα κυρίῳ· </text:span></text:span><text:span text:style-name="Default_20_Paragraph_20_Font"><text:span text:style-name="T1">20</text:span></text:span><text:span text:style-name="Default_20_Paragraph_20_Font"><text:span text:style-name="T2"> ἀπαρχὴν φυράματος ὑμῶν ἄρτον ἀφαίρεμα ἀφοριεῖτε αὐτό· ὡς ἀφαίρεμα ἀπὸ ἅλω, οὕτως ἀφελεῖτε αὐτόν, </text:span></text:span><text:span text:style-name="Default_20_Paragraph_20_Font"><text:span text:style-name="T1">21</text:span></text:span><text:span text:style-name="Default_20_Paragraph_20_Font"><text:span text:style-name="T2"> ἀπαρχὴν φυράματος ὑμῶν, καὶ δώσετε κυρίῳ ἀφαίρεμα εἰς τὰς γενεὰς ὑμῶν. </text:span></text:span></text:p>
        <text:p text:style-name="P3"><text:span text:style-name="Default_20_Paragraph_20_Font"><text:span text:style-name="T1">22</text:span></text:span><text:span text:style-name="Default_20_Paragraph_20_Font"><text:span text:style-name="T2"> Ὅταν δὲ διαμάρτητε καὶ μὴ ποιήσητε πάσας τὰς ἐντολὰς ταύτας, ἃς ἐλάλησεν κύριος πρὸς Μωυσῆν, </text:span></text:span><text:span text:style-name="Default_20_Paragraph_20_Font"><text:span text:style-name="T1">23</text:span></text:span><text:span text:style-name="Default_20_Paragraph_20_Font"><text:span text:style-name="T2"> καθὰ συνέταξεν κύριος πρὸς ὑμᾶς ἐν χειρὶ Μωυσῆ ἀπὸ τῆς ἡμέρας, ἧς συνέταξεν κύριος πρὸς ὑμᾶς, καὶ ἐπέκεινα εἰς τὰς γενεὰς ὑμῶν, </text:span></text:span><text:span text:style-name="Default_20_Paragraph_20_Font"><text:span text:style-name="T1">24</text:span></text:span><text:span text:style-name="Default_20_Paragraph_20_Font"><text:span text:style-name="T2"> καὶ ἔσται ἐὰν ἐξ ὀφθαλμῶν τῆς συναγωγῆς γενηθῇ ἀκουσίως, καὶ ποιήσει πᾶσα ἡ συναγωγὴ μόσχον ἕνα ἐκ βοῶν ἄμωμον εἰς ὁλοκαύτωμα εἰς ὀσμὴν εὐωδίας κυρίῳ καὶ θυσίαν τούτου καὶ σπονδὴν αὐτοῦ κατὰ τὴν σύνταξιν καὶ χίμαρον ἐξ αἰγῶν ἕνα περὶ ἁμαρτίας. </text:span></text:span><text:span text:style-name="Default_20_Paragraph_20_Font"><text:span text:style-name="T1">25</text:span></text:span><text:span text:style-name="Default_20_Paragraph_20_Font"><text:span text:style-name="T2"> καὶ ἐξιλάσεται ὁ ἱερεὺς περὶ πάσης συναγωγῆς υἱῶν Ισραηλ, καὶ ἀφεθήσεται αὐτοῖς· ὅτι ἀκούσιόν ἐστιν, καὶ αὐτοὶ ἤνεγκαν τὸ δῶρον αὐτῶν κάρπωμα κυρίῳ περὶ τῆς ἁμαρτίας αὐτῶν ἔναντι κυρίου περὶ τῶν ἀκουσίων αὐτῶν. </text:span></text:span><text:span text:style-name="Default_20_Paragraph_20_Font"><text:span text:style-name="T1">26</text:span></text:span><text:span text:style-name="Default_20_Paragraph_20_Font"><text:span text:style-name="T2"> καὶ ἀφεθήσεται κατὰ πᾶσαν συναγωγὴν υἱῶν Ισραηλ καὶ τῷ προσηλύτῳ τῷ προσκειμένῳ πρὸς ὑμᾶς, ὅτι παντὶ τῷ λαῷ ἀκούσιον. – </text:span></text:span><text:span text:style-name="Default_20_Paragraph_20_Font"><text:span text:style-name="T1">27</text:span></text:span><text:span text:style-name="Default_20_Paragraph_20_Font"><text:span text:style-name="T2"> ἐὰν δὲ ψυχὴ μία ἁμάρτῃ ἀκουσίως, προσάξει αἶγα μίαν ἐνιαυσίαν περὶ ἁμαρτίας, </text:span></text:span><text:span text:style-name="Default_20_Paragraph_20_Font"><text:span text:style-name="T1">28</text:span></text:span><text:span text:style-name="Default_20_Paragraph_20_Font"><text:span text:style-name="T2"> καὶ ἐξιλάσεται ὁ ἱερεὺς περὶ τῆς ψυχῆς τῆς ἀκουσιασθείσης καὶ ἁμαρτούσης ἀκουσίως ἔναντι κυρίου </text:span></text:span><text:soft-page-break/><text:span text:style-name="Default_20_Paragraph_20_Font"><text:span text:style-name="T2">ἐξιλάσασθαι περὶ αὐτοῦ. </text:span></text:span><text:span text:style-name="Default_20_Paragraph_20_Font"><text:span text:style-name="T1">29</text:span></text:span><text:span text:style-name="Default_20_Paragraph_20_Font"><text:span text:style-name="T2"> τῷ ἐγχωρίῳ ἐν υἱοῖς Ισραηλ καὶ τῷ προσηλύτῳ τῷ προσκειμένῳ ἐν αὐτοῖς, νόμος εἷς ἔσται αὐτοῖς, ὃς ἂν ποιήσῃ ἀκουσίως. </text:span></text:span><text:span text:style-name="Default_20_Paragraph_20_Font"><text:span text:style-name="T1">30</text:span></text:span><text:span text:style-name="Default_20_Paragraph_20_Font"><text:span text:style-name="T2"> καὶ ψυχή, ἥτις ποιήσει ἐν χειρὶ ὑπερηφανίας ἀπὸ τῶν αὐτοχθόνων ἢ ἀπὸ τῶν προσηλύτων, τὸν θεὸν οὗτος παροξύνει· ἐξολεθρευθήσεται ἡ ψυχὴ ἐκείνη ἐκ τοῦ λαοῦ αὐτῆς, </text:span></text:span><text:span text:style-name="Default_20_Paragraph_20_Font"><text:span text:style-name="T1">31</text:span></text:span><text:span text:style-name="Default_20_Paragraph_20_Font"><text:span text:style-name="T2"> ὅτι τὸ ῥῆμα κυρίου ἐφαύλισεν καὶ τὰς ἐντολὰς αὐτοῦ διεσκέδασεν, ἐκτρίψει ἐκτριβήσεται ἡ ψυχὴ ἐκείνη, ἡ ἁμαρτία αὐτῆς ἐν αὐτῇ. </text:span></text:span></text:p>
        <text:p text:style-name="P3"><text:span text:style-name="Default_20_Paragraph_20_Font"><text:span text:style-name="T1">32</text:span></text:span><text:span text:style-name="Default_20_Paragraph_20_Font"><text:span text:style-name="T2"> Καὶ ἦσαν οἱ υἱοὶ Ισραηλ ἐν τῇ ἐρήμῳ καὶ εὗρον ἄνδρα συλλέγοντα ξύλα τῇ ἡμέρᾳ τῶν σαββάτων. </text:span></text:span><text:span text:style-name="Default_20_Paragraph_20_Font"><text:span text:style-name="T1">33</text:span></text:span><text:span text:style-name="Default_20_Paragraph_20_Font"><text:span text:style-name="T2"> καὶ προσήγαγον αὐτὸν οἱ εὑρόντες αὐτὸν συλλέγοντα ξύλα τῇ ἡμέρᾳ τῶν σαββάτων πρὸς Μωυσῆν καὶ Ααρων καὶ πρὸς πᾶσαν συναγωγὴν υἱῶν Ισραηλ. </text:span></text:span><text:span text:style-name="Default_20_Paragraph_20_Font"><text:span text:style-name="T1">34</text:span></text:span><text:span text:style-name="Default_20_Paragraph_20_Font"><text:span text:style-name="T2"> καὶ ἀπέθεντο αὐτὸν εἰς φυλακήν· οὐ γὰρ συνέκριναν, τί ποιήσωσιν αὐτόν. </text:span></text:span><text:span text:style-name="Default_20_Paragraph_20_Font"><text:span text:style-name="T1">35</text:span></text:span><text:span text:style-name="Default_20_Paragraph_20_Font"><text:span text:style-name="T2"> καὶ ἐλάλησεν κύριος πρὸς Μωυσῆν λέγων Θανάτῳ θανατούσθω ὁ ἄνθρωπος· λιθοβολήσατε αὐτὸν λίθοις, πᾶσα ἡ συναγωγή. </text:span></text:span><text:span text:style-name="Default_20_Paragraph_20_Font"><text:span text:style-name="T1">36</text:span></text:span><text:span text:style-name="Default_20_Paragraph_20_Font"><text:span text:style-name="T2"> καὶ ἐξήγαγον αὐτὸν πᾶσα ἡ συναγωγὴ ἔξω τῆς παρεμβολῆς, καὶ ἐλιθοβόλησαν αὐτὸν πᾶσα ἡ συναγωγὴ λίθοις ἔξω τῆς παρεμβολῆς, καθὰ συνέταξεν κύριος τῷ Μωυσῇ. </text:span></text:span></text:p>
        <text:p text:style-name="P3"><text:span text:style-name="Default_20_Paragraph_20_Font"><text:span text:style-name="T1">37</text:span></text:span><text:span text:style-name="Default_20_Paragraph_20_Font"><text:span text:style-name="T2"> Καὶ εἶπεν κύριος πρὸς Μωυσῆν λέγων </text:span></text:span><text:span text:style-name="Default_20_Paragraph_20_Font"><text:span text:style-name="T1">38</text:span></text:span><text:span text:style-name="Default_20_Paragraph_20_Font"><text:span text:style-name="T2"> Λάλησον τοῖς υἱοῖς Ισραηλ καὶ ἐρεῖς πρὸς αὐτοὺς καὶ ποιησάτωσαν ἑαυτοῖς κράσπεδα ἐπὶ τὰ πτερύγια τῶν ἱματίων αὐτῶν εἰς τὰς γενεὰς αὐτῶν καὶ ἐπιθήσετε ἐπὶ τὰ κράσπεδα τῶν πτερυγίων κλῶσμα ὑακίνθινον. </text:span></text:span><text:span text:style-name="Default_20_Paragraph_20_Font"><text:span text:style-name="T1">39</text:span></text:span><text:span text:style-name="Default_20_Paragraph_20_Font"><text:span text:style-name="T2"> καὶ ἔσται ὑμῖν ἐν τοῖς κρασπέδοις καὶ ὄψεσθε αὐτὰ καὶ μνησθήσεσθε πασῶν τῶν ἐντολῶν κυρίου καὶ ποιήσετε αὐτὰς καὶ οὐ διαστραφήσεσθε ὀπίσω τῶν διανοιῶν ὑμῶν καὶ ὀπίσω τῶν ὀφθαλμῶν ὑμῶν, ἐν οἷς ὑμεῖς ἐκπορνεύετε ὀπίσω αὐτῶν, </text:span></text:span><text:span text:style-name="Default_20_Paragraph_20_Font"><text:span text:style-name="T1">40</text:span></text:span><text:span text:style-name="Default_20_Paragraph_20_Font"><text:span text:style-name="T2"> ὅπως ἂν μνησθῆτε καὶ ποιήσητε πάσας τὰς ἐντολάς μου καὶ ἔσεσθε ἅγιοι τῷ θεῷ ὑμῶν. </text:span></text:span><text:span text:style-name="Default_20_Paragraph_20_Font"><text:span text:style-name="T1">41</text:span></text:span><text:span text:style-name="Default_20_Paragraph_20_Font"><text:span text:style-name="T2"> ἐγὼ κύριος ὁ θεὸς ὑμῶν ὁ ἐξαγαγῶν ὑμᾶς ἐκ γῆς Αἰγύπτου εἶναι ὑμῶν θεός, ἐγὼ κύριος ὁ θεὸς ὑμῶν. </text:span></text:span></text:p>
      </text:section>
      <text:section text:style-name="Sect1" text:name="Sect16">
        <text:p text:style-name="P2">Αριθμοι 16</text:p>
        <text:p text:style-name="P3"><text:span text:style-name="Default_20_Paragraph_20_Font"><text:span text:style-name="T1">1</text:span></text:span><text:span text:style-name="Default_20_Paragraph_20_Font"><text:span text:style-name="T2"> Καὶ ἐλάλησεν Κορε υἱὸς Ισσααρ υἱοῦ Κααθ υἱοῦ Λευι καὶ Δαθαν καὶ Αβιρων υἱοὶ Ελιαβ καὶ Αυν υἱὸς Φαλεθ υἱοῦ Ρουβην </text:span></text:span><text:span text:style-name="Default_20_Paragraph_20_Font"><text:span text:style-name="T1">2</text:span></text:span><text:span text:style-name="Default_20_Paragraph_20_Font"><text:span text:style-name="T2"> καὶ ἀνέστησαν ἔναντι Μωυσῆ, καὶ ἄνδρες τῶν υἱῶν Ισραηλ πεντήκοντα καὶ διακόσιοι, ἀρχηγοὶ συναγωγῆς, σύγκλητοι βουλῆς καὶ ἄνδρες ὀνομαστοί, </text:span></text:span><text:span text:style-name="Default_20_Paragraph_20_Font"><text:span text:style-name="T1">3</text:span></text:span><text:span text:style-name="Default_20_Paragraph_20_Font"><text:span text:style-name="T2"> συνέστησαν ἐπὶ Μωυσῆν καὶ Ααρων καὶ εἶπαν Ἐχέτω ὑμῖν, ὅτι πᾶσα ἡ συναγωγὴ πάντες ἅγιοι καὶ ἐν αὐτοῖς κύριος, καὶ διὰ τί κατανίστασθε ἐπὶ τὴν συναγωγὴν κυρίου; </text:span></text:span><text:span text:style-name="Default_20_Paragraph_20_Font"><text:span text:style-name="T1">4</text:span></text:span><text:span text:style-name="Default_20_Paragraph_20_Font"><text:span text:style-name="T2"> καὶ ἀκούσας Μωϋσῆς ἔπεσεν ἐπὶ πρόσωπον </text:span></text:span><text:span text:style-name="Default_20_Paragraph_20_Font"><text:span text:style-name="T1">5</text:span></text:span><text:span text:style-name="Default_20_Paragraph_20_Font"><text:span text:style-name="T2"> καὶ ἐλάλησεν πρὸς Κορε καὶ πρὸς πᾶσαν αὐτοῦ τὴν συναγωγὴν λέγων Ἐπέσκεπται καὶ ἔγνω ὁ θεὸς τοὺς ὄντας αὐτοῦ καὶ τοὺς ἁγίους καὶ προσηγάγετο πρὸς ἑαυτόν, καὶ οὓς ἐξελέξατο ἑαυτῷ, προσηγάγετο πρὸς ἑαυτόν. </text:span></text:span><text:span text:style-name="Default_20_Paragraph_20_Font"><text:span text:style-name="T1">6</text:span></text:span><text:span text:style-name="Default_20_Paragraph_20_Font"><text:span text:style-name="T2"> τοῦτο ποιήσατε· λάβετε ὑμῖν αὐτοῖς πυρεῖα, Κορε καὶ πᾶσα ἡ συναγωγὴ αὐτοῦ, </text:span></text:span><text:span text:style-name="Default_20_Paragraph_20_Font"><text:span text:style-name="T1">7</text:span></text:span><text:span text:style-name="Default_20_Paragraph_20_Font"><text:span text:style-name="T2"> καὶ ἐπίθετε ἐπ’ αὐτὰ πῦρ καὶ ἐπίθετε ἐπ’ αὐτὰ θυμίαμα ἔναντι κυρίου αὔριον, καὶ ἔσται ὁ ἀνήρ, ὃν ἂν ἐκλέξηται κύριος, οὗτος ἅγιος· ἱκανούσθω ὑμῖν, υἱοὶ Λευι. </text:span></text:span><text:span text:style-name="Default_20_Paragraph_20_Font"><text:span text:style-name="T1">8</text:span></text:span><text:span text:style-name="Default_20_Paragraph_20_Font"><text:span text:style-name="T2"> καὶ εἶπεν Μωϋσῆς πρὸς Κορε Εἰσακούσατέ μου, υἱοὶ Λευι. </text:span></text:span><text:span text:style-name="Default_20_Paragraph_20_Font"><text:span text:style-name="T1">9</text:span></text:span><text:span text:style-name="Default_20_Paragraph_20_Font"><text:span text:style-name="T2"> μὴ μικρόν ἐστιν τοῦτο ὑμῖν ὅτι διέστειλεν ὁ θεὸς Ισραηλ ὑμᾶς ἐκ συναγωγῆς Ισραηλ καὶ προσηγάγετο ὑμᾶς πρὸς ἑαυτὸν λειτουργεῖν τὰς λειτουργίας τῆς σκηνῆς κυρίου καὶ παρίστασθαι ἔναντι τῆς συναγωγῆς λατρεύειν αὐτοῖς; </text:span></text:span><text:span text:style-name="Default_20_Paragraph_20_Font"><text:span text:style-name="T1">10</text:span></text:span><text:span text:style-name="Default_20_Paragraph_20_Font"><text:span text:style-name="T2"> καὶ προσηγάγετό σε καὶ πάντας τοὺς ἀδελφούς σου υἱοὺς Λευι μετὰ σοῦ, καὶ ζητεῖτε ἱερατεύειν; </text:span></text:span><text:span text:style-name="Default_20_Paragraph_20_Font"><text:span text:style-name="T1">11</text:span></text:span><text:span text:style-name="Default_20_Paragraph_20_Font"><text:span text:style-name="T2"> οὕτως σὺ καὶ πᾶσα ἡ συναγωγή σου ἡ συνηθροισμένη πρὸς τὸν θεόν· καὶ Ααρων τίς ἐστιν ὅτι διαγογγύζετε κατ’ αὐτοῦ; </text:span></text:span><text:span text:style-name="Default_20_Paragraph_20_Font"><text:span text:style-name="T1">12</text:span></text:span><text:span text:style-name="Default_20_Paragraph_20_Font"><text:span text:style-name="T2"> καὶ ἀπέστειλεν Μωϋσῆς καλέσαι Δαθαν καὶ Αβιρων υἱοὺς Ελιαβ. καὶ εἶπαν Οὐκ ἀναβαίνομεν· </text:span></text:span><text:span text:style-name="Default_20_Paragraph_20_Font"><text:span text:style-name="T1">13</text:span></text:span><text:span text:style-name="Default_20_Paragraph_20_Font"><text:span text:style-name="T2"> μὴ </text:span></text:span><text:soft-page-break/><text:span text:style-name="Default_20_Paragraph_20_Font"><text:span text:style-name="T2">μικρὸν τοῦτο ὅτι ἀνήγαγες ἡμᾶς ἐκ γῆς ῥεούσης γάλα καὶ μέλι ἀποκτεῖναι ἡμᾶς ἐν τῇ ἐρήμῳ, ὅτι κατάρχεις ἡμῶν ἄρχων; </text:span></text:span><text:span text:style-name="Default_20_Paragraph_20_Font"><text:span text:style-name="T1">14</text:span></text:span><text:span text:style-name="Default_20_Paragraph_20_Font"><text:span text:style-name="T2"> εἰ καὶ εἰς γῆν ῥέουσαν γάλα καὶ μέλι εἰσήγαγες ἡμᾶς καὶ ἔδωκας ἡμῖν κλῆρον ἀγροῦ καὶ ἀμπελῶνας, τοὺς ὀφθαλμοὺς τῶν ἀνθρώπων ἐκείνων ἂν ἐξέκοψας. οὐκ ἀναβαίνομεν. </text:span></text:span><text:span text:style-name="Default_20_Paragraph_20_Font"><text:span text:style-name="T1">15</text:span></text:span><text:span text:style-name="Default_20_Paragraph_20_Font"><text:span text:style-name="T2"> καὶ ἐβαρυθύμησεν Μωϋσῆς σφόδρα καὶ εἶπεν πρὸς κύριον Μὴ προσχῇς εἰς τὴν θυσίαν αὐτῶν· οὐκ ἐπιθύμημα οὐδενὸς αὐτῶν εἴληφα οὐδὲ ἐκάκωσα οὐδένα αὐτῶν. </text:span></text:span><text:span text:style-name="Default_20_Paragraph_20_Font"><text:span text:style-name="T1">16</text:span></text:span><text:span text:style-name="Default_20_Paragraph_20_Font"><text:span text:style-name="T2"> καὶ εἶπεν Μωϋσῆς πρὸς Κορε Ἁγίασον τὴν συναγωγήν σου καὶ γίνεσθε ἕτοιμοι ἔναντι κυρίου σὺ καὶ αὐτοὶ καὶ Ααρων αὔριον· </text:span></text:span><text:span text:style-name="Default_20_Paragraph_20_Font"><text:span text:style-name="T1">17</text:span></text:span><text:span text:style-name="Default_20_Paragraph_20_Font"><text:span text:style-name="T2"> καὶ λάβετε ἕκαστος τὸ πυρεῖον αὐτοῦ καὶ ἐπιθήσετε ἐπ’ αὐτὰ θυμίαμα καὶ προσάξετε ἔναντι κυρίου ἕκαστος τὸ πυρεῖον αὐτοῦ, πεντήκοντα καὶ διακόσια πυρεῖα, καὶ σὺ καὶ Ααρων ἕκαστος τὸ πυρεῖον αὐτοῦ. </text:span></text:span><text:span text:style-name="Default_20_Paragraph_20_Font"><text:span text:style-name="T1">18</text:span></text:span><text:span text:style-name="Default_20_Paragraph_20_Font"><text:span text:style-name="T2"> καὶ ἔλαβεν ἕκαστος τὸ πυρεῖον αὐτοῦ καὶ ἐπέθηκαν ἐπ’ αὐτὰ πῦρ καὶ ἐπέβαλον ἐπ’ αὐτὸ θυμίαμα. καὶ ἔστησαν παρὰ τὰς θύρας τῆς σκηνῆς τοῦ μαρτυρίου Μωϋσῆς καὶ Ααρων. </text:span></text:span><text:span text:style-name="Default_20_Paragraph_20_Font"><text:span text:style-name="T1">19</text:span></text:span><text:span text:style-name="Default_20_Paragraph_20_Font"><text:span text:style-name="T2"> καὶ ἐπισυνέστησεν ἐπ’ αὐτοὺς Κορε τὴν πᾶσαν αὐτοῦ συναγωγὴν παρὰ τὴν θύραν τῆς σκηνῆς τοῦ μαρτυρίου. καὶ ὤφθη ἡ δόξα κυρίου πάσῃ τῇ συναγωγῇ. </text:span></text:span><text:span text:style-name="Default_20_Paragraph_20_Font"><text:span text:style-name="T1">20</text:span></text:span><text:span text:style-name="Default_20_Paragraph_20_Font"><text:span text:style-name="T2"> καὶ ἐλάλησεν κύριος πρὸς Μωυσῆν καὶ Ααρων λέγων </text:span></text:span><text:span text:style-name="Default_20_Paragraph_20_Font"><text:span text:style-name="T1">21</text:span></text:span><text:span text:style-name="Default_20_Paragraph_20_Font"><text:span text:style-name="T2"> Ἀποσχίσθητε ἐκ μέσου τῆς συναγωγῆς ταύτης, καὶ ἐξαναλώσω αὐτοὺς εἰς ἅπαξ. </text:span></text:span><text:span text:style-name="Default_20_Paragraph_20_Font"><text:span text:style-name="T1">22</text:span></text:span><text:span text:style-name="Default_20_Paragraph_20_Font"><text:span text:style-name="T2"> καὶ ἔπεσαν ἐπὶ πρόσωπον αὐτῶν καὶ εἶπαν Θεὸς θεὸς τῶν πνευμάτων καὶ πάσης σαρκός, εἰ ἄνθρωπος εἷς ἥμαρτεν, ἐπὶ πᾶσαν τὴν συναγωγὴν ὀργὴ κυρίου; </text:span></text:span><text:span text:style-name="Default_20_Paragraph_20_Font"><text:span text:style-name="T1">23</text:span></text:span><text:span text:style-name="Default_20_Paragraph_20_Font"><text:span text:style-name="T2"> καὶ ἐλάλησεν κύριος πρὸς Μωυσῆν λέγων </text:span></text:span><text:span text:style-name="Default_20_Paragraph_20_Font"><text:span text:style-name="T1">24</text:span></text:span><text:span text:style-name="Default_20_Paragraph_20_Font"><text:span text:style-name="T2"> Λάλησον τῇ συναγωγῇ λέγων Ἀναχωρήσατε κύκλῳ ἀπὸ τῆς συναγωγῆς Κορε. </text:span></text:span><text:span text:style-name="Default_20_Paragraph_20_Font"><text:span text:style-name="T1">25</text:span></text:span><text:span text:style-name="Default_20_Paragraph_20_Font"><text:span text:style-name="T2"> καὶ ἀνέστη Μωϋσῆς καὶ ἐπορεύθη πρὸς Δαθαν καὶ Αβιρων, καὶ συνεπορεύθησαν μετ’ αὐτοῦ πάντες οἱ πρεσβύτεροι Ισραηλ. </text:span></text:span><text:span text:style-name="Default_20_Paragraph_20_Font"><text:span text:style-name="T1">26</text:span></text:span><text:span text:style-name="Default_20_Paragraph_20_Font"><text:span text:style-name="T2"> καὶ ἐλάλησεν πρὸς τὴν συναγωγὴν λέγων Ἀποσχίσθητε ἀπὸ τῶν σκηνῶν τῶν ἀνθρώπων τῶν σκληρῶν τούτων καὶ μὴ ἅπτεσθε ἀπὸ πάντων, ὧν ἐστιν αὐτοῖς, μὴ συναπόλησθε ἐν πάσῃ τῇ ἁμαρτίᾳ αὐτῶν. </text:span></text:span><text:span text:style-name="Default_20_Paragraph_20_Font"><text:span text:style-name="T1">27</text:span></text:span><text:span text:style-name="Default_20_Paragraph_20_Font"><text:span text:style-name="T2"> καὶ ἀπέστησαν ἀπὸ τῆς σκηνῆς Κορε κύκλῳ· καὶ Δαθαν καὶ Αβιρων ἐξῆλθον καὶ εἱστήκεισαν παρὰ τὰς θύρας τῶν σκηνῶν αὐτῶν καὶ αἱ γυναῖκες αὐτῶν καὶ τὰ τέκνα αὐτῶν καὶ ἡ ἀποσκευὴ αὐτῶν. </text:span></text:span></text:p>
        <text:p text:style-name="P3"><text:span text:style-name="Default_20_Paragraph_20_Font"><text:span text:style-name="T1">28</text:span></text:span><text:span text:style-name="Default_20_Paragraph_20_Font"><text:span text:style-name="T2"> Καὶ εἶπεν Μωϋσῆς Ἐν τούτῳ γνώσεσθε ὅτι κύριος ἀπέστειλέν με ποιῆσαι πάντα τὰ ἔργα ταῦτα, ὅτι οὐκ ἀπ’ ἐμαυτοῦ· </text:span></text:span><text:span text:style-name="Default_20_Paragraph_20_Font"><text:span text:style-name="T1">29</text:span></text:span><text:span text:style-name="Default_20_Paragraph_20_Font"><text:span text:style-name="T2"> εἰ κατὰ θάνατον πάντων ἀνθρώπων ἀποθανοῦνται οὗτοι, εἰ καὶ κατ’ ἐπίσκεψιν πάντων ἀνθρώπων ἐπισκοπὴ ἔσται αὐτῶν, οὐχὶ κύριος ἀπέσταλκέν με· </text:span></text:span><text:span text:style-name="Default_20_Paragraph_20_Font"><text:span text:style-name="T1">30</text:span></text:span><text:span text:style-name="Default_20_Paragraph_20_Font"><text:span text:style-name="T2"> ἀλλ’ ἢ ἐν φάσματι δείξει κύριος, καὶ ἀνοίξασα ἡ γῆ τὸ στόμα αὐτῆς καταπίεται αὐτοὺς καὶ τοὺς οἴκους αὐτῶν καὶ τὰς σκηνὰς αὐτῶν καὶ πάντα, ὅσα ἐστὶν αὐτοῖς, καὶ καταβήσονται ζῶντες εἰς ᾅδου, καὶ γνώσεσθε ὅτι παρώξυναν οἱ ἄνθρωποι οὗτοι τὸν κύριον. </text:span></text:span><text:span text:style-name="Default_20_Paragraph_20_Font"><text:span text:style-name="T1">31</text:span></text:span><text:span text:style-name="Default_20_Paragraph_20_Font"><text:span text:style-name="T2"> ὡς δὲ ἐπαύσατο λαλῶν πάντας τοὺς λόγους τούτους, ἐρράγη ἡ γῆ ὑποκάτω αὐτῶν, </text:span></text:span><text:span text:style-name="Default_20_Paragraph_20_Font"><text:span text:style-name="T1">32</text:span></text:span><text:span text:style-name="Default_20_Paragraph_20_Font"><text:span text:style-name="T2"> καὶ ἠνοίχθη ἡ γῆ καὶ κατέπιεν αὐτοὺς καὶ τοὺς οἴκους αὐτῶν καὶ πάντας τοὺς ἀνθρώπους τοὺς ὄντας μετὰ Κορε καὶ τὰ κτήνη αὐτῶν. </text:span></text:span><text:span text:style-name="Default_20_Paragraph_20_Font"><text:span text:style-name="T1">33</text:span></text:span><text:span text:style-name="Default_20_Paragraph_20_Font"><text:span text:style-name="T2"> καὶ κατέβησαν αὐτοὶ καὶ ὅσα ἐστὶν αὐτῶν ζῶντα εἰς ᾅδου, καὶ ἐκάλυψεν αὐτοὺς ἡ γῆ, καὶ ἀπώλοντο ἐκ μέσου τῆς συναγωγῆς. </text:span></text:span><text:span text:style-name="Default_20_Paragraph_20_Font"><text:span text:style-name="T1">34</text:span></text:span><text:span text:style-name="Default_20_Paragraph_20_Font"><text:span text:style-name="T2"> καὶ πᾶς Ισραηλ οἱ κύκλῳ αὐτῶν ἔφυγον ἀπὸ τῆς φωνῆς αὐτῶν, ὅτι λέγοντες Μήποτε καταπίῃ ἡμᾶς ἡ γῆ. </text:span></text:span><text:span text:style-name="Default_20_Paragraph_20_Font"><text:span text:style-name="T1">35</text:span></text:span><text:span text:style-name="Default_20_Paragraph_20_Font"><text:span text:style-name="T2"> καὶ πῦρ ἐξῆλθεν παρὰ κυρίου καὶ κατέφαγεν τοὺς πεντήκοντα καὶ διακοσίους ἄνδρας τοὺς προσφέροντας τὸ θυμίαμα. </text:span></text:span></text:p>
      </text:section>
      <text:section text:style-name="Sect1" text:name="Sect17">
        <text:p text:style-name="P2">Αριθμοι 17</text:p>
        <text:p text:style-name="P3"><text:span text:style-name="Default_20_Paragraph_20_Font"><text:span text:style-name="T1">1</text:span></text:span><text:span text:style-name="Default_20_Paragraph_20_Font"><text:span text:style-name="T2"> Καὶ εἶπεν κύριος πρὸς Μωυσῆν </text:span></text:span><text:span text:style-name="Default_20_Paragraph_20_Font"><text:span text:style-name="T1">2</text:span></text:span><text:span text:style-name="Default_20_Paragraph_20_Font"><text:span text:style-name="T2"> καὶ πρὸς Ελεαζαρ τὸν υἱὸν Ααρων τὸν ἱερέα Ἀνέλεσθε τὰ πυρεῖα τὰ χαλκᾶ ἐκ μέσου τῶν κατακεκαυμένων καὶ τὸ πῦρ τὸ ἀλλότριον τοῦτο σπεῖρον ἐκεῖ, ὅτι ἡγίασαν </text:span></text:span><text:span text:style-name="Default_20_Paragraph_20_Font"><text:span text:style-name="T1">3</text:span></text:span><text:span text:style-name="Default_20_Paragraph_20_Font"><text:span text:style-name="T2"> τὰ πυρεῖα τῶν ἁμαρτωλῶν τούτων ἐν ταῖς ψυχαῖς αὐτῶν· </text:span></text:span><text:soft-page-break/><text:span text:style-name="Default_20_Paragraph_20_Font"><text:span text:style-name="T2">καὶ ποίησον αὐτὰ λεπίδας ἐλατάς, περίθεμα τῷ θυσιαστηρίῳ, ὅτι προσηνέχθησαν ἔναντι κυρίου καὶ ἡγιάσθησαν καὶ ἐγένοντο εἰς σημεῖον τοῖς υἱοῖς Ισραηλ. </text:span></text:span><text:span text:style-name="Default_20_Paragraph_20_Font"><text:span text:style-name="T1">4</text:span></text:span><text:span text:style-name="Default_20_Paragraph_20_Font"><text:span text:style-name="T2"> καὶ ἔλαβεν Ελεαζαρ υἱὸς Ααρων τοῦ ἱερέως τὰ πυρεῖα τὰ χαλκᾶ, ὅσα προσήνεγκαν οἱ κατακεκαυμένοι, καὶ προσέθηκαν αὐτὰ περίθεμα τῷ θυσιαστηρίῳ, </text:span></text:span><text:span text:style-name="Default_20_Paragraph_20_Font"><text:span text:style-name="T1">5</text:span></text:span><text:span text:style-name="Default_20_Paragraph_20_Font"><text:span text:style-name="T2"> μνημόσυνον τοῖς υἱοῖς Ισραηλ, ὅπως ἂν μὴ προσέλθῃ μηθεὶς ἀλλογενής, ὃς οὐκ ἔστιν ἐκ τοῦ σπέρματος Ααρων, ἐπιθεῖναι θυμίαμα ἔναντι κυρίου καὶ οὐκ ἔσται ὥσπερ Κορε καὶ ἡ ἐπισύστασις αὐτοῦ, καθὰ ἐλάλησεν κύριος ἐν χειρὶ Μωυσῆ. </text:span></text:span></text:p>
        <text:p text:style-name="P3"><text:span text:style-name="Default_20_Paragraph_20_Font"><text:span text:style-name="T1">6</text:span></text:span><text:span text:style-name="Default_20_Paragraph_20_Font"><text:span text:style-name="T2"> Καὶ ἐγόγγυσαν οἱ υἱοὶ Ισραηλ τῇ ἐπαύριον ἐπὶ Μωυσῆν καὶ Ααρων λέγοντες Ὑμεῖς ἀπεκτάγκατε τὸν λαὸν κυρίου. </text:span></text:span><text:span text:style-name="Default_20_Paragraph_20_Font"><text:span text:style-name="T1">7</text:span></text:span><text:span text:style-name="Default_20_Paragraph_20_Font"><text:span text:style-name="T2"> καὶ ἐγένετο ἐν τῷ ἐπισυστρέφεσθαι τὴν συναγωγὴν ἐπὶ Μωυσῆν καὶ Ααρων καὶ ὥρμησαν ἐπὶ τὴν σκηνὴν τοῦ μαρτυρίου, καὶ τήνδε ἐκάλυψεν αὐτὴν ἡ νεφέλη, καὶ ὤφθη ἡ δόξα κυρίου. </text:span></text:span><text:span text:style-name="Default_20_Paragraph_20_Font"><text:span text:style-name="T1">8</text:span></text:span><text:span text:style-name="Default_20_Paragraph_20_Font"><text:span text:style-name="T2"> καὶ εἰσῆλθεν Μωϋσῆς καὶ Ααρων κατὰ πρόσωπον τῆς σκηνῆς τοῦ μαρτυρίου, </text:span></text:span><text:span text:style-name="Default_20_Paragraph_20_Font"><text:span text:style-name="T1">9</text:span></text:span><text:span text:style-name="Default_20_Paragraph_20_Font"><text:span text:style-name="T2"> καὶ ἐλάλησεν κύριος πρὸς Μωυσῆν καὶ Ααρων λέγων </text:span></text:span><text:span text:style-name="Default_20_Paragraph_20_Font"><text:span text:style-name="T1">10</text:span></text:span><text:span text:style-name="Default_20_Paragraph_20_Font"><text:span text:style-name="T2"> Ἐκχωρήσατε ἐκ μέσου τῆς συναγωγῆς ταύτης, καὶ ἐξαναλώσω αὐτοὺς εἰς ἅπαξ. καὶ ἔπεσον ἐπὶ πρόσωπον αὐτῶν. </text:span></text:span><text:span text:style-name="Default_20_Paragraph_20_Font"><text:span text:style-name="T1">11</text:span></text:span><text:span text:style-name="Default_20_Paragraph_20_Font"><text:span text:style-name="T2"> καὶ εἶπεν Μωϋσῆς πρὸς Ααρων Λαβὲ τὸ πυρεῖον καὶ ἐπίθες ἐπ’ αὐτὸ πῦρ ἀπὸ τοῦ θυσιαστηρίου καὶ ἐπίβαλε ἐπ’ αὐτὸ θυμίαμα καὶ ἀπένεγκε τὸ τάχος εἰς τὴν παρεμβολὴν καὶ ἐξίλασαι περὶ αὐτῶν· ἐξῆλθεν γὰρ ὀργὴ ἀπὸ προσώπου κυρίου, ἦρκται θραύειν τὸν λαόν. </text:span></text:span><text:span text:style-name="Default_20_Paragraph_20_Font"><text:span text:style-name="T1">12</text:span></text:span><text:span text:style-name="Default_20_Paragraph_20_Font"><text:span text:style-name="T2"> καὶ ἔλαβεν Ααρων, καθάπερ ἐλάλησεν αὐτῷ Μωϋσῆς, καὶ ἔδραμεν εἰς τὴν συναγωγήν· καὶ ἤδη ἐνῆρκτο ἡ θραῦσις ἐν τῷ λαῷ· καὶ ἐπέβαλεν τὸ θυμίαμα καὶ ἐξιλάσατο περὶ τοῦ λαοῦ </text:span></text:span><text:span text:style-name="Default_20_Paragraph_20_Font"><text:span text:style-name="T1">13</text:span></text:span><text:span text:style-name="Default_20_Paragraph_20_Font"><text:span text:style-name="T2"> καὶ ἔστη ἀνὰ μέσον τῶν τεθνηκότων καὶ τῶν ζώντων, καὶ ἐκόπασεν ἡ θραῦσις. </text:span></text:span><text:span text:style-name="Default_20_Paragraph_20_Font"><text:span text:style-name="T1">14</text:span></text:span><text:span text:style-name="Default_20_Paragraph_20_Font"><text:span text:style-name="T2"> καὶ ἐγένοντο οἱ τεθνηκότες ἐν τῇ θραύσει τέσσαρες καὶ δέκα χιλιάδες καὶ ἑπτακόσιοι χωρὶς τῶν τεθνηκότων ἕνεκεν Κορε. </text:span></text:span><text:span text:style-name="Default_20_Paragraph_20_Font"><text:span text:style-name="T1">15</text:span></text:span><text:span text:style-name="Default_20_Paragraph_20_Font"><text:span text:style-name="T2"> καὶ ἐπέστρεψεν Ααρων πρὸς Μωυσῆν ἐπὶ τὴν θύραν τῆς σκηνῆς τοῦ μαρτυρίου, καὶ ἐκόπασεν ἡ θραῦσις. </text:span></text:span></text:p>
        <text:p text:style-name="P3"><text:span text:style-name="Default_20_Paragraph_20_Font"><text:span text:style-name="T1">16</text:span></text:span><text:span text:style-name="Default_20_Paragraph_20_Font"><text:span text:style-name="T2"> Καὶ ἐλάλησεν κύριος πρὸς Μωυσῆν λέγων </text:span></text:span><text:span text:style-name="Default_20_Paragraph_20_Font"><text:span text:style-name="T1">17</text:span></text:span><text:span text:style-name="Default_20_Paragraph_20_Font"><text:span text:style-name="T2"> Λάλησον τοῖς υἱοῖς Ισραηλ καὶ λαβὲ παρ’ αὐτῶν ῥάβδον ῥάβδον κατ’ οἴκους πατριῶν παρὰ πάντων τῶν ἀρχόντων αὐτῶν κατ’ οἴκους πατριῶν αὐτῶν, δώδεκα ῥάβδους, καὶ ἑκάστου τὸ ὄνομα αὐτοῦ ἐπίγραψον ἐπὶ τῆς ῥάβδου αὐτοῦ. </text:span></text:span><text:span text:style-name="Default_20_Paragraph_20_Font"><text:span text:style-name="T1">18</text:span></text:span><text:span text:style-name="Default_20_Paragraph_20_Font"><text:span text:style-name="T2"> καὶ τὸ ὄνομα Ααρων ἐπίγραψον ἐπὶ τῆς ῥάβδου Λευι· ἔστιν γὰρ ῥάβδος μία, κατὰ φυλὴν οἴκου πατριῶν αὐτῶν δώσουσιν. </text:span></text:span><text:span text:style-name="Default_20_Paragraph_20_Font"><text:span text:style-name="T1">19</text:span></text:span><text:span text:style-name="Default_20_Paragraph_20_Font"><text:span text:style-name="T2"> καὶ θήσεις αὐτὰς ἐν τῇ σκηνῇ τοῦ μαρτυρίου κατέναντι τοῦ μαρτυρίου, ἐν οἷς γνωσθήσομαί σοι ἐκεῖ. </text:span></text:span><text:span text:style-name="Default_20_Paragraph_20_Font"><text:span text:style-name="T1">20</text:span></text:span><text:span text:style-name="Default_20_Paragraph_20_Font"><text:span text:style-name="T2"> καὶ ἔσται ὁ ἄνθρωπος, ὃν ἐὰν ἐκλέξωμαι αὐτόν, ἡ ῥάβδος αὐτοῦ ἐκβλαστήσει· καὶ περιελῶ ἀπ’ ἐμοῦ τὸν γογγυσμὸν τῶν υἱῶν Ισραηλ, ἃ αὐτοὶ γογγύζουσιν ἐφ’ ὑμῖν. </text:span></text:span><text:span text:style-name="Default_20_Paragraph_20_Font"><text:span text:style-name="T1">21</text:span></text:span><text:span text:style-name="Default_20_Paragraph_20_Font"><text:span text:style-name="T2"> καὶ ἐλάλησεν Μωϋσῆς τοῖς υἱοῖς Ισραηλ, καὶ ἔδωκαν αὐτῷ πάντες οἱ ἄρχοντες αὐτῶν ῥάβδον, τῷ ἄρχοντι τῷ ἑνὶ ῥάβδον κατὰ ἄρχοντα κατ’ οἴκους πατριῶν αὐτῶν, δώδεκα ῥάβδους, καὶ ἡ ῥάβδος Ααρων ἀνὰ μέσον τῶν ῥάβδων αὐτῶν. </text:span></text:span><text:span text:style-name="Default_20_Paragraph_20_Font"><text:span text:style-name="T1">22</text:span></text:span><text:span text:style-name="Default_20_Paragraph_20_Font"><text:span text:style-name="T2"> καὶ ἀπέθηκεν Μωϋσῆς τὰς ῥάβδους ἔναντι κυρίου ἐν τῇ σκηνῇ τοῦ μαρτυρίου. </text:span></text:span><text:span text:style-name="Default_20_Paragraph_20_Font"><text:span text:style-name="T1">23</text:span></text:span><text:span text:style-name="Default_20_Paragraph_20_Font"><text:span text:style-name="T2"> καὶ ἐγένετο τῇ ἐπαύριον καὶ εἰσῆλθεν Μωϋσῆς καὶ Ααρων εἰς τὴν σκηνὴν τοῦ μαρτυρίου, καὶ ἰδοὺ ἐβλάστησεν ἡ ῥάβδος Ααρων εἰς οἶκον Λευι καὶ ἐξήνεγκεν βλαστὸν καὶ ἐξήνθησεν ἄνθη καὶ ἐβλάστησεν κάρυα. </text:span></text:span><text:span text:style-name="Default_20_Paragraph_20_Font"><text:span text:style-name="T1">24</text:span></text:span><text:span text:style-name="Default_20_Paragraph_20_Font"><text:span text:style-name="T2"> καὶ ἐξήνεγκεν Μωϋσῆς πάσας τὰς ῥάβδους ἀπὸ προσώπου κυρίου πρὸς πάντας υἱοὺς Ισραηλ, καὶ εἶδον καὶ ἔλαβον ἕκαστος τὴν ῥάβδον αὐτοῦ. </text:span></text:span><text:span text:style-name="Default_20_Paragraph_20_Font"><text:span text:style-name="T1">25</text:span></text:span><text:span text:style-name="Default_20_Paragraph_20_Font"><text:span text:style-name="T2"> καὶ εἶπεν κύριος πρὸς Μωυσῆν Ἀπόθες τὴν ῥάβδον Ααρων ἐνώπιον τῶν μαρτυρίων εἰς διατήρησιν σημεῖον τοῖς υἱοῖς τῶν ἀνηκόων, καὶ παυσάσθω ὁ γογγυσμὸς αὐτῶν ἀπ’ ἐμοῦ, καὶ οὐ μὴ ἀποθάνωσιν. </text:span></text:span><text:span text:style-name="Default_20_Paragraph_20_Font"><text:span text:style-name="T1">26</text:span></text:span><text:span text:style-name="Default_20_Paragraph_20_Font"><text:span text:style-name="T2"> καὶ ἐποίησεν Μωϋσῆς καὶ Ααρων καθὰ συνέταξεν κύριος τῷ Μωυσῇ, οὕτως ἐποίησαν. </text:span></text:span></text:p>
        <text:p text:style-name="P3"><text:soft-page-break/><text:span text:style-name="Default_20_Paragraph_20_Font"><text:span text:style-name="T1">27</text:span></text:span><text:span text:style-name="Default_20_Paragraph_20_Font"><text:span text:style-name="T2"> Καὶ εἶπαν οἱ υἱοὶ Ισραηλ πρὸς Μωυσῆν λέγοντες Ἰδοὺ ἐξανηλώμεθα, ἀπολώλαμεν, παρανηλώμεθα· </text:span></text:span><text:span text:style-name="Default_20_Paragraph_20_Font"><text:span text:style-name="T1">28</text:span></text:span><text:span text:style-name="Default_20_Paragraph_20_Font"><text:span text:style-name="T2"> πᾶς ὁ ἁπτόμενος τῆς σκηνῆς κυρίου ἀποθνῄσκει· ἕως εἰς τέλος ἀποθάνωμεν; </text:span></text:span></text:p>
      </text:section>
      <text:section text:style-name="Sect1" text:name="Sect18">
        <text:p text:style-name="P2">Αριθμοι 18</text:p>
        <text:p text:style-name="P3"><text:span text:style-name="Default_20_Paragraph_20_Font"><text:span text:style-name="T1">1</text:span></text:span><text:span text:style-name="Default_20_Paragraph_20_Font"><text:span text:style-name="T2"> Καὶ εἶπεν κύριος πρὸς Ααρων λέγων Σὺ καὶ οἱ υἱοί σου καὶ ὁ οἶκος πατριᾶς σου λήμψεσθε τὰς ἁμαρτίας τῶν ἁγίων, καὶ σὺ καὶ οἱ υἱοί σου λήμψεσθε τὰς ἁμαρτίας τῆς ἱερατείας ὑμῶν. </text:span></text:span><text:span text:style-name="Default_20_Paragraph_20_Font"><text:span text:style-name="T1">2</text:span></text:span><text:span text:style-name="Default_20_Paragraph_20_Font"><text:span text:style-name="T2"> καὶ τοὺς ἀδελφούς σου, φυλὴν Λευι, δῆμον τοῦ πατρός σου, προσαγάγου πρὸς σεαυτόν, καὶ προστεθήτωσάν σοι καὶ λειτουργείτωσάν σοι, καὶ σὺ καὶ οἱ υἱοί σου μετὰ σοῦ ἀπέναντι τῆς σκηνῆς τοῦ μαρτυρίου. </text:span></text:span><text:span text:style-name="Default_20_Paragraph_20_Font"><text:span text:style-name="T1">3</text:span></text:span><text:span text:style-name="Default_20_Paragraph_20_Font"><text:span text:style-name="T2"> καὶ φυλάξονται τὰς φυλακάς σου καὶ τὰς φυλακὰς τῆς σκηνῆς, πλὴν πρὸς τὰ σκεύη τὰ ἅγια καὶ πρὸς τὸ θυσιαστήριον οὐ προσελεύσονται, καὶ οὐκ ἀποθανοῦνται καὶ οὗτοι καὶ ὑμεῖς. </text:span></text:span><text:span text:style-name="Default_20_Paragraph_20_Font"><text:span text:style-name="T1">4</text:span></text:span><text:span text:style-name="Default_20_Paragraph_20_Font"><text:span text:style-name="T2"> καὶ προστεθήσονται πρὸς σὲ καὶ φυλάξονται τὰς φυλακὰς τῆς σκηνῆς τοῦ μαρτυρίου κατὰ πάσας τὰς λειτουργίας τῆς σκηνῆς, καὶ ὁ ἀλλογενὴς οὐ προσελεύσεται πρὸς σέ. </text:span></text:span><text:span text:style-name="Default_20_Paragraph_20_Font"><text:span text:style-name="T1">5</text:span></text:span><text:span text:style-name="Default_20_Paragraph_20_Font"><text:span text:style-name="T2"> καὶ φυλάξεσθε τὰς φυλακὰς τῶν ἁγίων καὶ τὰς φυλακὰς τοῦ θυσιαστηρίου, καὶ οὐκ ἔσται θυμὸς ἐν τοῖς υἱοῖς Ισραηλ. </text:span></text:span><text:span text:style-name="Default_20_Paragraph_20_Font"><text:span text:style-name="T1">6</text:span></text:span><text:span text:style-name="Default_20_Paragraph_20_Font"><text:span text:style-name="T2"> καὶ ἐγὼ εἴληφα τοὺς ἀδελφοὺς ὑμῶν τοὺς Λευίτας ἐκ μέσου τῶν υἱῶν Ισραηλ δόμα δεδομένον κυρίῳ λειτουργεῖν τὰς λειτουργίας τῆς σκηνῆς τοῦ μαρτυρίου· </text:span></text:span><text:span text:style-name="Default_20_Paragraph_20_Font"><text:span text:style-name="T1">7</text:span></text:span><text:span text:style-name="Default_20_Paragraph_20_Font"><text:span text:style-name="T2"> καὶ σὺ καὶ οἱ υἱοί σου μετὰ σοῦ διατηρήσετε τὴν ἱερατείαν ὑμῶν κατὰ πάντα τρόπον τοῦ θυσιαστηρίου καὶ τὸ ἔνδοθεν τοῦ καταπετάσματος καὶ λειτουργήσετε τὰς λειτουργίας δόμα τῆς ἱερατείας ὑμῶν· καὶ ὁ ἀλλογενὴς ὁ προσπορευόμενος ἀποθανεῖται. </text:span></text:span></text:p>
        <text:p text:style-name="P3"><text:span text:style-name="Default_20_Paragraph_20_Font"><text:span text:style-name="T1">8</text:span></text:span><text:span text:style-name="Default_20_Paragraph_20_Font"><text:span text:style-name="T2"> Καὶ ἐλάλησεν κύριος πρὸς Ααρων Καὶ ἐγὼ ἰδοὺ δέδωκα ὑμῖν τὴν διατήρησιν τῶν ἀπαρχῶν· ἀπὸ πάντων τῶν ἡγιασμένων μοι παρὰ τῶν υἱῶν Ισραηλ σοὶ δέδωκα αὐτὰ εἰς γέρας καὶ τοῖς υἱοῖς σου μετὰ σέ, νόμιμον αἰώνιον. </text:span></text:span><text:span text:style-name="Default_20_Paragraph_20_Font"><text:span text:style-name="T1">9</text:span></text:span><text:span text:style-name="Default_20_Paragraph_20_Font"><text:span text:style-name="T2"> καὶ τοῦτο ἔστω ὑμῖν ἀπὸ τῶν ἡγιασμένων ἁγίων τῶν καρπωμάτων, ἀπὸ πάντων τῶν δώρων αὐτῶν καὶ ἀπὸ πάντων τῶν θυσιασμάτων αὐτῶν καὶ ἀπὸ πάσης πλημμελείας αὐτῶν καὶ ἀπὸ πασῶν τῶν ἁμαρτιῶν, ὅσα ἀποδιδόασίν μοι, ἀπὸ πάντων τῶν ἁγίων σοὶ ἔσται καὶ τοῖς υἱοῖς σου. </text:span></text:span><text:span text:style-name="Default_20_Paragraph_20_Font"><text:span text:style-name="T1">10</text:span></text:span><text:span text:style-name="Default_20_Paragraph_20_Font"><text:span text:style-name="T2"> ἐν τῷ ἁγίῳ τῶν ἁγίων φάγεσθε αὐτά· πᾶν ἀρσενικὸν φάγεται αὐτά, σὺ καὶ οἱ υἱοί σου· ἅγια ἔσται σοι. </text:span></text:span><text:span text:style-name="Default_20_Paragraph_20_Font"><text:span text:style-name="T1">11</text:span></text:span><text:span text:style-name="Default_20_Paragraph_20_Font"><text:span text:style-name="T2"> καὶ τοῦτο ἔσται ὑμῖν ἀπαρχὴ δομάτων αὐτῶν· ἀπὸ πάντων τῶν ἐπιθεμάτων τῶν υἱῶν Ισραηλ σοὶ δέδωκα αὐτὰ καὶ τοῖς υἱοῖς σου καὶ ταῖς θυγατράσιν σου μετὰ σοῦ, νόμιμον αἰώνιον· πᾶς καθαρὸς ἐν τῷ οἴκῳ σου ἔδεται αὐτά. </text:span></text:span><text:span text:style-name="Default_20_Paragraph_20_Font"><text:span text:style-name="T1">12</text:span></text:span><text:span text:style-name="Default_20_Paragraph_20_Font"><text:span text:style-name="T2"> πᾶσα ἀπαρχὴ ἐλαίου καὶ πᾶσα ἀπαρχὴ οἴνου καὶ σίτου, ἀπαρχὴ αὐτῶν, ὅσα ἂν δῶσι τῷ κυρίῳ, σοὶ δέδωκα αὐτά. </text:span></text:span><text:span text:style-name="Default_20_Paragraph_20_Font"><text:span text:style-name="T1">13</text:span></text:span><text:span text:style-name="Default_20_Paragraph_20_Font"><text:span text:style-name="T2"> τὰ πρωτογενήματα πάντα, ὅσα ἐν τῇ γῇ αὐτῶν, ὅσα ἂν ἐνέγκωσιν κυρίῳ, σοὶ ἔσται· πᾶς καθαρὸς ἐν τῷ οἴκῳ σου ἔδεται αὐτά. </text:span></text:span><text:span text:style-name="Default_20_Paragraph_20_Font"><text:span text:style-name="T1">14</text:span></text:span><text:span text:style-name="Default_20_Paragraph_20_Font"><text:span text:style-name="T2"> πᾶν ἀνατεθεματισμένον ἐν υἱοῖς Ισραηλ σοὶ ἔσται. </text:span></text:span><text:span text:style-name="Default_20_Paragraph_20_Font"><text:span text:style-name="T1">15</text:span></text:span><text:span text:style-name="Default_20_Paragraph_20_Font"><text:span text:style-name="T2"> καὶ πᾶν διανοῖγον μήτραν ἀπὸ πάσης σαρκός, ἃ προσφέρουσιν κυρίῳ ἀπὸ ἀνθρώπου ἕως κτήνους, σοὶ ἔσται· ἀλλ’ ἢ λύτροις λυτρωθήσεται τὰ πρωτότοκα τῶν ἀνθρώπων, καὶ τὰ πρωτότοκα τῶν κτηνῶν τῶν ἀκαθάρτων λυτρώσῃ. </text:span></text:span><text:span text:style-name="Default_20_Paragraph_20_Font"><text:span text:style-name="T1">16</text:span></text:span><text:span text:style-name="Default_20_Paragraph_20_Font"><text:span text:style-name="T2"> καὶ ἡ λύτρωσις αὐτοῦ ἀπὸ μηνιαίου· ἡ συντίμησις πέντε σίκλων κατὰ τὸν σίκλον τὸν ἅγιον [εἴκοσι ὄβολοί εἰσιν]. </text:span></text:span><text:span text:style-name="Default_20_Paragraph_20_Font"><text:span text:style-name="T1">17</text:span></text:span><text:span text:style-name="Default_20_Paragraph_20_Font"><text:span text:style-name="T2"> πλὴν πρωτότοκα μόσχων καὶ πρωτότοκα προβάτων καὶ πρωτότοκα αἰγῶν οὐ λυτρώσῃ· ἅγιά ἐστιν· καὶ τὸ αἷμα αὐτῶν προσχεεῖς πρὸς τὸ θυσιαστήριον καὶ τὸ στέαρ ἀνοίσεις κάρπωμα εἰς ὀσμὴν εὐωδίας κυρίῳ· </text:span></text:span><text:span text:style-name="Default_20_Paragraph_20_Font"><text:span text:style-name="T1">18</text:span></text:span><text:span text:style-name="Default_20_Paragraph_20_Font"><text:span text:style-name="T2"> καὶ τὰ κρέα ἔσται σοί· καθὰ καὶ τὸ στηθύνιον τοῦ ἐπιθέματος καὶ κατὰ τὸν βραχίονα τὸν δεξιὸν σοὶ ἔσται. </text:span></text:span><text:span text:style-name="Default_20_Paragraph_20_Font"><text:span text:style-name="T1">19</text:span></text:span><text:span text:style-name="Default_20_Paragraph_20_Font"><text:span text:style-name="T2"> πᾶν ἀφαίρεμα τῶν ἁγίων, ὅσα </text:span></text:span><text:soft-page-break/><text:span text:style-name="Default_20_Paragraph_20_Font"><text:span text:style-name="T2">ἂν ἀφέλωσιν οἱ υἱοὶ Ισραηλ κυρίῳ, σοὶ δέδωκα καὶ τοῖς υἱοῖς σου καὶ ταῖς θυγατράσιν σου μετὰ σοῦ, νόμιμον αἰώνιον· διαθήκη ἁλὸς αἰωνίου ἐστὶν ἔναντι κυρίου σοὶ καὶ τῷ σπέρματί σου μετὰ σέ. </text:span></text:span></text:p>
        <text:p text:style-name="P3"><text:span text:style-name="Default_20_Paragraph_20_Font"><text:span text:style-name="T1">20</text:span></text:span><text:span text:style-name="Default_20_Paragraph_20_Font"><text:span text:style-name="T2"> Καὶ ἐλάλησεν κύριος πρὸς Ααρων Ἐν τῇ γῇ αὐτῶν οὐ κληρονομήσεις, καὶ μερὶς οὐκ ἔσται σοι ἐν αὐτοῖς, ὅτι ἐγὼ μερίς σου καὶ κληρονομία σου ἐν μέσῳ τῶν υἱῶν Ισραηλ. </text:span></text:span><text:span text:style-name="Default_20_Paragraph_20_Font"><text:span text:style-name="T1">21</text:span></text:span><text:span text:style-name="Default_20_Paragraph_20_Font"><text:span text:style-name="T2"> καὶ τοῖς υἱοῖς Λευι ἰδοὺ δέδωκα πᾶν ἐπιδέκατον ἐν Ισραηλ ἐν κλήρῳ ἀντὶ τῶν λειτουργιῶν αὐτῶν, ὅσα αὐτοὶ λειτουργοῦσιν λειτουργίαν ἐν τῇ σκηνῇ τοῦ μαρτυρίου. </text:span></text:span><text:span text:style-name="Default_20_Paragraph_20_Font"><text:span text:style-name="T1">22</text:span></text:span><text:span text:style-name="Default_20_Paragraph_20_Font"><text:span text:style-name="T2"> καὶ οὐ προσελεύσονται ἔτι οἱ υἱοὶ Ισραηλ εἰς τὴν σκηνὴν τοῦ μαρτυρίου λαβεῖν ἁμαρτίαν θανατηφόρον. </text:span></text:span><text:span text:style-name="Default_20_Paragraph_20_Font"><text:span text:style-name="T1">23</text:span></text:span><text:span text:style-name="Default_20_Paragraph_20_Font"><text:span text:style-name="T2"> καὶ λειτουργήσει ὁ Λευίτης αὐτὸς τὴν λειτουργίαν τῆς σκηνῆς τοῦ μαρτυρίου, καὶ αὐτοὶ λήμψονται τὰ ἁμαρτήματα αὐτῶν, νόμιμον αἰώνιον εἰς τὰς γενεὰς αὐτῶν· καὶ ἐν μέσῳ υἱῶν Ισραηλ οὐ κληρονομήσουσιν κληρονομίαν· </text:span></text:span><text:span text:style-name="Default_20_Paragraph_20_Font"><text:span text:style-name="T1">24</text:span></text:span><text:span text:style-name="Default_20_Paragraph_20_Font"><text:span text:style-name="T2"> ὅτι τὰ ἐπιδέκατα τῶν υἱῶν Ισραηλ, ὅσα ἂν ἀφορίσωσιν κυρίῳ ἀφαίρεμα, δέδωκα τοῖς Λευίταις ἐν κλήρῳ· διὰ τοῦτο εἴρηκα αὐτοῖς Ἐν μέσῳ υἱῶν Ισραηλ οὐ κληρονομήσουσιν κλῆρον. </text:span></text:span></text:p>
        <text:p text:style-name="P3"><text:span text:style-name="Default_20_Paragraph_20_Font"><text:span text:style-name="T1">25</text:span></text:span><text:span text:style-name="Default_20_Paragraph_20_Font"><text:span text:style-name="T2"> Καὶ ἐλάλησεν κύριος πρὸς Μωυσῆν λέγων </text:span></text:span><text:span text:style-name="Default_20_Paragraph_20_Font"><text:span text:style-name="T1">26</text:span></text:span><text:span text:style-name="Default_20_Paragraph_20_Font"><text:span text:style-name="T2"> Καὶ τοῖς Λευίταις λαλήσεις καὶ ἐρεῖς πρὸς αὐτούς Ἐὰν λάβητε παρὰ τῶν υἱῶν Ισραηλ τὸ ἐπιδέκατον, ὃ δέδωκα ὑμῖν παρ’ αὐτῶν ἐν κλήρῳ, καὶ ἀφελεῖτε ὑμεῖς ἀπ’ αὐτοῦ ἀφαίρεμα κυρίῳ ἐπιδέκατον ἀπὸ τοῦ ἐπιδεκάτου. </text:span></text:span><text:span text:style-name="Default_20_Paragraph_20_Font"><text:span text:style-name="T1">27</text:span></text:span><text:span text:style-name="Default_20_Paragraph_20_Font"><text:span text:style-name="T2"> καὶ λογισθήσεται ὑμῖν τὰ ἀφαιρέματα ὑμῶν ὡς σῖτος ἀπὸ ἅλω καὶ ἀφαίρεμα ἀπὸ ληνοῦ. </text:span></text:span><text:span text:style-name="Default_20_Paragraph_20_Font"><text:span text:style-name="T1">28</text:span></text:span><text:span text:style-name="Default_20_Paragraph_20_Font"><text:span text:style-name="T2"> οὕτως ἀφελεῖτε καὶ ὑμεῖς ἀπὸ τῶν ἀφαιρεμάτων κυρίου ἀπὸ πάντων ἐπιδεκάτων ὑμῶν, ὅσα ἐὰν λάβητε παρὰ τῶν υἱῶν Ισραηλ, καὶ δώσετε ἀπ’ αὐτῶν ἀφαίρεμα κυρίῳ Ααρων τῷ ἱερεῖ. </text:span></text:span><text:span text:style-name="Default_20_Paragraph_20_Font"><text:span text:style-name="T1">29</text:span></text:span><text:span text:style-name="Default_20_Paragraph_20_Font"><text:span text:style-name="T2"> ἀπὸ πάντων τῶν δομάτων ὑμῶν ἀφελεῖτε ἀφαίρεμα κυρίῳ ἢ ἀπὸ πάντων τῶν ἀπαρχῶν τὸ ἡγιασμένον ἀπ’ αὐτοῦ. </text:span></text:span><text:span text:style-name="Default_20_Paragraph_20_Font"><text:span text:style-name="T1">30</text:span></text:span><text:span text:style-name="Default_20_Paragraph_20_Font"><text:span text:style-name="T2"> καὶ ἐρεῖς πρὸς αὐτούς Ὅταν ἀφαιρῆτε τὴν ἀπαρχὴν ἀπ’ αὐτοῦ, καὶ λογισθήσεται τοῖς Λευίταις ὡς γένημα ἀπὸ ἅλω καὶ ὡς γένημα ἀπὸ ληνοῦ. </text:span></text:span><text:span text:style-name="Default_20_Paragraph_20_Font"><text:span text:style-name="T1">31</text:span></text:span><text:span text:style-name="Default_20_Paragraph_20_Font"><text:span text:style-name="T2"> καὶ ἔδεσθε αὐτὸ ἐν παντὶ τόπῳ ὑμεῖς καὶ οἱ οἶκοι ὑμῶν, ὅτι μισθὸς οὗτος ὑμῖν ἐστιν ἀντὶ τῶν λειτουργιῶν ὑμῶν τῶν ἐν τῇ σκηνῇ τοῦ μαρτυρίου· </text:span></text:span><text:span text:style-name="Default_20_Paragraph_20_Font"><text:span text:style-name="T1">32</text:span></text:span><text:span text:style-name="Default_20_Paragraph_20_Font"><text:span text:style-name="T2"> καὶ οὐ λήμψεσθε δι’ αὐτὸ ἁμαρτίαν, ὅτι ἂν ἀφαιρῆτε τὴν ἀπαρχὴν ἀπ’ αὐτοῦ· καὶ τὰ ἅγια τῶν υἱῶν Ισραηλ οὐ βεβηλώσετε, ἵνα μὴ ἀποθάνητε. </text:span></text:span></text:p>
      </text:section>
      <text:section text:style-name="Sect1" text:name="Sect19">
        <text:p text:style-name="P2">Αριθμοι 19</text:p>
        <text:p text:style-name="P3"><text:span text:style-name="Default_20_Paragraph_20_Font"><text:span text:style-name="T1">1</text:span></text:span><text:span text:style-name="Default_20_Paragraph_20_Font"><text:span text:style-name="T2"> Καὶ ἐλάλησεν κύριος πρὸς Μωυσῆν καὶ Ααρων λέγων </text:span></text:span><text:span text:style-name="Default_20_Paragraph_20_Font"><text:span text:style-name="T1">2</text:span></text:span><text:span text:style-name="Default_20_Paragraph_20_Font"><text:span text:style-name="T2"> Αὕτη ἡ διαστολὴ τοῦ νόμου, ὅσα συνέταξεν κύριος λέγων Λάλησον τοῖς υἱοῖς Ισραηλ καὶ λαβέτωσαν πρὸς σὲ δάμαλιν πυρρὰν ἄμωμον, ἥτις οὐκ ἔχει ἐν αὐτῇ μῶμον καὶ ᾗ οὐκ ἐπεβλήθη ἐπ’ αὐτὴν ζυγός. </text:span></text:span><text:span text:style-name="Default_20_Paragraph_20_Font"><text:span text:style-name="T1">3</text:span></text:span><text:span text:style-name="Default_20_Paragraph_20_Font"><text:span text:style-name="T2"> καὶ δώσεις αὐτὴν πρὸς Ελεαζαρ τὸν ἱερέα, καὶ ἐξάξουσιν αὐτὴν ἔξω τῆς παρεμβολῆς εἰς τόπον καθαρὸν καὶ σφάξουσιν αὐτὴν ἐνώπιον αὐτοῦ. </text:span></text:span><text:span text:style-name="Default_20_Paragraph_20_Font"><text:span text:style-name="T1">4</text:span></text:span><text:span text:style-name="Default_20_Paragraph_20_Font"><text:span text:style-name="T2"> καὶ λήμψεται Ελεαζαρ ἀπὸ τοῦ αἵματος αὐτῆς καὶ ῥανεῖ ἀπέναντι τοῦ προσώπου τῆς σκηνῆς τοῦ μαρτυρίου ἀπὸ τοῦ αἵματος αὐτῆς ἑπτάκις. </text:span></text:span><text:span text:style-name="Default_20_Paragraph_20_Font"><text:span text:style-name="T1">5</text:span></text:span><text:span text:style-name="Default_20_Paragraph_20_Font"><text:span text:style-name="T2"> καὶ κατακαύσουσιν αὐτὴν ἐναντίον αὐτοῦ, καὶ τὸ δέρμα καὶ τὰ κρέα αὐτῆς καὶ τὸ αἷμα αὐτῆς σὺν τῇ κόπρῳ αὐτῆς κατακαυθήσεται. </text:span></text:span><text:span text:style-name="Default_20_Paragraph_20_Font"><text:span text:style-name="T1">6</text:span></text:span><text:span text:style-name="Default_20_Paragraph_20_Font"><text:span text:style-name="T2"> καὶ λήμψεται ὁ ἱερεὺς ξύλον κέδρινον καὶ ὕσσωπον καὶ κόκκινον καὶ ἐμβαλοῦσιν εἰς μέσον τοῦ κατακαύματος τῆς δαμάλεως. </text:span></text:span><text:span text:style-name="Default_20_Paragraph_20_Font"><text:span text:style-name="T1">7</text:span></text:span><text:span text:style-name="Default_20_Paragraph_20_Font"><text:span text:style-name="T2"> καὶ πλυνεῖ τὰ ἱμάτια αὐτοῦ ὁ ἱερεὺς καὶ λούσεται τὸ σῶμα αὐτοῦ ὕδατι καὶ μετὰ ταῦτα εἰσελεύσεται εἰς τὴν παρεμβολήν, καὶ ἀκάθαρτος ἔσται ὁ ἱερεὺς ἕως ἑσπέρας. </text:span></text:span><text:span text:style-name="Default_20_Paragraph_20_Font"><text:span text:style-name="T1">8</text:span></text:span><text:span text:style-name="Default_20_Paragraph_20_Font"><text:span text:style-name="T2"> καὶ ὁ κατακαίων αὐτὴν πλυνεῖ τὰ ἱμάτια αὐτοῦ καὶ λούσεται τὸ σῶμα αὐτοῦ καὶ ἀκάθαρτος ἔσται ἕως ἑσπέρας. </text:span></text:span><text:span text:style-name="Default_20_Paragraph_20_Font"><text:span text:style-name="T1">9</text:span></text:span><text:span text:style-name="Default_20_Paragraph_20_Font"><text:span text:style-name="T2"> καὶ συνάξει ἄνθρωπος καθαρὸς τὴν σποδὸν τῆς δαμάλεως καὶ ἀποθήσει ἔξω τῆς </text:span></text:span><text:soft-page-break/><text:span text:style-name="Default_20_Paragraph_20_Font"><text:span text:style-name="T2">παρεμβολῆς εἰς τόπον καθαρόν, καὶ ἔσται τῇ συναγωγῇ υἱῶν Ισραηλ εἰς διατήρησιν, ὕδωρ ῥαντισμοῦ· ἅγνισμά ἐστιν. </text:span></text:span><text:span text:style-name="Default_20_Paragraph_20_Font"><text:span text:style-name="T1">10</text:span></text:span><text:span text:style-name="Default_20_Paragraph_20_Font"><text:span text:style-name="T2"> καὶ πλυνεῖ τὰ ἱμάτια ὁ συνάγων τὴν σποδιὰν τῆς δαμάλεως καὶ ἀκάθαρτος ἔσται ἕως ἑσπέρας. καὶ ἔσται τοῖς υἱοῖς Ισραηλ καὶ τοῖς προσκειμένοις προσηλύτοις νόμιμον αἰώνιον. </text:span></text:span></text:p>
        <text:p text:style-name="P3"><text:span text:style-name="Default_20_Paragraph_20_Font"><text:span text:style-name="T1">11</text:span></text:span><text:span text:style-name="Default_20_Paragraph_20_Font"><text:span text:style-name="T2"> Ὁ ἁπτόμενος τοῦ τεθνηκότος πάσης ψυχῆς ἀνθρώπου ἀκάθαρτος ἔσται ἑπτὰ ἡμέρας· </text:span></text:span><text:span text:style-name="Default_20_Paragraph_20_Font"><text:span text:style-name="T1">12</text:span></text:span><text:span text:style-name="Default_20_Paragraph_20_Font"><text:span text:style-name="T2"> οὗτος ἁγνισθήσεται τῇ ἡμέρᾳ τῇ τρίτῃ καὶ τῇ ἡμέρᾳ τῇ ἑβδόμῃ καὶ καθαρὸς ἔσται· ἐὰν δὲ μὴ ἀφαγνισθῇ τῇ ἡμέρᾳ τῇ τρίτῃ καὶ τῇ ἡμέρᾳ τῇ ἑβδόμῃ, οὐ καθαρὸς ἔσται. </text:span></text:span><text:span text:style-name="Default_20_Paragraph_20_Font"><text:span text:style-name="T1">13</text:span></text:span><text:span text:style-name="Default_20_Paragraph_20_Font"><text:span text:style-name="T2"> πᾶς ὁ ἁπτόμενος τοῦ τεθνηκότος ἀπὸ ψυχῆς ἀνθρώπου, ἐὰν ἀποθάνῃ, καὶ μὴ ἀφαγνισθῇ, τὴν σκηνὴν κυρίου ἐμίανεν· ἐκτριβήσεται ἡ ψυχὴ ἐκείνη ἐξ Ισραηλ· ὅτι ὕδωρ ῥαντισμοῦ οὐ περιερραντίσθη ἐπ’ αὐτόν, ἀκάθαρτός ἐστιν, ἔτι ἡ ἀκαθαρσία αὐτοῦ ἐν αὐτῷ ἐστιν. </text:span></text:span></text:p>
        <text:p text:style-name="P3"><text:span text:style-name="Default_20_Paragraph_20_Font"><text:span text:style-name="T1">14</text:span></text:span><text:span text:style-name="Default_20_Paragraph_20_Font"><text:span text:style-name="T2"> Καὶ οὗτος ὁ νόμος· ἄνθρωπος ἐὰν ἀποθάνῃ ἐν οἰκίᾳ, πᾶς ὁ εἰσπορευόμενος εἰς τὴν οἰκίαν καὶ ὅσα ἐστὶν ἐν τῇ οἰκίᾳ, ἀκάθαρτα ἔσται ἑπτὰ ἡμέρας· </text:span></text:span><text:span text:style-name="Default_20_Paragraph_20_Font"><text:span text:style-name="T1">15</text:span></text:span><text:span text:style-name="Default_20_Paragraph_20_Font"><text:span text:style-name="T2"> καὶ πᾶν σκεῦος ἀνεῳγμένον, ὅσα οὐχὶ δεσμὸν καταδέδεται ἐπ’ αὐτῷ, ἀκάθαρτά ἐστιν. </text:span></text:span><text:span text:style-name="Default_20_Paragraph_20_Font"><text:span text:style-name="T1">16</text:span></text:span><text:span text:style-name="Default_20_Paragraph_20_Font"><text:span text:style-name="T2"> καὶ πᾶς, ὃς ἐὰν ἅψηται ἐπὶ προσώπου τοῦ πεδίου τραυματίου ἢ νεκροῦ ἢ ὀστέου ἀνθρωπίνου ἢ μνήματος, ἑπτὰ ἡμέρας ἀκάθαρτος ἔσται. </text:span></text:span><text:span text:style-name="Default_20_Paragraph_20_Font"><text:span text:style-name="T1">17</text:span></text:span><text:span text:style-name="Default_20_Paragraph_20_Font"><text:span text:style-name="T2"> καὶ λήμψονται τῷ ἀκαθάρτῳ ἀπὸ τῆς σποδιᾶς τῆς κατακεκαυμένης τοῦ ἁγνισμοῦ καὶ ἐκχεοῦσιν ἐπ’ αὐτὴν ὕδωρ ζῶν εἰς σκεῦος· </text:span></text:span><text:span text:style-name="Default_20_Paragraph_20_Font"><text:span text:style-name="T1">18</text:span></text:span><text:span text:style-name="Default_20_Paragraph_20_Font"><text:span text:style-name="T2"> καὶ λήμψεται ὕσσωπον καὶ βάψει εἰς τὸ ὕδωρ ἀνὴρ καθαρὸς καὶ περιρρανεῖ ἐπὶ τὸν οἶκον καὶ ἐπὶ τὰ σκεύη καὶ ἐπὶ τὰς ψυχάς, ὅσαι ἐὰν ὦσιν ἐκεῖ, καὶ ἐπὶ τὸν ἡμμένον τοῦ ὀστέου τοῦ ἀνθρωπίνου ἢ τοῦ τραυματίου ἢ τοῦ τεθνηκότος ἢ τοῦ μνήματος· </text:span></text:span><text:span text:style-name="Default_20_Paragraph_20_Font"><text:span text:style-name="T1">19</text:span></text:span><text:span text:style-name="Default_20_Paragraph_20_Font"><text:span text:style-name="T2"> καὶ περιρρανεῖ ὁ καθαρὸς ἐπὶ τὸν ἀκάθαρτον ἐν τῇ ἡμέρᾳ τῇ τρίτῃ καὶ ἐν τῇ ἡμέρᾳ τῇ ἑβδόμῃ, καὶ ἀφαγνισθήσεται τῇ ἡμέρᾳ τῇ ἑβδόμῃ καὶ πλυνεῖ τὰ ἱμάτια αὐτοῦ καὶ λούσεται ὕδατι καὶ ἀκάθαρτος ἔσται ἕως ἑσπέρας. </text:span></text:span><text:span text:style-name="Default_20_Paragraph_20_Font"><text:span text:style-name="T1">20</text:span></text:span><text:span text:style-name="Default_20_Paragraph_20_Font"><text:span text:style-name="T2"> καὶ ἄνθρωπος, ὃς ἐὰν μιανθῇ καὶ μὴ ἀφαγνισθῇ, ἐξολεθρευθήσεται ἡ ψυχὴ ἐκείνη ἐκ μέσου τῆς συναγωγῆς, ὅτι τὰ ἅγια κυρίου ἐμίανεν, ὅτι ὕδωρ ῥαντισμοῦ οὐ περιερραντίσθη ἐπ’ αὐτόν, ἀκάθαρτός ἐστιν. </text:span></text:span><text:span text:style-name="Default_20_Paragraph_20_Font"><text:span text:style-name="T1">21</text:span></text:span><text:span text:style-name="Default_20_Paragraph_20_Font"><text:span text:style-name="T2"> καὶ ἔσται ὑμῖν νόμιμον αἰώνιον· καὶ ὁ περιρραίνων ὕδωρ ῥαντισμοῦ πλυνεῖ τὰ ἱμάτια αὐτοῦ, καὶ ὁ ἁπτόμενος τοῦ ὕδατος τοῦ ῥαντισμοῦ ἀκάθαρτος ἔσται ἕως ἑσπέρας· </text:span></text:span><text:span text:style-name="Default_20_Paragraph_20_Font"><text:span text:style-name="T1">22</text:span></text:span><text:span text:style-name="Default_20_Paragraph_20_Font"><text:span text:style-name="T2"> καὶ παντός, οὗ ἐὰν ἅψηται αὐτοῦ ὁ ἀκάθαρτος, ἀκάθαρτον ἔσται, καὶ ἡ ψυχὴ ἡ ἁπτομένη ἀκάθαρτος ἔσται ἕως ἑσπέρας. </text:span></text:span></text:p>
      </text:section>
      <text:section text:style-name="Sect1" text:name="Sect20">
        <text:p text:style-name="P2">Αριθμοι 20</text:p>
        <text:p text:style-name="P3"><text:span text:style-name="Default_20_Paragraph_20_Font"><text:span text:style-name="T1">1</text:span></text:span><text:span text:style-name="Default_20_Paragraph_20_Font"><text:span text:style-name="T2"> Καὶ ἦλθον οἱ υἱοὶ Ισραηλ, πᾶσα ἡ συναγωγή, εἰς τὴν ἔρημον Σιν ἐν τῷ μηνὶ τῷ πρώτῳ, καὶ κατέμεινεν ὁ λαὸς ἐν Καδης, καὶ ἐτελεύτησεν ἐκεῖ Μαριαμ καὶ ἐτάφη ἐκεῖ. </text:span></text:span><text:span text:style-name="Default_20_Paragraph_20_Font"><text:span text:style-name="T1">2</text:span></text:span><text:span text:style-name="Default_20_Paragraph_20_Font"><text:span text:style-name="T2"> καὶ οὐκ ἦν ὕδωρ τῇ συναγωγῇ, καὶ ἠθροίσθησαν ἐπὶ Μωυσῆν καὶ Ααρων. </text:span></text:span><text:span text:style-name="Default_20_Paragraph_20_Font"><text:span text:style-name="T1">3</text:span></text:span><text:span text:style-name="Default_20_Paragraph_20_Font"><text:span text:style-name="T2"> καὶ ἐλοιδορεῖτο ὁ λαὸς πρὸς Μωυσῆν λέγοντες Ὄφελον ἀπεθάνομεν ἐν τῇ ἀπωλείᾳ τῶν ἀδελφῶν ἡμῶν ἔναντι κυρίου· </text:span></text:span><text:span text:style-name="Default_20_Paragraph_20_Font"><text:span text:style-name="T1">4</text:span></text:span><text:span text:style-name="Default_20_Paragraph_20_Font"><text:span text:style-name="T2"> καὶ ἵνα τί ἀνηγάγετε τὴν συναγωγὴν κυρίου εἰς τὴν ἔρημον ταύτην ἀποκτεῖναι ἡμᾶς καὶ τὰ κτήνη ἡμῶν; </text:span></text:span><text:span text:style-name="Default_20_Paragraph_20_Font"><text:span text:style-name="T1">5</text:span></text:span><text:span text:style-name="Default_20_Paragraph_20_Font"><text:span text:style-name="T2"> καὶ ἵνα τί τοῦτο ἀνηγάγετε ἡμᾶς ἐξ Αἰγύπτου παραγενέσθαι εἰς τὸν τόπον τὸν πονηρὸν τοῦτον; τόπος, οὗ οὐ σπείρεται οὐδὲ συκαῖ οὐδὲ ἄμπελοι οὐδὲ ῥόαι οὐδὲ ὕδωρ ἐστὶν πιεῖν. </text:span></text:span><text:span text:style-name="Default_20_Paragraph_20_Font"><text:span text:style-name="T1">6</text:span></text:span><text:span text:style-name="Default_20_Paragraph_20_Font"><text:span text:style-name="T2"> καὶ ἦλθεν Μωϋσῆς καὶ Ααρων ἀπὸ προσώπου τῆς συναγωγῆς ἐπὶ τὴν θύραν τῆς σκηνῆς τοῦ μαρτυρίου καὶ ἔπεσαν ἐπὶ πρόσωπον, καὶ ὤφθη ἡ δόξα κυρίου πρὸς αὐτούς. </text:span></text:span><text:span text:style-name="Default_20_Paragraph_20_Font"><text:span text:style-name="T1">7</text:span></text:span><text:span text:style-name="Default_20_Paragraph_20_Font"><text:span text:style-name="T2"> καὶ ἐλάλησεν κύριος πρὸς Μωυσῆν λέγων </text:span></text:span><text:span text:style-name="Default_20_Paragraph_20_Font"><text:span text:style-name="T1">8</text:span></text:span><text:span text:style-name="Default_20_Paragraph_20_Font"><text:span text:style-name="T2"> Λαβὲ τὴν ῥάβδον καὶ ἐκκλησίασον τὴν συναγωγὴν σὺ καὶ Ααρων ὁ ἀδελφός σου καὶ λαλήσατε πρὸς τὴν πέτραν ἔναντι αὐτῶν, καὶ δώσει τὰ ὕδατα αὐτῆς, καὶ ἐξοίσετε αὐτοῖς </text:span></text:span><text:soft-page-break/><text:span text:style-name="Default_20_Paragraph_20_Font"><text:span text:style-name="T2">ὕδωρ ἐκ τῆς πέτρας καὶ ποτιεῖτε τὴν συναγωγὴν καὶ τὰ κτήνη αὐτῶν. </text:span></text:span><text:span text:style-name="Default_20_Paragraph_20_Font"><text:span text:style-name="T1">9</text:span></text:span><text:span text:style-name="Default_20_Paragraph_20_Font"><text:span text:style-name="T2"> καὶ ἔλαβεν Μωϋσῆς τὴν ῥάβδον τὴν ἀπέναντι κυρίου, καθὰ συνέταξεν κύριος· </text:span></text:span><text:span text:style-name="Default_20_Paragraph_20_Font"><text:span text:style-name="T1">10</text:span></text:span><text:span text:style-name="Default_20_Paragraph_20_Font"><text:span text:style-name="T2"> καὶ ἐξεκκλησίασεν Μωϋσῆς καὶ Ααρων τὴν συναγωγὴν ἀπέναντι τῆς πέτρας καὶ εἶπεν πρὸς αὐτούς Ἀκούσατέ μου, οἱ ἀπειθεῖς· μὴ ἐκ τῆς πέτρας ταύτης ἐξάξομεν ὑμῖν ὕδωρ; </text:span></text:span><text:span text:style-name="Default_20_Paragraph_20_Font"><text:span text:style-name="T1">11</text:span></text:span><text:span text:style-name="Default_20_Paragraph_20_Font"><text:span text:style-name="T2"> καὶ ἐπάρας Μωϋσῆς τὴν χεῖρα αὐτοῦ ἐπάταξεν τὴν πέτραν τῇ ῥάβδῳ δίς, καὶ ἐξῆλθεν ὕδωρ πολύ, καὶ ἔπιεν ἡ συναγωγὴ καὶ τὰ κτήνη αὐτῶν. </text:span></text:span><text:span text:style-name="Default_20_Paragraph_20_Font"><text:span text:style-name="T1">12</text:span></text:span><text:span text:style-name="Default_20_Paragraph_20_Font"><text:span text:style-name="T2"> καὶ εἶπεν κύριος πρὸς Μωυσῆν καὶ Ααρων Ὅτι οὐκ ἐπιστεύσατε ἁγιάσαι με ἐναντίον υἱῶν Ισραηλ, διὰ τοῦτο οὐκ εἰσάξετε ὑμεῖς τὴν συναγωγὴν ταύτην εἰς τὴν γῆν, ἣν δέδωκα αὐτοῖς. </text:span></text:span><text:span text:style-name="Default_20_Paragraph_20_Font"><text:span text:style-name="T1">13</text:span></text:span><text:span text:style-name="Default_20_Paragraph_20_Font"><text:span text:style-name="T2"> τοῦτο ὕδωρ ἀντιλογίας, ὅτι ἐλοιδορήθησαν οἱ υἱοὶ Ισραηλ ἔναντι κυρίου καὶ ἡγιάσθη ἐν αὐτοῖς. </text:span></text:span></text:p>
        <text:p text:style-name="P3"><text:span text:style-name="Default_20_Paragraph_20_Font"><text:span text:style-name="T1">14</text:span></text:span><text:span text:style-name="Default_20_Paragraph_20_Font"><text:span text:style-name="T2"> Καὶ ἀπέστειλεν Μωϋσῆς ἀγγέλους ἐκ Καδης πρὸς βασιλέα Εδωμ λέγων Τάδε λέγει ὁ ἀδελφός σου Ισραηλ Σὺ ἐπίστῃ πάντα τὸν μόχθον τὸν εὑρόντα ἡμᾶς, </text:span></text:span><text:span text:style-name="Default_20_Paragraph_20_Font"><text:span text:style-name="T1">15</text:span></text:span><text:span text:style-name="Default_20_Paragraph_20_Font"><text:span text:style-name="T2"> καὶ κατέβησαν οἱ πατέρες ἡμῶν εἰς Αἴγυπτον, καὶ παρῳκήσαμεν ἐν Αἰγύπτῳ ἡμέρας πλείους, καὶ ἐκάκωσαν ἡμᾶς οἱ Αἰγύπτιοι καὶ τοὺς πατέρας ἡμῶν, </text:span></text:span><text:span text:style-name="Default_20_Paragraph_20_Font"><text:span text:style-name="T1">16</text:span></text:span><text:span text:style-name="Default_20_Paragraph_20_Font"><text:span text:style-name="T2"> καὶ ἀνεβοήσαμεν πρὸς κύριον, καὶ εἰσήκουσεν κύριος τῆς φωνῆς ἡμῶν καὶ ἀποστείλας ἄγγελον ἐξήγαγεν ἡμᾶς ἐξ Αἰγύπτου, καὶ νῦν ἐσμεν ἐν Καδης, πόλει ἐκ μέρους τῶν ὁρίων σου· </text:span></text:span><text:span text:style-name="Default_20_Paragraph_20_Font"><text:span text:style-name="T1">17</text:span></text:span><text:span text:style-name="Default_20_Paragraph_20_Font"><text:span text:style-name="T2"> παρελευσόμεθα διὰ τῆς γῆς σου, οὐ διελευσόμεθα δι’ ἀγρῶν οὐδὲ δι’ ἀμπελώνων οὐδὲ πιόμεθα ὕδωρ ἐκ λάκκου σου, ὁδῷ βασιλικῇ πορευσόμεθα, οὐκ ἐκκλινοῦμεν δεξιὰ οὐδὲ εὐώνυμα, ἕως ἂν παρέλθωμεν τὰ ὅριά σου. </text:span></text:span><text:span text:style-name="Default_20_Paragraph_20_Font"><text:span text:style-name="T1">18</text:span></text:span><text:span text:style-name="Default_20_Paragraph_20_Font"><text:span text:style-name="T2"> καὶ εἶπεν πρὸς αὐτὸν Εδωμ Οὐ διελεύσῃ δι’ ἐμοῦ· εἰ δὲ μή, ἐν πολέμῳ ἐξελεύσομαι εἰς συνάντησίν σοι. </text:span></text:span><text:span text:style-name="Default_20_Paragraph_20_Font"><text:span text:style-name="T1">19</text:span></text:span><text:span text:style-name="Default_20_Paragraph_20_Font"><text:span text:style-name="T2"> καὶ λέγουσιν αὐτῷ οἱ υἱοὶ Ισραηλ Παρὰ τὸ ὄρος παρελευσόμεθα· ἐὰν δὲ τοῦ ὕδατός σου πίωμεν ἐγώ τε καὶ τὰ κτήνη, δώσω τιμήν σοι· ἀλλὰ τὸ πρᾶγμα οὐδέν ἐστιν, παρὰ τὸ ὄρος παρελευσόμεθα. </text:span></text:span><text:span text:style-name="Default_20_Paragraph_20_Font"><text:span text:style-name="T1">20</text:span></text:span><text:span text:style-name="Default_20_Paragraph_20_Font"><text:span text:style-name="T2"> ὁ δὲ εἶπεν Οὐ διελεύσῃ δι’ ἐμοῦ· καὶ ἐξῆλθεν Εδωμ εἰς συνάντησιν αὐτῷ ἐν ὄχλῳ βαρεῖ καὶ ἐν χειρὶ ἰσχυρᾷ. </text:span></text:span><text:span text:style-name="Default_20_Paragraph_20_Font"><text:span text:style-name="T1">21</text:span></text:span><text:span text:style-name="Default_20_Paragraph_20_Font"><text:span text:style-name="T2"> καὶ οὐκ ἠθέλησεν Εδωμ δοῦναι τῷ Ισραηλ παρελθεῖν διὰ τῶν ὁρίων αὐτοῦ· καὶ ἐξέκλινεν Ισραηλ ἀπ’ αὐτοῦ. </text:span></text:span></text:p>
        <text:p text:style-name="P3"><text:span text:style-name="Default_20_Paragraph_20_Font"><text:span text:style-name="T1">22</text:span></text:span><text:span text:style-name="Default_20_Paragraph_20_Font"><text:span text:style-name="T2"> Καὶ ἀπῆραν ἐκ Καδης· καὶ παρεγένοντο οἱ υἱοὶ Ισραηλ, πᾶσα ἡ συναγωγή, εἰς Ωρ τὸ ὄρος. </text:span></text:span><text:span text:style-name="Default_20_Paragraph_20_Font"><text:span text:style-name="T1">23</text:span></text:span><text:span text:style-name="Default_20_Paragraph_20_Font"><text:span text:style-name="T2"> καὶ εἶπεν κύριος πρὸς Μωυσῆν καὶ Ααρων ἐν Ωρ τῷ ὄρει ἐπὶ τῶν ὁρίων γῆς Εδωμ λέγων </text:span></text:span><text:span text:style-name="Default_20_Paragraph_20_Font"><text:span text:style-name="T1">24</text:span></text:span><text:span text:style-name="Default_20_Paragraph_20_Font"><text:span text:style-name="T2"> Προστεθήτω Ααρων πρὸς τὸν λαὸν αὐτοῦ, ὅτι οὐ μὴ εἰσέλθητε εἰς τὴν γῆν, ἣν δέδωκα τοῖς υἱοῖς Ισραηλ, διότι παρωξύνατέ με ἐπὶ τοῦ ὕδατος τῆς λοιδορίας. </text:span></text:span><text:span text:style-name="Default_20_Paragraph_20_Font"><text:span text:style-name="T1">25</text:span></text:span><text:span text:style-name="Default_20_Paragraph_20_Font"><text:span text:style-name="T2"> λαβὲ τὸν Ααρων καὶ Ελεαζαρ τὸν υἱὸν αὐτοῦ καὶ ἀναβίβασον αὐτοὺς εἰς Ωρ τὸ ὄρος ἔναντι πάσης τῆς συναγωγῆς </text:span></text:span><text:span text:style-name="Default_20_Paragraph_20_Font"><text:span text:style-name="T1">26</text:span></text:span><text:span text:style-name="Default_20_Paragraph_20_Font"><text:span text:style-name="T2"> καὶ ἔκδυσον Ααρων τὴν στολὴν αὐτοῦ καὶ ἔνδυσον Ελεαζαρ τὸν υἱὸν αὐτοῦ, καὶ Ααρων προστεθεὶς ἀποθανέτω ἐκεῖ. </text:span></text:span><text:span text:style-name="Default_20_Paragraph_20_Font"><text:span text:style-name="T1">27</text:span></text:span><text:span text:style-name="Default_20_Paragraph_20_Font"><text:span text:style-name="T2"> καὶ ἐποίησεν Μωϋσῆς καθὰ συνέταξεν κύριος, καὶ ἀνεβίβασεν αὐτὸν εἰς Ωρ τὸ ὄρος ἐναντίον πάσης τῆς συναγωγῆς. </text:span></text:span><text:span text:style-name="Default_20_Paragraph_20_Font"><text:span text:style-name="T1">28</text:span></text:span><text:span text:style-name="Default_20_Paragraph_20_Font"><text:span text:style-name="T2"> καὶ ἐξέδυσεν Ααρων τὰ ἱμάτια αὐτοῦ καὶ ἐνέδυσεν αὐτὰ Ελεαζαρ τὸν υἱὸν αὐτοῦ· καὶ ἀπέθανεν Ααρων ἐπὶ τῆς κορυφῆς τοῦ ὄρους, καὶ κατέβη Μωϋσῆς καὶ Ελεαζαρ ἐκ τοῦ ὄρους. </text:span></text:span><text:span text:style-name="Default_20_Paragraph_20_Font"><text:span text:style-name="T1">29</text:span></text:span><text:span text:style-name="Default_20_Paragraph_20_Font"><text:span text:style-name="T2"> καὶ εἶδεν πᾶσα ἡ συναγωγὴ ὅτι ἀπελύθη Ααρων, καὶ ἔκλαυσαν τὸν Ααρων τριάκοντα ἡμέρας πᾶς οἶκος Ισραηλ. </text:span></text:span></text:p>
      </text:section>
      <text:section text:style-name="Sect1" text:name="Sect21">
        <text:p text:style-name="P2">Αριθμοι 21</text:p>
        <text:p text:style-name="P3"><text:span text:style-name="Default_20_Paragraph_20_Font"><text:span text:style-name="T1">1</text:span></text:span><text:span text:style-name="Default_20_Paragraph_20_Font"><text:span text:style-name="T2"> Καὶ ἤκουσεν ὁ Χανανις βασιλεὺς Αραδ ὁ κατοικῶν κατὰ τὴν ἔρημον – ἦλθεν γὰρ Ισραηλ ὁδὸν Αθαριν – καὶ ἐπολέμησεν πρὸς Ισραηλ καὶ κατεπρονόμευσαν ἐξ αὐτῶν αἰχμαλωσίαν. </text:span></text:span><text:span text:style-name="Default_20_Paragraph_20_Font"><text:span text:style-name="T1">2</text:span></text:span><text:span text:style-name="Default_20_Paragraph_20_Font"><text:span text:style-name="T2"> καὶ ηὔξατο Ισραηλ εὐχὴν κυρίῳ καὶ εἶπεν Ἐάν μοι παραδῷς τὸν λαὸν τοῦτον </text:span></text:span><text:soft-page-break/><text:span text:style-name="Default_20_Paragraph_20_Font"><text:span text:style-name="T2">ὑποχείριον, ἀναθεματιῶ αὐτὸν καὶ τὰς πόλεις αὐτοῦ. </text:span></text:span><text:span text:style-name="Default_20_Paragraph_20_Font"><text:span text:style-name="T1">3</text:span></text:span><text:span text:style-name="Default_20_Paragraph_20_Font"><text:span text:style-name="T2"> καὶ εἰσήκουσεν κύριος τῆς φωνῆς Ισραηλ καὶ παρέδωκεν τὸν Χανανιν ὑποχείριον αὐτοῦ, καὶ ἀνεθεμάτισεν αὐτὸν καὶ τὰς πόλεις αὐτοῦ· καὶ ἐπεκάλεσαν τὸ ὄνομα τοῦ τόπου ἐκείνου Ἀνάθεμα. </text:span></text:span></text:p>
        <text:p text:style-name="P3"><text:span text:style-name="Default_20_Paragraph_20_Font"><text:span text:style-name="T1">4</text:span></text:span><text:span text:style-name="Default_20_Paragraph_20_Font"><text:span text:style-name="T2"> Καὶ ἀπάραντες ἐξ Ωρ τοῦ ὄρους ὁδὸν ἐπὶ θάλασσαν ἐρυθρὰν περιεκύκλωσαν γῆν Εδωμ· καὶ ὠλιγοψύχησεν ὁ λαὸς ἐν τῇ ὁδῷ. </text:span></text:span><text:span text:style-name="Default_20_Paragraph_20_Font"><text:span text:style-name="T1">5</text:span></text:span><text:span text:style-name="Default_20_Paragraph_20_Font"><text:span text:style-name="T2"> καὶ κατελάλει ὁ λαὸς πρὸς τὸν θεὸν καὶ κατὰ Μωυσῆ λέγοντες Ἵνα τί ἐξήγαγες ἡμᾶς ἐξ Αἰγύπτου ἀποκτεῖναι ἡμᾶς ἐν τῇ ἐρήμῳ; ὅτι οὐκ ἔστιν ἄρτος οὐδὲ ὕδωρ, ἡ δὲ ψυχὴ ἡμῶν προσώχθισεν ἐν τῷ ἄρτῳ τῷ διακένῳ. </text:span></text:span><text:span text:style-name="Default_20_Paragraph_20_Font"><text:span text:style-name="T1">6</text:span></text:span><text:span text:style-name="Default_20_Paragraph_20_Font"><text:span text:style-name="T2"> καὶ ἀπέστειλεν κύριος εἰς τὸν λαὸν τοὺς ὄφεις τοὺς θανατοῦντας, καὶ ἔδακνον τὸν λαόν, καὶ ἀπέθανεν λαὸς πολὺς τῶν υἱῶν Ισραηλ. </text:span></text:span><text:span text:style-name="Default_20_Paragraph_20_Font"><text:span text:style-name="T1">7</text:span></text:span><text:span text:style-name="Default_20_Paragraph_20_Font"><text:span text:style-name="T2"> καὶ παραγενόμενος ὁ λαὸς πρὸς Μωυσῆν ἔλεγον ὅτι Ἡμάρτομεν ὅτι κατελαλήσαμεν κατὰ τοῦ κυρίου καὶ κατὰ σοῦ· εὖξαι οὖν πρὸς κύριον, καὶ ἀφελέτω ἀφ’ <text:s/>ἡμῶν τὸν ὄφιν. καὶ ηὔξατο Μωϋσῆς πρὸς κύριον περὶ τοῦ λαοῦ. </text:span></text:span><text:span text:style-name="Default_20_Paragraph_20_Font"><text:span text:style-name="T1">8</text:span></text:span><text:span text:style-name="Default_20_Paragraph_20_Font"><text:span text:style-name="T2"> καὶ εἶπεν κύριος πρὸς Μωυσῆν Ποίησον σεαυτῷ ὄφιν καὶ θὲς αὐτὸν ἐπὶ σημείου, καὶ ἔσται ἐὰν δάκῃ ὄφις ἄνθρωπον, πᾶς ὁ δεδηγμένος ἰδὼν αὐτὸν ζήσεται. </text:span></text:span><text:span text:style-name="Default_20_Paragraph_20_Font"><text:span text:style-name="T1">9</text:span></text:span><text:span text:style-name="Default_20_Paragraph_20_Font"><text:span text:style-name="T2"> καὶ ἐποίησεν Μωϋσῆς ὄφιν χαλκοῦν καὶ ἔστησεν αὐτὸν ἐπὶ σημείου, καὶ ἐγένετο ὅταν ἔδακνεν ὄφις ἄνθρωπον, καὶ ἐπέβλεψεν ἐπὶ τὸν ὄφιν τὸν χαλκοῦν καὶ ἔζη. </text:span></text:span></text:p>
        <text:p text:style-name="P3"><text:span text:style-name="Default_20_Paragraph_20_Font"><text:span text:style-name="T1">10</text:span></text:span><text:span text:style-name="Default_20_Paragraph_20_Font"><text:span text:style-name="T2"> Καὶ ἀπῆραν οἱ υἱοὶ Ισραηλ καὶ παρενέβαλον ἐν Ωβωθ. </text:span></text:span><text:span text:style-name="Default_20_Paragraph_20_Font"><text:span text:style-name="T1">11</text:span></text:span><text:span text:style-name="Default_20_Paragraph_20_Font"><text:span text:style-name="T2"> καὶ ἐξάραντες ἐξ Ωβωθ παρενέβαλον ἐν Αχελγαι ἐκ τοῦ πέραν ἐν τῇ ἐρήμῳ, ἥ ἐστιν κατὰ πρόσωπον Μωαβ κατὰ ἀνατολὰς ἡλίου. </text:span></text:span><text:span text:style-name="Default_20_Paragraph_20_Font"><text:span text:style-name="T1">12</text:span></text:span><text:span text:style-name="Default_20_Paragraph_20_Font"><text:span text:style-name="T2"> ἐκεῖθεν ἀπῆραν καὶ παρενέβαλον εἰς φάραγγα Ζαρετ. </text:span></text:span><text:span text:style-name="Default_20_Paragraph_20_Font"><text:span text:style-name="T1">13</text:span></text:span><text:span text:style-name="Default_20_Paragraph_20_Font"><text:span text:style-name="T2"> καὶ ἐκεῖθεν ἀπάραντες παρενέβαλον εἰς τὸ πέραν Αρνων ἐν τῇ ἐρήμῳ τὸ ἐξέχον ἀπὸ τῶν ὁρίων τῶν Αμορραίων· ἔστιν γὰρ Αρνων ὅρια Μωαβ ἀνὰ μέσον Μωαβ καὶ ἀνὰ μέσον τοῦ Αμορραίου. </text:span></text:span><text:span text:style-name="Default_20_Paragraph_20_Font"><text:span text:style-name="T1">14</text:span></text:span><text:span text:style-name="Default_20_Paragraph_20_Font"><text:span text:style-name="T2"> διὰ τοῦτο λέγεται ἐν βιβλίῳ </text:span></text:span></text:p>
        <text:p text:style-name="P6">Πόλεμος τοῦ κυρίου τὴν Ζωοβ ἐφλόγισεν <text:line-break/>καὶ τοὺς χειμάρρους Αρνων, </text:p>
        <text:p text:style-name="P5"><text:span text:style-name="Default_20_Paragraph_20_Font"><text:span text:style-name="T1">15</text:span></text:span><text:span text:style-name="Default_20_Paragraph_20_Font"><text:span text:style-name="T2"> καὶ τοὺς χειμάρρους κατέστησεν κατοικίσαι Ηρ <text:line-break/>καὶ πρόσκειται τοῖς ὁρίοις Μωαβ. </text:span></text:span></text:p>
        <text:p text:style-name="P3"><text:span text:style-name="Default_20_Paragraph_20_Font"><text:span text:style-name="T1">16</text:span></text:span><text:span text:style-name="Default_20_Paragraph_20_Font"><text:span text:style-name="T2"> καὶ ἐκεῖθεν τὸ φρέαρ· τοῦτό ἐστιν τὸ φρέαρ, ὃ εἶπεν κύριος πρὸς Μωυσῆν Συνάγαγε τὸν λαόν, καὶ δώσω αὐτοῖς ὕδωρ πιεῖν. </text:span></text:span><text:span text:style-name="Default_20_Paragraph_20_Font"><text:span text:style-name="T1">17</text:span></text:span><text:span text:style-name="Default_20_Paragraph_20_Font"><text:span text:style-name="T2"> τότε ᾖσεν Ισραηλ τὸ ᾆσμα τοῦτο ἐπὶ τοῦ φρέατος </text:span></text:span></text:p>
        <text:p text:style-name="P6">Ἐξάρχετε αὐτῷ· </text:p>
        <text:p text:style-name="P5"><text:span text:style-name="Default_20_Paragraph_20_Font"><text:span text:style-name="T1">18</text:span></text:span><text:span text:style-name="Default_20_Paragraph_20_Font"><text:span text:style-name="T2"> φρέαρ, ὤρυξαν αὐτὸ ἄρχοντες, <text:line-break/>ἐξελατόμησαν αὐτὸ βασιλεῖς ἐθνῶν <text:line-break/>ἐν τῇ βασιλείᾳ αὐτῶν, ἐν τῷ κυριεῦσαι αὐτῶν. </text:span></text:span></text:p>
        <text:p text:style-name="P3"><text:span text:style-name="Default_20_Paragraph_20_Font"><text:span text:style-name="T2">καὶ ἀπὸ φρέατος εἰς Μανθαναιν· </text:span></text:span><text:span text:style-name="Default_20_Paragraph_20_Font"><text:span text:style-name="T1">19</text:span></text:span><text:span text:style-name="Default_20_Paragraph_20_Font"><text:span text:style-name="T2"> καὶ ἀπὸ Μανθαναιν εἰς Νααλιηλ· καὶ ἀπὸ Νααλιηλ εἰς Βαμωθ· </text:span></text:span><text:span text:style-name="Default_20_Paragraph_20_Font"><text:span text:style-name="T1">20</text:span></text:span><text:span text:style-name="Default_20_Paragraph_20_Font"><text:span text:style-name="T2"> καὶ ἀπὸ Βαμωθ εἰς νάπην, ἥ ἐστιν ἐν τῷ πεδίῳ Μωαβ ἀπὸ κορυφῆς τοῦ λελαξευμένου τὸ βλέπον κατὰ πρόσωπον τῆς ἐρήμου. </text:span></text:span></text:p>
        <text:p text:style-name="P3"><text:soft-page-break/><text:span text:style-name="Default_20_Paragraph_20_Font"><text:span text:style-name="T1">21</text:span></text:span><text:span text:style-name="Default_20_Paragraph_20_Font"><text:span text:style-name="T2"> Καὶ ἀπέστειλεν Μωϋσῆς πρέσβεις πρὸς Σηων βασιλέα Αμορραίων λόγοις εἰρηνικοῖς λέγων </text:span></text:span><text:span text:style-name="Default_20_Paragraph_20_Font"><text:span text:style-name="T1">22</text:span></text:span><text:span text:style-name="Default_20_Paragraph_20_Font"><text:span text:style-name="T2"> Παρελευσόμεθα διὰ τῆς γῆς σου· τῇ ὁδῷ πορευσόμεθα, οὐκ ἐκκλινοῦμεν οὔτε εἰς ἀγρὸν οὔτε εἰς ἀμπελῶνα, οὐ πιόμεθα ὕδωρ ἐκ φρέατός σου· ὁδῷ βασιλικῇ πορευσόμεθα, ἕως παρέλθωμεν τὰ ὅριά σου. </text:span></text:span><text:span text:style-name="Default_20_Paragraph_20_Font"><text:span text:style-name="T1">23</text:span></text:span><text:span text:style-name="Default_20_Paragraph_20_Font"><text:span text:style-name="T2"> καὶ οὐκ ἔδωκεν Σηων τῷ Ισραηλ παρελθεῖν διὰ τῶν ὁρίων αὐτοῦ, καὶ συνήγαγεν Σηων πάντα τὸν λαὸν αὐτοῦ καὶ ἐξῆλθεν παρατάξασθαι τῷ Ισραηλ εἰς τὴν ἔρημον καὶ ἦλθεν εἰς Ιασσα καὶ παρετάξατο τῷ Ισραηλ. </text:span></text:span><text:span text:style-name="Default_20_Paragraph_20_Font"><text:span text:style-name="T1">24</text:span></text:span><text:span text:style-name="Default_20_Paragraph_20_Font"><text:span text:style-name="T2"> καὶ ἐπάταξεν αὐτὸν Ισραηλ φόνῳ μαχαίρης καὶ κατεκυρίευσαν τῆς γῆς αὐτοῦ ἀπὸ Αρνων ἕως Ιαβοκ ἕως υἱῶν Αμμαν· ὅτι Ιαζηρ ὅρια υἱῶν Αμμων ἐστίν. </text:span></text:span><text:span text:style-name="Default_20_Paragraph_20_Font"><text:span text:style-name="T1">25</text:span></text:span><text:span text:style-name="Default_20_Paragraph_20_Font"><text:span text:style-name="T2"> καὶ ἔλαβεν Ισραηλ πάσας τὰς πόλεις ταύτας, καὶ κατῴκησεν Ισραηλ ἐν πάσαις ταῖς πόλεσιν τῶν Αμορραίων, ἐν Εσεβων καὶ ἐν πάσαις ταῖς συγκυρούσαις αὐτῇ. </text:span></text:span><text:span text:style-name="Default_20_Paragraph_20_Font"><text:span text:style-name="T1">26</text:span></text:span><text:span text:style-name="Default_20_Paragraph_20_Font"><text:span text:style-name="T2"> ἔστιν γὰρ Εσεβων πόλις Σηων τοῦ βασιλέως τῶν Αμορραίων, καὶ οὗτος ἐπολέμησεν βασιλέα Μωαβ τὸ πρότερον καὶ ἔλαβον πᾶσαν τὴν γῆν αὐτοῦ ἀπὸ Αροηρ ἕως Αρνων. </text:span></text:span><text:span text:style-name="Default_20_Paragraph_20_Font"><text:span text:style-name="T1">27</text:span></text:span><text:span text:style-name="Default_20_Paragraph_20_Font"><text:span text:style-name="T2"> διὰ τοῦτο ἐροῦσιν οἱ αἰνιγματισταί </text:span></text:span></text:p>
        <text:p text:style-name="P6">Ἔλθετε εἰς Εσεβων, <text:line-break/>ἵνα οἰκοδομηθῇ καὶ κατασκευασθῇ πόλις Σηων. </text:p>
        <text:p text:style-name="P5"><text:span text:style-name="Default_20_Paragraph_20_Font"><text:span text:style-name="T1">28</text:span></text:span><text:span text:style-name="Default_20_Paragraph_20_Font"><text:span text:style-name="T2"> ὅτι πῦρ ἐξῆλθεν ἐξ Εσεβων, <text:line-break/>φλὸξ ἐκ πόλεως Σηων <text:line-break/>καὶ κατέφαγεν ἕως Μωαβ <text:line-break/>καὶ κατέπιεν στήλας Αρνων. </text:span></text:span></text:p>
        <text:p text:style-name="P5"><text:span text:style-name="Default_20_Paragraph_20_Font"><text:span text:style-name="T1">29</text:span></text:span><text:span text:style-name="Default_20_Paragraph_20_Font"><text:span text:style-name="T2"> οὐαί σοι, Μωαβ· <text:line-break/>ἀπώλου, λαὸς Χαμως. <text:line-break/>ἀπεδόθησαν οἱ υἱοὶ αὐτῶν διασῴζεσθαι <text:line-break/>καὶ αἱ θυγατέρες αὐτῶν αἰχμάλωτοι τῷ βασιλεῖ τῶν Αμορραίων Σηων· </text:span></text:span></text:p>
        <text:p text:style-name="P5"><text:span text:style-name="Default_20_Paragraph_20_Font"><text:span text:style-name="T1">30</text:span></text:span><text:span text:style-name="Default_20_Paragraph_20_Font"><text:span text:style-name="T2"> καὶ τὸ σπέρμα αὐτῶν ἀπολεῖται, Εσεβων ἕως Δαιβων, <text:line-break/>καὶ αἱ γυναῖκες ἔτι προσεξέκαυσαν πῦρ ἐπὶ Μωαβ. </text:span></text:span></text:p>
        <text:p text:style-name="P3"><text:span text:style-name="Default_20_Paragraph_20_Font"><text:span text:style-name="T1">31</text:span></text:span><text:span text:style-name="Default_20_Paragraph_20_Font"><text:span text:style-name="T2"> Κατῴκησεν δὲ Ισραηλ ἐν πάσαις ταῖς πόλεσιν τῶν Αμορραίων. </text:span></text:span><text:span text:style-name="Default_20_Paragraph_20_Font"><text:span text:style-name="T1">32</text:span></text:span><text:span text:style-name="Default_20_Paragraph_20_Font"><text:span text:style-name="T2"> καὶ ἀπέστειλεν Μωϋσῆς κατασκέψασθαι τὴν Ιαζηρ, καὶ κατελάβοντο αὐτὴν καὶ τὰς κώμας αὐτῆς καὶ ἐξέβαλον τὸν Αμορραῖον τὸν κατοικοῦντα ἐκεῖ. – </text:span></text:span><text:span text:style-name="Default_20_Paragraph_20_Font"><text:span text:style-name="T1">33</text:span></text:span><text:span text:style-name="Default_20_Paragraph_20_Font"><text:span text:style-name="T2"> καὶ ἐπιστρέψαντες ἀνέβησαν ὁδὸν τὴν εἰς Βασαν· καὶ ἐξῆλθεν Ωγ βασιλεὺς τῆς Βασαν εἰς συνάντησιν αὐτοῖς καὶ πᾶς ὁ λαὸς αὐτοῦ εἰς πόλεμον εἰς Εδραιν. </text:span></text:span><text:span text:style-name="Default_20_Paragraph_20_Font"><text:span text:style-name="T1">34</text:span></text:span><text:span text:style-name="Default_20_Paragraph_20_Font"><text:span text:style-name="T2"> καὶ εἶπεν κύριος πρὸς Μωυσῆν Μὴ φοβηθῇς αὐτόν, ὅτι εἰς τὰς χεῖράς σου παραδέδωκα αὐτὸν καὶ πάντα τὸν λαὸν αὐτοῦ καὶ πᾶσαν τὴν γῆν αὐτοῦ, καὶ ποιήσεις αὐτῷ καθὼς ἐποίησας τῷ Σηων βασιλεῖ τῶν Αμορραίων, ὃς κατῴκει ἐν Εσεβων. </text:span></text:span><text:span text:style-name="Default_20_Paragraph_20_Font"><text:span text:style-name="T1">35</text:span></text:span><text:span text:style-name="Default_20_Paragraph_20_Font"><text:span text:style-name="T2"> καὶ ἐπάταξεν αὐτὸν καὶ τοὺς υἱοὺς αὐτοῦ καὶ πάντα τὸν λαὸν αὐτοῦ ἕως τοῦ μὴ καταλιπεῖν αὐτοῦ ζωγρείαν· καὶ ἐκληρονόμησαν τὴν γῆν αὐτῶν. </text:span></text:span></text:p>
      </text:section>
      <text:section text:style-name="Sect1" text:name="Sect22">
        <text:p text:style-name="P2">Αριθμοι 22</text:p>
        <text:p text:style-name="P3"><text:span text:style-name="Default_20_Paragraph_20_Font"><text:span text:style-name="T1">1</text:span></text:span><text:span text:style-name="Default_20_Paragraph_20_Font"><text:span text:style-name="T2"> Καὶ ἀπάραντες οἱ υἱοὶ Ισραηλ παρενέβαλον ἐπὶ δυσμῶν Μωαβ παρὰ τὸν Ιορδάνην κατὰ Ιεριχω. </text:span></text:span></text:p>
        <text:p text:style-name="P3"><text:soft-page-break/><text:span text:style-name="Default_20_Paragraph_20_Font"><text:span text:style-name="T1">2</text:span></text:span><text:span text:style-name="Default_20_Paragraph_20_Font"><text:span text:style-name="T2"> Καὶ ἰδὼν Βαλακ υἱὸς Σεπφωρ πάντα, ὅσα ἐποίησεν Ισραηλ τῷ Αμορραίῳ, </text:span></text:span><text:span text:style-name="Default_20_Paragraph_20_Font"><text:span text:style-name="T1">3</text:span></text:span><text:span text:style-name="Default_20_Paragraph_20_Font"><text:span text:style-name="T2"> καὶ ἐφοβήθη Μωαβ τὸν λαὸν σφόδρα, ὅτι πολλοὶ ἦσαν, καὶ προσώχθισεν Μωαβ ἀπὸ προσώπου υἱῶν Ισραηλ. </text:span></text:span><text:span text:style-name="Default_20_Paragraph_20_Font"><text:span text:style-name="T1">4</text:span></text:span><text:span text:style-name="Default_20_Paragraph_20_Font"><text:span text:style-name="T2"> καὶ εἶπεν Μωαβ τῇ γερουσίᾳ Μαδιαμ Νῦν ἐκλείξει ἡ συναγωγὴ αὕτη πάντας τοὺς κύκλῳ ἡμῶν, ὡς ἐκλείξαι ὁ μόσχος τὰ χλωρὰ ἐκ τοῦ πεδίου. καὶ Βαλακ υἱὸς Σεπφωρ βασιλεὺς Μωαβ ἦν κατὰ τὸν καιρὸν ἐκεῖνον. </text:span></text:span><text:span text:style-name="Default_20_Paragraph_20_Font"><text:span text:style-name="T1">5</text:span></text:span><text:span text:style-name="Default_20_Paragraph_20_Font"><text:span text:style-name="T2"> καὶ ἀπέστειλεν πρέσβεις πρὸς Βαλααμ υἱὸν Βεωρ Φαθουρα, ὅ ἐστιν ἐπὶ τοῦ ποταμοῦ γῆς υἱῶν λαοῦ αὐτοῦ, καλέσαι αὐτὸν λέγων Ἰδοὺ λαὸς ἐξελήλυθεν ἐξ Αἰγύπτου καὶ ἰδοὺ κατεκάλυψεν τὴν ὄψιν τῆς γῆς καὶ οὗτος ἐγκάθηται ἐχόμενός μου· </text:span></text:span><text:span text:style-name="Default_20_Paragraph_20_Font"><text:span text:style-name="T1">6</text:span></text:span><text:span text:style-name="Default_20_Paragraph_20_Font"><text:span text:style-name="T2"> καὶ νῦν δεῦρο ἄρασαί μοι τὸν λαὸν τοῦτον, ὅτι ἰσχύει οὗτος ἢ ἡμεῖς· ἐὰν δυνώμεθα πατάξαι ἐξ αὐτῶν, καὶ ἐκβαλῶ αὐτοὺς ἐκ τῆς γῆς· ὅτι οἶδα οὓς ἐὰν εὐλογήσῃς σύ, εὐλόγηνται, καὶ οὓς ἐὰν καταράσῃ σύ, κεκατήρανται. </text:span></text:span><text:span text:style-name="Default_20_Paragraph_20_Font"><text:span text:style-name="T1">7</text:span></text:span><text:span text:style-name="Default_20_Paragraph_20_Font"><text:span text:style-name="T2"> καὶ ἐπορεύθη ἡ γερουσία Μωαβ καὶ ἡ γερουσία Μαδιαμ, καὶ τὰ μαντεῖα ἐν ταῖς χερσὶν αὐτῶν, καὶ ἦλθον πρὸς Βαλααμ καὶ εἶπαν αὐτῷ τὰ ῥήματα Βαλακ. </text:span></text:span><text:span text:style-name="Default_20_Paragraph_20_Font"><text:span text:style-name="T1">8</text:span></text:span><text:span text:style-name="Default_20_Paragraph_20_Font"><text:span text:style-name="T2"> καὶ εἶπεν πρὸς αὐτούς Καταλύσατε αὐτοῦ τὴν νύκτα, καὶ ἀποκριθήσομαι ὑμῖν πράγματα, ἃ ἐὰν λαλήσῃ κύριος πρός με· καὶ κατέμειναν οἱ ἄρχοντες Μωαβ παρὰ Βαλααμ. </text:span></text:span><text:span text:style-name="Default_20_Paragraph_20_Font"><text:span text:style-name="T1">9</text:span></text:span><text:span text:style-name="Default_20_Paragraph_20_Font"><text:span text:style-name="T2"> καὶ ἦλθεν ὁ θεὸς πρὸς Βαλααμ καὶ εἶπεν αὐτῷ Τί οἱ ἄνθρωποι οὗτοι παρὰ σοί; </text:span></text:span><text:span text:style-name="Default_20_Paragraph_20_Font"><text:span text:style-name="T1">10</text:span></text:span><text:span text:style-name="Default_20_Paragraph_20_Font"><text:span text:style-name="T2"> καὶ εἶπεν Βαλααμ πρὸς τὸν θεόν Βαλακ υἱὸς Σεπφωρ βασιλεὺς Μωαβ ἀπέστειλεν αὐτοὺς πρός με λέγων </text:span></text:span><text:span text:style-name="Default_20_Paragraph_20_Font"><text:span text:style-name="T1">11</text:span></text:span><text:span text:style-name="Default_20_Paragraph_20_Font"><text:span text:style-name="T2"> Ἰδοὺ λαὸς ἐξελήλυθεν ἐξ Αἰγύπτου καὶ ἰδοὺ κεκάλυφεν τὴν ὄψιν τῆς γῆς καὶ οὗτος ἐγκάθηται ἐχόμενός μου· καὶ νῦν δεῦρο ἄρασαί μοι αὐτόν, εἰ ἄρα δυνήσομαι πατάξαι αὐτὸν καὶ ἐκβαλῶ αὐτὸν ἀπὸ τῆς γῆς. </text:span></text:span><text:span text:style-name="Default_20_Paragraph_20_Font"><text:span text:style-name="T1">12</text:span></text:span><text:span text:style-name="Default_20_Paragraph_20_Font"><text:span text:style-name="T2"> καὶ εἶπεν ὁ θεὸς πρὸς Βαλααμ Οὐ πορεύσῃ μετ’ αὐτῶν οὐδὲ καταράσῃ τὸν λαόν· ἔστιν γὰρ εὐλογημένος. </text:span></text:span><text:span text:style-name="Default_20_Paragraph_20_Font"><text:span text:style-name="T1">13</text:span></text:span><text:span text:style-name="Default_20_Paragraph_20_Font"><text:span text:style-name="T2"> καὶ ἀναστὰς Βαλααμ τὸ πρωῒ εἶπεν τοῖς ἄρχουσιν Βαλακ Ἀποτρέχετε πρὸς τὸν κύριον ὑμῶν· οὐκ ἀφίησίν με ὁ θεὸς πορεύεσθαι μεθ’ ὑμῶν. </text:span></text:span><text:span text:style-name="Default_20_Paragraph_20_Font"><text:span text:style-name="T1">14</text:span></text:span><text:span text:style-name="Default_20_Paragraph_20_Font"><text:span text:style-name="T2"> καὶ ἀναστάντες οἱ ἄρχοντες Μωαβ ἦλθον πρὸς Βαλακ καὶ εἶπαν Οὐ θέλει Βαλααμ πορευθῆναι μεθ’ ἡμῶν. </text:span></text:span></text:p>
        <text:p text:style-name="P3"><text:span text:style-name="Default_20_Paragraph_20_Font"><text:span text:style-name="T1">15</text:span></text:span><text:span text:style-name="Default_20_Paragraph_20_Font"><text:span text:style-name="T2"> Καὶ προσέθετο Βαλακ ἔτι ἀποστεῖλαι ἄρχοντας πλείους καὶ ἐντιμοτέρους τούτων. </text:span></text:span><text:span text:style-name="Default_20_Paragraph_20_Font"><text:span text:style-name="T1">16</text:span></text:span><text:span text:style-name="Default_20_Paragraph_20_Font"><text:span text:style-name="T2"> καὶ ἦλθον πρὸς Βαλααμ καὶ λέγουσιν αὐτῷ Τάδε λέγει Βαλακ ὁ τοῦ Σεπφωρ Ἀξιῶ σε, μὴ ὀκνήσῃς ἐλθεῖν πρός με· </text:span></text:span><text:span text:style-name="Default_20_Paragraph_20_Font"><text:span text:style-name="T1">17</text:span></text:span><text:span text:style-name="Default_20_Paragraph_20_Font"><text:span text:style-name="T2"> ἐντίμως γὰρ τιμήσω σε, καὶ ὅσα ἐὰν εἴπῃς, ποιήσω σοι· καὶ δεῦρο ἐπικατάρασαί μοι τὸν λαὸν τοῦτον. </text:span></text:span><text:span text:style-name="Default_20_Paragraph_20_Font"><text:span text:style-name="T1">18</text:span></text:span><text:span text:style-name="Default_20_Paragraph_20_Font"><text:span text:style-name="T2"> καὶ ἀπεκρίθη Βαλααμ καὶ εἶπεν τοῖς ἄρχουσιν Βαλακ Ἐὰν δῷ μοι Βαλακ πλήρη τὸν οἶκον αὐτοῦ ἀργυρίου καὶ χρυσίου, οὐ δυνήσομαι παραβῆναι τὸ ῥῆμα κυρίου τοῦ θεοῦ ποιῆσαι αὐτὸ μικρὸν ἢ μέγα ἐν τῇ διανοίᾳ μου· </text:span></text:span><text:span text:style-name="Default_20_Paragraph_20_Font"><text:span text:style-name="T1">19</text:span></text:span><text:span text:style-name="Default_20_Paragraph_20_Font"><text:span text:style-name="T2"> καὶ νῦν ὑπομείνατε αὐτοῦ καὶ ὑμεῖς τὴν νύκτα ταύτην, καὶ γνώσομαι, τί προσθήσει κύριος λαλῆσαι πρός με. </text:span></text:span><text:span text:style-name="Default_20_Paragraph_20_Font"><text:span text:style-name="T1">20</text:span></text:span><text:span text:style-name="Default_20_Paragraph_20_Font"><text:span text:style-name="T2"> καὶ ἦλθεν ὁ θεὸς πρὸς Βαλααμ νυκτὸς καὶ εἶπεν αὐτῷ Εἰ καλέσαι σε πάρεισιν οἱ ἄνθρωποι οὗτοι, ἀναστὰς ἀκολούθησον αὐτοῖς· ἀλλὰ τὸ ῥῆμα, ὃ ἂν λαλήσω πρὸς σέ, τοῦτο ποιήσεις. </text:span></text:span><text:span text:style-name="Default_20_Paragraph_20_Font"><text:span text:style-name="T1">21</text:span></text:span><text:span text:style-name="Default_20_Paragraph_20_Font"><text:span text:style-name="T2"> καὶ ἀναστὰς Βαλααμ τὸ πρωῒ ἐπέσαξεν τὴν ὄνον αὐτοῦ καὶ ἐπορεύθη μετὰ τῶν ἀρχόντων Μωαβ. – </text:span></text:span><text:span text:style-name="Default_20_Paragraph_20_Font"><text:span text:style-name="T1">22</text:span></text:span><text:span text:style-name="Default_20_Paragraph_20_Font"><text:span text:style-name="T2"> καὶ ὠργίσθη θυμῷ ὁ θεὸς ὅτι ἐπορεύθη αὐτός, καὶ ἀνέστη ὁ ἄγγελος τοῦ θεοῦ ἐνδιαβάλλειν αὐτόν, καὶ αὐτὸς ἐπιβεβήκει ἐπὶ τῆς ὄνου αὐτοῦ, καὶ δύο παῖδες αὐτοῦ μετ’ αὐτοῦ. </text:span></text:span><text:span text:style-name="Default_20_Paragraph_20_Font"><text:span text:style-name="T1">23</text:span></text:span><text:span text:style-name="Default_20_Paragraph_20_Font"><text:span text:style-name="T2"> καὶ ἰδοῦσα ἡ ὄνος τὸν ἄγγελον τοῦ θεοῦ ἀνθεστηκότα ἐν τῇ ὁδῷ καὶ τὴν ῥομφαίαν ἐσπασμένην ἐν τῇ χειρὶ αὐτοῦ καὶ ἐξέκλινεν ἡ ὄνος ἐκ τῆς ὁδοῦ καὶ ἐπορεύετο εἰς τὸ πεδίον· καὶ ἐπάταξεν τὴν ὄνον τῇ ῥάβδῳ τοῦ εὐθῦναι αὐτὴν ἐν τῇ ὁδῷ. </text:span></text:span><text:span text:style-name="Default_20_Paragraph_20_Font"><text:span text:style-name="T1">24</text:span></text:span><text:span text:style-name="Default_20_Paragraph_20_Font"><text:span text:style-name="T2"> καὶ ἔστη ὁ ἄγγελος τοῦ θεοῦ ἐν ταῖς αὔλαξιν τῶν ἀμπέλων, φραγμὸς ἐντεῦθεν καὶ φραγμὸς ἐντεῦθεν· </text:span></text:span><text:span text:style-name="Default_20_Paragraph_20_Font"><text:span text:style-name="T1">25</text:span></text:span><text:span text:style-name="Default_20_Paragraph_20_Font"><text:span text:style-name="T2"> καὶ ἰδοῦσα ἡ ὄνος τὸν ἄγγελον τοῦ θεοῦ προσέθλιψεν ἑαυτὴν πρὸς τὸν τοῖχον καὶ ἀπέθλιψεν τὸν πόδα Βαλααμ· καὶ προσέθετο ἔτι μαστίξαι αὐτήν. </text:span></text:span><text:span text:style-name="Default_20_Paragraph_20_Font"><text:span text:style-name="T1">26</text:span></text:span><text:span text:style-name="Default_20_Paragraph_20_Font"><text:span text:style-name="T2"> καὶ προσέθετο ὁ ἄγγελος τοῦ θεοῦ καὶ ἀπελθὼν ὑπέστη ἐν τόπῳ στενῷ, εἰς ὃν οὐκ ἦν ἐκκλῖναι δεξιὰν οὐδὲ ἀριστεράν. </text:span></text:span><text:span text:style-name="Default_20_Paragraph_20_Font"><text:span text:style-name="T1">27</text:span></text:span><text:span text:style-name="Default_20_Paragraph_20_Font"><text:span text:style-name="T2"> καὶ ἰδοῦσα ἡ ὄνος τὸν ἄγγελον τοῦ θεοῦ συνεκάθισεν ὑποκάτω Βαλααμ· καὶ ἐθυμώθη Βαλααμ καὶ ἔτυπτεν τὴν ὄνον τῇ </text:span></text:span><text:soft-page-break/><text:span text:style-name="Default_20_Paragraph_20_Font"><text:span text:style-name="T2">ῥάβδῳ. </text:span></text:span><text:span text:style-name="Default_20_Paragraph_20_Font"><text:span text:style-name="T1">28</text:span></text:span><text:span text:style-name="Default_20_Paragraph_20_Font"><text:span text:style-name="T2"> καὶ ἤνοιξεν ὁ θεὸς τὸ στόμα τῆς ὄνου, καὶ λέγει τῷ Βαλααμ Τί ἐποίησά σοι ὅτι πέπαικάς με τοῦτο τρίτον; </text:span></text:span><text:span text:style-name="Default_20_Paragraph_20_Font"><text:span text:style-name="T1">29</text:span></text:span><text:span text:style-name="Default_20_Paragraph_20_Font"><text:span text:style-name="T2"> καὶ εἶπεν Βαλααμ τῇ ὄνῳ Ὅτι ἐμπέπαιχάς μοι· καὶ εἰ εἶχον μάχαιραν ἐν τῇ χειρί μου, ἤδη ἂν ἐξεκέντησά σε. </text:span></text:span><text:span text:style-name="Default_20_Paragraph_20_Font"><text:span text:style-name="T1">30</text:span></text:span><text:span text:style-name="Default_20_Paragraph_20_Font"><text:span text:style-name="T2"> καὶ λέγει ἡ ὄνος τῷ Βαλααμ Οὐκ ἐγὼ ἡ ὄνος σου, ἐφ’ ἧς ἐπέβαινες ἀπὸ νεότητός σου ἕως τῆς σήμερον ἡμέρας; μὴ ὑπεροράσει ὑπεριδοῦσα ἐποίησά σοι οὕτως; ὁ δὲ εἶπεν Οὐχί. </text:span></text:span><text:span text:style-name="Default_20_Paragraph_20_Font"><text:span text:style-name="T1">31</text:span></text:span><text:span text:style-name="Default_20_Paragraph_20_Font"><text:span text:style-name="T2"> ἀπεκάλυψεν δὲ ὁ θεὸς τοὺς ὀφθαλμοὺς Βαλααμ, καὶ ὁρᾷ τὸν ἄγγελον κυρίου ἀνθεστηκότα ἐν τῇ ὁδῷ καὶ τὴν μάχαιραν ἐσπασμένην ἐν τῇ χειρὶ αὐτοῦ καὶ κύψας προσεκύνησεν τῷ προσώπῳ αὐτοῦ. </text:span></text:span><text:span text:style-name="Default_20_Paragraph_20_Font"><text:span text:style-name="T1">32</text:span></text:span><text:span text:style-name="Default_20_Paragraph_20_Font"><text:span text:style-name="T2"> καὶ εἶπεν αὐτῷ ὁ ἄγγελος τοῦ θεοῦ Διὰ τί ἐπάταξας τὴν ὄνον σου τοῦτο τρίτον; καὶ ἰδοὺ ἐγὼ ἐξῆλθον εἰς διαβολήν σου, ὅτι οὐκ ἀστεία ἡ ὁδός σου ἐναντίον μου. </text:span></text:span><text:span text:style-name="Default_20_Paragraph_20_Font"><text:span text:style-name="T1">33</text:span></text:span><text:span text:style-name="Default_20_Paragraph_20_Font"><text:span text:style-name="T2"> καὶ ἰδοῦσά με ἡ ὄνος ἐξέκλινεν ἀπ’ ἐμοῦ τρίτον τοῦτο· καὶ εἰ μὴ ἐξέκλινεν, νῦν οὖν σὲ μὲν ἀπέκτεινα, ἐκείνην δὲ περιεποιησάμην. </text:span></text:span><text:span text:style-name="Default_20_Paragraph_20_Font"><text:span text:style-name="T1">34</text:span></text:span><text:span text:style-name="Default_20_Paragraph_20_Font"><text:span text:style-name="T2"> καὶ εἶπεν Βαλααμ τῷ ἀγγέλῳ κυρίου Ἡμάρτηκα, οὐ γὰρ ἠπιστάμην ὅτι σύ μοι ἀνθέστηκας ἐν τῇ ὁδῷ εἰς συνάντησιν· καὶ νῦν εἰ μή σοι ἀρέσκει, ἀποστραφήσομαι. </text:span></text:span><text:span text:style-name="Default_20_Paragraph_20_Font"><text:span text:style-name="T1">35</text:span></text:span><text:span text:style-name="Default_20_Paragraph_20_Font"><text:span text:style-name="T2"> καὶ εἶπεν ὁ ἄγγελος τοῦ θεοῦ πρὸς Βαλααμ Συμπορεύθητι μετὰ τῶν ἀνθρώπων· πλὴν τὸ ῥῆμα, ὃ ἐὰν εἴπω πρὸς σέ, τοῦτο φυλάξῃ λαλῆσαι. καὶ ἐπορεύθη Βαλααμ μετὰ τῶν ἀρχόντων Βαλακ. </text:span></text:span></text:p>
        <text:p text:style-name="P3"><text:span text:style-name="Default_20_Paragraph_20_Font"><text:span text:style-name="T1">36</text:span></text:span><text:span text:style-name="Default_20_Paragraph_20_Font"><text:span text:style-name="T2"> Καὶ ἀκούσας Βαλακ ὅτι ἥκει Βαλααμ, ἐξῆλθεν εἰς συνάντησιν αὐτῷ εἰς πόλιν Μωαβ, ἥ ἐστιν ἐπὶ τῶν ὁρίων Αρνων, ὅ ἐστιν ἐκ μέρους τῶν ὁρίων. </text:span></text:span><text:span text:style-name="Default_20_Paragraph_20_Font"><text:span text:style-name="T1">37</text:span></text:span><text:span text:style-name="Default_20_Paragraph_20_Font"><text:span text:style-name="T2"> καὶ εἶπεν Βαλακ πρὸς Βαλααμ Οὐχὶ ἀπέστειλα πρὸς σὲ καλέσαι σε; διὰ τί οὐκ ἤρχου πρός με; ὄντως οὐ δυνήσομαι τιμῆσαί σε; </text:span></text:span><text:span text:style-name="Default_20_Paragraph_20_Font"><text:span text:style-name="T1">38</text:span></text:span><text:span text:style-name="Default_20_Paragraph_20_Font"><text:span text:style-name="T2"> καὶ εἶπεν Βαλααμ πρὸς Βαλακ Ἰδοὺ ἥκω πρὸς σέ· νῦν δυνατὸς ἔσομαι λαλῆσαί τι; τὸ ῥῆμα, ὃ ἐὰν βάλῃ ὁ θεὸς εἰς τὸ στόμα μου, τοῦτο λαλήσω. </text:span></text:span><text:span text:style-name="Default_20_Paragraph_20_Font"><text:span text:style-name="T1">39</text:span></text:span><text:span text:style-name="Default_20_Paragraph_20_Font"><text:span text:style-name="T2"> καὶ ἐπορεύθη Βαλααμ μετὰ Βαλακ, καὶ ἦλθον εἰς πόλεις ἐπαύλεων. </text:span></text:span><text:span text:style-name="Default_20_Paragraph_20_Font"><text:span text:style-name="T1">40</text:span></text:span><text:span text:style-name="Default_20_Paragraph_20_Font"><text:span text:style-name="T2"> καὶ ἔθυσεν Βαλακ πρόβατα καὶ μόσχους καὶ ἀπέστειλεν τῷ Βαλααμ καὶ τοῖς ἄρχουσι τοῖς μετ’ αὐτοῦ. </text:span></text:span><text:span text:style-name="Default_20_Paragraph_20_Font"><text:span text:style-name="T1">41</text:span></text:span><text:span text:style-name="Default_20_Paragraph_20_Font"><text:span text:style-name="T2"> καὶ ἐγενήθη πρωῒ καὶ παραλαβὼν Βαλακ τὸν Βαλααμ ἀνεβίβασεν αὐτὸν ἐπὶ τὴν στήλην τοῦ Βααλ καὶ ἔδειξεν αὐτῷ ἐκεῖθεν μέρος τι τοῦ λαοῦ. </text:span></text:span></text:p>
      </text:section>
      <text:section text:style-name="Sect1" text:name="Sect23">
        <text:p text:style-name="P2">Αριθμοι 23</text:p>
        <text:p text:style-name="P3"><text:span text:style-name="Default_20_Paragraph_20_Font"><text:span text:style-name="T1">1</text:span></text:span><text:span text:style-name="Default_20_Paragraph_20_Font"><text:span text:style-name="T2"> καὶ εἶπεν Βαλααμ τῷ Βαλακ Οἰκοδόμησόν μοι ἐνταῦθα ἑπτὰ βωμοὺς καὶ ἑτοίμασόν μοι ἐνταῦθα ἑπτὰ μόσχους καὶ ἑπτὰ κριούς. </text:span></text:span><text:span text:style-name="Default_20_Paragraph_20_Font"><text:span text:style-name="T1">2</text:span></text:span><text:span text:style-name="Default_20_Paragraph_20_Font"><text:span text:style-name="T2"> καὶ ἐποίησεν Βαλακ ὃν τρόπον εἶπεν αὐτῷ Βαλααμ, καὶ ἀνήνεγκεν μόσχον καὶ κριὸν ἐπὶ τὸν βωμόν. </text:span></text:span><text:span text:style-name="Default_20_Paragraph_20_Font"><text:span text:style-name="T1">3</text:span></text:span><text:span text:style-name="Default_20_Paragraph_20_Font"><text:span text:style-name="T2"> καὶ εἶπεν Βαλααμ πρὸς Βαλακ Παράστηθι ἐπὶ τῆς θυσίας σου, καὶ πορεύσομαι, εἴ μοι φανεῖται ὁ θεὸς ἐν συναντήσει, καὶ ῥῆμα, ὃ ἐάν μοι δείξῃ, ἀναγγελῶ σοι. καὶ παρέστη Βαλακ ἐπὶ τῆς θυσίας αὐτοῦ, καὶ Βαλααμ ἐπορεύθη ἐπερωτῆσαι τὸν θεὸν καὶ ἐπορεύθη εὐθεῖαν. </text:span></text:span><text:span text:style-name="Default_20_Paragraph_20_Font"><text:span text:style-name="T1">4</text:span></text:span><text:span text:style-name="Default_20_Paragraph_20_Font"><text:span text:style-name="T2"> καὶ ἐφάνη ὁ θεὸς τῷ Βαλααμ, καὶ εἶπεν πρὸς αὐτὸν Βαλααμ Τοὺς ἑπτὰ βωμοὺς ἡτοίμασα καὶ ἀνεβίβασα μόσχον καὶ κριὸν ἐπὶ τὸν βωμόν. </text:span></text:span><text:span text:style-name="Default_20_Paragraph_20_Font"><text:span text:style-name="T1">5</text:span></text:span><text:span text:style-name="Default_20_Paragraph_20_Font"><text:span text:style-name="T2"> καὶ ἐνέβαλεν ὁ θεὸς ῥῆμα εἰς τὸ στόμα Βαλααμ καὶ εἶπεν Ἐπιστραφεὶς πρὸς Βαλακ οὕτως λαλήσεις. </text:span></text:span><text:span text:style-name="Default_20_Paragraph_20_Font"><text:span text:style-name="T1">6</text:span></text:span><text:span text:style-name="Default_20_Paragraph_20_Font"><text:span text:style-name="T2"> καὶ ἀπεστράφη πρὸς αὐτόν, καὶ ὅδε ἐφειστήκει ἐπὶ τῶν ὁλοκαυτωμάτων αὐτοῦ, καὶ πάντες οἱ ἄρχοντες Μωαβ μετ’ αὐτοῦ. </text:span></text:span><text:span text:style-name="Default_20_Paragraph_20_Font"><text:span text:style-name="T1">7</text:span></text:span><text:span text:style-name="Default_20_Paragraph_20_Font"><text:span text:style-name="T2"> καὶ ἐγενήθη πνεῦμα θεοῦ ἐπ’ αὐτῷ, καὶ ἀναλαβὼν τὴν παραβολὴν αὐτοῦ εἶπεν </text:span></text:span></text:p>
        <text:p text:style-name="P6">Ἐκ Μεσοποταμίας μετεπέμψατό με Βαλακ, <text:line-break/>βασιλεὺς Μωαβ ἐξ ὀρέων ἀπ’ ἀνατολῶν λέγων <text:line-break/>Δεῦρο ἄρασαί μοι τὸν Ιακωβ καὶ δεῦρο ἐπικατάρασαί μοι τὸν Ισραηλ. </text:p>
        <text:p text:style-name="P5"><text:soft-page-break/><text:span text:style-name="Default_20_Paragraph_20_Font"><text:span text:style-name="T1">8</text:span></text:span><text:span text:style-name="Default_20_Paragraph_20_Font"><text:span text:style-name="T2"> τί ἀράσωμαι ὃν μὴ καταρᾶται κύριος, <text:line-break/>ἢ τί καταράσωμαι ὃν μὴ καταρᾶται ὁ θεός; </text:span></text:span></text:p>
        <text:p text:style-name="P5"><text:span text:style-name="Default_20_Paragraph_20_Font"><text:span text:style-name="T1">9</text:span></text:span><text:span text:style-name="Default_20_Paragraph_20_Font"><text:span text:style-name="T2"> ὅτι ἀπὸ κορυφῆς ὀρέων ὄψομαι αὐτὸν <text:line-break/>καὶ ἀπὸ βουνῶν προσνοήσω αὐτόν. <text:line-break/>ἰδοὺ λαὸς μόνος κατοικήσει <text:line-break/>καὶ ἐν ἔθνεσιν οὐ συλλογισθήσεται. </text:span></text:span></text:p>
        <text:p text:style-name="P5"><text:span text:style-name="Default_20_Paragraph_20_Font"><text:span text:style-name="T1">10</text:span></text:span><text:span text:style-name="Default_20_Paragraph_20_Font"><text:span text:style-name="T2"> τίς ἐξηκριβάσατο τὸ σπέρμα Ιακωβ, <text:line-break/>καὶ τίς ἐξαριθμήσεται δήμους Ισραηλ; <text:line-break/>ἀποθάνοι ἡ ψυχή μου ἐν ψυχαῖς δικαίων, <text:line-break/>καὶ γένοιτο τὸ σπέρμα μου ὡς τὸ σπέρμα τούτων. </text:span></text:span></text:p>
        <text:p text:style-name="P3"><text:span text:style-name="Default_20_Paragraph_20_Font"><text:span text:style-name="T1">11</text:span></text:span><text:span text:style-name="Default_20_Paragraph_20_Font"><text:span text:style-name="T2"> καὶ εἶπεν Βαλακ πρὸς Βαλααμ Τί πεποίηκάς μοι; εἰς κατάρασιν ἐχθρῶν μου κέκληκά σε, καὶ ἰδοὺ εὐλόγηκας εὐλογίαν. </text:span></text:span><text:span text:style-name="Default_20_Paragraph_20_Font"><text:span text:style-name="T1">12</text:span></text:span><text:span text:style-name="Default_20_Paragraph_20_Font"><text:span text:style-name="T2"> καὶ εἶπεν Βαλααμ πρὸς Βαλακ Οὐχὶ ὅσα ἐὰν ἐμβάλῃ ὁ θεὸς εἰς τὸ στόμα μου, τοῦτο φυλάξω λαλῆσαι; </text:span></text:span></text:p>
        <text:p text:style-name="P3"><text:span text:style-name="Default_20_Paragraph_20_Font"><text:span text:style-name="T1">13</text:span></text:span><text:span text:style-name="Default_20_Paragraph_20_Font"><text:span text:style-name="T2"> Καὶ εἶπεν πρὸς αὐτὸν Βαλακ Δεῦρο ἔτι μετ’ ἐμοῦ εἰς τόπον ἄλλον, ἐξ ὧν οὐκ ὄψῃ αὐτὸν ἐκεῖθεν, ἀλλ’ ἢ μέρος τι αὐτοῦ ὄψῃ, πάντας δὲ οὐ μὴ ἴδῃς, καὶ κατάρασαί μοι αὐτὸν ἐκεῖθεν. </text:span></text:span><text:span text:style-name="Default_20_Paragraph_20_Font"><text:span text:style-name="T1">14</text:span></text:span><text:span text:style-name="Default_20_Paragraph_20_Font"><text:span text:style-name="T2"> καὶ παρέλαβεν αὐτὸν εἰς ἀγροῦ σκοπιὰν ἐπὶ κορυφὴν λελαξευμένου καὶ ᾠκοδόμησεν ἐκεῖ ἑπτὰ βωμοὺς καὶ ἀνεβίβασεν μόσχον καὶ κριὸν ἐπὶ τὸν βωμόν. </text:span></text:span><text:span text:style-name="Default_20_Paragraph_20_Font"><text:span text:style-name="T1">15</text:span></text:span><text:span text:style-name="Default_20_Paragraph_20_Font"><text:span text:style-name="T2"> καὶ εἶπεν Βαλααμ πρὸς Βαλακ Παράστηθι ἐπὶ τῆς θυσίας σου, ἐγὼ δὲ πορεύσομαι ἐπερωτῆσαι τὸν θεόν. </text:span></text:span><text:span text:style-name="Default_20_Paragraph_20_Font"><text:span text:style-name="T1">16</text:span></text:span><text:span text:style-name="Default_20_Paragraph_20_Font"><text:span text:style-name="T2"> καὶ συνήντησεν ὁ θεὸς τῷ Βαλααμ καὶ ἐνέβαλεν ῥῆμα εἰς τὸ στόμα αὐτοῦ καὶ εἶπεν Ἀποστράφητι πρὸς Βαλακ καὶ τάδε λαλήσεις. </text:span></text:span><text:span text:style-name="Default_20_Paragraph_20_Font"><text:span text:style-name="T1">17</text:span></text:span><text:span text:style-name="Default_20_Paragraph_20_Font"><text:span text:style-name="T2"> καὶ ἀπεστράφη πρὸς αὐτόν, καὶ ὅδε ἐφειστήκει ἐπὶ τῆς ὁλοκαυτώσεως αὐτοῦ, καὶ πάντες οἱ ἄρχοντες Μωαβ μετ’ αὐτοῦ. καὶ εἶπεν αὐτῷ Βαλακ Τί ἐλάλησεν κύριος; </text:span></text:span><text:span text:style-name="Default_20_Paragraph_20_Font"><text:span text:style-name="T1">18</text:span></text:span><text:span text:style-name="Default_20_Paragraph_20_Font"><text:span text:style-name="T2"> καὶ ἀναλαβὼν τὴν παραβολὴν αὐτοῦ εἶπεν </text:span></text:span></text:p>
        <text:p text:style-name="P6">Ἀνάστηθι, Βαλακ, καὶ ἄκουε· <text:line-break/>ἐνώτισαι μάρτυς, υἱὸς Σεπφωρ. </text:p>
        <text:p text:style-name="P5"><text:span text:style-name="Default_20_Paragraph_20_Font"><text:span text:style-name="T1">19</text:span></text:span><text:span text:style-name="Default_20_Paragraph_20_Font"><text:span text:style-name="T2"> οὐχ ὡς ἄνθρωπος ὁ θεὸς διαρτηθῆναι <text:line-break/>οὐδὲ ὡς υἱὸς ἀνθρώπου ἀπειληθῆναι· <text:line-break/>αὐτὸς εἴπας οὐχὶ ποιήσει; <text:line-break/>λαλήσει, καὶ οὐχὶ ἐμμενεῖ; </text:span></text:span></text:p>
        <text:p text:style-name="P5"><text:span text:style-name="Default_20_Paragraph_20_Font"><text:span text:style-name="T1">20</text:span></text:span><text:span text:style-name="Default_20_Paragraph_20_Font"><text:span text:style-name="T2"> ἰδοὺ εὐλογεῖν παρείλημμαι· <text:line-break/>εὐλογήσω καὶ οὐ μὴ ἀποστρέψω. </text:span></text:span></text:p>
        <text:p text:style-name="P5"><text:span text:style-name="Default_20_Paragraph_20_Font"><text:span text:style-name="T1">21</text:span></text:span><text:span text:style-name="Default_20_Paragraph_20_Font"><text:span text:style-name="T2"> οὐκ ἔσται μόχθος ἐν Ιακωβ, <text:line-break/>οὐδὲ ὀφθήσεται πόνος ἐν Ισραηλ· <text:line-break/></text:span></text:span><text:soft-page-break/><text:span text:style-name="Default_20_Paragraph_20_Font"><text:span text:style-name="T2">κύριος ὁ θεὸς αὐτοῦ μετ’ αὐτοῦ, <text:line-break/>τὰ ἔνδοξα ἀρχόντων ἐν αὐτῷ. </text:span></text:span></text:p>
        <text:p text:style-name="P5"><text:span text:style-name="Default_20_Paragraph_20_Font"><text:span text:style-name="T1">22</text:span></text:span><text:span text:style-name="Default_20_Paragraph_20_Font"><text:span text:style-name="T2"> θεὸς ὁ ἐξαγαγὼν αὐτοὺς ἐξ Αἰγύπτου· <text:line-break/>ὡς δόξα μονοκέρωτος αὐτῷ. </text:span></text:span></text:p>
        <text:p text:style-name="P5"><text:span text:style-name="Default_20_Paragraph_20_Font"><text:span text:style-name="T1">23</text:span></text:span><text:span text:style-name="Default_20_Paragraph_20_Font"><text:span text:style-name="T2"> οὐ γάρ ἐστιν οἰωνισμὸς ἐν Ιακωβ <text:line-break/>οὐδὲ μαντεία ἐν Ισραηλ· <text:line-break/>κατὰ καιρὸν ῥηθήσεται Ιακωβ καὶ τῷ Ισραηλ, <text:line-break/>τί ἐπιτελέσει ὁ θεός. </text:span></text:span></text:p>
        <text:p text:style-name="P5"><text:span text:style-name="Default_20_Paragraph_20_Font"><text:span text:style-name="T1">24</text:span></text:span><text:span text:style-name="Default_20_Paragraph_20_Font"><text:span text:style-name="T2"> ἰδοὺ λαὸς ὡς σκύμνος ἀναστήσεται <text:line-break/>καὶ ὡς λέων γαυριωθήσεται· <text:line-break/>οὐ κοιμηθήσεται, ἕως φάγῃ θήραν, <text:line-break/>καὶ αἷμα τραυματιῶν πίεται. </text:span></text:span></text:p>
        <text:p text:style-name="P3"><text:span text:style-name="Default_20_Paragraph_20_Font"><text:span text:style-name="T1">25</text:span></text:span><text:span text:style-name="Default_20_Paragraph_20_Font"><text:span text:style-name="T2"> καὶ εἶπεν Βαλακ πρὸς Βαλααμ Οὔτε κατάραις καταράσῃ μοι αὐτὸν οὔτε εὐλογῶν μὴ εὐλογήσῃς αὐτόν. </text:span></text:span><text:span text:style-name="Default_20_Paragraph_20_Font"><text:span text:style-name="T1">26</text:span></text:span><text:span text:style-name="Default_20_Paragraph_20_Font"><text:span text:style-name="T2"> καὶ ἀποκριθεὶς Βαλααμ εἶπεν τῷ Βαλακ Οὐκ ἐλάλησά σοι λέγων Τὸ ῥῆμα, ὃ ἐὰν λαλήσῃ ὁ θεός, τοῦτο ποιήσω; </text:span></text:span></text:p>
        <text:p text:style-name="P3"><text:span text:style-name="Default_20_Paragraph_20_Font"><text:span text:style-name="T1">27</text:span></text:span><text:span text:style-name="Default_20_Paragraph_20_Font"><text:span text:style-name="T2"> Καὶ εἶπεν Βαλακ πρὸς Βαλααμ Δεῦρο παραλάβω σε εἰς τόπον ἄλλον, εἰ ἀρέσει τῷ θεῷ καὶ καταρᾶσαί μοι αὐτὸν ἐκεῖθεν. </text:span></text:span><text:span text:style-name="Default_20_Paragraph_20_Font"><text:span text:style-name="T1">28</text:span></text:span><text:span text:style-name="Default_20_Paragraph_20_Font"><text:span text:style-name="T2"> καὶ παρέλαβεν Βαλακ τὸν Βαλααμ ἐπὶ κορυφὴν τοῦ Φογωρ τὸ παρατεῖνον εἰς τὴν ἔρημον. </text:span></text:span><text:span text:style-name="Default_20_Paragraph_20_Font"><text:span text:style-name="T1">29</text:span></text:span><text:span text:style-name="Default_20_Paragraph_20_Font"><text:span text:style-name="T2"> καὶ εἶπεν Βαλααμ πρὸς Βαλακ Οἰκοδόμησόν μοι ὧδε ἑπτὰ βωμοὺς καὶ ἑτοίμασόν μοι ὧδε ἑπτὰ μόσχους καὶ ἑπτὰ κριούς. </text:span></text:span><text:span text:style-name="Default_20_Paragraph_20_Font"><text:span text:style-name="T1">30</text:span></text:span><text:span text:style-name="Default_20_Paragraph_20_Font"><text:span text:style-name="T2"> καὶ ἐποίησεν Βαλακ καθάπερ εἶπεν αὐτῷ Βαλααμ, καὶ ἀνήνεγκεν μόσχον καὶ κριὸν ἐπὶ τὸν βωμόν. </text:span></text:span></text:p>
      </text:section>
      <text:section text:style-name="Sect1" text:name="Sect24">
        <text:p text:style-name="P2">Αριθμοι 24</text:p>
        <text:p text:style-name="P3"><text:span text:style-name="Default_20_Paragraph_20_Font"><text:span text:style-name="T1">1</text:span></text:span><text:span text:style-name="Default_20_Paragraph_20_Font"><text:span text:style-name="T2"> καὶ ἰδὼν Βαλααμ ὅτι καλόν ἐστιν ἔναντι κυρίου εὐλογεῖν τὸν Ισραηλ, οὐκ ἐπορεύθη κατὰ τὸ εἰωθὸς εἰς συνάντησιν τοῖς οἰωνοῖς καὶ ἀπέστρεψεν τὸ πρόσωπον αὐτοῦ εἰς τὴν ἔρημον. </text:span></text:span><text:span text:style-name="Default_20_Paragraph_20_Font"><text:span text:style-name="T1">2</text:span></text:span><text:span text:style-name="Default_20_Paragraph_20_Font"><text:span text:style-name="T2"> καὶ ἐξάρας Βαλααμ τοὺς ὀφθαλμοὺς αὐτοῦ καθορᾷ τὸν Ισραηλ ἐστρατοπεδευκότα κατὰ φυλάς. καὶ ἐγένετο πνεῦμα θεοῦ ἐν αὐτῷ, </text:span></text:span><text:span text:style-name="Default_20_Paragraph_20_Font"><text:span text:style-name="T1">3</text:span></text:span><text:span text:style-name="Default_20_Paragraph_20_Font"><text:span text:style-name="T2"> καὶ ἀναλαβὼν τὴν παραβολὴν αὐτοῦ εἶπεν </text:span></text:span></text:p>
        <text:p text:style-name="P6">Φησὶν Βαλααμ υἱὸς Βεωρ, <text:line-break/>φησὶν ὁ ἄνθρωπος ὁ ἀληθινῶς ὁρῶν, </text:p>
        <text:p text:style-name="P5"><text:span text:style-name="Default_20_Paragraph_20_Font"><text:span text:style-name="T1">4</text:span></text:span><text:span text:style-name="Default_20_Paragraph_20_Font"><text:span text:style-name="T2"> φησὶν ἀκούων λόγια θεοῦ, <text:line-break/>ὅστις ὅρασιν θεοῦ εἶδεν <text:line-break/>ἐν ὕπνῳ, ἀποκεκαλυμμένοι οἱ ὀφθαλμοὶ αὐτοῦ </text:span></text:span></text:p>
        <text:p text:style-name="P5"><text:soft-page-break/><text:span text:style-name="Default_20_Paragraph_20_Font"><text:span text:style-name="T1">5</text:span></text:span><text:span text:style-name="Default_20_Paragraph_20_Font"><text:span text:style-name="T2"> Ὡς καλοί σου οἱ οἶκοι, Ιακωβ, <text:line-break/>αἱ σκηναί σου, Ισραηλ· </text:span></text:span></text:p>
        <text:p text:style-name="P5"><text:span text:style-name="Default_20_Paragraph_20_Font"><text:span text:style-name="T1">6</text:span></text:span><text:span text:style-name="Default_20_Paragraph_20_Font"><text:span text:style-name="T2"> ὡσεὶ νάπαι σκιάζουσαι <text:line-break/>καὶ ὡσεὶ παράδεισοι ἐπὶ ποταμῶν <text:line-break/>καὶ ὡσεὶ σκηναί, ἃς ἔπηξεν κύριος, <text:line-break/>ὡσεὶ κέδροι παρ’ ὕδατα. </text:span></text:span></text:p>
        <text:p text:style-name="P5"><text:span text:style-name="Default_20_Paragraph_20_Font"><text:span text:style-name="T1">7</text:span></text:span><text:span text:style-name="Default_20_Paragraph_20_Font"><text:span text:style-name="T2"> ἐξελεύσεται ἄνθρωπος ἐκ τοῦ σπέρματος αὐτοῦ <text:line-break/>καὶ κυριεύσει ἐθνῶν πολλῶν, <text:line-break/>καὶ ὑψωθήσεται ἢ Γωγ βασιλεία αὐτοῦ, <text:line-break/>καὶ αὐξηθήσεται ἡ βασιλεία αὐτοῦ. </text:span></text:span></text:p>
        <text:p text:style-name="P5"><text:span text:style-name="Default_20_Paragraph_20_Font"><text:span text:style-name="T1">8</text:span></text:span><text:span text:style-name="Default_20_Paragraph_20_Font"><text:span text:style-name="T2"> θεὸς ὡδήγησεν αὐτὸν ἐξ Αἰγύπτου, <text:line-break/>ὡς δόξα μονοκέρωτος αὐτῷ· <text:line-break/>ἔδεται ἔθνη ἐχθρῶν αὐτοῦ <text:line-break/>καὶ τὰ πάχη αὐτῶν ἐκμυελιεῖ <text:line-break/>καὶ ταῖς βολίσιν αὐτοῦ κατατοξεύσει ἐχθρόν. </text:span></text:span></text:p>
        <text:p text:style-name="P5"><text:span text:style-name="Default_20_Paragraph_20_Font"><text:span text:style-name="T1">9</text:span></text:span><text:span text:style-name="Default_20_Paragraph_20_Font"><text:span text:style-name="T2"> κατακλιθεὶς ἀνεπαύσατο ὡς λέων καὶ ὡς σκύμνος· <text:line-break/>τίς ἀναστήσει αὐτόν; <text:line-break/>οἱ εὐλογοῦντές σε εὐλόγηνται, <text:line-break/>καὶ οἱ καταρώμενοί σε κεκατήρανται. </text:span></text:span></text:p>
        <text:p text:style-name="P3"><text:span text:style-name="Default_20_Paragraph_20_Font"><text:span text:style-name="T1">10</text:span></text:span><text:span text:style-name="Default_20_Paragraph_20_Font"><text:span text:style-name="T2"> καὶ ἐθυμώθη Βαλακ ἐπὶ Βαλααμ καὶ συνεκρότησεν ταῖς χερσὶν αὐτοῦ, καὶ εἶπεν Βαλακ πρὸς Βαλααμ Καταρᾶσθαι τὸν ἐχθρόν μου κέκληκά σε, καὶ ἰδοὺ εὐλογῶν εὐλόγησας τρίτον τοῦτο· </text:span></text:span><text:span text:style-name="Default_20_Paragraph_20_Font"><text:span text:style-name="T1">11</text:span></text:span><text:span text:style-name="Default_20_Paragraph_20_Font"><text:span text:style-name="T2"> νῦν οὖν φεῦγε εἰς τὸν τόπον σου· εἶπα Τιμήσω σε, καὶ νῦν ἐστέρησέν σε κύριος τῆς δόξης. </text:span></text:span><text:span text:style-name="Default_20_Paragraph_20_Font"><text:span text:style-name="T1">12</text:span></text:span><text:span text:style-name="Default_20_Paragraph_20_Font"><text:span text:style-name="T2"> καὶ εἶπεν Βαλααμ πρὸς Βαλακ Οὐχὶ καὶ τοῖς ἀγγέλοις σου, οὓς ἀπέστειλας πρός με, ἐλάλησα λέγων </text:span></text:span><text:span text:style-name="Default_20_Paragraph_20_Font"><text:span text:style-name="T1">13</text:span></text:span><text:span text:style-name="Default_20_Paragraph_20_Font"><text:span text:style-name="T2"> Ἐάν μοι δῷ Βαλακ πλήρη τὸν οἶκον αὐτοῦ ἀργυρίου καὶ χρυσίου, οὐ δυνήσομαι παραβῆναι τὸ ῥῆμα κυρίου ποιῆσαι αὐτὸ πονηρὸν ἢ καλὸν παρ’ ἐμαυτοῦ· ὅσα ἐὰν εἴπῃ ὁ θεός, ταῦτα ἐρῶ; </text:span></text:span><text:span text:style-name="Default_20_Paragraph_20_Font"><text:span text:style-name="T1">14</text:span></text:span><text:span text:style-name="Default_20_Paragraph_20_Font"><text:span text:style-name="T2"> καὶ νῦν ἰδοὺ ἀποτρέχω εἰς τὸν τόπον μου· δεῦρο συμβουλεύσω σοι, τί ποιήσει ὁ λαὸς οὗτος τὸν λαόν σου ἐπ’ ἐσχάτου τῶν ἡμερῶν. </text:span></text:span></text:p>
        <text:p text:style-name="P3"><text:span text:style-name="Default_20_Paragraph_20_Font"><text:span text:style-name="T1">15</text:span></text:span><text:span text:style-name="Default_20_Paragraph_20_Font"><text:span text:style-name="T2"> Καὶ ἀναλαβὼν τὴν παραβολὴν αὐτοῦ εἶπεν </text:span></text:span></text:p>
        <text:p text:style-name="P6">Φησὶν Βαλααμ υἱὸς Βεωρ, <text:line-break/>φησὶν ὁ ἄνθρωπος ὁ ἀληθινῶς ὁρῶν, </text:p>
        <text:p text:style-name="P5"><text:soft-page-break/><text:span text:style-name="Default_20_Paragraph_20_Font"><text:span text:style-name="T1">16</text:span></text:span><text:span text:style-name="Default_20_Paragraph_20_Font"><text:span text:style-name="T2"> ἀκούων λόγια θεοῦ, <text:line-break/>ἐπιστάμενος ἐπιστήμην παρὰ ὑψίστου <text:line-break/>καὶ ὅρασιν θεοῦ ἰδὼν <text:line-break/>ἐν ὕπνῳ, ἀποκεκαλυμμένοι οἱ ὀφθαλμοὶ αὐτοῦ </text:span></text:span></text:p>
        <text:p text:style-name="P5"><text:span text:style-name="Default_20_Paragraph_20_Font"><text:span text:style-name="T1">17</text:span></text:span><text:span text:style-name="Default_20_Paragraph_20_Font"><text:span text:style-name="T2"> Δείξω αὐτῷ, καὶ οὐχὶ νῦν· <text:line-break/>μακαρίζω, καὶ οὐκ ἐγγίζει· <text:line-break/>ἀνατελεῖ ἄστρον ἐξ Ιακωβ, <text:line-break/>καὶ ἀναστήσεται ἄνθρωπος ἐξ Ισραηλ <text:line-break/>καὶ θραύσει τοὺς ἀρχηγοὺς Μωαβ <text:line-break/>καὶ προνομεύσει πάντας υἱοὺς Σηθ. </text:span></text:span></text:p>
        <text:p text:style-name="P5"><text:span text:style-name="Default_20_Paragraph_20_Font"><text:span text:style-name="T1">18</text:span></text:span><text:span text:style-name="Default_20_Paragraph_20_Font"><text:span text:style-name="T2"> καὶ ἔσται Εδωμ κληρονομία, <text:line-break/>καὶ ἔσται κληρονομία Ησαυ ὁ ἐχθρὸς αὐτοῦ· <text:line-break/>καὶ Ισραηλ ἐποίησεν ἐν ἰσχύι. </text:span></text:span></text:p>
        <text:p text:style-name="P5"><text:span text:style-name="Default_20_Paragraph_20_Font"><text:span text:style-name="T1">19</text:span></text:span><text:span text:style-name="Default_20_Paragraph_20_Font"><text:span text:style-name="T2"> καὶ ἐξεγερθήσεται ἐξ Ιακωβ <text:line-break/>καὶ ἀπολεῖ σῳζόμενον ἐκ πόλεως. </text:span></text:span></text:p>
        <text:p text:style-name="P3"><text:span text:style-name="Default_20_Paragraph_20_Font"><text:span text:style-name="T1">20</text:span></text:span><text:span text:style-name="Default_20_Paragraph_20_Font"><text:span text:style-name="T2"> καὶ ἰδὼν τὸν Αμαληκ καὶ ἀναλαβὼν τὴν παραβολὴν αὐτοῦ εἶπεν </text:span></text:span></text:p>
        <text:p text:style-name="P6">Ἀρχὴ ἐθνῶν Αμαληκ, <text:line-break/>καὶ τὸ σπέρμα αὐτῶν ἀπολεῖται. </text:p>
        <text:p text:style-name="P3"><text:span text:style-name="Default_20_Paragraph_20_Font"><text:span text:style-name="T1">21</text:span></text:span><text:span text:style-name="Default_20_Paragraph_20_Font"><text:span text:style-name="T2"> καὶ ἰδὼν τὸν Καιναῖον καὶ ἀναλαβὼν τὴν παραβολὴν αὐτοῦ εἶπεν </text:span></text:span></text:p>
        <text:p text:style-name="P6">Ἰσχυρὰ ἡ κατοικία σου· <text:line-break/>καὶ ἐὰν θῇς ἐν πέτρᾳ τὴν νοσσιάν σου, </text:p>
        <text:p text:style-name="P5"><text:span text:style-name="Default_20_Paragraph_20_Font"><text:span text:style-name="T1">22</text:span></text:span><text:span text:style-name="Default_20_Paragraph_20_Font"><text:span text:style-name="T2"> καὶ ἐὰν γένηται τῷ Βεωρ νεοσσιὰ πανουργίας, <text:line-break/>Ἀσσύριοί σε αἰχμαλωτεύσουσιν. </text:span></text:span></text:p>
        <text:p text:style-name="P3"><text:span text:style-name="Default_20_Paragraph_20_Font"><text:span text:style-name="T1">23</text:span></text:span><text:span text:style-name="Default_20_Paragraph_20_Font"><text:span text:style-name="T2"> καὶ ἰδὼν τὸν Ωγ καὶ ἀναλαβὼν τὴν παραβολὴν αὐτοῦ εἶπεν </text:span></text:span></text:p>
        <text:p text:style-name="P6">Ὦ ὦ, τίς ζήσεται, ὅταν θῇ ταῦτα ὁ θεός; </text:p>
        <text:p text:style-name="P5"><text:span text:style-name="Default_20_Paragraph_20_Font"><text:span text:style-name="T1">24</text:span></text:span><text:span text:style-name="Default_20_Paragraph_20_Font"><text:span text:style-name="T2"> καὶ ἐξελεύσεται ἐκ χειρὸς Κιτιαίων <text:line-break/>καὶ κακώσουσιν Ασσουρ καὶ κακώσουσιν Εβραίους, <text:line-break/></text:span></text:span><text:soft-page-break/><text:span text:style-name="Default_20_Paragraph_20_Font"><text:span text:style-name="T2">καὶ αὐτοὶ ὁμοθυμαδὸν ἀπολοῦνται. </text:span></text:span></text:p>
        <text:p text:style-name="P3"><text:span text:style-name="Default_20_Paragraph_20_Font"><text:span text:style-name="T1">25</text:span></text:span><text:span text:style-name="Default_20_Paragraph_20_Font"><text:span text:style-name="T2"> καὶ ἀναστὰς Βαλααμ ἀπῆλθεν ἀποστραφεὶς εἰς τὸν τόπον αὐτοῦ, καὶ Βαλακ ἀπῆλθεν πρὸς ἑαυτόν. </text:span></text:span></text:p>
      </text:section>
      <text:section text:style-name="Sect1" text:name="Sect25">
        <text:p text:style-name="P2">Αριθμοι 25</text:p>
        <text:p text:style-name="P3"><text:span text:style-name="Default_20_Paragraph_20_Font"><text:span text:style-name="T1">1</text:span></text:span><text:span text:style-name="Default_20_Paragraph_20_Font"><text:span text:style-name="T2"> Καὶ κατέλυσεν Ισραηλ ἐν Σαττιν· καὶ ἐβεβηλώθη ὁ λαὸς ἐκπορνεῦσαι εἰς τὰς θυγατέρας Μωαβ. </text:span></text:span><text:span text:style-name="Default_20_Paragraph_20_Font"><text:span text:style-name="T1">2</text:span></text:span><text:span text:style-name="Default_20_Paragraph_20_Font"><text:span text:style-name="T2"> καὶ ἐκάλεσαν αὐτοὺς ἐπὶ ταῖς θυσίαις τῶν εἰδώλων αὐτῶν, καὶ ἔφαγεν ὁ λαὸς τῶν θυσιῶν αὐτῶν καὶ προσεκύνησαν τοῖς εἰδώλοις αὐτῶν. </text:span></text:span><text:span text:style-name="Default_20_Paragraph_20_Font"><text:span text:style-name="T1">3</text:span></text:span><text:span text:style-name="Default_20_Paragraph_20_Font"><text:span text:style-name="T2"> καὶ ἐτελέσθη Ισραηλ τῷ Βεελφεγωρ· καὶ ὠργίσθη θυμῷ κύριος τῷ Ισραηλ. </text:span></text:span><text:span text:style-name="Default_20_Paragraph_20_Font"><text:span text:style-name="T1">4</text:span></text:span><text:span text:style-name="Default_20_Paragraph_20_Font"><text:span text:style-name="T2"> καὶ εἶπεν κύριος τῷ Μωυσῇ Λαβὲ πάντας τοὺς ἀρχηγοὺς τοῦ λαοῦ καὶ παραδειγμάτισον αὐτοὺς κυρίῳ ἀπέναντι τοῦ ἡλίου, καὶ ἀποστραφήσεται ὀργὴ θυμοῦ κυρίου ἀπὸ Ισραηλ. </text:span></text:span><text:span text:style-name="Default_20_Paragraph_20_Font"><text:span text:style-name="T1">5</text:span></text:span><text:span text:style-name="Default_20_Paragraph_20_Font"><text:span text:style-name="T2"> καὶ εἶπεν Μωϋσῆς ταῖς φυλαῖς Ισραηλ Ἀποκτείνατε ἕκαστος τὸν οἰκεῖον αὐτοῦ τὸν τετελεσμένον τῷ Βεελφεγωρ. </text:span></text:span></text:p>
        <text:p text:style-name="P3"><text:span text:style-name="Default_20_Paragraph_20_Font"><text:span text:style-name="T1">6</text:span></text:span><text:span text:style-name="Default_20_Paragraph_20_Font"><text:span text:style-name="T2"> Καὶ ἰδοὺ ἄνθρωπος τῶν υἱῶν Ισραηλ ἐλθὼν προσήγαγεν τὸν ἀδελφὸν αὐτοῦ πρὸς τὴν Μαδιανῖτιν ἐναντίον Μωυσῆ καὶ ἔναντι πάσης συναγωγῆς υἱῶν Ισραηλ, αὐτοὶ δὲ ἔκλαιον παρὰ τὴν θύραν τῆς σκηνῆς τοῦ μαρτυρίου. </text:span></text:span><text:span text:style-name="Default_20_Paragraph_20_Font"><text:span text:style-name="T1">7</text:span></text:span><text:span text:style-name="Default_20_Paragraph_20_Font"><text:span text:style-name="T2"> καὶ ἰδὼν Φινεες υἱὸς Ελεαζαρ υἱοῦ Ααρων τοῦ ἱερέως ἐξανέστη ἐκ μέσου τῆς συναγωγῆς καὶ λαβὼν σειρομάστην ἐν τῇ χειρὶ </text:span></text:span><text:span text:style-name="Default_20_Paragraph_20_Font"><text:span text:style-name="T1">8</text:span></text:span><text:span text:style-name="Default_20_Paragraph_20_Font"><text:span text:style-name="T2"> εἰσῆλθεν ὀπίσω τοῦ ἀνθρώπου τοῦ Ισραηλίτου εἰς τὴν κάμινον καὶ ἀπεκέντησεν ἀμφοτέρους, τόν τε ἄνθρωπον τὸν Ισραηλίτην καὶ τὴν γυναῖκα διὰ τῆς μήτρας αὐτῆς· καὶ ἐπαύσατο ἡ πληγὴ ἀπὸ υἱῶν Ισραηλ. </text:span></text:span><text:span text:style-name="Default_20_Paragraph_20_Font"><text:span text:style-name="T1">9</text:span></text:span><text:span text:style-name="Default_20_Paragraph_20_Font"><text:span text:style-name="T2"> καὶ ἐγένοντο οἱ τεθνηκότες ἐν τῇ πληγῇ τέσσαρες καὶ εἴκοσι χιλιάδες. </text:span></text:span></text:p>
        <text:p text:style-name="P3"><text:span text:style-name="Default_20_Paragraph_20_Font"><text:span text:style-name="T1">10</text:span></text:span><text:span text:style-name="Default_20_Paragraph_20_Font"><text:span text:style-name="T2"> Καὶ ἐλάλησεν κύριος πρὸς Μωυσῆν λέγων </text:span></text:span><text:span text:style-name="Default_20_Paragraph_20_Font"><text:span text:style-name="T1">11</text:span></text:span><text:span text:style-name="Default_20_Paragraph_20_Font"><text:span text:style-name="T2"> Φινεες υἱὸς Ελεαζαρ υἱοῦ Ααρων τοῦ ἱερέως κατέπαυσεν τὸν θυμόν μου ἀπὸ υἱῶν Ισραηλ ἐν τῷ ζηλῶσαί μου τὸν ζῆλον ἐν αὐτοῖς, καὶ οὐκ ἐξανήλωσα τοὺς υἱοὺς Ισραηλ ἐν τῷ ζήλῳ μου. </text:span></text:span><text:span text:style-name="Default_20_Paragraph_20_Font"><text:span text:style-name="T1">12</text:span></text:span><text:span text:style-name="Default_20_Paragraph_20_Font"><text:span text:style-name="T2"> οὕτως εἰπόν Ἰδοὺ ἐγὼ δίδωμι αὐτῷ διαθήκην εἰρήνης, </text:span></text:span><text:span text:style-name="Default_20_Paragraph_20_Font"><text:span text:style-name="T1">13</text:span></text:span><text:span text:style-name="Default_20_Paragraph_20_Font"><text:span text:style-name="T2"> καὶ ἔσται αὐτῷ καὶ τῷ σπέρματι αὐτοῦ μετ’ αὐτὸν διαθήκη ἱερατείας αἰωνία, ἀνθ’ ὧν ἐζήλωσεν τῷ θεῷ αὐτοῦ καὶ ἐξιλάσατο περὶ τῶν υἱῶν Ισραηλ. </text:span></text:span><text:span text:style-name="Default_20_Paragraph_20_Font"><text:span text:style-name="T1">14</text:span></text:span><text:span text:style-name="Default_20_Paragraph_20_Font"><text:span text:style-name="T2"> τὸ δὲ ὄνομα τοῦ ἀνθρώπου τοῦ Ισραηλίτου τοῦ πεπληγότος, ὃς ἐπλήγη μετὰ τῆς Μαδιανίτιδος, Ζαμβρι υἱὸς Σαλω ἄρχων οἴκου πατριᾶς τῶν Συμεων· </text:span></text:span><text:span text:style-name="Default_20_Paragraph_20_Font"><text:span text:style-name="T1">15</text:span></text:span><text:span text:style-name="Default_20_Paragraph_20_Font"><text:span text:style-name="T2"> καὶ ὄνομα τῇ γυναικὶ τῇ Μαδιανίτιδι τῇ πεπληγυίᾳ Χασβι θυγάτηρ Σουρ ἄρχοντος ἔθνους Ομμωθ, οἴκου πατριᾶς ἐστιν τῶν Μαδιαν. </text:span></text:span></text:p>
        <text:p text:style-name="P3"><text:span text:style-name="Default_20_Paragraph_20_Font"><text:span text:style-name="T1">16</text:span></text:span><text:span text:style-name="Default_20_Paragraph_20_Font"><text:span text:style-name="T2"> Καὶ ἐλάλησεν κύριος πρὸς Μωυσῆν λέγων Λάλησον τοῖς υἱοῖς Ισραηλ λέγων </text:span></text:span><text:span text:style-name="Default_20_Paragraph_20_Font"><text:span text:style-name="T1">17</text:span></text:span><text:span text:style-name="Default_20_Paragraph_20_Font"><text:span text:style-name="T2"> Ἐχθραίνετε τοῖς Μαδιηναίοις καὶ πατάξατε αὐτούς, </text:span></text:span><text:span text:style-name="Default_20_Paragraph_20_Font"><text:span text:style-name="T1">18</text:span></text:span><text:span text:style-name="Default_20_Paragraph_20_Font"><text:span text:style-name="T2"> ὅτι ἐχθραίνουσιν αὐτοὶ ὑμῖν ἐν δολιότητι, ὅσα δολιοῦσιν ὑμᾶς διὰ Φογωρ καὶ διὰ Χασβι θυγατέρα ἄρχοντος Μαδιαν ἀδελφὴν αὐτῶν τὴν πεπληγυῖαν ἐν τῇ ἡμέρᾳ τῆς πληγῆς διὰ Φογωρ. </text:span></text:span></text:p>
      </text:section>
      <text:section text:style-name="Sect1" text:name="Sect26">
        <text:p text:style-name="P2">Αριθμοι 26</text:p>
        <text:p text:style-name="P3"><text:span text:style-name="Default_20_Paragraph_20_Font"><text:span text:style-name="T1">1</text:span></text:span><text:span text:style-name="Default_20_Paragraph_20_Font"><text:span text:style-name="T2"> Καὶ ἐγένετο μετὰ τὴν πληγὴν καὶ ἐλάλησεν κύριος πρὸς Μωυσῆν καὶ πρὸς Ελεαζαρ τὸν ἱερέα λέγων </text:span></text:span><text:span text:style-name="Default_20_Paragraph_20_Font"><text:span text:style-name="T1">2</text:span></text:span><text:span text:style-name="Default_20_Paragraph_20_Font"><text:span text:style-name="T2"> Λαβὲ τὴν ἀρχὴν πάσης συναγωγῆς υἱῶν Ισραηλ ἀπὸ εἰκοσαετοῦς καὶ ἐπάνω κατ’ οἴκους πατριῶν αὐτῶν, πᾶς ὁ ἐκπορευόμενος παρατάξασθαι ἐν Ισραηλ. </text:span></text:span><text:span text:style-name="Default_20_Paragraph_20_Font"><text:span text:style-name="T1">3</text:span></text:span><text:span text:style-name="Default_20_Paragraph_20_Font"><text:span text:style-name="T2"> καὶ </text:span></text:span><text:soft-page-break/><text:span text:style-name="Default_20_Paragraph_20_Font"><text:span text:style-name="T2">ἐλάλησεν Μωϋσῆς καὶ Ελεαζαρ ὁ ἱερεὺς ἐν Αραβωθ Μωαβ ἐπὶ τοῦ Ιορδάνου κατὰ Ιεριχω λέγων </text:span></text:span><text:span text:style-name="Default_20_Paragraph_20_Font"><text:span text:style-name="T1">4</text:span></text:span><text:span text:style-name="Default_20_Paragraph_20_Font"><text:span text:style-name="T2"> Ἀπὸ εἰκοσαετοῦς καὶ ἐπάνω, ὃν τρόπον συνέταξεν κύριος τῷ Μωυσῇ. </text:span></text:span></text:p>
        <text:p text:style-name="P3"><text:span text:style-name="Default_20_Paragraph_20_Font"><text:span text:style-name="T2">Καὶ οἱ υἱοὶ Ισραηλ οἱ ἐξελθόντες ἐξ Αἰγύπτου· </text:span></text:span><text:span text:style-name="Default_20_Paragraph_20_Font"><text:span text:style-name="T1">5</text:span></text:span><text:span text:style-name="Default_20_Paragraph_20_Font"><text:span text:style-name="T2"> Ρουβην πρωτότοκος Ισραηλ. υἱοὶ δὲ Ρουβην· Ενωχ καὶ δῆμος τοῦ Ενωχ· τῷ Φαλλου δῆμος τοῦ Φαλλουι· </text:span></text:span><text:span text:style-name="Default_20_Paragraph_20_Font"><text:span text:style-name="T1">6</text:span></text:span><text:span text:style-name="Default_20_Paragraph_20_Font"><text:span text:style-name="T2"> τῷ Ασρων δῆμος τοῦ Ασρωνι· τῷ Χαρμι δῆμος τοῦ Χαρμι. </text:span></text:span><text:span text:style-name="Default_20_Paragraph_20_Font"><text:span text:style-name="T1">7</text:span></text:span><text:span text:style-name="Default_20_Paragraph_20_Font"><text:span text:style-name="T2"> οὗτοι δῆμοι Ρουβην· καὶ ἐγένετο ἡ ἐπίσκεψις αὐτῶν τρεῖς καὶ τεσσαράκοντα χιλιάδες καὶ ἑπτακόσιοι καὶ τριάκοντα. – </text:span></text:span><text:span text:style-name="Default_20_Paragraph_20_Font"><text:span text:style-name="T1">8</text:span></text:span><text:span text:style-name="Default_20_Paragraph_20_Font"><text:span text:style-name="T2"> καὶ υἱοὶ Φαλλου· Ελιαβ. </text:span></text:span><text:span text:style-name="Default_20_Paragraph_20_Font"><text:span text:style-name="T1">9</text:span></text:span><text:span text:style-name="Default_20_Paragraph_20_Font"><text:span text:style-name="T2"> καὶ υἱοὶ Ελιαβ· Ναμουηλ καὶ Δαθαν καὶ Αβιρων· οὗτοι ἐπίκλητοι τῆς συναγωγῆς, οὗτοί εἰσιν οἱ ἐπισυστάντες ἐπὶ Μωυσῆν καὶ Ααρων ἐν τῇ συναγωγῇ Κορε ἐν τῇ ἐπισυστάσει κυρίου, </text:span></text:span><text:span text:style-name="Default_20_Paragraph_20_Font"><text:span text:style-name="T1">10</text:span></text:span><text:span text:style-name="Default_20_Paragraph_20_Font"><text:span text:style-name="T2"> καὶ ἀνοίξασα ἡ γῆ τὸ στόμα αὐτῆς κατέπιεν αὐτοὺς καὶ Κορε ἐν τῷ θανάτῳ τῆς συναγωγῆς αὐτοῦ, ὅτε κατέφαγεν τὸ πῦρ τοὺς πεντήκοντα καὶ διακοσίους, καὶ ἐγενήθησαν ἐν σημείῳ, </text:span></text:span><text:span text:style-name="Default_20_Paragraph_20_Font"><text:span text:style-name="T1">11</text:span></text:span><text:span text:style-name="Default_20_Paragraph_20_Font"><text:span text:style-name="T2"> οἱ δὲ υἱοὶ Κορε οὐκ ἀπέθανον. </text:span></text:span></text:p>
        <text:p text:style-name="P3"><text:span text:style-name="Default_20_Paragraph_20_Font"><text:span text:style-name="T1">12</text:span></text:span><text:span text:style-name="Default_20_Paragraph_20_Font"><text:span text:style-name="T2"> Καὶ οἱ υἱοὶ Συμεων· ὁ δῆμος τῶν υἱῶν Συμεων· τῷ Ναμουηλ δῆμος ὁ Ναμουηλι· τῷ Ιαμιν δῆμος ὁ Ιαμινι· τῷ Ιαχιν δῆμος ὁ Ιαχινι· </text:span></text:span><text:span text:style-name="Default_20_Paragraph_20_Font"><text:span text:style-name="T1">13</text:span></text:span><text:span text:style-name="Default_20_Paragraph_20_Font"><text:span text:style-name="T2"> τῷ Ζαρα δῆμος ὁ Ζαραι· τῷ Σαουλ δῆμος ὁ Σαουλι. </text:span></text:span><text:span text:style-name="Default_20_Paragraph_20_Font"><text:span text:style-name="T1">14</text:span></text:span><text:span text:style-name="Default_20_Paragraph_20_Font"><text:span text:style-name="T2"> οὗτοι δῆμοι Συμεων ἐκ τῆς ἐπισκέψεως αὐτῶν, δύο καὶ εἴκοσι χιλιάδες καὶ διακόσιοι. </text:span></text:span></text:p>
        <text:p text:style-name="P3"><text:span text:style-name="Default_20_Paragraph_20_Font"><text:span text:style-name="T1">15</text:span></text:span><text:span text:style-name="Default_20_Paragraph_20_Font"><text:span text:style-name="T2"> Υἱοὶ δὲ Ιουδα· Ηρ καὶ Αυναν· καὶ ἀπέθανεν Ηρ καὶ Αυναν ἐν γῇ Χανααν. </text:span></text:span><text:span text:style-name="Default_20_Paragraph_20_Font"><text:span text:style-name="T1">16</text:span></text:span><text:span text:style-name="Default_20_Paragraph_20_Font"><text:span text:style-name="T2"> ἐγένοντο δὲ οἱ υἱοὶ Ιουδα κατὰ δήμους αὐτῶν· τῷ Σηλων δῆμος ὁ Σηλωνι· τῷ Φαρες δῆμος ὁ Φαρες· τῷ Ζαρα δῆμος ὁ Ζαραι. </text:span></text:span><text:span text:style-name="Default_20_Paragraph_20_Font"><text:span text:style-name="T1">17</text:span></text:span><text:span text:style-name="Default_20_Paragraph_20_Font"><text:span text:style-name="T2"> καὶ ἐγένοντο υἱοὶ Φαρες· τῷ Ασρων δῆμος ὁ Ασρωνι· τῷ Ιαμουν δῆμος ὁ Ιαμουνι. </text:span></text:span><text:span text:style-name="Default_20_Paragraph_20_Font"><text:span text:style-name="T1">18</text:span></text:span><text:span text:style-name="Default_20_Paragraph_20_Font"><text:span text:style-name="T2"> οὗτοι δῆμοι τῷ Ιουδα κατὰ τὴν ἐπισκοπὴν αὐτῶν, ἓξ καὶ ἑβδομήκοντα χιλιάδες καὶ πεντακόσιοι. </text:span></text:span></text:p>
        <text:p text:style-name="P3"><text:span text:style-name="Default_20_Paragraph_20_Font"><text:span text:style-name="T1">19</text:span></text:span><text:span text:style-name="Default_20_Paragraph_20_Font"><text:span text:style-name="T2"> Καὶ υἱοὶ Ισσαχαρ κατὰ δήμους αὐτῶν· τῷ Θωλα δῆμος ὁ Θωλαι· τῷ Φουα δῆμος ὁ Φουαι· </text:span></text:span><text:span text:style-name="Default_20_Paragraph_20_Font"><text:span text:style-name="T1">20</text:span></text:span><text:span text:style-name="Default_20_Paragraph_20_Font"><text:span text:style-name="T2"> τῷ Ιασουβ δῆμος ὁ Ιασουβι· τῷ Σαμαραν δῆμος ὁ Σαμαρανι. </text:span></text:span><text:span text:style-name="Default_20_Paragraph_20_Font"><text:span text:style-name="T1">21</text:span></text:span><text:span text:style-name="Default_20_Paragraph_20_Font"><text:span text:style-name="T2"> οὗτοι δῆμοι Ισσαχαρ ἐξ ἐπισκέψεως αὐτῶν, τέσσαρες καὶ ἑξήκοντα χιλιάδες καὶ τριακόσιοι. </text:span></text:span></text:p>
        <text:p text:style-name="P3"><text:span text:style-name="Default_20_Paragraph_20_Font"><text:span text:style-name="T1">22</text:span></text:span><text:span text:style-name="Default_20_Paragraph_20_Font"><text:span text:style-name="T2"> Υἱοὶ Ζαβουλων κατὰ δήμους αὐτῶν· τῷ Σαρεδ δῆμος ὁ Σαρεδι· τῷ Αλλων δῆμος ὁ Αλλωνι· τῷ Αλληλ δῆμος ὁ Αλληλι. </text:span></text:span><text:span text:style-name="Default_20_Paragraph_20_Font"><text:span text:style-name="T1">23</text:span></text:span><text:span text:style-name="Default_20_Paragraph_20_Font"><text:span text:style-name="T2"> οὗτοι δῆμοι Ζαβουλων ἐξ ἐπισκέψεως αὐτῶν, ἑξήκοντα χιλιάδες καὶ πεντακόσιοι. </text:span></text:span></text:p>
        <text:p text:style-name="P3"><text:span text:style-name="Default_20_Paragraph_20_Font"><text:span text:style-name="T1">24</text:span></text:span><text:span text:style-name="Default_20_Paragraph_20_Font"><text:span text:style-name="T2"> Υἱοὶ Γαδ κατὰ δήμους αὐτῶν· τῷ Σαφων δῆμος ὁ Σαφωνι· τῷ Αγγι δῆμος ὁ Αγγι· τῷ Σουνι δῆμος ὁ Σουνι· </text:span></text:span><text:span text:style-name="Default_20_Paragraph_20_Font"><text:span text:style-name="T1">25</text:span></text:span><text:span text:style-name="Default_20_Paragraph_20_Font"><text:span text:style-name="T2"> τῷ Αζενι δῆμος ὁ Αζενι· τῷ Αδδι δῆμος ὁ Αδδι· </text:span></text:span><text:span text:style-name="Default_20_Paragraph_20_Font"><text:span text:style-name="T1">26</text:span></text:span><text:span text:style-name="Default_20_Paragraph_20_Font"><text:span text:style-name="T2"> τῷ Αροαδι δῆμος ὁ Αροαδι· τῷ Αριηλ δῆμος ὁ Αριηλι. </text:span></text:span><text:span text:style-name="Default_20_Paragraph_20_Font"><text:span text:style-name="T1">27</text:span></text:span><text:span text:style-name="Default_20_Paragraph_20_Font"><text:span text:style-name="T2"> οὗτοι δῆμοι υἱῶν Γαδ ἐξ ἐπισκέψεως αὐτῶν, τεσσαράκοντα χιλιάδες καὶ πεντακόσιοι. </text:span></text:span></text:p>
        <text:p text:style-name="P3"><text:span text:style-name="Default_20_Paragraph_20_Font"><text:span text:style-name="T1">28</text:span></text:span><text:span text:style-name="Default_20_Paragraph_20_Font"><text:span text:style-name="T2"> Υἱοὶ Ασηρ κατὰ δήμους αὐτῶν· τῷ Ιαμιν δῆμος ὁ Ιαμινι· τῷ Ιεσου δῆμος ὁ Ιεσουι· τῷ Βαρια δῆμος ὁ Βαριαι· </text:span></text:span><text:span text:style-name="Default_20_Paragraph_20_Font"><text:span text:style-name="T1">29</text:span></text:span><text:span text:style-name="Default_20_Paragraph_20_Font"><text:span text:style-name="T2"> τῷ Χοβερ δῆμος ὁ Χοβερι· τῷ Μελχιηλ δῆμος ὁ Μελχιηλι. </text:span></text:span><text:span text:style-name="Default_20_Paragraph_20_Font"><text:span text:style-name="T1">30</text:span></text:span><text:span text:style-name="Default_20_Paragraph_20_Font"><text:span text:style-name="T2"> καὶ τὸ ὄνομα θυγατρὸς Ασηρ Σαρα. </text:span></text:span><text:span text:style-name="Default_20_Paragraph_20_Font"><text:span text:style-name="T1">31</text:span></text:span><text:span text:style-name="Default_20_Paragraph_20_Font"><text:span text:style-name="T2"> οὗτοι δῆμοι Ασηρ ἐξ ἐπισκέψεως αὐτῶν, τρεῖς καὶ πεντήκοντα χιλιάδες καὶ τετρακόσιοι. </text:span></text:span></text:p>
        <text:p text:style-name="P3"><text:span text:style-name="Default_20_Paragraph_20_Font"><text:span text:style-name="T1">32</text:span></text:span><text:span text:style-name="Default_20_Paragraph_20_Font"><text:span text:style-name="T2"> Υἱοὶ Ιωσηφ κατὰ δήμους αὐτῶν· Μανασση καὶ Εφραιμ. – </text:span></text:span><text:span text:style-name="Default_20_Paragraph_20_Font"><text:span text:style-name="T1">33</text:span></text:span><text:span text:style-name="Default_20_Paragraph_20_Font"><text:span text:style-name="T2"> υἱοὶ Μανασση· τῷ Μαχιρ δῆμος ὁ Μαχιρι· καὶ Μαχιρ ἐγέννησεν τὸν Γαλααδ· τῷ Γαλααδ δῆμος ὁ Γαλααδι. </text:span></text:span><text:span text:style-name="Default_20_Paragraph_20_Font"><text:span text:style-name="T1">34</text:span></text:span><text:span text:style-name="Default_20_Paragraph_20_Font"><text:span text:style-name="T2"> καὶ οὗτοι υἱοὶ Γαλααδ· τῷ Αχιεζερ δῆμος ὁ Αχιεζερι· τῷ Χελεγ δῆμος ὁ Χελεγι· </text:span></text:span><text:span text:style-name="Default_20_Paragraph_20_Font"><text:span text:style-name="T1">35</text:span></text:span><text:span text:style-name="Default_20_Paragraph_20_Font"><text:span text:style-name="T2"> τῷ Εσριηλ δῆμος ὁ Εσριηλι· τῷ Συχεμ δῆμος ὁ Συχεμι· </text:span></text:span><text:span text:style-name="Default_20_Paragraph_20_Font"><text:span text:style-name="T1">36</text:span></text:span><text:span text:style-name="Default_20_Paragraph_20_Font"><text:span text:style-name="T2"> τῷ Συμαερ δῆμος ὁ Συμαερι· καὶ τῷ Οφερ δῆμος ὁ Οφερι. </text:span></text:span><text:span text:style-name="Default_20_Paragraph_20_Font"><text:span text:style-name="T1">37</text:span></text:span><text:span text:style-name="Default_20_Paragraph_20_Font"><text:span text:style-name="T2"> καὶ τῷ </text:span></text:span><text:soft-page-break/><text:span text:style-name="Default_20_Paragraph_20_Font"><text:span text:style-name="T2">Σαλπααδ υἱῷ Οφερ οὐκ ἐγένοντο αὐτῷ υἱοί, ἀλλ’ ἢ θυγατέρες, καὶ ταῦτα τὰ ὀνόματα τῶν θυγατέρων Σαλπααδ· Μαλα καὶ Νουα καὶ Εγλα καὶ Μελχα καὶ Θερσα. </text:span></text:span><text:span text:style-name="Default_20_Paragraph_20_Font"><text:span text:style-name="T1">38</text:span></text:span><text:span text:style-name="Default_20_Paragraph_20_Font"><text:span text:style-name="T2"> οὗτοι δῆμοι Μανασση ἐξ ἐπισκέψεως αὐτῶν, δύο καὶ πεντήκοντα χιλιάδες καὶ ἑπτακόσιοι. </text:span></text:span></text:p>
        <text:p text:style-name="P3"><text:span text:style-name="Default_20_Paragraph_20_Font"><text:span text:style-name="T1">39</text:span></text:span><text:span text:style-name="Default_20_Paragraph_20_Font"><text:span text:style-name="T2"> Καὶ οὗτοι υἱοὶ Εφραιμ· τῷ Σουταλα δῆμος ὁ Σουταλαι· τῷ Ταναχ δῆμος ὁ Ταναχι. </text:span></text:span><text:span text:style-name="Default_20_Paragraph_20_Font"><text:span text:style-name="T1">40</text:span></text:span><text:span text:style-name="Default_20_Paragraph_20_Font"><text:span text:style-name="T2"> οὗτοι υἱοὶ Σουταλα· τῷ Εδεν δῆμος ὁ Εδενι. </text:span></text:span><text:span text:style-name="Default_20_Paragraph_20_Font"><text:span text:style-name="T1">41</text:span></text:span><text:span text:style-name="Default_20_Paragraph_20_Font"><text:span text:style-name="T2"> οὗτοι δῆμοι Εφραιμ ἐξ ἐπισκέψεως αὐτῶν, δύο καὶ τριάκοντα χιλιάδες καὶ πεντακόσιοι. – οὗτοι δῆμοι υἱῶν Ιωσηφ κατὰ δήμους αὐτῶν. </text:span></text:span></text:p>
        <text:p text:style-name="P3"><text:span text:style-name="Default_20_Paragraph_20_Font"><text:span text:style-name="T1">42</text:span></text:span><text:span text:style-name="Default_20_Paragraph_20_Font"><text:span text:style-name="T2"> Υἱοὶ Βενιαμιν κατὰ δήμους αὐτῶν· τῷ Βαλε δῆμος ὁ Βαλει· τῷ Ασυβηρ δῆμος ὁ Ασυβηρι· τῷ Ιαχιραν δῆμος ὁ Ιαχιρανι· </text:span></text:span><text:span text:style-name="Default_20_Paragraph_20_Font"><text:span text:style-name="T1">43</text:span></text:span><text:span text:style-name="Default_20_Paragraph_20_Font"><text:span text:style-name="T2"> τῷ Σωφαν δῆμος ὁ Σωφανι. </text:span></text:span><text:span text:style-name="Default_20_Paragraph_20_Font"><text:span text:style-name="T1">44</text:span></text:span><text:span text:style-name="Default_20_Paragraph_20_Font"><text:span text:style-name="T2"> καὶ ἐγένοντο οἱ υἱοὶ Βαλε Αδαρ. καὶ Νοεμαν· τῷ Αδαρ δῆμος ὁ Αδαρι· τῷ Νοεμαν δῆμος ὁ Νοεμανι. </text:span></text:span><text:span text:style-name="Default_20_Paragraph_20_Font"><text:span text:style-name="T1">45</text:span></text:span><text:span text:style-name="Default_20_Paragraph_20_Font"><text:span text:style-name="T2"> οὗτοι υἱοὶ Βενιαμιν κατὰ δήμους αὐτῶν ἐξ ἐπισκέψεως αὐτῶν, πέντε καὶ τεσσαράκοντα χιλιάδες καὶ ἑξακόσιοι. </text:span></text:span></text:p>
        <text:p text:style-name="P3"><text:span text:style-name="Default_20_Paragraph_20_Font"><text:span text:style-name="T1">46</text:span></text:span><text:span text:style-name="Default_20_Paragraph_20_Font"><text:span text:style-name="T2"> Καὶ υἱοὶ Δαν κατὰ δήμους αὐτῶν· τῷ Σαμι δῆμος ὁ Σαμι· οὗτοι δῆμοι Δαν κατὰ δήμους αὐτῶν. </text:span></text:span><text:span text:style-name="Default_20_Paragraph_20_Font"><text:span text:style-name="T1">47</text:span></text:span><text:span text:style-name="Default_20_Paragraph_20_Font"><text:span text:style-name="T2"> πάντες οἱ δῆμοι Σαμι κατ’ ἐπισκοπὴν αὐτῶν τέσσαρες καὶ ἑξήκοντα χιλιάδες καὶ τετρακόσιοι. </text:span></text:span></text:p>
        <text:p text:style-name="P3"><text:span text:style-name="Default_20_Paragraph_20_Font"><text:span text:style-name="T1">48</text:span></text:span><text:span text:style-name="Default_20_Paragraph_20_Font"><text:span text:style-name="T2"> Υἱοὶ Νεφθαλι κατὰ δήμους αὐτῶν· τῷ Ασιηλ δῆμος ὁ Ασιηλι· τῷ Γαυνι δῆμος ὁ Γαυνι· </text:span></text:span><text:span text:style-name="Default_20_Paragraph_20_Font"><text:span text:style-name="T1">49</text:span></text:span><text:span text:style-name="Default_20_Paragraph_20_Font"><text:span text:style-name="T2"> τῷ Ιεσερ δῆμος ὁ Ιεσερι· τῷ Σελλημ δῆμος ὁ Σελλημι. </text:span></text:span><text:span text:style-name="Default_20_Paragraph_20_Font"><text:span text:style-name="T1">50</text:span></text:span><text:span text:style-name="Default_20_Paragraph_20_Font"><text:span text:style-name="T2"> οὗτοι δῆμοι Νεφθαλι ἐξ ἐπισκέψεως αὐτῶν, πέντε καὶ τεσσαράκοντα χιλιάδες καὶ τετρακόσιοι. </text:span></text:span></text:p>
        <text:p text:style-name="P3"><text:span text:style-name="Default_20_Paragraph_20_Font"><text:span text:style-name="T1">51</text:span></text:span><text:span text:style-name="Default_20_Paragraph_20_Font"><text:span text:style-name="T2"> Αὕτη ἡ ἐπίσκεψις υἱῶν Ισραηλ, ἑξακόσιαι χιλιάδες καὶ χίλιοι καὶ ἑπτακόσιοι καὶ τριάκοντα. </text:span></text:span></text:p>
        <text:p text:style-name="P3"><text:span text:style-name="Default_20_Paragraph_20_Font"><text:span text:style-name="T1">52</text:span></text:span><text:span text:style-name="Default_20_Paragraph_20_Font"><text:span text:style-name="T2"> Καὶ ἐλάλησεν κύριος πρὸς Μωυσῆν λέγων </text:span></text:span><text:span text:style-name="Default_20_Paragraph_20_Font"><text:span text:style-name="T1">53</text:span></text:span><text:span text:style-name="Default_20_Paragraph_20_Font"><text:span text:style-name="T2"> Τούτοις μερισθήσεται ἡ γῆ κληρονομεῖν ἐξ ἀριθμοῦ ὀνομάτων· </text:span></text:span><text:span text:style-name="Default_20_Paragraph_20_Font"><text:span text:style-name="T1">54</text:span></text:span><text:span text:style-name="Default_20_Paragraph_20_Font"><text:span text:style-name="T2"> τοῖς πλείοσιν πλεονάσεις τὴν κληρονομίαν καὶ τοῖς ἐλάττοσιν ἐλαττώσεις τὴν κληρονομίαν αὐτῶν· ἑκάστῳ καθὼς ἐπεσκέπησαν δοθήσεται ἡ κληρονομία αὐτῶν. </text:span></text:span><text:span text:style-name="Default_20_Paragraph_20_Font"><text:span text:style-name="T1">55</text:span></text:span><text:span text:style-name="Default_20_Paragraph_20_Font"><text:span text:style-name="T2"> διὰ κλήρων μερισθήσεται ἡ γῆ· τοῖς ὀνόμασιν κατὰ φυλὰς πατριῶν αὐτῶν κληρονομήσουσιν· </text:span></text:span><text:span text:style-name="Default_20_Paragraph_20_Font"><text:span text:style-name="T1">56</text:span></text:span><text:span text:style-name="Default_20_Paragraph_20_Font"><text:span text:style-name="T2"> ἐκ τοῦ κλήρου μεριεῖς τὴν κληρονομίαν αὐτῶν ἀνὰ μέσον πολλῶν καὶ ὀλίγων. </text:span></text:span></text:p>
        <text:p text:style-name="P3"><text:span text:style-name="Default_20_Paragraph_20_Font"><text:span text:style-name="T1">57</text:span></text:span><text:span text:style-name="Default_20_Paragraph_20_Font"><text:span text:style-name="T2"> Καὶ υἱοὶ Λευι κατὰ δήμους αὐτῶν· τῷ Γεδσων δῆμος ὁ Γεδσωνι· τῷ Κααθ δῆμος ὁ Κααθι· τῷ Μεραρι δῆμος ὁ Μεραρι. </text:span></text:span><text:span text:style-name="Default_20_Paragraph_20_Font"><text:span text:style-name="T1">58</text:span></text:span><text:span text:style-name="Default_20_Paragraph_20_Font"><text:span text:style-name="T2"> οὗτοι δῆμοι υἱῶν Λευι· δῆμος ὁ Λοβενι, δῆμος ὁ Χεβρωνι, δῆμος ὁ Κορε καὶ δῆμος ὁ Μουσι. καὶ Κααθ ἐγέννησεν τὸν Αμραμ. </text:span></text:span><text:span text:style-name="Default_20_Paragraph_20_Font"><text:span text:style-name="T1">59</text:span></text:span><text:span text:style-name="Default_20_Paragraph_20_Font"><text:span text:style-name="T2"> καὶ τὸ ὄνομα τῆς γυναικὸς αὐτοῦ Ιωχαβεδ θυγάτηρ Λευι, ἣ ἔτεκεν τούτους τῷ Λευι ἐν Αἰγύπτῳ· καὶ ἔτεκεν τῷ Αμραμ τὸν Ααρων καὶ Μωυσῆν καὶ Μαριαμ τὴν ἀδελφὴν αὐτῶν. </text:span></text:span><text:span text:style-name="Default_20_Paragraph_20_Font"><text:span text:style-name="T1">60</text:span></text:span><text:span text:style-name="Default_20_Paragraph_20_Font"><text:span text:style-name="T2"> καὶ ἐγεννήθησαν τῷ Ααρων ὅ τε Ναδαβ καὶ Αβιουδ καὶ Ελεαζαρ καὶ Ιθαμαρ. </text:span></text:span><text:span text:style-name="Default_20_Paragraph_20_Font"><text:span text:style-name="T1">61</text:span></text:span><text:span text:style-name="Default_20_Paragraph_20_Font"><text:span text:style-name="T2"> καὶ ἀπέθανεν Ναδαβ καὶ Αβιουδ ἐν τῷ προσφέρειν αὐτοὺς πῦρ ἀλλότριον ἔναντι κυρίου ἐν τῇ ἐρήμῳ Σινα. </text:span></text:span><text:span text:style-name="Default_20_Paragraph_20_Font"><text:span text:style-name="T1">62</text:span></text:span><text:span text:style-name="Default_20_Paragraph_20_Font"><text:span text:style-name="T2"> καὶ ἐγενήθησαν ἐξ ἐπισκέψεως αὐτῶν τρεῖς καὶ εἴκοσι χιλιάδες, πᾶν ἀρσενικὸν ἀπὸ μηνιαίου καὶ ἐπάνω· οὐ γὰρ συνεπεσκέπησαν ἐν μέσῳ υἱῶν Ισραηλ, ὅτι οὐ δίδοται αὐτοῖς κλῆρος ἐν μέσῳ υἱῶν Ισραηλ. </text:span></text:span></text:p>
        <text:p text:style-name="P3"><text:span text:style-name="Default_20_Paragraph_20_Font"><text:span text:style-name="T1">63</text:span></text:span><text:span text:style-name="Default_20_Paragraph_20_Font"><text:span text:style-name="T2"> Καὶ αὕτη ἡ ἐπίσκεψις Μωυσῆ καὶ Ελεαζαρ τοῦ ἱερέως, οἳ ἐπεσκέψαντο τοὺς υἱοὺς Ισραηλ ἐν Αραβωθ Μωαβ ἐπὶ τοῦ Ιορδάνου κατὰ Ιεριχω. </text:span></text:span><text:span text:style-name="Default_20_Paragraph_20_Font"><text:span text:style-name="T1">64</text:span></text:span><text:span text:style-name="Default_20_Paragraph_20_Font"><text:span text:style-name="T2"> καὶ ἐν τούτοις οὐκ ἦν ἄνθρωπος τῶν ἐπεσκεμμένων ὑπὸ Μωυσῆ καὶ Ααρων, οὓς ἐπεσκέψαντο τοὺς υἱοὺς Ισραηλ ἐν τῇ </text:span></text:span><text:soft-page-break/><text:span text:style-name="Default_20_Paragraph_20_Font"><text:span text:style-name="T2">ἐρήμῳ Σινα· </text:span></text:span><text:span text:style-name="Default_20_Paragraph_20_Font"><text:span text:style-name="T1">65</text:span></text:span><text:span text:style-name="Default_20_Paragraph_20_Font"><text:span text:style-name="T2"> ὅτι εἶπεν κύριος αὐτοῖς Θανάτῳ ἀποθανοῦνται ἐν τῇ ἐρήμῳ· καὶ οὐ κατελείφθη ἐξ αὐτῶν οὐδὲ εἷς πλὴν Χαλεβ υἱὸς Ιεφοννη καὶ Ἰησοῦς ὁ τοῦ Ναυη. </text:span></text:span></text:p>
      </text:section>
      <text:section text:style-name="Sect1" text:name="Sect27">
        <text:p text:style-name="P2">Αριθμοι 27</text:p>
        <text:p text:style-name="P3"><text:span text:style-name="Default_20_Paragraph_20_Font"><text:span text:style-name="T1">1</text:span></text:span><text:span text:style-name="Default_20_Paragraph_20_Font"><text:span text:style-name="T2"> Καὶ προσελθοῦσαι αἱ θυγατέρες Σαλπααδ υἱοῦ Οφερ υἱοῦ Γαλααδ υἱοῦ Μαχιρ τοῦ δήμου Μανασση τῶν υἱῶν Ιωσηφ [καὶ ταῦτα τὰ ὀνόματα αὐτῶν· Μαλα καὶ Νουα καὶ Εγλα καὶ Μελχα καὶ Θερσα] </text:span></text:span><text:span text:style-name="Default_20_Paragraph_20_Font"><text:span text:style-name="T1">2</text:span></text:span><text:span text:style-name="Default_20_Paragraph_20_Font"><text:span text:style-name="T2"> καὶ στᾶσαι ἔναντι Μωυσῆ καὶ ἔναντι Ελεαζαρ τοῦ ἱερέως καὶ ἔναντι τῶν ἀρχόντων καὶ ἔναντι πάσης συναγωγῆς ἐπὶ τῆς θύρας τῆς σκηνῆς τοῦ μαρτυρίου λέγουσιν </text:span></text:span><text:span text:style-name="Default_20_Paragraph_20_Font"><text:span text:style-name="T1">3</text:span></text:span><text:span text:style-name="Default_20_Paragraph_20_Font"><text:span text:style-name="T2"> Ὁ πατὴρ ἡμῶν ἀπέθανεν ἐν τῇ ἐρήμῳ, καὶ αὐτὸς οὐκ ἦν ἐν μέσῳ τῆς συναγωγῆς τῆς ἐπισυστάσης ἔναντι κυρίου ἐν τῇ συναγωγῇ Κορε, ὅτι διὰ ἁμαρτίαν αὐτοῦ ἀπέθανεν, καὶ υἱοὶ οὐκ ἐγένοντο αὐτῷ· </text:span></text:span><text:span text:style-name="Default_20_Paragraph_20_Font"><text:span text:style-name="T1">4</text:span></text:span><text:span text:style-name="Default_20_Paragraph_20_Font"><text:span text:style-name="T2"> μὴ ἐξαλειφθήτω τὸ ὄνομα τοῦ πατρὸς ἡμῶν ἐκ μέσου τοῦ δήμου αὐτοῦ, ὅτι οὐκ ἔστιν αὐτῷ υἱός· δότε ἡμῖν κατάσχεσιν ἐν μέσῳ ἀδελφῶν πατρὸς ἡμῶν. </text:span></text:span><text:span text:style-name="Default_20_Paragraph_20_Font"><text:span text:style-name="T1">5</text:span></text:span><text:span text:style-name="Default_20_Paragraph_20_Font"><text:span text:style-name="T2"> καὶ προσήγαγεν Μωϋσῆς τὴν κρίσιν αὐτῶν ἔναντι κυρίου. </text:span></text:span><text:span text:style-name="Default_20_Paragraph_20_Font"><text:span text:style-name="T1">6</text:span></text:span><text:span text:style-name="Default_20_Paragraph_20_Font"><text:span text:style-name="T2"> καὶ ἐλάλησεν κύριος πρὸς Μωυσῆν λέγων </text:span></text:span><text:span text:style-name="Default_20_Paragraph_20_Font"><text:span text:style-name="T1">7</text:span></text:span><text:span text:style-name="Default_20_Paragraph_20_Font"><text:span text:style-name="T2"> Ὀρθῶς θυγατέρες Σαλπααδ λελαλήκασιν· δόμα δώσεις αὐταῖς κατάσχεσιν κληρονομίας ἐν μέσῳ ἀδελφῶν πατρὸς αὐτῶν καὶ περιθήσεις τὸν κλῆρον τοῦ πατρὸς αὐτῶν αὐταῖς. </text:span></text:span><text:span text:style-name="Default_20_Paragraph_20_Font"><text:span text:style-name="T1">8</text:span></text:span><text:span text:style-name="Default_20_Paragraph_20_Font"><text:span text:style-name="T2"> καὶ τοῖς υἱοῖς Ισραηλ λαλήσεις λέγων Ἄνθρωπος ἐὰν ἀποθάνῃ καὶ υἱὸς μὴ ᾖ αὐτῷ, περιθήσετε τὴν κληρονομίαν αὐτοῦ τῇ θυγατρὶ αὐτοῦ· </text:span></text:span><text:span text:style-name="Default_20_Paragraph_20_Font"><text:span text:style-name="T1">9</text:span></text:span><text:span text:style-name="Default_20_Paragraph_20_Font"><text:span text:style-name="T2"> ἐὰν δὲ μὴ ᾖ θυγάτηρ αὐτῷ, δώσετε τὴν κληρονομίαν τῷ ἀδελφῷ αὐτοῦ· </text:span></text:span><text:span text:style-name="Default_20_Paragraph_20_Font"><text:span text:style-name="T1">10</text:span></text:span><text:span text:style-name="Default_20_Paragraph_20_Font"><text:span text:style-name="T2"> ἐὰν δὲ μὴ ὦσιν αὐτῷ ἀδελφοί, δώσετε τὴν κληρονομίαν τῷ ἀδελφῷ τοῦ πατρὸς αὐτοῦ· </text:span></text:span><text:span text:style-name="Default_20_Paragraph_20_Font"><text:span text:style-name="T1">11</text:span></text:span><text:span text:style-name="Default_20_Paragraph_20_Font"><text:span text:style-name="T2"> ἐὰν δὲ μὴ ὦσιν ἀδελφοὶ τοῦ πατρὸς αὐτοῦ, δώσετε τὴν κληρονομίαν τῷ οἰκείῳ τῷ ἔγγιστα αὐτοῦ ἐκ τῆς φυλῆς αὐτοῦ, κληρονομήσει τὰ αὐτοῦ. καὶ ἔσται τοῦτο τοῖς υἱοῖς Ισραηλ δικαίωμα κρίσεως, καθὰ συνέταξεν κύριος τῷ Μωυσῇ. </text:span></text:span></text:p>
        <text:p text:style-name="P3"><text:span text:style-name="Default_20_Paragraph_20_Font"><text:span text:style-name="T1">12</text:span></text:span><text:span text:style-name="Default_20_Paragraph_20_Font"><text:span text:style-name="T2"> Καὶ εἶπεν κύριος πρὸς Μωυσῆν Ἀνάβηθι εἰς τὸ ὄρος τὸ ἐν τῷ πέραν [τοῦτο ὄρος Ναβαυ] καὶ ἰδὲ τὴν γῆν Χανααν, ἣν ἐγὼ δίδωμι τοῖς υἱοῖς Ισραηλ ἐν κατασχέσει· </text:span></text:span><text:span text:style-name="Default_20_Paragraph_20_Font"><text:span text:style-name="T1">13</text:span></text:span><text:span text:style-name="Default_20_Paragraph_20_Font"><text:span text:style-name="T2"> καὶ ὄψει αὐτὴν καὶ προστεθήσῃ πρὸς τὸν λαόν σου καὶ σύ, καθὰ προσετέθη Ααρων ὁ ἀδελφός σου ἐν Ωρ τῷ ὄρει, </text:span></text:span><text:span text:style-name="Default_20_Paragraph_20_Font"><text:span text:style-name="T1">14</text:span></text:span><text:span text:style-name="Default_20_Paragraph_20_Font"><text:span text:style-name="T2"> διότι παρέβητε τὸ ῥῆμά μου ἐν τῇ ἐρήμῳ Σιν ἐν τῷ ἀντιπίπτειν τὴν συναγωγὴν ἁγιάσαι με· οὐχ ἡγιάσατέ με ἐπὶ τῷ ὕδατι ἔναντι αὐτῶν [τοῦτό ἐστιν ὕδωρ ἀντιλογίας Καδης ἐν τῇ ἐρήμῳ Σιν]. </text:span></text:span><text:span text:style-name="Default_20_Paragraph_20_Font"><text:span text:style-name="T1">15</text:span></text:span><text:span text:style-name="Default_20_Paragraph_20_Font"><text:span text:style-name="T2"> καὶ εἶπεν Μωϋσῆς πρὸς κύριον </text:span></text:span><text:span text:style-name="Default_20_Paragraph_20_Font"><text:span text:style-name="T1">16</text:span></text:span><text:span text:style-name="Default_20_Paragraph_20_Font"><text:span text:style-name="T2"> Ἐπισκεψάσθω κύριος ὁ θεὸς τῶν πνευμάτων καὶ πάσης σαρκὸς ἄνθρωπον ἐπὶ τῆς συναγωγῆς ταύτης, </text:span></text:span><text:span text:style-name="Default_20_Paragraph_20_Font"><text:span text:style-name="T1">17</text:span></text:span><text:span text:style-name="Default_20_Paragraph_20_Font"><text:span text:style-name="T2"> ὅστις ἐξελεύσεται πρὸ προσώπου αὐτῶν καὶ ὅστις εἰσελεύσεται πρὸ προσώπου αὐτῶν καὶ ὅστις ἐξάξει αὐτοὺς καὶ ὅστις εἰσάξει αὐτούς, καὶ οὐκ ἔσται ἡ συναγωγὴ κυρίου ὡσεὶ πρόβατα, οἷς οὐκ ἔστιν ποιμήν. </text:span></text:span><text:span text:style-name="Default_20_Paragraph_20_Font"><text:span text:style-name="T1">18</text:span></text:span><text:span text:style-name="Default_20_Paragraph_20_Font"><text:span text:style-name="T2"> καὶ ἐλάλησεν κύριος πρὸς Μωυσῆν λέγων Λαβὲ πρὸς σεαυτὸν τὸν Ἰησοῦν υἱὸν Ναυη, ἄνθρωπον, ὃς ἔχει πνεῦμα ἐν ἑαυτῷ, καὶ ἐπιθήσεις τὰς χεῖράς σου ἐπ’ αὐτὸν </text:span></text:span><text:span text:style-name="Default_20_Paragraph_20_Font"><text:span text:style-name="T1">19</text:span></text:span><text:span text:style-name="Default_20_Paragraph_20_Font"><text:span text:style-name="T2"> καὶ στήσεις αὐτὸν ἔναντι Ελεαζαρ τοῦ ἱερέως καὶ ἐντελῇ αὐτῷ ἔναντι πάσης συναγωγῆς καὶ ἐντελῇ περὶ αὐτοῦ ἐναντίον αὐτῶν </text:span></text:span><text:span text:style-name="Default_20_Paragraph_20_Font"><text:span text:style-name="T1">20</text:span></text:span><text:span text:style-name="Default_20_Paragraph_20_Font"><text:span text:style-name="T2"> καὶ δώσεις τῆς δόξης σου ἐπ’ αὐτόν, ὅπως ἂν εἰσακούσωσιν αὐτοῦ οἱ υἱοὶ Ισραηλ. </text:span></text:span><text:span text:style-name="Default_20_Paragraph_20_Font"><text:span text:style-name="T1">21</text:span></text:span><text:span text:style-name="Default_20_Paragraph_20_Font"><text:span text:style-name="T2"> καὶ ἔναντι Ελεαζαρ τοῦ ἱερέως στήσεται, καὶ ἐπερωτήσουσιν αὐτὸν τὴν κρίσιν τῶν δήλων ἔναντι κυρίου· ἐπὶ τῷ στόματι αὐτοῦ ἐξελεύσονται καὶ ἐπὶ τῷ στόματι αὐτοῦ εἰσελεύσονται αὐτὸς καὶ οἱ υἱοὶ Ισραηλ ὁμοθυμαδὸν καὶ πᾶσα ἡ συναγωγή. </text:span></text:span><text:span text:style-name="Default_20_Paragraph_20_Font"><text:span text:style-name="T1">22</text:span></text:span><text:span text:style-name="Default_20_Paragraph_20_Font"><text:span text:style-name="T2"> καὶ ἐποίησεν Μωϋσῆς καθὰ ἐνετείλατο αὐτῷ κύριος, καὶ λαβὼν τὸν Ἰησοῦν ἔστησεν αὐτὸν ἐναντίον Ελεαζαρ τοῦ ἱερέως καὶ ἔναντι πάσης συναγωγῆς </text:span></text:span><text:span text:style-name="Default_20_Paragraph_20_Font"><text:span text:style-name="T1">23</text:span></text:span><text:span text:style-name="Default_20_Paragraph_20_Font"><text:span text:style-name="T2"> καὶ ἐπέθηκεν τὰς χεῖρας αὐτοῦ ἐπ’ αὐτὸν καὶ συνέστησεν αὐτόν, καθάπερ συνέταξεν κύριος τῷ Μωυσῇ. </text:span></text:span></text:p>
      </text:section>
      <text:section text:style-name="Sect1" text:name="Sect28">
        <text:p text:style-name="P2"><text:soft-page-break/>Αριθμοι 28</text:p>
        <text:p text:style-name="P3"><text:span text:style-name="Default_20_Paragraph_20_Font"><text:span text:style-name="T1">1</text:span></text:span><text:span text:style-name="Default_20_Paragraph_20_Font"><text:span text:style-name="T2"> Καὶ ἐλάλησεν κύριος πρὸς Μωυσῆν λέγων </text:span></text:span><text:span text:style-name="Default_20_Paragraph_20_Font"><text:span text:style-name="T1">2</text:span></text:span><text:span text:style-name="Default_20_Paragraph_20_Font"><text:span text:style-name="T2"> Ἔντειλαι τοῖς υἱοῖς Ισραηλ καὶ ἐρεῖς πρὸς αὐτοὺς λέγων Τὰ δῶρά μου δόματά μου καρπώματά μου εἰς ὀσμὴν εὐωδίας διατηρήσετε προσφέρειν ἐμοὶ ἐν ταῖς ἑορταῖς μου. </text:span></text:span><text:span text:style-name="Default_20_Paragraph_20_Font"><text:span text:style-name="T1">3</text:span></text:span><text:span text:style-name="Default_20_Paragraph_20_Font"><text:span text:style-name="T2"> καὶ ἐρεῖς πρὸς αὐτούς Ταῦτα τὰ καρπώματα, ὅσα προσάξετε κυρίῳ· ἀμνοὺς ἐνιαυσίους ἀμώμους δύο τὴν ἡμέραν εἰς ὁλοκαύτωσιν ἐνδελεχῶς, </text:span></text:span><text:span text:style-name="Default_20_Paragraph_20_Font"><text:span text:style-name="T1">4</text:span></text:span><text:span text:style-name="Default_20_Paragraph_20_Font"><text:span text:style-name="T2"> τὸν ἀμνὸν τὸν ἕνα ποιήσεις τὸ πρωῒ καὶ τὸν ἀμνὸν τὸν δεύτερον ποιήσεις τὸ πρὸς ἑσπέραν· </text:span></text:span><text:span text:style-name="Default_20_Paragraph_20_Font"><text:span text:style-name="T1">5</text:span></text:span><text:span text:style-name="Default_20_Paragraph_20_Font"><text:span text:style-name="T2"> καὶ ποιήσεις τὸ δέκατον τοῦ οιφι σεμίδαλιν εἰς θυσίαν ἀναπεποιημένην ἐν ἐλαίῳ ἐν τετάρτῳ τοῦ ιν. </text:span></text:span><text:span text:style-name="Default_20_Paragraph_20_Font"><text:span text:style-name="T1">6</text:span></text:span><text:span text:style-name="Default_20_Paragraph_20_Font"><text:span text:style-name="T2"> ὁλοκαύτωμα ἐνδελεχισμοῦ, ἡ γενομένη ἐν τῷ ὄρει Σινα εἰς ὀσμὴν εὐωδίας κυρίῳ· </text:span></text:span><text:span text:style-name="Default_20_Paragraph_20_Font"><text:span text:style-name="T1">7</text:span></text:span><text:span text:style-name="Default_20_Paragraph_20_Font"><text:span text:style-name="T2"> καὶ σπονδὴν αὐτοῦ τὸ τέταρτον τοῦ ιν τῷ ἀμνῷ τῷ ἑνί, ἐν τῷ ἁγίῳ σπείσεις σπονδὴν σικερα κυρίῳ. </text:span></text:span><text:span text:style-name="Default_20_Paragraph_20_Font"><text:span text:style-name="T1">8</text:span></text:span><text:span text:style-name="Default_20_Paragraph_20_Font"><text:span text:style-name="T2"> καὶ τὸν ἀμνὸν τὸν δεύτερον ποιήσεις τὸ πρὸς ἑσπέραν· κατὰ τὴν θυσίαν αὐτοῦ καὶ κατὰ τὴν σπονδὴν αὐτοῦ ποιήσετε εἰς ὀσμὴν εὐωδίας κυρίῳ. </text:span></text:span></text:p>
        <text:p text:style-name="P3"><text:span text:style-name="Default_20_Paragraph_20_Font"><text:span text:style-name="T1">9</text:span></text:span><text:span text:style-name="Default_20_Paragraph_20_Font"><text:span text:style-name="T2"> Καὶ τῇ ἡμέρᾳ τῶν σαββάτων προσάξετε δύο ἀμνοὺς ἐνιαυσίους ἀμώμους καὶ δύο δέκατα σεμιδάλεως ἀναπεποιημένης ἐν ἐλαίῳ εἰς θυσίαν καὶ σπονδὴν </text:span></text:span><text:span text:style-name="Default_20_Paragraph_20_Font"><text:span text:style-name="T1">10</text:span></text:span><text:span text:style-name="Default_20_Paragraph_20_Font"><text:span text:style-name="T2"> ὁλοκαύτωμα σαββάτων ἐν τοῖς σαββάτοις ἐπὶ τῆς ὁλοκαυτώσεως τῆς διὰ παντὸς καὶ τὴν σπονδὴν αὐτοῦ. </text:span></text:span></text:p>
        <text:p text:style-name="P3"><text:span text:style-name="Default_20_Paragraph_20_Font"><text:span text:style-name="T1">11</text:span></text:span><text:span text:style-name="Default_20_Paragraph_20_Font"><text:span text:style-name="T2"> Καὶ ἐν ταῖς νεομηνίαις προσάξετε ὁλοκαυτώματα τῷ κυρίῳ μόσχους ἐκ βοῶν δύο καὶ κριὸν ἕνα, ἀμνοὺς ἐνιαυσίους ἑπτὰ ἀμώμους, </text:span></text:span><text:span text:style-name="Default_20_Paragraph_20_Font"><text:span text:style-name="T1">12</text:span></text:span><text:span text:style-name="Default_20_Paragraph_20_Font"><text:span text:style-name="T2"> τρία δέκατα σεμιδάλεως ἀναπεποιημένης ἐν ἐλαίῳ τῷ μόσχῳ τῷ ἑνὶ καὶ δύο δέκατα σεμιδάλεως ἀναπεποιημένης ἐν ἐλαίῳ τῷ κριῷ τῷ ἑνί, </text:span></text:span><text:span text:style-name="Default_20_Paragraph_20_Font"><text:span text:style-name="T1">13</text:span></text:span><text:span text:style-name="Default_20_Paragraph_20_Font"><text:span text:style-name="T2"> δέκατον σεμιδάλεως ἀναπεποιημένης ἐν ἐλαίῳ τῷ ἀμνῷ τῷ ἑνί, θυσίαν ὀσμὴν εὐωδίας κάρπωμα κυρίῳ. </text:span></text:span><text:span text:style-name="Default_20_Paragraph_20_Font"><text:span text:style-name="T1">14</text:span></text:span><text:span text:style-name="Default_20_Paragraph_20_Font"><text:span text:style-name="T2"> ἡ σπονδὴ αὐτῶν τὸ ἥμισυ τοῦ ιν ἔσται τῷ μόσχῳ τῷ ἑνί, καὶ τὸ τρίτον τοῦ ιν ἔσται τῷ κριῷ τῷ ἑνί, καὶ τὸ τέταρτον τοῦ ιν ἔσται τῷ ἀμνῷ τῷ ἑνὶ οἴνου. τοῦτο ὁλοκαύτωμα μῆνα ἐκ μηνὸς εἰς τοὺς μῆνας τοῦ ἐνιαυτοῦ. </text:span></text:span><text:span text:style-name="Default_20_Paragraph_20_Font"><text:span text:style-name="T1">15</text:span></text:span><text:span text:style-name="Default_20_Paragraph_20_Font"><text:span text:style-name="T2"> καὶ χίμαρον ἐξ αἰγῶν ἕνα περὶ ἁμαρτίας κυρίῳ· ἐπὶ τῆς ὁλοκαυτώσεως τῆς διὰ παντὸς ποιηθήσεται καὶ ἡ σπονδὴ αὐτοῦ. </text:span></text:span></text:p>
        <text:p text:style-name="P3"><text:span text:style-name="Default_20_Paragraph_20_Font"><text:span text:style-name="T1">16</text:span></text:span><text:span text:style-name="Default_20_Paragraph_20_Font"><text:span text:style-name="T2"> Καὶ ἐν τῷ μηνὶ τῷ πρώτῳ τεσσαρεσκαιδεκάτῃ ἡμέρᾳ τοῦ μηνὸς πασχα κυρίῳ. </text:span></text:span><text:span text:style-name="Default_20_Paragraph_20_Font"><text:span text:style-name="T1">17</text:span></text:span><text:span text:style-name="Default_20_Paragraph_20_Font"><text:span text:style-name="T2"> καὶ τῇ πεντεκαιδεκάτῃ ἡμέρᾳ τοῦ μηνὸς τούτου ἑορτή· ἑπτὰ ἡμέρας ἄζυμα ἔδεσθε. </text:span></text:span><text:span text:style-name="Default_20_Paragraph_20_Font"><text:span text:style-name="T1">18</text:span></text:span><text:span text:style-name="Default_20_Paragraph_20_Font"><text:span text:style-name="T2"> καὶ ἡ ἡμέρα ἡ πρώτη ἐπίκλητος ἁγία ἔσται ὑμῖν, πᾶν ἔργον λατρευτὸν οὐ ποιήσετε. </text:span></text:span><text:span text:style-name="Default_20_Paragraph_20_Font"><text:span text:style-name="T1">19</text:span></text:span><text:span text:style-name="Default_20_Paragraph_20_Font"><text:span text:style-name="T2"> καὶ προσάξετε ὁλοκαυτώματα καρπώματα κυρίῳ μόσχους ἐκ βοῶν δύο, κριὸν ἕνα, ἑπτὰ ἀμνοὺς ἐνιαυσίους, ἄμωμοι ἔσονται ὑμῖν· </text:span></text:span><text:span text:style-name="Default_20_Paragraph_20_Font"><text:span text:style-name="T1">20</text:span></text:span><text:span text:style-name="Default_20_Paragraph_20_Font"><text:span text:style-name="T2"> καὶ ἡ θυσία αὐτῶν σεμίδαλις ἀναπεποιημένη ἐν ἐλαίῳ, τρία δέκατα τῷ μόσχῳ τῷ ἑνὶ καὶ δύο δέκατα τῷ κριῷ τῷ ἑνί, </text:span></text:span><text:span text:style-name="Default_20_Paragraph_20_Font"><text:span text:style-name="T1">21</text:span></text:span><text:span text:style-name="Default_20_Paragraph_20_Font"><text:span text:style-name="T2"> δέκατον δέκατον ποιήσεις τῷ ἀμνῷ τῷ ἑνὶ τοῖς ἑπτὰ ἀμνοῖς· </text:span></text:span><text:span text:style-name="Default_20_Paragraph_20_Font"><text:span text:style-name="T1">22</text:span></text:span><text:span text:style-name="Default_20_Paragraph_20_Font"><text:span text:style-name="T2"> καὶ χίμαρον ἐξ αἰγῶν ἕνα περὶ ἁμαρτίας ἐξιλάσασθαι περὶ ὑμῶν· </text:span></text:span><text:span text:style-name="Default_20_Paragraph_20_Font"><text:span text:style-name="T1">23</text:span></text:span><text:span text:style-name="Default_20_Paragraph_20_Font"><text:span text:style-name="T2"> πλὴν τῆς ὁλοκαυτώσεως τῆς διὰ παντὸς τῆς πρωινῆς, ὅ ἐστιν ὁλοκαύτωμα ἐνδελεχισμοῦ. </text:span></text:span><text:span text:style-name="Default_20_Paragraph_20_Font"><text:span text:style-name="T1">24</text:span></text:span><text:span text:style-name="Default_20_Paragraph_20_Font"><text:span text:style-name="T2"> ταῦτα κατὰ ταῦτα ποιήσετε τὴν ἡμέραν εἰς τὰς ἑπτὰ ἡμέρας δῶρον κάρπωμα εἰς ὀσμὴν εὐωδίας κυρίῳ· ἐπὶ τοῦ ὁλοκαυτώματος τοῦ διὰ παντὸς ποιήσεις τὴν σπονδὴν αὐτοῦ. </text:span></text:span><text:span text:style-name="Default_20_Paragraph_20_Font"><text:span text:style-name="T1">25</text:span></text:span><text:span text:style-name="Default_20_Paragraph_20_Font"><text:span text:style-name="T2"> καὶ ἡ ἡμέρα ἡ ἑβδόμη κλητὴ ἁγία ἔσται ὑμῖν, πᾶν ἔργον λατρευτὸν οὐ ποιήσετε ἐν αὐτῇ. </text:span></text:span></text:p>
        <text:p text:style-name="P3"><text:span text:style-name="Default_20_Paragraph_20_Font"><text:span text:style-name="T1">26</text:span></text:span><text:span text:style-name="Default_20_Paragraph_20_Font"><text:span text:style-name="T2"> Καὶ τῇ ἡμέρᾳ τῶν νέων, ὅταν προσφέρητε θυσίαν νέαν κυρίῳ τῶν ἑβδομάδων, ἐπίκλητος ἁγία ἔσται ὑμῖν, πᾶν ἔργον λατρευτὸν οὐ ποιήσετε. </text:span></text:span><text:span text:style-name="Default_20_Paragraph_20_Font"><text:span text:style-name="T1">27</text:span></text:span><text:span text:style-name="Default_20_Paragraph_20_Font"><text:span text:style-name="T2"> καὶ προσάξετε ὁλοκαυτώματα εἰς ὀσμὴν εὐωδίας κυρίῳ μόσχους ἐκ βοῶν δύο, κριὸν ἕνα, ἑπτὰ ἀμνοὺς ἐνιαυσίους ἀμώμους· </text:span></text:span><text:span text:style-name="Default_20_Paragraph_20_Font"><text:span text:style-name="T1">28</text:span></text:span><text:span text:style-name="Default_20_Paragraph_20_Font"><text:span text:style-name="T2"> ἡ θυσία αὐτῶν σεμίδαλις ἀναπεποιημένη ἐν ἐλαίῳ, τρία δέκατα τῷ μόσχῳ τῷ ἑνὶ καὶ δύο δέκατα τῷ κριῷ τῷ ἑνί, </text:span></text:span><text:span text:style-name="Default_20_Paragraph_20_Font"><text:span text:style-name="T1">29</text:span></text:span><text:span text:style-name="Default_20_Paragraph_20_Font"><text:span text:style-name="T2"> δέκατον </text:span></text:span><text:soft-page-break/><text:span text:style-name="Default_20_Paragraph_20_Font"><text:span text:style-name="T2">δέκατον τῷ ἀμνῷ τῷ ἑνὶ τοῖς ἑπτὰ ἀμνοῖς· </text:span></text:span><text:span text:style-name="Default_20_Paragraph_20_Font"><text:span text:style-name="T1">30</text:span></text:span><text:span text:style-name="Default_20_Paragraph_20_Font"><text:span text:style-name="T2"> καὶ χίμαρον ἐξ αἰγῶν ἕνα περὶ ἁμαρτίας ἐξιλάσασθαι περὶ ὑμῶν· </text:span></text:span><text:span text:style-name="Default_20_Paragraph_20_Font"><text:span text:style-name="T1">31</text:span></text:span><text:span text:style-name="Default_20_Paragraph_20_Font"><text:span text:style-name="T2"> πλὴν τοῦ ὁλοκαυτώματος τοῦ διὰ παντός· καὶ τὴν θυσίαν αὐτῶν ποιήσετέ μοι – ἄμωμοι ἔσονται ὑμῖν – καὶ τὰς σπονδὰς αὐτῶν. </text:span></text:span></text:p>
      </text:section>
      <text:section text:style-name="Sect1" text:name="Sect29">
        <text:p text:style-name="P2">Αριθμοι 29</text:p>
        <text:p text:style-name="P3"><text:span text:style-name="Default_20_Paragraph_20_Font"><text:span text:style-name="T1">1</text:span></text:span><text:span text:style-name="Default_20_Paragraph_20_Font"><text:span text:style-name="T2"> Καὶ τῷ μηνὶ τῷ ἑβδόμῳ μιᾷ τοῦ μηνὸς ἐπίκλητος ἁγία ἔσται ὑμῖν, πᾶν ἔργον λατρευτὸν οὐ ποιήσετε· ἡμέρα σημασίας ἔσται ὑμῖν. </text:span></text:span><text:span text:style-name="Default_20_Paragraph_20_Font"><text:span text:style-name="T1">2</text:span></text:span><text:span text:style-name="Default_20_Paragraph_20_Font"><text:span text:style-name="T2"> καὶ ποιήσετε ὁλοκαυτώματα εἰς ὀσμὴν εὐωδίας κυρίῳ μόσχον ἕνα ἐκ βοῶν, κριὸν ἕνα, ἀμνοὺς ἐνιαυσίους ἑπτὰ ἀμώμους· </text:span></text:span><text:span text:style-name="Default_20_Paragraph_20_Font"><text:span text:style-name="T1">3</text:span></text:span><text:span text:style-name="Default_20_Paragraph_20_Font"><text:span text:style-name="T2"> ἡ θυσία αὐτῶν σεμίδαλις ἀναπεποιημένη ἐν ἐλαίῳ, τρία δέκατα τῷ μόσχῳ τῷ ἑνὶ καὶ δύο δέκατα τῷ κριῷ τῷ ἑνί, </text:span></text:span><text:span text:style-name="Default_20_Paragraph_20_Font"><text:span text:style-name="T1">4</text:span></text:span><text:span text:style-name="Default_20_Paragraph_20_Font"><text:span text:style-name="T2"> δέκατον δέκατον τῷ ἀμνῷ τῷ ἑνὶ τοῖς ἑπτὰ ἀμνοῖς· </text:span></text:span><text:span text:style-name="Default_20_Paragraph_20_Font"><text:span text:style-name="T1">5</text:span></text:span><text:span text:style-name="Default_20_Paragraph_20_Font"><text:span text:style-name="T2"> καὶ χίμαρον ἐξ αἰγῶν ἕνα περὶ ἁμαρτίας ἐξιλάσασθαι περὶ ὑμῶν· </text:span></text:span><text:span text:style-name="Default_20_Paragraph_20_Font"><text:span text:style-name="T1">6</text:span></text:span><text:span text:style-name="Default_20_Paragraph_20_Font"><text:span text:style-name="T2"> πλὴν τῶν ὁλοκαυτωμάτων τῆς νουμηνίας, καὶ αἱ θυσίαι αὐτῶν καὶ αἱ σπονδαὶ αὐτῶν καὶ τὸ ὁλοκαύτωμα τὸ διὰ παντὸς καὶ αἱ θυσίαι αὐτῶν καὶ αἱ σπονδαὶ αὐτῶν κατὰ τὴν σύγκρισιν αὐτῶν εἰς ὀσμὴν εὐωδίας κυρίῳ. </text:span></text:span></text:p>
        <text:p text:style-name="P3"><text:span text:style-name="Default_20_Paragraph_20_Font"><text:span text:style-name="T1">7</text:span></text:span><text:span text:style-name="Default_20_Paragraph_20_Font"><text:span text:style-name="T2"> Καὶ τῇ δεκάτῃ τοῦ μηνὸς τούτου ἐπίκλητος ἁγία ἔσται ὑμῖν, καὶ κακώσετε τὰς ψυχὰς ὑμῶν καὶ πᾶν ἔργον οὐ ποιήσετε. </text:span></text:span><text:span text:style-name="Default_20_Paragraph_20_Font"><text:span text:style-name="T1">8</text:span></text:span><text:span text:style-name="Default_20_Paragraph_20_Font"><text:span text:style-name="T2"> καὶ προσοίσετε ὁλοκαυτώματα εἰς ὀσμὴν εὐωδίας καρπώματα κυρίῳ μόσχον ἕνα ἐκ βοῶν, κριὸν ἕνα, ἀμνοὺς ἐνιαυσίους ἑπτά, ἄμωμοι ἔσονται ὑμῖν· </text:span></text:span><text:span text:style-name="Default_20_Paragraph_20_Font"><text:span text:style-name="T1">9</text:span></text:span><text:span text:style-name="Default_20_Paragraph_20_Font"><text:span text:style-name="T2"> ἡ θυσία αὐτῶν σεμίδαλις ἀναπεποιημένη ἐν ἐλαίῳ, τρία δέκατα τῷ μόσχῳ τῷ ἑνὶ καὶ δύο δέκατα τῷ κριῷ τῷ ἑνί, </text:span></text:span><text:span text:style-name="Default_20_Paragraph_20_Font"><text:span text:style-name="T1">10</text:span></text:span><text:span text:style-name="Default_20_Paragraph_20_Font"><text:span text:style-name="T2"> δέκατον δέκατον τῷ ἀμνῷ τῷ ἑνὶ εἰς τοὺς ἑπτὰ ἀμνούς· </text:span></text:span><text:span text:style-name="Default_20_Paragraph_20_Font"><text:span text:style-name="T1">11</text:span></text:span><text:span text:style-name="Default_20_Paragraph_20_Font"><text:span text:style-name="T2"> καὶ χίμαρον ἐξ αἰγῶν ἕνα περὶ ἁμαρτίας ἐξιλάσασθαι περὶ ὑμῶν· πλὴν τὸ περὶ τῆς ἁμαρτίας τῆς ἐξιλάσεως καὶ ἡ ὁλοκαύτωσις ἡ διὰ παντός, ἡ θυσία αὐτῆς καὶ ἡ σπονδὴ αὐτῆς κατὰ τὴν σύγκρισιν εἰς ὀσμὴν εὐωδίας κάρπωμα κυρίῳ. </text:span></text:span></text:p>
        <text:p text:style-name="P3"><text:span text:style-name="Default_20_Paragraph_20_Font"><text:span text:style-name="T1">12</text:span></text:span><text:span text:style-name="Default_20_Paragraph_20_Font"><text:span text:style-name="T2"> Καὶ τῇ πεντεκαιδεκάτῃ ἡμέρᾳ τοῦ μηνὸς τοῦ ἑβδόμου τούτου ἐπίκλητος ἁγία ἔσται ὑμῖν, πᾶν ἔργον λατρευτὸν οὐ ποιήσετε καὶ ἑορτάσετε αὐτὴν ἑορτὴν κυρίῳ ἑπτὰ ἡμέρας. </text:span></text:span><text:span text:style-name="Default_20_Paragraph_20_Font"><text:span text:style-name="T1">13</text:span></text:span><text:span text:style-name="Default_20_Paragraph_20_Font"><text:span text:style-name="T2"> καὶ προσάξετε ὁλοκαυτώματα καρπώματα εἰς ὀσμὴν εὐωδίας κυρίῳ, τῇ ἡμέρᾳ τῇ πρώτῃ μόσχους ἐκ βοῶν τρεῖς καὶ δέκα, κριοὺς δύο, ἀμνοὺς ἐνιαυσίους δέκα τέσσαρας, ἄμωμοι ἔσονται· </text:span></text:span><text:span text:style-name="Default_20_Paragraph_20_Font"><text:span text:style-name="T1">14</text:span></text:span><text:span text:style-name="Default_20_Paragraph_20_Font"><text:span text:style-name="T2"> αἱ θυσίαι αὐτῶν σεμίδαλις ἀναπεποιημένη ἐν ἐλαίῳ, τρία δέκατα τῷ μόσχῳ τῷ ἑνὶ τοῖς τρισκαίδεκα μόσχοις καὶ δύο δέκατα τῷ κριῷ τῷ ἑνὶ ἐπὶ τοὺς δύο κριούς, </text:span></text:span><text:span text:style-name="Default_20_Paragraph_20_Font"><text:span text:style-name="T1">15</text:span></text:span><text:span text:style-name="Default_20_Paragraph_20_Font"><text:span text:style-name="T2"> δέκατον δέκατον τῷ ἀμνῷ τῷ ἑνὶ ἐπὶ τοὺς τέσσαρας καὶ δέκα ἀμνούς· </text:span></text:span><text:span text:style-name="Default_20_Paragraph_20_Font"><text:span text:style-name="T1">16</text:span></text:span><text:span text:style-name="Default_20_Paragraph_20_Font"><text:span text:style-name="T2"> καὶ χίμαρον ἐξ αἰγῶν ἕνα περὶ ἁμαρτίας πλὴν τῆς ὁλοκαυτώσεως τῆς διὰ παντός· αἱ θυσίαι αὐτῶν καὶ αἱ σπονδαὶ αὐτῶν. – </text:span></text:span><text:span text:style-name="Default_20_Paragraph_20_Font"><text:span text:style-name="T1">17</text:span></text:span><text:span text:style-name="Default_20_Paragraph_20_Font"><text:span text:style-name="T2"> καὶ τῇ ἡμέρᾳ τῇ δευτέρᾳ μόσχους δώδεκα, κριοὺς δύο, ἀμνοὺς ἐνιαυσίους τέσσαρας καὶ δέκα ἀμώμους· </text:span></text:span><text:span text:style-name="Default_20_Paragraph_20_Font"><text:span text:style-name="T1">18</text:span></text:span><text:span text:style-name="Default_20_Paragraph_20_Font"><text:span text:style-name="T2"> ἡ θυσία αὐτῶν καὶ ἡ σπονδὴ αὐτῶν τοῖς μόσχοις καὶ τοῖς κριοῖς καὶ τοῖς ἀμνοῖς κατὰ ἀριθμὸν αὐτῶν κατὰ τὴν σύγκρισιν αὐτῶν· </text:span></text:span><text:span text:style-name="Default_20_Paragraph_20_Font"><text:span text:style-name="T1">19</text:span></text:span><text:span text:style-name="Default_20_Paragraph_20_Font"><text:span text:style-name="T2"> καὶ χίμαρον ἐξ αἰγῶν ἕνα περὶ ἁμαρτίας πλὴν τῆς ὁλοκαυτώσεως τῆς διὰ παντός· αἱ θυσίαι αὐτῶν καὶ αἱ σπονδαὶ αὐτῶν. – </text:span></text:span><text:span text:style-name="Default_20_Paragraph_20_Font"><text:span text:style-name="T1">20</text:span></text:span><text:span text:style-name="Default_20_Paragraph_20_Font"><text:span text:style-name="T2"> τῇ ἡμέρᾳ τῇ τρίτῃ μόσχους ἕνδεκα, κριοὺς δύο, ἀμνοὺς ἐνιαυσίους τέσσαρας καὶ δέκα ἀμώμους· </text:span></text:span><text:span text:style-name="Default_20_Paragraph_20_Font"><text:span text:style-name="T1">21</text:span></text:span><text:span text:style-name="Default_20_Paragraph_20_Font"><text:span text:style-name="T2"> ἡ θυσία αὐτῶν καὶ ἡ σπονδὴ αὐτῶν τοῖς μόσχοις καὶ τοῖς κριοῖς καὶ τοῖς ἀμνοῖς κατὰ ἀριθμὸν αὐτῶν κατὰ τὴν σύγκρισιν αὐτῶν· </text:span></text:span><text:span text:style-name="Default_20_Paragraph_20_Font"><text:span text:style-name="T1">22</text:span></text:span><text:span text:style-name="Default_20_Paragraph_20_Font"><text:span text:style-name="T2"> καὶ χίμαρον ἐξ αἰγῶν ἕνα περὶ ἁμαρτίας πλὴν τῆς ὁλοκαυτώσεως τῆς διὰ παντός· αἱ θυσίαι αὐτῶν καὶ αἱ σπονδαὶ αὐτῶν. – </text:span></text:span><text:span text:style-name="Default_20_Paragraph_20_Font"><text:span text:style-name="T1">23</text:span></text:span><text:span text:style-name="Default_20_Paragraph_20_Font"><text:span text:style-name="T2"> τῇ ἡμέρᾳ τῇ τετάρτῃ μόσχους δέκα, κριοὺς δύο, ἀμνοὺς ἐνιαυσίους τέσσαρας καὶ δέκα ἀμώμους· </text:span></text:span><text:span text:style-name="Default_20_Paragraph_20_Font"><text:span text:style-name="T1">24</text:span></text:span><text:span text:style-name="Default_20_Paragraph_20_Font"><text:span text:style-name="T2"> αἱ θυσίαι αὐτῶν καὶ αἱ σπονδαὶ αὐτῶν τοῖς μόσχοις καὶ τοῖς κριοῖς καὶ τοῖς ἀμνοῖς κατὰ ἀριθμὸν αὐτῶν κατὰ τὴν σύγκρισιν αὐτῶν· </text:span></text:span><text:span text:style-name="Default_20_Paragraph_20_Font"><text:span text:style-name="T1">25</text:span></text:span><text:span text:style-name="Default_20_Paragraph_20_Font"><text:span text:style-name="T2"> καὶ χίμαρον ἐξ αἰγῶν ἕνα περὶ </text:span></text:span><text:soft-page-break/><text:span text:style-name="Default_20_Paragraph_20_Font"><text:span text:style-name="T2">ἁμαρτίας πλὴν τῆς ὁλοκαυτώσεως τῆς διὰ παντός· αἱ θυσίαι αὐτῶν καὶ αἱ σπονδαὶ αὐτῶν. – </text:span></text:span><text:span text:style-name="Default_20_Paragraph_20_Font"><text:span text:style-name="T1">26</text:span></text:span><text:span text:style-name="Default_20_Paragraph_20_Font"><text:span text:style-name="T2"> τῇ ἡμέρᾳ τῇ πέμπτῃ μόσχους ἐννέα, κριοὺς δύο, ἀμνοὺς ἐνιαυσίους τέσσαρας καὶ δέκα ἀμώμους· </text:span></text:span><text:span text:style-name="Default_20_Paragraph_20_Font"><text:span text:style-name="T1">27</text:span></text:span><text:span text:style-name="Default_20_Paragraph_20_Font"><text:span text:style-name="T2"> αἱ θυσίαι αὐτῶν καὶ αἱ σπονδαὶ αὐτῶν τοῖς μόσχοις καὶ τοῖς κριοῖς καὶ τοῖς ἀμνοῖς κατὰ ἀριθμὸν αὐτῶν κατὰ τὴν σύγκρισιν αὐτῶν· </text:span></text:span><text:span text:style-name="Default_20_Paragraph_20_Font"><text:span text:style-name="T1">28</text:span></text:span><text:span text:style-name="Default_20_Paragraph_20_Font"><text:span text:style-name="T2"> καὶ χίμαρον ἐξ αἰγῶν ἕνα περὶ ἁμαρτίας πλὴν τῆς ὁλοκαυτώσεως τῆς διὰ παντός· αἱ θυσίαι αὐτῶν καὶ αἱ σπονδαὶ αὐτῶν. – </text:span></text:span><text:span text:style-name="Default_20_Paragraph_20_Font"><text:span text:style-name="T1">29</text:span></text:span><text:span text:style-name="Default_20_Paragraph_20_Font"><text:span text:style-name="T2"> τῇ ἡμέρᾳ τῇ ἕκτῃ μόσχους ὀκτώ, κριοὺς δύο, ἀμνοὺς ἐνιαυσίους δέκα τέσσαρας ἀμώμους· </text:span></text:span><text:span text:style-name="Default_20_Paragraph_20_Font"><text:span text:style-name="T1">30</text:span></text:span><text:span text:style-name="Default_20_Paragraph_20_Font"><text:span text:style-name="T2"> αἱ θυσίαι αὐτῶν καὶ αἱ σπονδαὶ αὐτῶν τοῖς μόσχοις καὶ τοῖς κριοῖς καὶ τοῖς ἀμνοῖς κατὰ ἀριθμὸν αὐτῶν κατὰ τὴν σύγκρισιν αὐτῶν· </text:span></text:span><text:span text:style-name="Default_20_Paragraph_20_Font"><text:span text:style-name="T1">31</text:span></text:span><text:span text:style-name="Default_20_Paragraph_20_Font"><text:span text:style-name="T2"> καὶ χίμαρον ἐξ αἰγῶν ἕνα περὶ ἁμαρτίας πλὴν τῆς ὁλοκαυτώσεως τῆς διὰ παντός· αἱ θυσίαι αὐτῶν καὶ αἱ σπονδαὶ αὐτῶν. – </text:span></text:span><text:span text:style-name="Default_20_Paragraph_20_Font"><text:span text:style-name="T1">32</text:span></text:span><text:span text:style-name="Default_20_Paragraph_20_Font"><text:span text:style-name="T2"> τῇ ἡμέρᾳ τῇ ἑβδόμῃ μόσχους ἑπτά, κριοὺς δύο, ἀμνοὺς ἐνιαυσίους τέσσαρας καὶ δέκα ἀμώμους· </text:span></text:span><text:span text:style-name="Default_20_Paragraph_20_Font"><text:span text:style-name="T1">33</text:span></text:span><text:span text:style-name="Default_20_Paragraph_20_Font"><text:span text:style-name="T2"> αἱ θυσίαι αὐτῶν καὶ αἱ σπονδαὶ αὐτῶν τοῖς μόσχοις καὶ τοῖς κριοῖς καὶ τοῖς ἀμνοῖς κατὰ ἀριθμὸν αὐτῶν κατὰ τὴν σύγκρισιν αὐτῶν· </text:span></text:span><text:span text:style-name="Default_20_Paragraph_20_Font"><text:span text:style-name="T1">34</text:span></text:span><text:span text:style-name="Default_20_Paragraph_20_Font"><text:span text:style-name="T2"> καὶ χίμαρον ἐξ αἰγῶν ἕνα περὶ ἁμαρτίας πλὴν τῆς ὁλοκαυτώσεως τῆς διὰ παντός· αἱ θυσίαι αὐτῶν καὶ αἱ σπονδαὶ αὐτῶν. – </text:span></text:span><text:span text:style-name="Default_20_Paragraph_20_Font"><text:span text:style-name="T1">35</text:span></text:span><text:span text:style-name="Default_20_Paragraph_20_Font"><text:span text:style-name="T2"> καὶ τῇ ἡμέρᾳ τῇ ὀγδόῃ ἐξόδιον ἔσται ὑμῖν· πᾶν ἔργον λατρευτὸν οὐ ποιήσετε ἐν αὐτῇ. </text:span></text:span><text:span text:style-name="Default_20_Paragraph_20_Font"><text:span text:style-name="T1">36</text:span></text:span><text:span text:style-name="Default_20_Paragraph_20_Font"><text:span text:style-name="T2"> καὶ προσάξετε ὁλοκαυτώματα εἰς ὀσμὴν εὐωδίας καρπώματα κυρίῳ μόσχον ἕνα, κριὸν ἕνα, ἀμνοὺς ἐνιαυσίους ἑπτὰ ἀμώμους· </text:span></text:span><text:span text:style-name="Default_20_Paragraph_20_Font"><text:span text:style-name="T1">37</text:span></text:span><text:span text:style-name="Default_20_Paragraph_20_Font"><text:span text:style-name="T2"> αἱ θυσίαι αὐτῶν καὶ αἱ σπονδαὶ αὐτῶν τῷ μόσχῳ καὶ τῷ κριῷ καὶ τοῖς ἀμνοῖς κατὰ ἀριθμὸν αὐτῶν κατὰ τὴν σύγκρισιν αὐτῶν· </text:span></text:span><text:span text:style-name="Default_20_Paragraph_20_Font"><text:span text:style-name="T1">38</text:span></text:span><text:span text:style-name="Default_20_Paragraph_20_Font"><text:span text:style-name="T2"> καὶ χίμαρον ἐξ αἰγῶν ἕνα περὶ ἁμαρτίας πλὴν τῆς ὁλοκαυτώσεως τῆς διὰ παντός· αἱ θυσίαι αὐτῶν καὶ αἱ σπονδαὶ αὐτῶν. </text:span></text:span></text:p>
        <text:p text:style-name="P3"><text:span text:style-name="Default_20_Paragraph_20_Font"><text:span text:style-name="T1">39</text:span></text:span><text:span text:style-name="Default_20_Paragraph_20_Font"><text:span text:style-name="T2"> Ταῦτα ποιήσετε κυρίῳ ἐν ταῖς ἑορταῖς ὑμῶν πλὴν τῶν εὐχῶν ὑμῶν καὶ τὰ ἑκούσια ὑμῶν καὶ τὰ ὁλοκαυτώματα ὑμῶν καὶ τὰς θυσίας ὑμῶν καὶ τὰς σπονδὰς ὑμῶν καὶ τὰ σωτήρια ὑμῶν. </text:span></text:span></text:p>
      </text:section>
      <text:section text:style-name="Sect1" text:name="Sect30">
        <text:p text:style-name="P2">Αριθμοι 30</text:p>
        <text:p text:style-name="P3"><text:span text:style-name="Default_20_Paragraph_20_Font"><text:span text:style-name="T1">1</text:span></text:span><text:span text:style-name="Default_20_Paragraph_20_Font"><text:span text:style-name="T2"> Καὶ ἐλάλησεν Μωϋσῆς τοῖς υἱοῖς Ισραηλ κατὰ πάντα, ὅσα ἐνετείλατο κύριος τῷ Μωυσῇ. </text:span></text:span></text:p>
        <text:p text:style-name="P3"><text:span text:style-name="Default_20_Paragraph_20_Font"><text:span text:style-name="T1">2</text:span></text:span><text:span text:style-name="Default_20_Paragraph_20_Font"><text:span text:style-name="T2"> Καὶ ἐλάλησεν Μωϋσῆς πρὸς τοὺς ἄρχοντας τῶν φυλῶν Ισραηλ λέγων Τοῦτο τὸ ῥῆμα, ὃ συνέταξεν κύριος· </text:span></text:span><text:span text:style-name="Default_20_Paragraph_20_Font"><text:span text:style-name="T1">3</text:span></text:span><text:span text:style-name="Default_20_Paragraph_20_Font"><text:span text:style-name="T2"> ἄνθρωπος ἄνθρωπος, ὃς ἂν εὔξηται εὐχὴν κυρίῳ ἢ ὀμόσῃ ὅρκον ἢ ὁρίσηται ὁρισμῷ περὶ τῆς ψυχῆς αὐτοῦ, οὐ βεβηλώσει τὸ ῥῆμα αὐτοῦ· πάντα, ὅσα ἐὰν ἐξέλθῃ ἐκ τοῦ στόματος αὐτοῦ, ποιήσει. </text:span></text:span><text:span text:style-name="Default_20_Paragraph_20_Font"><text:span text:style-name="T1">4</text:span></text:span><text:span text:style-name="Default_20_Paragraph_20_Font"><text:span text:style-name="T2"> ἐὰν δὲ γυνὴ εὔξηται εὐχὴν κυρίῳ ἢ ὁρίσηται ὁρισμὸν ἐν τῷ οἴκῳ τοῦ πατρὸς αὐτῆς ἐν τῇ νεότητι αὐτῆς </text:span></text:span><text:span text:style-name="Default_20_Paragraph_20_Font"><text:span text:style-name="T1">5</text:span></text:span><text:span text:style-name="Default_20_Paragraph_20_Font"><text:span text:style-name="T2"> καὶ ἀκούσῃ ὁ πατὴρ αὐτῆς τὰς εὐχὰς αὐτῆς καὶ τοὺς ὁρισμοὺς αὐτῆς, οὓς ὡρίσατο κατὰ τῆς ψυχῆς αὐτῆς, καὶ παρασιωπήσῃ αὐτῆς ὁ πατήρ, καὶ στήσονται πᾶσαι αἱ εὐχαὶ αὐτῆς, καὶ πάντες οἱ ὁρισμοί, οὓς ὡρίσατο κατὰ τῆς ψυχῆς αὐτῆς, μενοῦσιν αὐτῇ. </text:span></text:span><text:span text:style-name="Default_20_Paragraph_20_Font"><text:span text:style-name="T1">6</text:span></text:span><text:span text:style-name="Default_20_Paragraph_20_Font"><text:span text:style-name="T2"> ἐὰν δὲ ἀνανεύων ἀνανεύσῃ ὁ πατὴρ αὐτῆς, ᾗ ἂν ἡμέρᾳ ἀκούσῃ πάσας τὰς εὐχὰς αὐτῆς καὶ τοὺς ὁρισμούς, οὓς ὡρίσατο κατὰ τῆς ψυχῆς αὐτῆς, οὐ στήσονται· καὶ κύριος καθαριεῖ αὐτήν, ὅτι ἀνένευσεν ὁ πατὴρ αὐτῆς. – </text:span></text:span><text:span text:style-name="Default_20_Paragraph_20_Font"><text:span text:style-name="T1">7</text:span></text:span><text:span text:style-name="Default_20_Paragraph_20_Font"><text:span text:style-name="T2"> ἐὰν δὲ γενομένη γένηται ἀνδρὶ καὶ αἱ εὐχαὶ αὐτῆς ἐπ’ αὐτῇ κατὰ τὴν διαστολὴν τῶν χειλέων αὐτῆς, οὓς ὡρίσατο κατὰ τῆς ψυχῆς αὐτῆς, </text:span></text:span><text:span text:style-name="Default_20_Paragraph_20_Font"><text:span text:style-name="T1">8</text:span></text:span><text:span text:style-name="Default_20_Paragraph_20_Font"><text:span text:style-name="T2"> καὶ ἀκούσῃ ὁ ἀνὴρ αὐτῆς καὶ παρασιωπήσῃ αὐτῇ, ᾗ ἂν ἡμέρᾳ ἀκούσῃ, καὶ οὕτως στήσονται πᾶσαι αἱ εὐχαὶ αὐτῆς, καὶ οἱ ὁρισμοὶ αὐτῆς, οὓς ὡρίσατο κατὰ τῆς ψυχῆς αὐτῆς, στήσονται. </text:span></text:span><text:span text:style-name="Default_20_Paragraph_20_Font"><text:span text:style-name="T1">9</text:span></text:span><text:span text:style-name="Default_20_Paragraph_20_Font"><text:span text:style-name="T2"> ἐὰν δὲ ἀνανεύων ἀνανεύσῃ ὁ ἀνὴρ αὐτῆς, ᾗ ἂν ἡμέρᾳ ἀκούσῃ, πᾶσαι αἱ εὐχαὶ αὐτῆς καὶ οἱ ὁρισμοὶ αὐτῆς, οὓς ὡρίσατο κατὰ τῆς ψυχῆς αὐτῆς, οὐ μενοῦσιν, ὅτι ὁ ἀνὴρ ἀνένευσεν ἀπ’ αὐτῆς, καὶ κύριος καθαριεῖ αὐτήν. </text:span></text:span><text:span text:style-name="Default_20_Paragraph_20_Font"><text:span text:style-name="T1">10</text:span></text:span><text:span text:style-name="Default_20_Paragraph_20_Font"><text:span text:style-name="T2"> καὶ </text:span></text:span><text:soft-page-break/><text:span text:style-name="Default_20_Paragraph_20_Font"><text:span text:style-name="T2">εὐχὴ χήρας καὶ ἐκβεβλημένης, ὅσα ἂν εὔξηται κατὰ τῆς ψυχῆς αὐτῆς, μενοῦσιν αὐτῇ. – </text:span></text:span><text:span text:style-name="Default_20_Paragraph_20_Font"><text:span text:style-name="T1">11</text:span></text:span><text:span text:style-name="Default_20_Paragraph_20_Font"><text:span text:style-name="T2"> ἐὰν δὲ ἐν τῷ οἴκῳ τοῦ ἀνδρὸς αὐτῆς ἡ εὐχὴ αὐτῆς ἢ ὁ ὁρισμὸς κατὰ τῆς ψυχῆς αὐτῆς μεθ’ ὅρκου </text:span></text:span><text:span text:style-name="Default_20_Paragraph_20_Font"><text:span text:style-name="T1">12</text:span></text:span><text:span text:style-name="Default_20_Paragraph_20_Font"><text:span text:style-name="T2"> καὶ ἀκούσῃ ὁ ἀνὴρ αὐτῆς καὶ παρασιωπήσῃ αὐτῇ καὶ μὴ ἀνανεύσῃ αὐτῇ, καὶ στήσονται πᾶσαι αἱ εὐχαὶ αὐτῆς, καὶ πάντες οἱ ὁρισμοὶ αὐτῆς, οὓς ὡρίσατο κατὰ τῆς ψυχῆς αὐτῆς, στήσονται κατ’ αὐτῆς. </text:span></text:span><text:span text:style-name="Default_20_Paragraph_20_Font"><text:span text:style-name="T1">13</text:span></text:span><text:span text:style-name="Default_20_Paragraph_20_Font"><text:span text:style-name="T2"> ἐὰν δὲ περιελὼν περιέλῃ ὁ ἀνὴρ αὐτῆς, ᾗ ἂν ἡμέρᾳ ἀκούσῃ πάντα, ὅσα ἐὰν ἐξέλθῃ ἐκ τῶν χειλέων αὐτῆς κατὰ τὰς εὐχὰς αὐτῆς καὶ κατὰ τοὺς ὁρισμοὺς τοὺς κατὰ τῆς ψυχῆς αὐτῆς, οὐ μενεῖ αὐτῇ· ὁ ἀνὴρ αὐτῆς περιεῖλεν, καὶ κύριος καθαρίσει αὐτήν. </text:span></text:span><text:span text:style-name="Default_20_Paragraph_20_Font"><text:span text:style-name="T1">14</text:span></text:span><text:span text:style-name="Default_20_Paragraph_20_Font"><text:span text:style-name="T2"> πᾶσα εὐχὴ καὶ πᾶς ὅρκος δεσμοῦ κακῶσαι ψυχήν, ὁ ἀνὴρ αὐτῆς στήσει αὐτῇ καὶ ὁ ἀνὴρ αὐτῆς περιελεῖ. </text:span></text:span><text:span text:style-name="Default_20_Paragraph_20_Font"><text:span text:style-name="T1">15</text:span></text:span><text:span text:style-name="Default_20_Paragraph_20_Font"><text:span text:style-name="T2"> ἐὰν δὲ σιωπῶν παρασιωπήσῃ αὐτῇ ἡμέραν ἐξ ἡμέρας, καὶ στήσει αὐτῇ πάσας τὰς εὐχὰς αὐτῆς, καὶ τοὺς ὁρισμοὺς τοὺς ἐπ’ αὐτῆς στήσει αὐτῇ, ὅτι ἐσιώπησεν αὐτῇ τῇ ἡμέρᾳ, ᾗ ἤκουσεν. </text:span></text:span><text:span text:style-name="Default_20_Paragraph_20_Font"><text:span text:style-name="T1">16</text:span></text:span><text:span text:style-name="Default_20_Paragraph_20_Font"><text:span text:style-name="T2"> ἐὰν δὲ περιελὼν περιέλῃ αὐτῆς μετὰ τὴν ἡμέραν, ἣν ἤκουσεν, καὶ λήμψεται τὴν ἁμαρτίαν αὐτοῦ. – </text:span></text:span><text:span text:style-name="Default_20_Paragraph_20_Font"><text:span text:style-name="T1">17</text:span></text:span><text:span text:style-name="Default_20_Paragraph_20_Font"><text:span text:style-name="T2"> ταῦτα τὰ δικαιώματα, ὅσα ἐνετείλατο κύριος τῷ Μωυσῇ ἀνὰ μέσον ἀνδρὸς καὶ γυναικὸς αὐτοῦ καὶ ἀνὰ μέσον πατρὸς καὶ θυγατρὸς ἐν νεότητι ἐν οἴκῳ πατρός. </text:span></text:span></text:p>
      </text:section>
      <text:section text:style-name="Sect1" text:name="Sect31">
        <text:p text:style-name="P2">Αριθμοι 31</text:p>
        <text:p text:style-name="P3"><text:span text:style-name="Default_20_Paragraph_20_Font"><text:span text:style-name="T1">1</text:span></text:span><text:span text:style-name="Default_20_Paragraph_20_Font"><text:span text:style-name="T2"> Καὶ ἐλάλησεν κύριος πρὸς Μωυσῆν λέγων </text:span></text:span><text:span text:style-name="Default_20_Paragraph_20_Font"><text:span text:style-name="T1">2</text:span></text:span><text:span text:style-name="Default_20_Paragraph_20_Font"><text:span text:style-name="T2"> Ἐκδίκει τὴν ἐκδίκησιν υἱῶν Ισραηλ ἐκ τῶν Μαδιανιτῶν, καὶ ἔσχατον προστεθήσῃ πρὸς τὸν λαόν σου. </text:span></text:span><text:span text:style-name="Default_20_Paragraph_20_Font"><text:span text:style-name="T1">3</text:span></text:span><text:span text:style-name="Default_20_Paragraph_20_Font"><text:span text:style-name="T2"> καὶ ἐλάλησεν Μωϋσῆς πρὸς τὸν λαὸν λέγων Ἐξοπλίσατε ἐξ ὑμῶν ἄνδρας παρατάξασθαι ἔναντι κυρίου ἐπὶ Μαδιαν ἀποδοῦναι ἐκδίκησιν παρὰ τοῦ κυρίου τῇ Μαδιαν· </text:span></text:span><text:span text:style-name="Default_20_Paragraph_20_Font"><text:span text:style-name="T1">4</text:span></text:span><text:span text:style-name="Default_20_Paragraph_20_Font"><text:span text:style-name="T2"> χιλίους ἐκ φυλῆς χιλίους ἐκ φυλῆς ἐκ πασῶν φυλῶν Ισραηλ ἀποστείλατε παρατάξασθαι. </text:span></text:span><text:span text:style-name="Default_20_Paragraph_20_Font"><text:span text:style-name="T1">5</text:span></text:span><text:span text:style-name="Default_20_Paragraph_20_Font"><text:span text:style-name="T2"> καὶ ἐξηρίθμησαν ἐκ τῶν χιλιάδων Ισραηλ χιλίους ἐκ φυλῆς, δώδεκα χιλιάδες, ἐνωπλισμένοι εἰς παράταξιν. </text:span></text:span><text:span text:style-name="Default_20_Paragraph_20_Font"><text:span text:style-name="T1">6</text:span></text:span><text:span text:style-name="Default_20_Paragraph_20_Font"><text:span text:style-name="T2"> καὶ ἀπέστειλεν αὐτοὺς Μωϋσῆς χιλίους ἐκ φυλῆς χιλίους ἐκ φυλῆς σὺν δυνάμει αὐτῶν καὶ Φινεες υἱὸν Ελεαζαρ υἱοῦ Ααρων τοῦ ἱερέως, καὶ τὰ σκεύη τὰ ἅγια καὶ αἱ σάλπιγγες τῶν σημασιῶν ἐν ταῖς χερσὶν αὐτῶν. </text:span></text:span><text:span text:style-name="Default_20_Paragraph_20_Font"><text:span text:style-name="T1">7</text:span></text:span><text:span text:style-name="Default_20_Paragraph_20_Font"><text:span text:style-name="T2"> καὶ παρετάξαντο ἐπὶ Μαδιαν, καθὰ ἐνετείλατο κύριος τῷ Μωυσῇ, καὶ ἀπέκτειναν πᾶν ἀρσενικόν· </text:span></text:span><text:span text:style-name="Default_20_Paragraph_20_Font"><text:span text:style-name="T1">8</text:span></text:span><text:span text:style-name="Default_20_Paragraph_20_Font"><text:span text:style-name="T2"> καὶ τοὺς βασιλεῖς Μαδιαν ἀπέκτειναν ἅμα τοῖς τραυματίαις αὐτῶν, καὶ τὸν Ευιν καὶ τὸν Σουρ καὶ τὸν Ροκομ καὶ τὸν Ουρ καὶ τὸν Ροβοκ, πέντε βασιλεῖς Μαδιαν· καὶ τὸν Βαλααμ υἱὸν Βεωρ ἀπέκτειναν ἐν ῥομφαίᾳ σὺν τοῖς τραυματίαις αὐτῶν. </text:span></text:span><text:span text:style-name="Default_20_Paragraph_20_Font"><text:span text:style-name="T1">9</text:span></text:span><text:span text:style-name="Default_20_Paragraph_20_Font"><text:span text:style-name="T2"> καὶ ἐπρονόμευσαν τὰς γυναῖκας Μαδιαν καὶ τὴν ἀποσκευὴν αὐτῶν, καὶ τὰ κτήνη αὐτῶν καὶ πάντα τὰ ἔγκτητα αὐτῶν καὶ τὴν δύναμιν αὐτῶν ἐπρονόμευσαν· </text:span></text:span><text:span text:style-name="Default_20_Paragraph_20_Font"><text:span text:style-name="T1">10</text:span></text:span><text:span text:style-name="Default_20_Paragraph_20_Font"><text:span text:style-name="T2"> καὶ πάσας τὰς πόλεις αὐτῶν τὰς ἐν ταῖς οἰκίαις αὐτῶν καὶ τὰς ἐπαύλεις αὐτῶν ἐνέπρησαν ἐν πυρί. </text:span></text:span><text:span text:style-name="Default_20_Paragraph_20_Font"><text:span text:style-name="T1">11</text:span></text:span><text:span text:style-name="Default_20_Paragraph_20_Font"><text:span text:style-name="T2"> καὶ ἔλαβον πᾶσαν τὴν προνομὴν καὶ πάντα τὰ σκῦλα αὐτῶν ἀπὸ ἀνθρώπου ἕως κτήνους </text:span></text:span><text:span text:style-name="Default_20_Paragraph_20_Font"><text:span text:style-name="T1">12</text:span></text:span><text:span text:style-name="Default_20_Paragraph_20_Font"><text:span text:style-name="T2"> καὶ ἤγαγον πρὸς Μωυσῆν καὶ πρὸς Ελεαζαρ τὸν ἱερέα καὶ πρὸς πάντας υἱοὺς Ισραηλ τὴν αἰχμαλωσίαν καὶ τὰ σκῦλα καὶ τὴν προνομὴν εἰς τὴν παρεμβολὴν εἰς Αραβωθ Μωαβ, ἥ ἐστιν ἐπὶ τοῦ Ιορδάνου κατὰ Ιεριχω. </text:span></text:span></text:p>
        <text:p text:style-name="P3"><text:span text:style-name="Default_20_Paragraph_20_Font"><text:span text:style-name="T1">13</text:span></text:span><text:span text:style-name="Default_20_Paragraph_20_Font"><text:span text:style-name="T2"> Καὶ ἐξῆλθεν Μωϋσῆς καὶ Ελεαζαρ ὁ ἱερεὺς καὶ πάντες οἱ ἄρχοντες τῆς συναγωγῆς εἰς συνάντησιν αὐτοῖς ἔξω τῆς παρεμβολῆς. </text:span></text:span><text:span text:style-name="Default_20_Paragraph_20_Font"><text:span text:style-name="T1">14</text:span></text:span><text:span text:style-name="Default_20_Paragraph_20_Font"><text:span text:style-name="T2"> καὶ ὠργίσθη Μωϋσῆς ἐπὶ τοῖς ἐπισκόποις τῆς δυνάμεως, χιλιάρχοις καὶ ἑκατοντάρχοις τοῖς ἐρχομένοις ἐκ τῆς παρατάξεως τοῦ πολέμου, </text:span></text:span><text:span text:style-name="Default_20_Paragraph_20_Font"><text:span text:style-name="T1">15</text:span></text:span><text:span text:style-name="Default_20_Paragraph_20_Font"><text:span text:style-name="T2"> καὶ εἶπεν αὐτοῖς Μωϋσῆς Ἵνα τί ἐζωγρήσατε πᾶν θῆλυ; </text:span></text:span><text:span text:style-name="Default_20_Paragraph_20_Font"><text:span text:style-name="T1">16</text:span></text:span><text:span text:style-name="Default_20_Paragraph_20_Font"><text:span text:style-name="T2"> αὗται γὰρ ἦσαν τοῖς υἱοῖς Ισραηλ κατὰ τὸ ῥῆμα Βαλααμ τοῦ ἀποστῆσαι καὶ ὑπεριδεῖν τὸ ῥῆμα κυρίου ἕνεκεν Φογωρ, καὶ ἐγένετο ἡ πληγὴ ἐν τῇ συναγωγῇ κυρίου. </text:span></text:span><text:span text:style-name="Default_20_Paragraph_20_Font"><text:span text:style-name="T1">17</text:span></text:span><text:span text:style-name="Default_20_Paragraph_20_Font"><text:span text:style-name="T2"> καὶ νῦν ἀποκτείνατε πᾶν </text:span></text:span><text:soft-page-break/><text:span text:style-name="Default_20_Paragraph_20_Font"><text:span text:style-name="T2">ἀρσενικὸν ἐν πάσῃ τῇ ἀπαρτίᾳ, καὶ πᾶσαν γυναῖκα, ἥτις ἔγνωκεν κοίτην ἄρσενος, ἀποκτείνατε· </text:span></text:span><text:span text:style-name="Default_20_Paragraph_20_Font"><text:span text:style-name="T1">18</text:span></text:span><text:span text:style-name="Default_20_Paragraph_20_Font"><text:span text:style-name="T2"> πᾶσαν τὴν ἀπαρτίαν τῶν γυναικῶν, ἥτις οὐκ οἶδεν κοίτην ἄρσενος, ζωγρήσατε αὐτάς. </text:span></text:span><text:span text:style-name="Default_20_Paragraph_20_Font"><text:span text:style-name="T1">19</text:span></text:span><text:span text:style-name="Default_20_Paragraph_20_Font"><text:span text:style-name="T2"> καὶ ὑμεῖς παρεμβάλετε ἔξω τῆς παρεμβολῆς ἑπτὰ ἡμέρας· πᾶς ὁ ἀνελὼν καὶ ὁ ἁπτόμενος τοῦ τετρωμένου ἁγνισθήσεται τῇ ἡμέρᾳ τῇ τρίτῃ καὶ τῇ ἡμέρᾳ τῇ ἑβδόμῃ, ὑμεῖς καὶ ἡ αἰχμαλωσία ὑμῶν· </text:span></text:span><text:span text:style-name="Default_20_Paragraph_20_Font"><text:span text:style-name="T1">20</text:span></text:span><text:span text:style-name="Default_20_Paragraph_20_Font"><text:span text:style-name="T2"> καὶ πᾶν περίβλημα καὶ πᾶν σκεῦος δερμάτινον καὶ πᾶσαν ἐργασίαν ἐξ αἰγείας καὶ πᾶν σκεῦος ξύλινον ἀφαγνιεῖτε. </text:span></text:span><text:span text:style-name="Default_20_Paragraph_20_Font"><text:span text:style-name="T1">21</text:span></text:span><text:span text:style-name="Default_20_Paragraph_20_Font"><text:span text:style-name="T2"> καὶ εἶπεν Ελεαζαρ ὁ ἱερεὺς πρὸς τοὺς ἄνδρας τῆς δυνάμεως τοὺς ἐρχομένους ἐκ τῆς παρατάξεως τοῦ πολέμου Τοῦτο τὸ δικαίωμα τοῦ νόμου, ὃ συνέταξεν κύριος τῷ Μωυσῇ. </text:span></text:span><text:span text:style-name="Default_20_Paragraph_20_Font"><text:span text:style-name="T1">22</text:span></text:span><text:span text:style-name="Default_20_Paragraph_20_Font"><text:span text:style-name="T2"> πλὴν τοῦ χρυσίου καὶ τοῦ ἀργυρίου καὶ χαλκοῦ καὶ σιδήρου καὶ μολίβου καὶ κασσιτέρου, </text:span></text:span><text:span text:style-name="Default_20_Paragraph_20_Font"><text:span text:style-name="T1">23</text:span></text:span><text:span text:style-name="Default_20_Paragraph_20_Font"><text:span text:style-name="T2"> πᾶν πρᾶγμα, ὃ διελεύσεται ἐν πυρί, καὶ καθαρισθήσεται, ἀλλ’ ἢ τῷ ὕδατι τοῦ ἁγνισμοῦ ἁγνισθήσεται· καὶ πάντα, ὅσα ἐὰν μὴ διαπορεύηται διὰ πυρός, διελεύσεται δι’ ὕδατος. </text:span></text:span><text:span text:style-name="Default_20_Paragraph_20_Font"><text:span text:style-name="T1">24</text:span></text:span><text:span text:style-name="Default_20_Paragraph_20_Font"><text:span text:style-name="T2"> καὶ πλυνεῖσθε τὰ ἱμάτια τῇ ἡμέρᾳ τῇ ἑβδόμῃ καὶ καθαρισθήσεσθε καὶ μετὰ ταῦτα εἰσελεύσεσθε εἰς τὴν παρεμβολήν. </text:span></text:span></text:p>
        <text:p text:style-name="P3"><text:span text:style-name="Default_20_Paragraph_20_Font"><text:span text:style-name="T1">25</text:span></text:span><text:span text:style-name="Default_20_Paragraph_20_Font"><text:span text:style-name="T2"> Καὶ ἐλάλησεν κύριος πρὸς Μωυσῆν λέγων </text:span></text:span><text:span text:style-name="Default_20_Paragraph_20_Font"><text:span text:style-name="T1">26</text:span></text:span><text:span text:style-name="Default_20_Paragraph_20_Font"><text:span text:style-name="T2"> Λαβὲ τὸ κεφάλαιον τῶν σκύλων τῆς αἰχμαλωσίας ἀπὸ ἀνθρώπου ἕως κτήνους, σὺ καὶ Ελεαζαρ ὁ ἱερεὺς καὶ οἱ ἄρχοντες τῶν πατριῶν τῆς συναγωγῆς, </text:span></text:span><text:span text:style-name="Default_20_Paragraph_20_Font"><text:span text:style-name="T1">27</text:span></text:span><text:span text:style-name="Default_20_Paragraph_20_Font"><text:span text:style-name="T2"> καὶ διελεῖτε τὰ σκῦλα ἀνὰ μέσον τῶν πολεμιστῶν τῶν ἐκπορευομένων εἰς τὴν παράταξιν καὶ ἀνὰ μέσον πάσης συναγωγῆς. </text:span></text:span><text:span text:style-name="Default_20_Paragraph_20_Font"><text:span text:style-name="T1">28</text:span></text:span><text:span text:style-name="Default_20_Paragraph_20_Font"><text:span text:style-name="T2"> καὶ ἀφελεῖτε τέλος κυρίῳ παρὰ τῶν ἀνθρώπων τῶν πολεμιστῶν τῶν ἐκπεπορευμένων εἰς τὴν παράταξιν μίαν ψυχὴν ἀπὸ πεντακοσίων ἀπὸ τῶν ἀνθρώπων καὶ ἀπὸ τῶν κτηνῶν καὶ ἀπὸ τῶν βοῶν καὶ ἀπὸ τῶν προβάτων καὶ ἀπὸ τῶν αἰγῶν· </text:span></text:span><text:span text:style-name="Default_20_Paragraph_20_Font"><text:span text:style-name="T1">29</text:span></text:span><text:span text:style-name="Default_20_Paragraph_20_Font"><text:span text:style-name="T2"> καὶ ἀπὸ τοῦ ἡμίσους αὐτῶν λήμψεσθε καὶ δώσεις Ελεαζαρ τῷ ἱερεῖ τὰς ἀπαρχὰς κυρίου. </text:span></text:span><text:span text:style-name="Default_20_Paragraph_20_Font"><text:span text:style-name="T1">30</text:span></text:span><text:span text:style-name="Default_20_Paragraph_20_Font"><text:span text:style-name="T2"> καὶ ἀπὸ τοῦ ἡμίσους τοῦ τῶν υἱῶν Ισραηλ λήμψῃ ἕνα ἀπὸ τῶν πεντήκοντα ἀπὸ τῶν ἀνθρώπων καὶ ἀπὸ τῶν βοῶν καὶ ἀπὸ τῶν προβάτων καὶ ἀπὸ τῶν ὄνων καὶ ἀπὸ πάντων τῶν κτηνῶν καὶ δώσεις αὐτὰ τοῖς Λευίταις τοῖς φυλάσσουσιν τὰς φυλακὰς ἐν τῇ σκηνῇ κυρίου. </text:span></text:span><text:span text:style-name="Default_20_Paragraph_20_Font"><text:span text:style-name="T1">31</text:span></text:span><text:span text:style-name="Default_20_Paragraph_20_Font"><text:span text:style-name="T2"> καὶ ἐποίησεν Μωϋσῆς καὶ Ελεαζαρ ὁ ἱερεὺς καθὰ συνέταξεν κύριος τῷ Μωυσῇ. </text:span></text:span><text:span text:style-name="Default_20_Paragraph_20_Font"><text:span text:style-name="T1">32</text:span></text:span><text:span text:style-name="Default_20_Paragraph_20_Font"><text:span text:style-name="T2"> καὶ ἐγενήθη τὸ πλεόνασμα τῆς προνομῆς, ὃ ἐπρονόμευσαν οἱ ἄνδρες οἱ πολεμισταί, ἀπὸ τῶν προβάτων ἑξακόσιαι χιλιάδες καὶ ἑβδομήκοντα καὶ πέντε χιλιάδες </text:span></text:span><text:span text:style-name="Default_20_Paragraph_20_Font"><text:span text:style-name="T1">33</text:span></text:span><text:span text:style-name="Default_20_Paragraph_20_Font"><text:span text:style-name="T2"> καὶ βόες δύο καὶ ἑβδομήκοντα χιλιάδες </text:span></text:span><text:span text:style-name="Default_20_Paragraph_20_Font"><text:span text:style-name="T1">34</text:span></text:span><text:span text:style-name="Default_20_Paragraph_20_Font"><text:span text:style-name="T2"> καὶ ὄνοι μία καὶ ἑξήκοντα χιλιάδες </text:span></text:span><text:span text:style-name="Default_20_Paragraph_20_Font"><text:span text:style-name="T1">35</text:span></text:span><text:span text:style-name="Default_20_Paragraph_20_Font"><text:span text:style-name="T2"> καὶ ψυχαὶ ἀνθρώπων ἀπὸ τῶν γυναικῶν, αἳ οὐκ ἔγνωσαν κοίτην ἀνδρός, πᾶσαι ψυχαὶ δύο καὶ τριάκοντα χιλιάδες. </text:span></text:span><text:span text:style-name="Default_20_Paragraph_20_Font"><text:span text:style-name="T1">36</text:span></text:span><text:span text:style-name="Default_20_Paragraph_20_Font"><text:span text:style-name="T2"> καὶ ἐγενήθη τὸ ἡμίσευμα ἡ μερὶς τῶν ἐκπεπορευμένων εἰς τὸν πόλεμον ἐκ τοῦ ἀριθμοῦ τῶν προβάτων τριακόσιαι καὶ τριάκοντα χιλιάδες καὶ ἑπτακισχίλια καὶ πεντακόσια, </text:span></text:span><text:span text:style-name="Default_20_Paragraph_20_Font"><text:span text:style-name="T1">37</text:span></text:span><text:span text:style-name="Default_20_Paragraph_20_Font"><text:span text:style-name="T2"> καὶ ἐγένετο τὸ τέλος κυρίῳ ἀπὸ τῶν προβάτων ἑξακόσια ἑβδομήκοντα πέντε· </text:span></text:span><text:span text:style-name="Default_20_Paragraph_20_Font"><text:span text:style-name="T1">38</text:span></text:span><text:span text:style-name="Default_20_Paragraph_20_Font"><text:span text:style-name="T2"> καὶ βόες ἓξ καὶ τριάκοντα χιλιάδες, καὶ τὸ τέλος κυρίῳ δύο καὶ ἑβδομήκοντα· </text:span></text:span><text:span text:style-name="Default_20_Paragraph_20_Font"><text:span text:style-name="T1">39</text:span></text:span><text:span text:style-name="Default_20_Paragraph_20_Font"><text:span text:style-name="T2"> καὶ ὄνοι τριάκοντα χιλιάδες καὶ πεντακόσιοι, καὶ τὸ τέλος κυρίῳ εἷς καὶ ἑξήκοντα· </text:span></text:span><text:span text:style-name="Default_20_Paragraph_20_Font"><text:span text:style-name="T1">40</text:span></text:span><text:span text:style-name="Default_20_Paragraph_20_Font"><text:span text:style-name="T2"> καὶ ψυχαὶ ἀνθρώπων ἑκκαίδεκα χιλιάδες, καὶ τὸ τέλος αὐτῶν κυρίῳ δύο καὶ τριάκοντα ψυχαί. </text:span></text:span><text:span text:style-name="Default_20_Paragraph_20_Font"><text:span text:style-name="T1">41</text:span></text:span><text:span text:style-name="Default_20_Paragraph_20_Font"><text:span text:style-name="T2"> καὶ ἔδωκεν Μωϋσῆς τὸ τέλος κυρίῳ τὸ ἀφαίρεμα τοῦ θεοῦ Ελεαζαρ τῷ ἱερεῖ, καθὰ συνέταξεν κύριος τῷ Μωυσῇ. </text:span></text:span><text:span text:style-name="Default_20_Paragraph_20_Font"><text:span text:style-name="T1">42</text:span></text:span><text:span text:style-name="Default_20_Paragraph_20_Font"><text:span text:style-name="T2"> ἀπὸ τοῦ ἡμισεύματος τῶν υἱῶν Ισραηλ, οὓς διεῖλεν Μωϋσῆς ἀπὸ τῶν ἀνδρῶν τῶν πολεμιστῶν – </text:span></text:span><text:span text:style-name="Default_20_Paragraph_20_Font"><text:span text:style-name="T1">43</text:span></text:span><text:span text:style-name="Default_20_Paragraph_20_Font"><text:span text:style-name="T2"> καὶ ἐγένετο τὸ ἡμίσευμα τὸ τῆς συναγωγῆς ἀπὸ τῶν προβάτων τριακόσιαι χιλιάδες καὶ τριάκοντα χιλιάδες καὶ ἑπτακισχίλια καὶ πεντακόσια </text:span></text:span><text:span text:style-name="Default_20_Paragraph_20_Font"><text:span text:style-name="T1">44</text:span></text:span><text:span text:style-name="Default_20_Paragraph_20_Font"><text:span text:style-name="T2"> καὶ βόες ἓξ καὶ τριάκοντα χιλιάδες, </text:span></text:span><text:span text:style-name="Default_20_Paragraph_20_Font"><text:span text:style-name="T1">45</text:span></text:span><text:span text:style-name="Default_20_Paragraph_20_Font"><text:span text:style-name="T2"> ὄνοι τριάκοντα χιλιάδες καὶ πεντακόσιοι </text:span></text:span><text:span text:style-name="Default_20_Paragraph_20_Font"><text:span text:style-name="T1">46</text:span></text:span><text:span text:style-name="Default_20_Paragraph_20_Font"><text:span text:style-name="T2"> καὶ ψυχαὶ ἀνθρώπων ἓξ καὶ δέκα χιλιάδες – </text:span></text:span><text:span text:style-name="Default_20_Paragraph_20_Font"><text:span text:style-name="T1">47</text:span></text:span><text:span text:style-name="Default_20_Paragraph_20_Font"><text:span text:style-name="T2"> καὶ ἔλαβεν Μωϋσῆς ἀπὸ τοῦ ἡμισεύματος τῶν υἱῶν Ισραηλ τὸ ἓν ἀπὸ τῶν πεντήκοντα ἀπὸ τῶν ἀνθρώπων καὶ ἀπὸ τῶν κτηνῶν καὶ ἔδωκεν αὐτὰ τοῖς Λευίταις τοῖς φυλάσσουσιν τὰς φυλακὰς τῆς σκηνῆς κυρίου, ὃν τρόπον συνέταξεν κύριος τῷ Μωυσῇ. </text:span></text:span></text:p>
        <text:p text:style-name="P3"><text:soft-page-break/><text:span text:style-name="Default_20_Paragraph_20_Font"><text:span text:style-name="T1">48</text:span></text:span><text:span text:style-name="Default_20_Paragraph_20_Font"><text:span text:style-name="T2"> Καὶ προσῆλθον πρὸς Μωυσῆν πάντες οἱ καθεσταμένοι εἰς τὰς χιλιαρχίας τῆς δυνάμεως, χιλίαρχοι καὶ ἑκατόνταρχοι, </text:span></text:span><text:span text:style-name="Default_20_Paragraph_20_Font"><text:span text:style-name="T1">49</text:span></text:span><text:span text:style-name="Default_20_Paragraph_20_Font"><text:span text:style-name="T2"> καὶ εἶπαν πρὸς Μωυσῆν Οἱ παῖδές σου εἰλήφασιν τὸ κεφάλαιον τῶν ἀνδρῶν τῶν πολεμιστῶν τῶν παρ’ ἡμῶν, καὶ οὐ διαπεφώνηκεν ἀπ’ αὐτῶν οὐδὲ εἷς· </text:span></text:span><text:span text:style-name="Default_20_Paragraph_20_Font"><text:span text:style-name="T1">50</text:span></text:span><text:span text:style-name="Default_20_Paragraph_20_Font"><text:span text:style-name="T2"> καὶ προσενηνόχαμεν τὸ δῶρον κυρίῳ, ἀνὴρ ὃ εὗρεν σκεῦος χρυσοῦν, χλιδῶνα καὶ ψέλιον καὶ δακτύλιον καὶ περιδέξιον καὶ ἐμπλόκιον, ἐξιλάσασθαι περὶ ἡμῶν ἔναντι κυρίου. </text:span></text:span><text:span text:style-name="Default_20_Paragraph_20_Font"><text:span text:style-name="T1">51</text:span></text:span><text:span text:style-name="Default_20_Paragraph_20_Font"><text:span text:style-name="T2"> καὶ ἔλαβεν Μωϋσῆς καὶ Ελεαζαρ ὁ ἱερεὺς τὸ χρυσίον παρ’ αὐτῶν, πᾶν σκεῦος εἰργασμένον· </text:span></text:span><text:span text:style-name="Default_20_Paragraph_20_Font"><text:span text:style-name="T1">52</text:span></text:span><text:span text:style-name="Default_20_Paragraph_20_Font"><text:span text:style-name="T2"> καὶ ἐγένετο πᾶν τὸ χρυσίον, τὸ ἀφαίρεμα, ὃ ἀφεῖλον κυρίῳ, ἓξ καὶ δέκα χιλιάδες καὶ ἑπτακόσιοι καὶ πεντήκοντα σίκλοι παρὰ τῶν χιλιάρχων καὶ παρὰ τῶν ἑκατοντάρχων. </text:span></text:span><text:span text:style-name="Default_20_Paragraph_20_Font"><text:span text:style-name="T1">53</text:span></text:span><text:span text:style-name="Default_20_Paragraph_20_Font"><text:span text:style-name="T2"> καὶ οἱ ἄνδρες οἱ πολεμισταὶ ἐπρονόμευσαν ἕκαστος ἑαυτῷ. </text:span></text:span><text:span text:style-name="Default_20_Paragraph_20_Font"><text:span text:style-name="T1">54 </text:span></text:span><text:span text:style-name="Default_20_Paragraph_20_Font"><text:span text:style-name="T2">καὶ ἔλαβεν Μωϋσῆς καὶ Ελεαζαρ ὁ ἱερεὺς τὸ χρυσίον παρὰ τῶν χιλιάρχων καὶ παρὰ τῶν ἑκατοντάρχων καὶ εἰσήνεγκεν αὐτὰ εἰς τὴν σκηνὴν τοῦ μαρτυρίου μνημόσυνον τῶν υἱῶν Ισραηλ ἔναντι κυρίου. </text:span></text:span></text:p>
      </text:section>
      <text:section text:style-name="Sect1" text:name="Sect32">
        <text:p text:style-name="P2">Αριθμοι 32</text:p>
        <text:p text:style-name="P3"><text:span text:style-name="Default_20_Paragraph_20_Font"><text:span text:style-name="T1">1 </text:span></text:span><text:span text:style-name="Default_20_Paragraph_20_Font"><text:span text:style-name="T2">Καὶ κτήνη πλῆθος ἦν τοῖς υἱοῖς Ρουβην καὶ τοῖς υἱοῖς Γαδ, πλῆθος σφόδρα· καὶ εἶδον τὴν χώραν Ιαζηρ καὶ τὴν χώραν Γαλααδ, καὶ ἦν ὁ τόπος τόπος κτήνεσιν. </text:span></text:span><text:span text:style-name="Default_20_Paragraph_20_Font"><text:span text:style-name="T1">2 </text:span></text:span><text:span text:style-name="Default_20_Paragraph_20_Font"><text:span text:style-name="T2">καὶ προσελθόντες οἱ υἱοὶ Ρουβην καὶ οἱ υἱοὶ Γαδ εἶπαν πρὸς Μωυσῆν καὶ πρὸς Ελεαζαρ τὸν ἱερέα καὶ πρὸς τοὺς ἄρχοντας τῆς συναγωγῆς λέγοντες </text:span></text:span><text:span text:style-name="Default_20_Paragraph_20_Font"><text:span text:style-name="T1">3 </text:span></text:span><text:span text:style-name="Default_20_Paragraph_20_Font"><text:span text:style-name="T2">Αταρωθ καὶ Δαιβων καὶ Ιαζηρ καὶ Ναμβρα καὶ Εσεβων καὶ Ελεαλη καὶ Σεβαμα καὶ Ναβαυ καὶ Βαιαν, </text:span></text:span><text:span text:style-name="Default_20_Paragraph_20_Font"><text:span text:style-name="T1">4</text:span></text:span><text:span text:style-name="Default_20_Paragraph_20_Font"><text:span text:style-name="T2"> τὴν γῆν, ἣν παρέδωκεν κύριος ἐνώπιον τῶν υἱῶν Ισραηλ, γῆ κτηνοτρόφος ἐστίν, καὶ τοῖς παισίν σου κτήνη ὑπάρχει. </text:span></text:span><text:span text:style-name="Default_20_Paragraph_20_Font"><text:span text:style-name="T1">5</text:span></text:span><text:span text:style-name="Default_20_Paragraph_20_Font"><text:span text:style-name="T2"> καὶ ἔλεγον Εἰ εὕρομεν χάριν ἐνώπιόν σου, δοθήτω ἡ γῆ αὕτη τοῖς οἰκέταις σου ἐν κατασχέσει, καὶ μὴ διαβιβάσῃς ἡμᾶς τὸν Ιορδάνην. </text:span></text:span><text:span text:style-name="Default_20_Paragraph_20_Font"><text:span text:style-name="T1">6</text:span></text:span><text:span text:style-name="Default_20_Paragraph_20_Font"><text:span text:style-name="T2"> καὶ εἶπεν Μωϋσῆς τοῖς υἱοῖς Γαδ καὶ τοῖς υἱοῖς Ρουβην Οἱ ἀδελφοὶ ὑμῶν πορεύονται εἰς πόλεμον, καὶ ὑμεῖς καθήσεσθε αὐτοῦ; </text:span></text:span><text:span text:style-name="Default_20_Paragraph_20_Font"><text:span text:style-name="T1">7</text:span></text:span><text:span text:style-name="Default_20_Paragraph_20_Font"><text:span text:style-name="T2"> καὶ ἵνα τί διαστρέφετε τὰς διανοίας τῶν υἱῶν Ισραηλ μὴ διαβῆναι εἰς τὴν γῆν, ἣν κύριος δίδωσιν αὐτοῖς; </text:span></text:span><text:span text:style-name="Default_20_Paragraph_20_Font"><text:span text:style-name="T1">8</text:span></text:span><text:span text:style-name="Default_20_Paragraph_20_Font"><text:span text:style-name="T2"> οὐχ οὕτως ἐποίησαν οἱ πατέρες ὑμῶν, ὅτε ἀπέστειλα αὐτοὺς ἐκ Καδης Βαρνη κατανοῆσαι τὴν γῆν; </text:span></text:span><text:span text:style-name="Default_20_Paragraph_20_Font"><text:span text:style-name="T1">9</text:span></text:span><text:span text:style-name="Default_20_Paragraph_20_Font"><text:span text:style-name="T2"> καὶ ἀνέβησαν Φάραγγα βότρυος καὶ κατενόησαν τὴν γῆν καὶ ἀπέστησαν τὴν καρδίαν τῶν υἱῶν Ισραηλ, ὅπως μὴ εἰσέλθωσιν εἰς τὴν γῆν, ἣν ἔδωκεν κύριος αὐτοῖς. </text:span></text:span><text:span text:style-name="Default_20_Paragraph_20_Font"><text:span text:style-name="T1">10</text:span></text:span><text:span text:style-name="Default_20_Paragraph_20_Font"><text:span text:style-name="T2"> καὶ ὠργίσθη θυμῷ κύριος ἐν τῇ ἡμέρᾳ ἐκείνῃ καὶ ὤμοσεν λέγων </text:span></text:span><text:span text:style-name="Default_20_Paragraph_20_Font"><text:span text:style-name="T1">11</text:span></text:span><text:span text:style-name="Default_20_Paragraph_20_Font"><text:span text:style-name="T2"> Εἰ ὄψονται οἱ ἄνθρωποι οὗτοι οἱ ἀναβάντες ἐξ Αἰγύπτου ἀπὸ εἰκοσαετοῦς καὶ ἐπάνω οἱ ἐπιστάμενοι τὸ κακὸν καὶ τὸ ἀγαθὸν τὴν γῆν, ἣν ὤμοσα τῷ Αβρααμ καὶ Ισαακ καὶ Ιακωβ, οὐ γὰρ συνεπηκολούθησαν ὀπίσω μου, </text:span></text:span><text:span text:style-name="Default_20_Paragraph_20_Font"><text:span text:style-name="T1">12</text:span></text:span><text:span text:style-name="Default_20_Paragraph_20_Font"><text:span text:style-name="T2"> πλὴν Χαλεβ υἱὸς Ιεφοννη ὁ διακεχωρισμένος καὶ Ἰησοῦς ὁ τοῦ Ναυη, ὅτι συνεπηκολούθησεν ὀπίσω κυρίου. </text:span></text:span><text:span text:style-name="Default_20_Paragraph_20_Font"><text:span text:style-name="T1">13</text:span></text:span><text:span text:style-name="Default_20_Paragraph_20_Font"><text:span text:style-name="T2"> καὶ ὠργίσθη θυμῷ κύριος ἐπὶ τὸν Ισραηλ καὶ κατερρόμβευσεν αὐτοὺς ἐν τῇ ἐρήμῳ τεσσαράκοντα ἔτη, ἕως ἐξανηλώθη πᾶσα ἡ γενεὰ οἱ ποιοῦντες τὰ πονηρὰ ἔναντι κυρίου. </text:span></text:span><text:span text:style-name="Default_20_Paragraph_20_Font"><text:span text:style-name="T1">14</text:span></text:span><text:span text:style-name="Default_20_Paragraph_20_Font"><text:span text:style-name="T2"> ἰδοὺ ἀνέστητε ἀντὶ τῶν πατέρων ὑμῶν σύστρεμμα ἀνθρώπων ἁμαρτωλῶν προσθεῖναι ἔτι ἐπὶ τὸν θυμὸν τῆς ὀργῆς κυρίου ἐπὶ Ισραηλ, </text:span></text:span><text:span text:style-name="Default_20_Paragraph_20_Font"><text:span text:style-name="T1">15</text:span></text:span><text:span text:style-name="Default_20_Paragraph_20_Font"><text:span text:style-name="T2"> ὅτι ἀποστραφήσεσθε ἀπ’ αὐτοῦ προσθεῖναι ἔτι καταλιπεῖν αὐτὸν ἐν τῇ ἐρήμῳ καὶ ἀνομήσετε εἰς ὅλην τὴν συναγωγὴν ταύτην. </text:span></text:span><text:span text:style-name="Default_20_Paragraph_20_Font"><text:span text:style-name="T1">16</text:span></text:span><text:span text:style-name="Default_20_Paragraph_20_Font"><text:span text:style-name="T2"> καὶ προσῆλθον αὐτῷ καὶ ἔλεγον Ἐπαύλεις προβάτων οἰκοδομήσωμεν ὧδε τοῖς κτήνεσιν ἡμῶν καὶ πόλεις ταῖς ἀποσκευαῖς ἡμῶν, </text:span></text:span><text:span text:style-name="Default_20_Paragraph_20_Font"><text:span text:style-name="T1">17</text:span></text:span><text:span text:style-name="Default_20_Paragraph_20_Font"><text:span text:style-name="T2"> καὶ ἡμεῖς ἐνοπλισάμενοι προφυλακὴ πρότεροι τῶν υἱῶν Ισραηλ, ἕως ἂν ἀγάγωμεν αὐτοὺς εἰς τὸν ἑαυτῶν τόπον· καὶ κατοικήσει ἡ ἀποσκευὴ ἡμῶν ἐν πόλεσιν τετειχισμέναις διὰ τοὺς κατοικοῦντας τὴν γῆν. </text:span></text:span><text:span text:style-name="Default_20_Paragraph_20_Font"><text:span text:style-name="T1">18</text:span></text:span><text:span text:style-name="Default_20_Paragraph_20_Font"><text:span text:style-name="T2"> οὐ μὴ ἀποστραφῶμεν εἰς τὰς οἰκίας ἡμῶν, ἕως ἂν καταμερισθῶσιν οἱ υἱοὶ Ισραηλ ἕκαστος εἰς τὴν κληρονομίαν αὐτοῦ· </text:span></text:span><text:span text:style-name="Default_20_Paragraph_20_Font"><text:span text:style-name="T1">19</text:span></text:span><text:span text:style-name="Default_20_Paragraph_20_Font"><text:span text:style-name="T2"> καὶ οὐκέτι κληρονομήσωμεν ἐν αὐτοῖς ἀπὸ τοῦ πέραν τοῦ Ιορδάνου καὶ ἐπέκεινα, ὅτι ἀπέχομεν τοὺς κλήρους ἡμῶν ἐν τῷ πέραν τοῦ Ιορδάνου ἐν </text:span></text:span><text:soft-page-break/><text:span text:style-name="Default_20_Paragraph_20_Font"><text:span text:style-name="T2">ἀνατολαῖς. </text:span></text:span><text:span text:style-name="Default_20_Paragraph_20_Font"><text:span text:style-name="T1">20</text:span></text:span><text:span text:style-name="Default_20_Paragraph_20_Font"><text:span text:style-name="T2"> καὶ εἶπεν πρὸς αὐτοὺς Μωϋσῆς Ἐὰν ποιήσητε κατὰ τὸ ῥῆμα τοῦτο, ἐὰν ἐξοπλίσησθε ἔναντι κυρίου εἰς πόλεμον </text:span></text:span><text:span text:style-name="Default_20_Paragraph_20_Font"><text:span text:style-name="T1">21</text:span></text:span><text:span text:style-name="Default_20_Paragraph_20_Font"><text:span text:style-name="T2"> καὶ παρελεύσεται ὑμῶν πᾶς ὁπλίτης τὸν Ιορδάνην ἔναντι κυρίου, ἕως ἂν ἐκτριβῇ ὁ ἐχθρὸς αὐτοῦ ἀπὸ προσώπου αὐτοῦ </text:span></text:span><text:span text:style-name="Default_20_Paragraph_20_Font"><text:span text:style-name="T1">22</text:span></text:span><text:span text:style-name="Default_20_Paragraph_20_Font"><text:span text:style-name="T2"> καὶ κατακυριευθῇ ἡ γῆ ἔναντι κυρίου, καὶ μετὰ ταῦτα ἀποστραφήσεσθε, καὶ ἔσεσθε ἀθῷοι ἔναντι κυρίου καὶ ἀπὸ Ισραηλ, καὶ ἔσται ἡ γῆ αὕτη ὑμῖν ἐν κατασχέσει ἔναντι κυρίου. </text:span></text:span><text:span text:style-name="Default_20_Paragraph_20_Font"><text:span text:style-name="T1">23</text:span></text:span><text:span text:style-name="Default_20_Paragraph_20_Font"><text:span text:style-name="T2"> ἐὰν δὲ μὴ ποιήσητε οὕτως, ἁμαρτήσεσθε ἔναντι κυρίου καὶ γνώσεσθε τὴν ἁμαρτίαν ὑμῶν, ὅταν ὑμᾶς καταλάβῃ τὰ κακά. </text:span></text:span><text:span text:style-name="Default_20_Paragraph_20_Font"><text:span text:style-name="T1">24</text:span></text:span><text:span text:style-name="Default_20_Paragraph_20_Font"><text:span text:style-name="T2"> καὶ οἰκοδομήσετε ὑμῖν αὐτοῖς πόλεις τῇ ἀποσκευῇ ὑμῶν καὶ ἐπαύλεις τοῖς κτήνεσιν ὑμῶν καὶ τὸ ἐκπορευόμενον ἐκ τοῦ στόματος ὑμῶν ποιήσετε. </text:span></text:span><text:span text:style-name="Default_20_Paragraph_20_Font"><text:span text:style-name="T1">25</text:span></text:span><text:span text:style-name="Default_20_Paragraph_20_Font"><text:span text:style-name="T2"> καὶ εἶπαν οἱ υἱοὶ Ρουβην καὶ οἱ υἱοὶ Γαδ πρὸς Μωυσῆν λέγοντες Οἱ παῖδές σου ποιήσουσιν καθὰ ὁ κύριος ἡμῶν ἐντέλλεται· </text:span></text:span><text:span text:style-name="Default_20_Paragraph_20_Font"><text:span text:style-name="T1">26</text:span></text:span><text:span text:style-name="Default_20_Paragraph_20_Font"><text:span text:style-name="T2"> ἡ ἀποσκευὴ ἡμῶν καὶ αἱ γυναῖκες ἡμῶν καὶ πάντα τὰ κτήνη ἡμῶν ἔσονται ἐν ταῖς πόλεσιν Γαλααδ, </text:span></text:span><text:span text:style-name="Default_20_Paragraph_20_Font"><text:span text:style-name="T1">27</text:span></text:span><text:span text:style-name="Default_20_Paragraph_20_Font"><text:span text:style-name="T2"> οἱ δὲ παῖδές σου παρελεύσονται πάντες ἐνωπλισμένοι καὶ ἐκτεταγμένοι ἔναντι κυρίου εἰς τὸν πόλεμον, ὃν τρόπον ὁ κύριος λέγει. </text:span></text:span></text:p>
        <text:p text:style-name="P3"><text:span text:style-name="Default_20_Paragraph_20_Font"><text:span text:style-name="T1">28</text:span></text:span><text:span text:style-name="Default_20_Paragraph_20_Font"><text:span text:style-name="T2"> Καὶ συνέστησεν αὐτοῖς Μωϋσῆς Ελεαζαρ τὸν ἱερέα καὶ Ἰησοῦν υἱὸν Ναυη καὶ τοὺς ἄρχοντας πατριῶν τῶν φυλῶν Ισραηλ, </text:span></text:span><text:span text:style-name="Default_20_Paragraph_20_Font"><text:span text:style-name="T1">29</text:span></text:span><text:span text:style-name="Default_20_Paragraph_20_Font"><text:span text:style-name="T2"> καὶ εἶπεν πρὸς αὐτοὺς Μωϋσῆς Ἐὰν διαβῶσιν οἱ υἱοὶ Ρουβην καὶ οἱ υἱοὶ Γαδ μεθ’ ὑμῶν τὸν Ιορδάνην, πᾶς ἐνωπλισμένος εἰς πόλεμον ἔναντι κυρίου, καὶ κατακυριεύσητε τῆς γῆς ἀπέναντι ὑμῶν, καὶ δώσετε αὐτοῖς τὴν γῆν Γαλααδ ἐν κατασχέσει· </text:span></text:span><text:span text:style-name="Default_20_Paragraph_20_Font"><text:span text:style-name="T1">30</text:span></text:span><text:span text:style-name="Default_20_Paragraph_20_Font"><text:span text:style-name="T2"> ἐὰν δὲ μὴ διαβῶσιν ἐνωπλισμένοι μεθ’ ὑμῶν εἰς τὸν πόλεμον ἔναντι κυρίου, καὶ διαβιβάσετε τὴν ἀποσκευὴν αὐτῶν καὶ τὰς γυναῖκας αὐτῶν καὶ τὰ κτήνη αὐτῶν πρότερα ὑμῶν εἰς γῆν Χανααν, καὶ συγκατακληρονομηθήσονται ἐν ὑμῖν ἐν τῇ γῇ Χανααν. </text:span></text:span><text:span text:style-name="Default_20_Paragraph_20_Font"><text:span text:style-name="T1">31</text:span></text:span><text:span text:style-name="Default_20_Paragraph_20_Font"><text:span text:style-name="T2"> καὶ ἀπεκρίθησαν οἱ υἱοὶ Ρουβην καὶ οἱ υἱοὶ Γαδ λέγοντες Ὅσα ὁ κύριος λέγει τοῖς θεράπουσιν αὐτοῦ, οὕτως ποιήσομεν· </text:span></text:span><text:span text:style-name="Default_20_Paragraph_20_Font"><text:span text:style-name="T1">32</text:span></text:span><text:span text:style-name="Default_20_Paragraph_20_Font"><text:span text:style-name="T2"> ἡμεῖς διαβησόμεθα ἐνωπλισμένοι ἔναντι κυρίου εἰς γῆν Χανααν, καὶ δώσετε τὴν κατάσχεσιν ἡμῖν ἐν τῷ πέραν τοῦ Ιορδάνου. </text:span></text:span><text:span text:style-name="Default_20_Paragraph_20_Font"><text:span text:style-name="T1">33</text:span></text:span><text:span text:style-name="Default_20_Paragraph_20_Font"><text:span text:style-name="T2"> καὶ ἔδωκεν αὐτοῖς Μωϋσῆς, τοῖς υἱοῖς Γαδ καὶ τοῖς υἱοῖς Ρουβην καὶ τῷ ἡμίσει φυλῆς Μανασση υἱῶν Ιωσηφ, τὴν βασιλείαν Σηων βασιλέως Αμορραίων καὶ τὴν βασιλείαν Ωγ βασιλέως τῆς Βασαν, τὴν γῆν καὶ τὰς πόλεις σὺν τοῖς ὁρίοις αὐτῆς, πόλεις τῆς γῆς κύκλῳ. </text:span></text:span></text:p>
        <text:p text:style-name="P3"><text:span text:style-name="Default_20_Paragraph_20_Font"><text:span text:style-name="T1">34</text:span></text:span><text:span text:style-name="Default_20_Paragraph_20_Font"><text:span text:style-name="T2"> Καὶ ᾠκοδόμησαν οἱ υἱοὶ Γαδ τὴν Δαιβων καὶ τὴν Αταρωθ καὶ τὴν Αροηρ </text:span></text:span><text:span text:style-name="Default_20_Paragraph_20_Font"><text:span text:style-name="T1">35</text:span></text:span><text:span text:style-name="Default_20_Paragraph_20_Font"><text:span text:style-name="T2"> καὶ τὴν Σωφαρ καὶ τὴν Ιαζηρ καὶ ὕψωσαν αὐτὰς </text:span></text:span><text:span text:style-name="Default_20_Paragraph_20_Font"><text:span text:style-name="T1">36</text:span></text:span><text:span text:style-name="Default_20_Paragraph_20_Font"><text:span text:style-name="T2"> καὶ τὴν Ναμβραν καὶ τὴν Βαιθαραν, πόλεις ὀχυρὰς καὶ ἐπαύλεις προβάτων. – </text:span></text:span><text:span text:style-name="Default_20_Paragraph_20_Font"><text:span text:style-name="T1">37</text:span></text:span><text:span text:style-name="Default_20_Paragraph_20_Font"><text:span text:style-name="T2"> καὶ οἱ υἱοὶ Ρουβην ᾠκοδόμησαν τὴν Εσεβων καὶ Ελεαλη καὶ Καριαθαιμ </text:span></text:span><text:span text:style-name="Default_20_Paragraph_20_Font"><text:span text:style-name="T1">38</text:span></text:span><text:span text:style-name="Default_20_Paragraph_20_Font"><text:span text:style-name="T2"> καὶ τὴν Βεελμεων, περικεκυκλωμένας, καὶ τὴν Σεβαμα καὶ ἐπωνόμασαν κατὰ τὰ ὀνόματα αὐτῶν τὰ ὀνόματα τῶν πόλεων, ἃς ᾠκοδόμησαν. – </text:span></text:span><text:span text:style-name="Default_20_Paragraph_20_Font"><text:span text:style-name="T1">39</text:span></text:span><text:span text:style-name="Default_20_Paragraph_20_Font"><text:span text:style-name="T2"> καὶ ἐπορεύθη υἱὸς Μαχιρ υἱοῦ Μανασση εἰς Γαλααδ καὶ ἔλαβεν αὐτὴν καὶ ἀπώλεσεν τὸν Αμορραῖον τὸν κατοικοῦντα ἐν αὐτῇ. </text:span></text:span><text:span text:style-name="Default_20_Paragraph_20_Font"><text:span text:style-name="T1">40</text:span></text:span><text:span text:style-name="Default_20_Paragraph_20_Font"><text:span text:style-name="T2"> καὶ ἔδωκεν Μωϋσῆς τὴν Γαλααδ τῷ Μαχιρ υἱῷ Μανασση, καὶ κατῴκησεν ἐκεῖ. </text:span></text:span><text:span text:style-name="Default_20_Paragraph_20_Font"><text:span text:style-name="T1">41</text:span></text:span><text:span text:style-name="Default_20_Paragraph_20_Font"><text:span text:style-name="T2"> καὶ Ιαιρ ὁ τοῦ Μανασση ἐπορεύθη καὶ ἔλαβεν τὰς ἐπαύλεις αὐτῶν καὶ ἐπωνόμασεν αὐτὰς Ἐπαύλεις Ιαιρ. </text:span></text:span><text:span text:style-name="Default_20_Paragraph_20_Font"><text:span text:style-name="T1">42</text:span></text:span><text:span text:style-name="Default_20_Paragraph_20_Font"><text:span text:style-name="T2"> καὶ Ναβαυ ἐπορεύθη καὶ ἔλαβεν τὴν Κανααθ καὶ τὰς κώμας αὐτῆς καὶ ἐπωνόμασεν αὐτὰς Ναβωθ ἐκ τοῦ ὀνόματος αὐτοῦ. </text:span></text:span></text:p>
      </text:section>
      <text:section text:style-name="Sect1" text:name="Sect33">
        <text:p text:style-name="P2">Αριθμοι 33</text:p>
        <text:p text:style-name="P3"><text:span text:style-name="Default_20_Paragraph_20_Font"><text:span text:style-name="T1">1</text:span></text:span><text:span text:style-name="Default_20_Paragraph_20_Font"><text:span text:style-name="T2"> Καὶ οὗτοι σταθμοὶ τῶν υἱῶν Ισραηλ, ὡς ἐξῆλθον ἐκ γῆς Αἰγύπτου σὺν δυνάμει αὐτῶν ἐν χειρὶ Μωυσῆ καὶ Ααρων· </text:span></text:span><text:span text:style-name="Default_20_Paragraph_20_Font"><text:span text:style-name="T1">2</text:span></text:span><text:span text:style-name="Default_20_Paragraph_20_Font"><text:span text:style-name="T2"> καὶ ἔγραψεν Μωϋσῆς τὰς ἀπάρσεις αὐτῶν καὶ τοὺς σταθμοὺς αὐτῶν διὰ ῥήματος κυρίου, καὶ οὗτοι σταθμοὶ τῆς πορείας αὐτῶν. </text:span></text:span><text:span text:style-name="Default_20_Paragraph_20_Font"><text:span text:style-name="T1">3</text:span></text:span><text:span text:style-name="Default_20_Paragraph_20_Font"><text:span text:style-name="T2"> ἀπῆραν ἐκ Ραμεσση τῷ μηνὶ τῷ πρώτῳ τῇ πεντεκαιδεκάτῃ ἡμέρᾳ τοῦ μηνὸς τοῦ πρώτου· τῇ ἐπαύριον τοῦ πασχα ἐξῆλθον οἱ υἱοὶ Ισραηλ ἐν χειρὶ </text:span></text:span><text:soft-page-break/><text:span text:style-name="Default_20_Paragraph_20_Font"><text:span text:style-name="T2">ὑψηλῇ ἐναντίον πάντων τῶν Αἰγυπτίων, </text:span></text:span><text:span text:style-name="Default_20_Paragraph_20_Font"><text:span text:style-name="T1">4</text:span></text:span><text:span text:style-name="Default_20_Paragraph_20_Font"><text:span text:style-name="T2"> καὶ οἱ Αἰγύπτιοι ἔθαπτον ἐξ αὑτῶν τοὺς τεθνηκότας πάντας, οὓς ἐπάταξεν κύριος, πᾶν πρωτότοκον ἐν γῇ Αἰγύπτῳ, καὶ ἐν τοῖς θεοῖς αὐτῶν ἐποίησεν τὴν ἐκδίκησιν κύριος. </text:span></text:span><text:span text:style-name="Default_20_Paragraph_20_Font"><text:span text:style-name="T1">5</text:span></text:span><text:span text:style-name="Default_20_Paragraph_20_Font"><text:span text:style-name="T2"> καὶ ἀπάραντες οἱ υἱοὶ Ισραηλ ἐκ Ραμεσση παρενέβαλον εἰς Σοκχωθ. </text:span></text:span><text:span text:style-name="Default_20_Paragraph_20_Font"><text:span text:style-name="T1">6</text:span></text:span><text:span text:style-name="Default_20_Paragraph_20_Font"><text:span text:style-name="T2"> καὶ ἀπῆραν ἐκ Σοκχωθ καὶ παρενέβαλον εἰς Βουθαν, ὅ ἐστιν μέρος τι τῆς ἐρήμου. </text:span></text:span><text:span text:style-name="Default_20_Paragraph_20_Font"><text:span text:style-name="T1">7</text:span></text:span><text:span text:style-name="Default_20_Paragraph_20_Font"><text:span text:style-name="T2"> καὶ ἀπῆραν ἐκ Βουθαν καὶ παρενέβαλον ἐπὶ στόμα Ειρωθ, ὅ ἐστιν ἀπέναντι Βεελσεπφων, καὶ παρενέβαλον ἀπέναντι Μαγδώλου. </text:span></text:span><text:span text:style-name="Default_20_Paragraph_20_Font"><text:span text:style-name="T1">8</text:span></text:span><text:span text:style-name="Default_20_Paragraph_20_Font"><text:span text:style-name="T2"> καὶ ἀπῆραν ἀπέναντι Ειρωθ καὶ διέβησαν μέσον τῆς θαλάσσης εἰς τὴν ἔρημον καὶ ἐπορεύθησαν ὁδὸν τριῶν ἡμερῶν διὰ τῆς ἐρήμου αὐτοὶ καὶ παρενέβαλον ἐν Πικρίαις. </text:span></text:span><text:span text:style-name="Default_20_Paragraph_20_Font"><text:span text:style-name="T1">9</text:span></text:span><text:span text:style-name="Default_20_Paragraph_20_Font"><text:span text:style-name="T2"> καὶ ἀπῆραν ἐκ Πικριῶν καὶ ἦλθον εἰς Αιλιμ· καὶ ἐν Αιλιμ δώδεκα πηγαὶ ὑδάτων καὶ ἑβδομήκοντα στελέχη φοινίκων, καὶ παρενέβαλον ἐκεῖ παρὰ τὸ ὕδωρ. </text:span></text:span><text:span text:style-name="Default_20_Paragraph_20_Font"><text:span text:style-name="T1">10</text:span></text:span><text:span text:style-name="Default_20_Paragraph_20_Font"><text:span text:style-name="T2"> καὶ ἀπῆραν ἐξ Αιλιμ καὶ παρενέβαλον ἐπὶ θάλασσαν ἐρυθράν. </text:span></text:span><text:span text:style-name="Default_20_Paragraph_20_Font"><text:span text:style-name="T1">11</text:span></text:span><text:span text:style-name="Default_20_Paragraph_20_Font"><text:span text:style-name="T2"> καὶ ἀπῆραν ἀπὸ θαλάσσης ἐρυθρᾶς καὶ παρενέβαλον εἰς τὴν ἔρημον Σιν. </text:span></text:span><text:span text:style-name="Default_20_Paragraph_20_Font"><text:span text:style-name="T1">12</text:span></text:span><text:span text:style-name="Default_20_Paragraph_20_Font"><text:span text:style-name="T2"> καὶ ἀπῆραν ἐκ τῆς ἐρήμου Σιν καὶ παρενέβαλον εἰς Ραφακα. </text:span></text:span><text:span text:style-name="Default_20_Paragraph_20_Font"><text:span text:style-name="T1">13</text:span></text:span><text:span text:style-name="Default_20_Paragraph_20_Font"><text:span text:style-name="T2"> καὶ ἀπῆραν ἐκ Ραφακα καὶ παρενέβαλον ἐν Αιλους. </text:span></text:span><text:span text:style-name="Default_20_Paragraph_20_Font"><text:span text:style-name="T1">14</text:span></text:span><text:span text:style-name="Default_20_Paragraph_20_Font"><text:span text:style-name="T2"> καὶ ἀπῆραν ἐξ Αιλους καὶ παρενέβαλον ἐν Ραφιδιν, καὶ οὐκ ἦν ὕδωρ τῷ λαῷ πιεῖν ἐκεῖ. </text:span></text:span><text:span text:style-name="Default_20_Paragraph_20_Font"><text:span text:style-name="T1">15</text:span></text:span><text:span text:style-name="Default_20_Paragraph_20_Font"><text:span text:style-name="T2"> καὶ ἀπῆραν ἐκ Ραφιδιν καὶ παρενέβαλον ἐν τῇ ἐρήμῳ Σινα. </text:span></text:span><text:span text:style-name="Default_20_Paragraph_20_Font"><text:span text:style-name="T1">16</text:span></text:span><text:span text:style-name="Default_20_Paragraph_20_Font"><text:span text:style-name="T2"> καὶ ἀπῆραν ἐκ τῆς ἐρήμου Σινα καὶ παρενέβαλον ἐν Μνήμασιν τῆς ἐπιθυμίας. </text:span></text:span><text:span text:style-name="Default_20_Paragraph_20_Font"><text:span text:style-name="T1">17</text:span></text:span><text:span text:style-name="Default_20_Paragraph_20_Font"><text:span text:style-name="T2"> καὶ ἀπῆραν ἐκ Μνημάτων ἐπιθυμίας καὶ παρενέβαλον ἐν Ασηρωθ. </text:span></text:span><text:span text:style-name="Default_20_Paragraph_20_Font"><text:span text:style-name="T1">18</text:span></text:span><text:span text:style-name="Default_20_Paragraph_20_Font"><text:span text:style-name="T2"> καὶ ἀπῆραν ἐξ Ασηρωθ καὶ παρενέβαλον ἐν Ραθαμα. </text:span></text:span><text:span text:style-name="Default_20_Paragraph_20_Font"><text:span text:style-name="T1">19</text:span></text:span><text:span text:style-name="Default_20_Paragraph_20_Font"><text:span text:style-name="T2"> καὶ ἀπῆραν ἐκ Ραθαμα καὶ παρενέβαλον ἐν Ρεμμων Φαρες. </text:span></text:span><text:span text:style-name="Default_20_Paragraph_20_Font"><text:span text:style-name="T1">20</text:span></text:span><text:span text:style-name="Default_20_Paragraph_20_Font"><text:span text:style-name="T2"> καὶ ἀπῆραν ἐκ Ρεμμων Φαρες καὶ παρενέβαλον ἐν Λεμωνα. </text:span></text:span><text:span text:style-name="Default_20_Paragraph_20_Font"><text:span text:style-name="T1">21</text:span></text:span><text:span text:style-name="Default_20_Paragraph_20_Font"><text:span text:style-name="T2"> καὶ ἀπῆραν ἐκ Λεμωνα καὶ παρενέβαλον εἰς Δεσσα. </text:span></text:span><text:span text:style-name="Default_20_Paragraph_20_Font"><text:span text:style-name="T1">22</text:span></text:span><text:span text:style-name="Default_20_Paragraph_20_Font"><text:span text:style-name="T2"> καὶ ἀπῆραν ἐκ Δεσσα καὶ παρενέβαλον εἰς Μακελλαθ. </text:span></text:span><text:span text:style-name="Default_20_Paragraph_20_Font"><text:span text:style-name="T1">23</text:span></text:span><text:span text:style-name="Default_20_Paragraph_20_Font"><text:span text:style-name="T2"> καὶ ἀπῆραν ἐκ Μακελλαθ καὶ παρενέβαλον εἰς Σαφαρ. </text:span></text:span><text:span text:style-name="Default_20_Paragraph_20_Font"><text:span text:style-name="T1">24</text:span></text:span><text:span text:style-name="Default_20_Paragraph_20_Font"><text:span text:style-name="T2"> καὶ ἀπῆραν ἐκ Σαφαρ καὶ παρενέβαλον εἰς Χαραδαθ. </text:span></text:span><text:span text:style-name="Default_20_Paragraph_20_Font"><text:span text:style-name="T1">25</text:span></text:span><text:span text:style-name="Default_20_Paragraph_20_Font"><text:span text:style-name="T2"> καὶ ἀπῆραν ἐκ Χαραδαθ καὶ παρενέβαλον εἰς Μακηλωθ. </text:span></text:span><text:span text:style-name="Default_20_Paragraph_20_Font"><text:span text:style-name="T1">26</text:span></text:span><text:span text:style-name="Default_20_Paragraph_20_Font"><text:span text:style-name="T2"> καὶ ἀπῆραν ἐκ Μακηλωθ καὶ παρενέβαλον εἰς Κατααθ. </text:span></text:span><text:span text:style-name="Default_20_Paragraph_20_Font"><text:span text:style-name="T1">27</text:span></text:span><text:span text:style-name="Default_20_Paragraph_20_Font"><text:span text:style-name="T2"> καὶ ἀπῆραν ἐκ Κατααθ καὶ παρενέβαλον εἰς Ταραθ. </text:span></text:span><text:span text:style-name="Default_20_Paragraph_20_Font"><text:span text:style-name="T1">28</text:span></text:span><text:span text:style-name="Default_20_Paragraph_20_Font"><text:span text:style-name="T2"> καὶ ἀπῆραν ἐκ Ταραθ καὶ παρενέβαλον εἰς Ματεκκα. </text:span></text:span><text:span text:style-name="Default_20_Paragraph_20_Font"><text:span text:style-name="T1">29</text:span></text:span><text:span text:style-name="Default_20_Paragraph_20_Font"><text:span text:style-name="T2"> καὶ ἀπῆραν ἐκ Ματεκκα καὶ παρενέβαλον εἰς Σελμωνα. </text:span></text:span><text:span text:style-name="Default_20_Paragraph_20_Font"><text:span text:style-name="T1">30</text:span></text:span><text:span text:style-name="Default_20_Paragraph_20_Font"><text:span text:style-name="T2"> καὶ ἀπῆραν ἐκ Σελμωνα καὶ παρενέβαλον εἰς Μασσουρουθ. </text:span></text:span><text:span text:style-name="Default_20_Paragraph_20_Font"><text:span text:style-name="T1">31</text:span></text:span><text:span text:style-name="Default_20_Paragraph_20_Font"><text:span text:style-name="T2"> καὶ ἀπῆραν ἐκ Μασσουρουθ καὶ παρενέβαλον εἰς Βαναια. </text:span></text:span><text:span text:style-name="Default_20_Paragraph_20_Font"><text:span text:style-name="T1">32</text:span></text:span><text:span text:style-name="Default_20_Paragraph_20_Font"><text:span text:style-name="T2"> καὶ ἀπῆραν ἐκ Βαναια καὶ παρενέβαλον εἰς τὸ ὄρος Γαδγαδ. </text:span></text:span><text:span text:style-name="Default_20_Paragraph_20_Font"><text:span text:style-name="T1">33</text:span></text:span><text:span text:style-name="Default_20_Paragraph_20_Font"><text:span text:style-name="T2"> καὶ ἀπῆραν ἐκ τοῦ ὄρους Γαδγαδ καὶ παρενέβαλον εἰς Ετεβαθα. </text:span></text:span><text:span text:style-name="Default_20_Paragraph_20_Font"><text:span text:style-name="T1">34</text:span></text:span><text:span text:style-name="Default_20_Paragraph_20_Font"><text:span text:style-name="T2"> καὶ ἀπῆραν ἐξ Ετεβαθα καὶ παρενέβαλον εἰς Εβρωνα. </text:span></text:span><text:span text:style-name="Default_20_Paragraph_20_Font"><text:span text:style-name="T1">35</text:span></text:span><text:span text:style-name="Default_20_Paragraph_20_Font"><text:span text:style-name="T2"> καὶ ἀπῆραν ἐξ Εβρωνα καὶ παρενέβαλον εἰς Γεσιωνγαβερ. </text:span></text:span><text:span text:style-name="Default_20_Paragraph_20_Font"><text:span text:style-name="T1">36</text:span></text:span><text:span text:style-name="Default_20_Paragraph_20_Font"><text:span text:style-name="T2"> καὶ ἀπῆραν ἐκ Γεσιωνγαβερ καὶ παρενέβαλον ἐν τῇ ἐρήμῳ Σιν. καὶ ἀπῆραν ἐκ τῆς ἐρήμου Σιν καὶ παρενέβαλον εἰς τὴν ἔρημον Φαραν, αὕτη ἐστὶν Καδης. </text:span></text:span><text:span text:style-name="Default_20_Paragraph_20_Font"><text:span text:style-name="T1">37</text:span></text:span><text:span text:style-name="Default_20_Paragraph_20_Font"><text:span text:style-name="T2"> καὶ ἀπῆραν ἐκ Καδης καὶ παρενέβαλον εἰς Ωρ τὸ ὄρος πλησίον γῆς Εδωμ· </text:span></text:span><text:span text:style-name="Default_20_Paragraph_20_Font"><text:span text:style-name="T1">38</text:span></text:span><text:span text:style-name="Default_20_Paragraph_20_Font"><text:span text:style-name="T2"> καὶ ἀνέβη Ααρων ὁ ἱερεὺς διὰ προστάγματος κυρίου καὶ ἀπέθανεν ἐκεῖ ἐν τῷ τεσσαρακοστῷ ἔτει τῆς ἐξόδου τῶν υἱῶν Ισραηλ ἐκ γῆς Αἰγύπτου τῷ μηνὶ τῷ πέμπτῳ μιᾷ τοῦ μηνός· </text:span></text:span><text:span text:style-name="Default_20_Paragraph_20_Font"><text:span text:style-name="T1">39</text:span></text:span><text:span text:style-name="Default_20_Paragraph_20_Font"><text:span text:style-name="T2"> καὶ Ααρων ἦν τριῶν καὶ εἴκοσι καὶ ἑκατὸν ἐτῶν, ὅτε ἀπέθνῃσκεν ἐν Ωρ τῷ ὄρει. </text:span></text:span><text:span text:style-name="Default_20_Paragraph_20_Font"><text:span text:style-name="T1">40</text:span></text:span><text:span text:style-name="Default_20_Paragraph_20_Font"><text:span text:style-name="T2"> καὶ ἀκούσας ὁ Χανανις βασιλεὺς Αραδ, καὶ οὗτος κατῴκει ἐν γῇ Χανααν, ὅτε εἰσεπορεύοντο οἱ υἱοὶ Ισραηλ. </text:span></text:span><text:span text:style-name="Default_20_Paragraph_20_Font"><text:span text:style-name="T1">41</text:span></text:span><text:span text:style-name="Default_20_Paragraph_20_Font"><text:span text:style-name="T2"> καὶ ἀπῆραν ἐξ Ωρ τοῦ ὄρους καὶ παρενέβαλον εἰς Σελμωνα. </text:span></text:span><text:span text:style-name="Default_20_Paragraph_20_Font"><text:span text:style-name="T1">42</text:span></text:span><text:span text:style-name="Default_20_Paragraph_20_Font"><text:span text:style-name="T2"> καὶ ἀπῆραν ἐκ Σελμωνα καὶ παρενέβαλον εἰς Φινω. </text:span></text:span><text:span text:style-name="Default_20_Paragraph_20_Font"><text:span text:style-name="T1">43</text:span></text:span><text:span text:style-name="Default_20_Paragraph_20_Font"><text:span text:style-name="T2"> καὶ ἀπῆραν ἐκ Φινω καὶ παρενέβαλον εἰς Ωβωθ. </text:span></text:span><text:span text:style-name="Default_20_Paragraph_20_Font"><text:span text:style-name="T1">44</text:span></text:span><text:span text:style-name="Default_20_Paragraph_20_Font"><text:span text:style-name="T2"> καὶ ἀπῆραν ἐξ Ωβωθ καὶ παρενέβαλον ἐν Γαι ἐν τῷ πέραν ἐπὶ τῶν ὁρίων Μωαβ. </text:span></text:span><text:span text:style-name="Default_20_Paragraph_20_Font"><text:span text:style-name="T1">45</text:span></text:span><text:span text:style-name="Default_20_Paragraph_20_Font"><text:span text:style-name="T2"> καὶ ἀπῆραν ἐκ Γαι καὶ παρενέβαλον εἰς Δαιβων Γαδ. </text:span></text:span><text:span text:style-name="Default_20_Paragraph_20_Font"><text:span text:style-name="T1">46</text:span></text:span><text:span text:style-name="Default_20_Paragraph_20_Font"><text:span text:style-name="T2"> καὶ ἀπῆραν ἐκ Δαιβων Γαδ καὶ παρενέβαλον ἐν Γελμων Δεβλαθαιμ. </text:span></text:span><text:span text:style-name="Default_20_Paragraph_20_Font"><text:span text:style-name="T1">47</text:span></text:span><text:span text:style-name="Default_20_Paragraph_20_Font"><text:span text:style-name="T2"> καὶ ἀπῆραν ἐκ Γελμων Δεβλαθαιμ καὶ παρενέβαλον ἐπὶ τὰ ὄρη τὰ Αβαριμ ἀπέναντι Ναβαυ. </text:span></text:span></text:p>
        <text:p text:style-name="P3"><text:soft-page-break/><text:span text:style-name="Default_20_Paragraph_20_Font"><text:span text:style-name="T1">48</text:span></text:span><text:span text:style-name="Default_20_Paragraph_20_Font"><text:span text:style-name="T2"> Καὶ ἀπῆραν ἀπὸ ὀρέων Αβαριμ καὶ παρενέβαλον ἐπὶ δυσμῶν Μωαβ ἐπὶ τοῦ Ιορδάνου κατὰ Ιεριχω </text:span></text:span><text:span text:style-name="Default_20_Paragraph_20_Font"><text:span text:style-name="T1">49</text:span></text:span><text:span text:style-name="Default_20_Paragraph_20_Font"><text:span text:style-name="T2"> καὶ παρενέβαλον παρὰ τὸν Ιορδάνην ἀνὰ μέσον Αισιμωθ ἕως Βελσαττιμ κατὰ δυσμὰς Μωαβ. </text:span></text:span></text:p>
        <text:p text:style-name="P3"><text:span text:style-name="Default_20_Paragraph_20_Font"><text:span text:style-name="T1">50</text:span></text:span><text:span text:style-name="Default_20_Paragraph_20_Font"><text:span text:style-name="T2"> Καὶ ἐλάλησεν κύριος πρὸς Μωυσῆν ἐπὶ δυσμῶν Μωαβ παρὰ τὸν Ιορδάνην κατὰ Ιεριχω λέγων </text:span></text:span><text:span text:style-name="Default_20_Paragraph_20_Font"><text:span text:style-name="T1">51</text:span></text:span><text:span text:style-name="Default_20_Paragraph_20_Font"><text:span text:style-name="T2"> Λάλησον τοῖς υἱοῖς Ισραηλ καὶ ἐρεῖς πρὸς αὐτούς Ὑμεῖς διαβαίνετε τὸν Ιορδάνην εἰς γῆν Χανααν </text:span></text:span><text:span text:style-name="Default_20_Paragraph_20_Font"><text:span text:style-name="T1">52</text:span></text:span><text:span text:style-name="Default_20_Paragraph_20_Font"><text:span text:style-name="T2"> καὶ ἀπολεῖτε πάντας τοὺς κατοικοῦντας ἐν τῇ γῇ πρὸ προσώπου ὑμῶν καὶ ἐξαρεῖτε τὰς σκοπιὰς αὐτῶν καὶ πάντα τὰ εἴδωλα τὰ χωνευτὰ αὐτῶν ἀπολεῖτε αὐτὰ καὶ πάσας τὰς στήλας αὐτῶν ἐξαρεῖτε </text:span></text:span><text:span text:style-name="Default_20_Paragraph_20_Font"><text:span text:style-name="T1">53</text:span></text:span><text:span text:style-name="Default_20_Paragraph_20_Font"><text:span text:style-name="T2"> καὶ ἀπολεῖτε πάντας τοὺς κατοικοῦντας τὴν γῆν καὶ κατοικήσετε ἐν αὐτῇ· ὑμῖν γὰρ δέδωκα τὴν γῆν αὐτῶν ἐν κλήρῳ. </text:span></text:span><text:span text:style-name="Default_20_Paragraph_20_Font"><text:span text:style-name="T1">54</text:span></text:span><text:span text:style-name="Default_20_Paragraph_20_Font"><text:span text:style-name="T2"> καὶ κατακληρονομήσετε τὴν γῆν αὐτῶν ἐν κλήρῳ κατὰ φυλὰς ὑμῶν· τοῖς πλείοσιν πληθυνεῖτε τὴν κατάσχεσιν αὐτῶν καὶ τοῖς ἐλάττοσιν ἐλαττώσετε τὴν κατάσχεσιν αὐτῶν· εἰς ὃ ἐὰν ἐξέλθῃ τὸ ὄνομα αὐτοῦ ἐκεῖ, αὐτοῦ ἔσται· κατὰ φυλὰς πατριῶν ὑμῶν κληρονομήσετε. </text:span></text:span><text:span text:style-name="Default_20_Paragraph_20_Font"><text:span text:style-name="T1">55</text:span></text:span><text:span text:style-name="Default_20_Paragraph_20_Font"><text:span text:style-name="T2"> ἐὰν δὲ μὴ ἀπολέσητε τοὺς κατοικοῦντας ἐπὶ τῆς γῆς ἀπὸ προσώπου ὑμῶν, καὶ ἔσται οὓς ἐὰν καταλίπητε ἐξ αὐτῶν, σκόλοπες ἐν τοῖς ὀφθαλμοῖς ὑμῶν καὶ βολίδες ἐν ταῖς πλευραῖς ὑμῶν καὶ ἐχθρεύσουσιν ἐπὶ τῆς γῆς, ἐφ’ ἣν ὑμεῖς κατοικήσετε, </text:span></text:span><text:span text:style-name="Default_20_Paragraph_20_Font"><text:span text:style-name="T1">56</text:span></text:span><text:span text:style-name="Default_20_Paragraph_20_Font"><text:span text:style-name="T2"> καὶ ἔσται καθότι διεγνώκειν ποιῆσαι αὐτούς, ποιήσω ὑμῖν. </text:span></text:span></text:p>
      </text:section>
      <text:section text:style-name="Sect1" text:name="Sect34">
        <text:p text:style-name="P2">Αριθμοι 34</text:p>
        <text:p text:style-name="P3"><text:span text:style-name="Default_20_Paragraph_20_Font"><text:span text:style-name="T1">1</text:span></text:span><text:span text:style-name="Default_20_Paragraph_20_Font"><text:span text:style-name="T2"> Καὶ ἐλάλησεν κύριος πρὸς Μωυσῆν λέγων </text:span></text:span><text:span text:style-name="Default_20_Paragraph_20_Font"><text:span text:style-name="T1">2</text:span></text:span><text:span text:style-name="Default_20_Paragraph_20_Font"><text:span text:style-name="T2"> Ἔντειλαι τοῖς υἱοῖς Ισραηλ καὶ ἐρεῖς πρὸς αὐτούς Ὑμεῖς εἰσπορεύεσθε εἰς τὴν γῆν Χανααν· αὕτη ἔσται ὑμῖν εἰς κληρονομίαν, γῆ Χανααν σὺν τοῖς ὁρίοις αὐτῆς. </text:span></text:span><text:span text:style-name="Default_20_Paragraph_20_Font"><text:span text:style-name="T1">3</text:span></text:span><text:span text:style-name="Default_20_Paragraph_20_Font"><text:span text:style-name="T2"> καὶ ἔσται ὑμῖν τὸ κλίτος τὸ πρὸς λίβα ἀπὸ ἐρήμου Σιν ἕως ἐχόμενον Εδωμ, καὶ ἔσται ὑμῖν τὰ ὅρια πρὸς λίβα ἀπὸ μέρους τῆς θαλάσσης τῆς ἁλυκῆς ἀπὸ ἀνατολῶν· </text:span></text:span><text:span text:style-name="Default_20_Paragraph_20_Font"><text:span text:style-name="T1">4</text:span></text:span><text:span text:style-name="Default_20_Paragraph_20_Font"><text:span text:style-name="T2"> καὶ κυκλώσει ὑμᾶς τὰ ὅρια ἀπὸ λιβὸς πρὸς ἀνάβασιν Ακραβιν καὶ παρελεύσεται Σεννα, καὶ ἔσται ἡ διέξοδος αὐτοῦ πρὸς λίβα Καδης τοῦ Βαρνη, καὶ ἐξελεύσεται εἰς ἔπαυλιν Αραδ καὶ παρελεύσεται Ασεμωνα· </text:span></text:span><text:span text:style-name="Default_20_Paragraph_20_Font"><text:span text:style-name="T1">5</text:span></text:span><text:span text:style-name="Default_20_Paragraph_20_Font"><text:span text:style-name="T2"> καὶ κυκλώσει τὰ ὅρια ἀπὸ Ασεμωνα χειμάρρουν Αἰγύπτου, καὶ ἔσται ἡ διέξοδος ἡ θάλασσα. </text:span></text:span><text:span text:style-name="Default_20_Paragraph_20_Font"><text:span text:style-name="T1">6</text:span></text:span><text:span text:style-name="Default_20_Paragraph_20_Font"><text:span text:style-name="T2"> καὶ τὰ ὅρια τῆς θαλάσσης ἔσται ὑμῖν· ἡ θάλασσα ἡ μεγάλη ὁριεῖ, τοῦτο ἔσται ὑμῖν τὰ ὅρια τῆς θαλάσσης. </text:span></text:span><text:span text:style-name="Default_20_Paragraph_20_Font"><text:span text:style-name="T1">7</text:span></text:span><text:span text:style-name="Default_20_Paragraph_20_Font"><text:span text:style-name="T2"> καὶ τοῦτο ἔσται τὰ ὅρια ὑμῖν πρὸς βορρᾶν· ἀπὸ τῆς θαλάσσης τῆς μεγάλης καταμετρήσετε ὑμῖν αὐτοῖς παρὰ τὸ ὄρος τὸ ὄρος· </text:span></text:span><text:span text:style-name="Default_20_Paragraph_20_Font"><text:span text:style-name="T1">8</text:span></text:span><text:span text:style-name="Default_20_Paragraph_20_Font"><text:span text:style-name="T2"> καὶ ἀπὸ τοῦ ὄρους τὸ ὄρος καταμετρήσετε αὐτοῖς εἰσπορευομένων εἰς Εμαθ, καὶ ἔσται ἡ διέξοδος αὐτοῦ τὰ ὅρια Σαραδα· </text:span></text:span><text:span text:style-name="Default_20_Paragraph_20_Font"><text:span text:style-name="T1">9</text:span></text:span><text:span text:style-name="Default_20_Paragraph_20_Font"><text:span text:style-name="T2"> καὶ ἐξελεύσεται τὰ ὅρια Δεφρωνα, καὶ ἔσται ἡ διέξοδος αὐτοῦ Ασερναιν· τοῦτο ἔσται ὑμῖν ὅρια ἀπὸ βορρᾶ. </text:span></text:span><text:span text:style-name="Default_20_Paragraph_20_Font"><text:span text:style-name="T1">10</text:span></text:span><text:span text:style-name="Default_20_Paragraph_20_Font"><text:span text:style-name="T2"> καὶ καταμετρήσετε ὑμῖν αὐτοῖς τὰ ὅρια ἀνατολῶν ἀπὸ Ασερναιν Σεπφαμα· </text:span></text:span><text:span text:style-name="Default_20_Paragraph_20_Font"><text:span text:style-name="T1">11</text:span></text:span><text:span text:style-name="Default_20_Paragraph_20_Font"><text:span text:style-name="T2"> καὶ καταβήσεται τὰ ὅρια ἀπὸ Σεπφαμ Αρβηλα ἀπὸ ἀνατολῶν ἐπὶ πηγάς, καὶ καταβήσεται τὰ ὅρια Βηλα ἐπὶ νώτου θαλάσσης Χεναρα ἀπὸ ἀνατολῶν· </text:span></text:span><text:span text:style-name="Default_20_Paragraph_20_Font"><text:span text:style-name="T1">12</text:span></text:span><text:span text:style-name="Default_20_Paragraph_20_Font"><text:span text:style-name="T2"> καὶ καταβήσεται τὰ ὅρια ἐπὶ τὸν Ιορδάνην, καὶ ἔσται ἡ διέξοδος θάλασσα ἡ ἁλυκή. αὕτη ἔσται ὑμῖν ἡ γῆ καὶ τὰ ὅρια αὐτῆς κύκλῳ. </text:span></text:span><text:span text:style-name="Default_20_Paragraph_20_Font"><text:span text:style-name="T1">13</text:span></text:span><text:span text:style-name="Default_20_Paragraph_20_Font"><text:span text:style-name="T2"> καὶ ἐνετείλατο Μωϋσῆς τοῖς υἱοῖς Ισραηλ λέγων Αὕτη ἡ γῆ, ἣν κατακληρονομήσετε αὐτὴν μετὰ κλήρου, ὃν τρόπον συνέταξεν κύριος τῷ Μωυσῇ δοῦναι αὐτὴν ταῖς ἐννέα φυλαῖς καὶ τῷ ἡμίσει φυλῆς Μανασση· </text:span></text:span><text:span text:style-name="Default_20_Paragraph_20_Font"><text:span text:style-name="T1">14</text:span></text:span><text:span text:style-name="Default_20_Paragraph_20_Font"><text:span text:style-name="T2"> ὅτι ἔλαβεν φυλὴ υἱῶν Ρουβην καὶ φυλὴ υἱῶν Γαδ κατ’ οἴκους πατριῶν αὐτῶν, καὶ τὸ ἥμισυ φυλῆς Μανασση ἀπέλαβον τοὺς κλήρους αὐτῶν, </text:span></text:span><text:span text:style-name="Default_20_Paragraph_20_Font"><text:span text:style-name="T1">15</text:span></text:span><text:span text:style-name="Default_20_Paragraph_20_Font"><text:span text:style-name="T2"> δύο φυλαὶ καὶ ἥμισυ φυλῆς ἔλαβον τοὺς κλήρους αὐτῶν πέραν τοῦ Ιορδάνου κατὰ Ιεριχω ἀπὸ νότου κατ’ ἀνατολάς. </text:span></text:span></text:p>
        <text:p text:style-name="P3"><text:soft-page-break/><text:span text:style-name="Default_20_Paragraph_20_Font"><text:span text:style-name="T1">16</text:span></text:span><text:span text:style-name="Default_20_Paragraph_20_Font"><text:span text:style-name="T2"> Καὶ ἐλάλησεν κύριος πρὸς Μωυσῆν λέγων </text:span></text:span><text:span text:style-name="Default_20_Paragraph_20_Font"><text:span text:style-name="T1">17</text:span></text:span><text:span text:style-name="Default_20_Paragraph_20_Font"><text:span text:style-name="T2"> Ταῦτα τὰ ὀνόματα τῶν ἀνδρῶν, οἳ κληρονομήσουσιν ὑμῖν τὴν γῆν· Ελεαζαρ ὁ ἱερεὺς καὶ Ἰησοῦς ὁ τοῦ Ναυη. </text:span></text:span><text:span text:style-name="Default_20_Paragraph_20_Font"><text:span text:style-name="T1">18</text:span></text:span><text:span text:style-name="Default_20_Paragraph_20_Font"><text:span text:style-name="T2"> καὶ ἄρχοντα ἕνα ἐκ φυλῆς λήμψεσθε κατακληρονομῆσαι ὑμῖν τὴν γῆν. </text:span></text:span><text:span text:style-name="Default_20_Paragraph_20_Font"><text:span text:style-name="T1">19</text:span></text:span><text:span text:style-name="Default_20_Paragraph_20_Font"><text:span text:style-name="T2"> καὶ ταῦτα τὰ ὀνόματα τῶν ἀνδρῶν· τῆς φυλῆς Ιουδα Χαλεβ υἱὸς Ιεφοννη· </text:span></text:span><text:span text:style-name="Default_20_Paragraph_20_Font"><text:span text:style-name="T1">20</text:span></text:span><text:span text:style-name="Default_20_Paragraph_20_Font"><text:span text:style-name="T2"> τῆς φυλῆς Συμεων Σαλαμιηλ υἱὸς Εμιουδ· </text:span></text:span><text:span text:style-name="Default_20_Paragraph_20_Font"><text:span text:style-name="T1">21</text:span></text:span><text:span text:style-name="Default_20_Paragraph_20_Font"><text:span text:style-name="T2"> τῆς φυλῆς Βενιαμιν Ελδαδ υἱὸς Χασλων· </text:span></text:span><text:span text:style-name="Default_20_Paragraph_20_Font"><text:span text:style-name="T1">22</text:span></text:span><text:span text:style-name="Default_20_Paragraph_20_Font"><text:span text:style-name="T2"> τῆς φυλῆς Δαν ἄρχων Βακχιρ υἱὸς Εγλι· </text:span></text:span><text:span text:style-name="Default_20_Paragraph_20_Font"><text:span text:style-name="T1">23</text:span></text:span><text:span text:style-name="Default_20_Paragraph_20_Font"><text:span text:style-name="T2"> τῶν υἱῶν Ιωσηφ φυλῆς υἱῶν Μανασση ἄρχων Ανιηλ υἱὸς Ουφι, </text:span></text:span><text:span text:style-name="Default_20_Paragraph_20_Font"><text:span text:style-name="T1">24</text:span></text:span><text:span text:style-name="Default_20_Paragraph_20_Font"><text:span text:style-name="T2"> τῆς φυλῆς υἱῶν Εφραιμ ἄρχων Καμουηλ υἱὸς Σαβαθα· </text:span></text:span><text:span text:style-name="Default_20_Paragraph_20_Font"><text:span text:style-name="T1">25</text:span></text:span><text:span text:style-name="Default_20_Paragraph_20_Font"><text:span text:style-name="T2"> τῆς φυλῆς Ζαβουλων ἄρχων Ελισαφαν υἱὸς Φαρναχ· </text:span></text:span><text:span text:style-name="Default_20_Paragraph_20_Font"><text:span text:style-name="T1">26</text:span></text:span><text:span text:style-name="Default_20_Paragraph_20_Font"><text:span text:style-name="T2"> τῆς φυλῆς υἱῶν Ισσαχαρ ἄρχων Φαλτιηλ υἱὸς Οζα· </text:span></text:span><text:span text:style-name="Default_20_Paragraph_20_Font"><text:span text:style-name="T1">27</text:span></text:span><text:span text:style-name="Default_20_Paragraph_20_Font"><text:span text:style-name="T2"> τῆς φυλῆς υἱῶν Ασηρ ἄρχων Αχιωρ υἱὸς Σελεμι· </text:span></text:span><text:span text:style-name="Default_20_Paragraph_20_Font"><text:span text:style-name="T1">28</text:span></text:span><text:span text:style-name="Default_20_Paragraph_20_Font"><text:span text:style-name="T2"> τῆς φυλῆς Νεφθαλι ἄρχων Φαδαηλ υἱὸς Βεναμιουδ. </text:span></text:span><text:span text:style-name="Default_20_Paragraph_20_Font"><text:span text:style-name="T1">29</text:span></text:span><text:span text:style-name="Default_20_Paragraph_20_Font"><text:span text:style-name="T2"> οὗτοι οἷς ἐνετείλατο κύριος καταμερίσαι τοῖς υἱοῖς Ισραηλ ἐν γῇ Χανααν. </text:span></text:span></text:p>
      </text:section>
      <text:section text:style-name="Sect1" text:name="Sect35">
        <text:p text:style-name="P2">Αριθμοι 35</text:p>
        <text:p text:style-name="P3"><text:span text:style-name="Default_20_Paragraph_20_Font"><text:span text:style-name="T1">1</text:span></text:span><text:span text:style-name="Default_20_Paragraph_20_Font"><text:span text:style-name="T2"> Καὶ ἐλάλησεν κύριος πρὸς Μωυσῆν ἐπὶ δυσμῶν Μωαβ παρὰ τὸν Ιορδάνην κατὰ Ιεριχω λέγων </text:span></text:span><text:span text:style-name="Default_20_Paragraph_20_Font"><text:span text:style-name="T1">2</text:span></text:span><text:span text:style-name="Default_20_Paragraph_20_Font"><text:span text:style-name="T2"> Σύνταξον τοῖς υἱοῖς Ισραηλ καὶ δώσουσιν τοῖς Λευίταις ἀπὸ τῶν κλήρων κατασχέσεως αὐτῶν πόλεις κατοικεῖν καὶ τὰ προάστεια τῶν πόλεων κύκλῳ αὐτῶν δώσουσιν τοῖς Λευίταις, </text:span></text:span><text:span text:style-name="Default_20_Paragraph_20_Font"><text:span text:style-name="T1">3</text:span></text:span><text:span text:style-name="Default_20_Paragraph_20_Font"><text:span text:style-name="T2"> καὶ ἔσονται αὐτοῖς αἱ πόλεις κατοικεῖν, καὶ τὰ ἀφορίσματα αὐτῶν ἔσται τοῖς κτήνεσιν αὐτῶν καὶ πᾶσι τοῖς τετράποσιν αὐτῶν. </text:span></text:span><text:span text:style-name="Default_20_Paragraph_20_Font"><text:span text:style-name="T1">4</text:span></text:span><text:span text:style-name="Default_20_Paragraph_20_Font"><text:span text:style-name="T2"> καὶ τὰ συγκυροῦντα τῶν πόλεων, ἃς δώσετε τοῖς Λευίταις, ἀπὸ τείχους τῆς πόλεως καὶ ἔξω δισχιλίους πήχεις κύκλῳ· </text:span></text:span><text:span text:style-name="Default_20_Paragraph_20_Font"><text:span text:style-name="T1">5</text:span></text:span><text:span text:style-name="Default_20_Paragraph_20_Font"><text:span text:style-name="T2"> καὶ μετρήσεις ἔξω τῆς πόλεως τὸ κλίτος τὸ πρὸς ἀνατολὰς δισχιλίους πήχεις καὶ τὸ κλίτος τὸ πρὸς λίβα δισχιλίους πήχεις καὶ τὸ κλίτος τὸ πρὸς θάλασσαν δισχιλίους πήχεις καὶ τὸ κλίτος τὸ πρὸς βορρᾶν δισχιλίους πήχεις, καὶ ἡ πόλις μέσον τούτου ἔσται ὑμῖν καὶ τὰ ὅμορα τῶν πόλεων. </text:span></text:span><text:span text:style-name="Default_20_Paragraph_20_Font"><text:span text:style-name="T1">6</text:span></text:span><text:span text:style-name="Default_20_Paragraph_20_Font"><text:span text:style-name="T2"> καὶ τὰς πόλεις δώσετε τοῖς Λευίταις, τὰς ἓξ πόλεις τῶν φυγαδευτηρίων, ἃς δώσετε φεύγειν ἐκεῖ τῷ φονεύσαντι, καὶ πρὸς ταύταις τεσσαράκοντα καὶ δύο πόλεις· </text:span></text:span><text:span text:style-name="Default_20_Paragraph_20_Font"><text:span text:style-name="T1">7</text:span></text:span><text:span text:style-name="Default_20_Paragraph_20_Font"><text:span text:style-name="T2"> πάσας τὰς πόλεις δώσετε τοῖς Λευίταις, τεσσαράκοντα καὶ ὀκτὼ πόλεις, ταύτας καὶ τὰ προάστεια αὐτῶν. </text:span></text:span><text:span text:style-name="Default_20_Paragraph_20_Font"><text:span text:style-name="T1">8</text:span></text:span><text:span text:style-name="Default_20_Paragraph_20_Font"><text:span text:style-name="T2"> καὶ τὰς πόλεις, ἃς δώσετε ἀπὸ τῆς κατασχέσεως υἱῶν Ισραηλ, ἀπὸ τῶν τὰ πολλὰ πολλὰ καὶ ἀπὸ τῶν ἐλαττόνων ἐλάττω· ἕκαστος κατὰ τὴν κληρονομίαν αὐτοῦ, ἣν κληρονομήσουσιν, δώσουσιν ἀπὸ τῶν πόλεων τοῖς Λευίταις. </text:span></text:span></text:p>
        <text:p text:style-name="P3"><text:span text:style-name="Default_20_Paragraph_20_Font"><text:span text:style-name="T1">9</text:span></text:span><text:span text:style-name="Default_20_Paragraph_20_Font"><text:span text:style-name="T2"> Καὶ ἐλάλησεν κύριος πρὸς Μωυσῆν λέγων </text:span></text:span><text:span text:style-name="Default_20_Paragraph_20_Font"><text:span text:style-name="T1">10</text:span></text:span><text:span text:style-name="Default_20_Paragraph_20_Font"><text:span text:style-name="T2"> Λάλησον τοῖς υἱοῖς Ισραηλ καὶ ἐρεῖς πρὸς αὐτούς Ὑμεῖς διαβαίνετε τὸν Ιορδάνην εἰς γῆν Χανααν </text:span></text:span><text:span text:style-name="Default_20_Paragraph_20_Font"><text:span text:style-name="T1">11</text:span></text:span><text:span text:style-name="Default_20_Paragraph_20_Font"><text:span text:style-name="T2"> καὶ διαστελεῖτε ὑμῖν αὐτοῖς πόλεις· φυγαδευτήρια ἔσται ὑμῖν φυγεῖν ἐκεῖ τὸν φονευτήν, πᾶς ὁ πατάξας ψυχὴν ἀκουσίως. </text:span></text:span><text:span text:style-name="Default_20_Paragraph_20_Font"><text:span text:style-name="T1">12</text:span></text:span><text:span text:style-name="Default_20_Paragraph_20_Font"><text:span text:style-name="T2"> καὶ ἔσονται αἱ πόλεις ὑμῖν φυγαδευτήρια ἀπὸ ἀγχιστεύοντος τὸ αἷμα, καὶ οὐ μὴ ἀποθάνῃ ὁ φονεύων, ἕως ἂν στῇ ἔναντι τῆς συναγωγῆς εἰς κρίσιν. </text:span></text:span><text:span text:style-name="Default_20_Paragraph_20_Font"><text:span text:style-name="T1">13</text:span></text:span><text:span text:style-name="Default_20_Paragraph_20_Font"><text:span text:style-name="T2"> καὶ αἱ πόλεις, ἃς δώσετε, τὰς ἓξ πόλεις, φυγαδευτήρια ἔσονται ὑμῖν· </text:span></text:span><text:span text:style-name="Default_20_Paragraph_20_Font"><text:span text:style-name="T1">14</text:span></text:span><text:span text:style-name="Default_20_Paragraph_20_Font"><text:span text:style-name="T2"> τὰς τρεῖς πόλεις δώσετε ἐν τῷ πέραν τοῦ Ιορδάνου καὶ τὰς τρεῖς πόλεις δώσετε ἐν γῇ Χανααν· </text:span></text:span><text:span text:style-name="Default_20_Paragraph_20_Font"><text:span text:style-name="T1">15</text:span></text:span><text:span text:style-name="Default_20_Paragraph_20_Font"><text:span text:style-name="T2"> φυγάδιον ἔσται τοῖς υἱοῖς Ισραηλ, καὶ τῷ προσηλύτῳ καὶ τῷ παροίκῳ τῷ ἐν ὑμῖν ἔσονται αἱ πόλεις αὗται εἰς φυγαδευτήριον φυγεῖν ἐκεῖ παντὶ πατάξαντι ψυχὴν ἀκουσίως. – </text:span></text:span><text:span text:style-name="Default_20_Paragraph_20_Font"><text:span text:style-name="T1">16</text:span></text:span><text:span text:style-name="Default_20_Paragraph_20_Font"><text:span text:style-name="T2"> ἐὰν δὲ ἐν σκεύει σιδήρου πατάξῃ αὐτόν, καὶ τελευτήσῃ, φονευτής ἐστιν· θανάτῳ θανατούσθω ὁ φονευτής. </text:span></text:span><text:span text:style-name="Default_20_Paragraph_20_Font"><text:span text:style-name="T1">17</text:span></text:span><text:span text:style-name="Default_20_Paragraph_20_Font"><text:span text:style-name="T2"> ἐὰν δὲ ἐν λίθῳ ἐκ χειρός, ἐν ᾧ ἀποθανεῖται ἐν αὐτῷ, πατάξῃ αὐτόν, καὶ ἀποθάνῃ, φονευτής ἐστιν· θανάτῳ θανατούσθω ὁ φονευτής. </text:span></text:span><text:span text:style-name="Default_20_Paragraph_20_Font"><text:span text:style-name="T1">18</text:span></text:span><text:span text:style-name="Default_20_Paragraph_20_Font"><text:span text:style-name="T2"> ἐὰν δὲ ἐν σκεύει ξυλίνῳ ἐκ χειρός, ἐξ οὗ ἀποθανεῖται ἐν αὐτῷ, πατάξῃ αὐτόν, καὶ ἀποθάνῃ, φονευτής ἐστιν· θανάτῳ θανατούσθω ὁ φονευτής. </text:span></text:span><text:span text:style-name="Default_20_Paragraph_20_Font"><text:span text:style-name="T1">19</text:span></text:span><text:span text:style-name="Default_20_Paragraph_20_Font"><text:span text:style-name="T2"> ὁ ἀγχιστεύων τὸ αἷμα, οὗτος ἀποκτενεῖ τὸν φονεύσαντα· ὅταν συναντήσῃ αὐτῷ, οὗτος ἀποκτενεῖ αὐτόν. </text:span></text:span><text:span text:style-name="Default_20_Paragraph_20_Font"><text:span text:style-name="T1">20</text:span></text:span><text:span text:style-name="Default_20_Paragraph_20_Font"><text:span text:style-name="T2"> ἐὰν δὲ δι’ ἔχθραν ὤσῃ αὐτὸν καὶ ἐπιρρίψῃ ἐπ’ αὐτὸν πᾶν σκεῦος ἐξ </text:span></text:span><text:soft-page-break/><text:span text:style-name="Default_20_Paragraph_20_Font"><text:span text:style-name="T2">ἐνέδρου, καὶ ἀποθάνῃ, </text:span></text:span><text:span text:style-name="Default_20_Paragraph_20_Font"><text:span text:style-name="T1">21</text:span></text:span><text:span text:style-name="Default_20_Paragraph_20_Font"><text:span text:style-name="T2"> ἢ διὰ μῆνιν ἐπάταξεν αὐτὸν τῇ χειρί, καὶ ἀποθάνῃ, θανάτῳ θανατούσθω ὁ πατάξας, φονευτής ἐστιν· θανάτῳ θανατούσθω ὁ φονεύων· ὁ ἀγχιστεύων τὸ αἷμα ἀποκτενεῖ τὸν φονεύσαντα ἐν τῷ συναντῆσαι αὐτῷ. – </text:span></text:span><text:span text:style-name="Default_20_Paragraph_20_Font"><text:span text:style-name="T1">22</text:span></text:span><text:span text:style-name="Default_20_Paragraph_20_Font"><text:span text:style-name="T2"> ἐὰν δὲ ἐξάπινα οὐ δι’ ἔχθραν ὤσῃ αὐτὸν ἢ ἐπιρρίψῃ ἐπ’ αὐτὸν πᾶν σκεῦος οὐκ ἐξ ἐνέδρου </text:span></text:span><text:span text:style-name="Default_20_Paragraph_20_Font"><text:span text:style-name="T1">23</text:span></text:span><text:span text:style-name="Default_20_Paragraph_20_Font"><text:span text:style-name="T2"> ἢ παντὶ λίθῳ, ἐν ᾧ ἀποθανεῖται ἐν αὐτῷ, οὐκ εἰδώς, καὶ ἐπιπέσῃ ἐπ’ αὐτόν, καὶ ἀποθάνῃ, αὐτὸς δὲ οὐκ ἐχθρὸς αὐτοῦ ἦν οὐδὲ ζητῶν κακοποιῆσαι αὐτόν, </text:span></text:span><text:span text:style-name="Default_20_Paragraph_20_Font"><text:span text:style-name="T1">24</text:span></text:span><text:span text:style-name="Default_20_Paragraph_20_Font"><text:span text:style-name="T2"> καὶ κρινεῖ ἡ συναγωγὴ ἀνὰ μέσον τοῦ πατάξαντος καὶ ἀνὰ μέσον τοῦ ἀγχιστεύοντος τὸ αἷμα κατὰ τὰ κρίματα ταῦτα, </text:span></text:span><text:span text:style-name="Default_20_Paragraph_20_Font"><text:span text:style-name="T1">25</text:span></text:span><text:span text:style-name="Default_20_Paragraph_20_Font"><text:span text:style-name="T2"> καὶ ἐξελεῖται ἡ συναγωγὴ τὸν φονεύσαντα ἀπὸ τοῦ ἀγχιστεύοντος τὸ αἷμα, καὶ ἀποκαταστήσουσιν αὐτὸν ἡ συναγωγὴ εἰς τὴν πόλιν τοῦ φυγαδευτηρίου αὐτοῦ, οὗ κατέφυγεν, καὶ κατοικήσει ἐκεῖ, ἕως ἂν ἀποθάνῃ ὁ ἱερεὺς ὁ μέγας, ὃν ἔχρισαν αὐτὸν τῷ ἐλαίῳ τῷ ἁγίῳ. </text:span></text:span><text:span text:style-name="Default_20_Paragraph_20_Font"><text:span text:style-name="T1">26</text:span></text:span><text:span text:style-name="Default_20_Paragraph_20_Font"><text:span text:style-name="T2"> ἐὰν δὲ ἐξόδῳ ἐξέλθῃ ὁ φονεύσας τὰ ὅρια τῆς πόλεως, εἰς ἣν κατέφυγεν ἐκεῖ, </text:span></text:span><text:span text:style-name="Default_20_Paragraph_20_Font"><text:span text:style-name="T1">27</text:span></text:span><text:span text:style-name="Default_20_Paragraph_20_Font"><text:span text:style-name="T2"> καὶ εὕρῃ αὐτὸν ὁ ἀγχιστεύων τὸ αἷμα ἔξω τῶν ὁρίων τῆς πόλεως καταφυγῆς αὐτοῦ καὶ φονεύσῃ ὁ ἀγχιστεύων τὸ αἷμα τὸν φονεύσαντα, οὐκ ἔνοχός ἐστιν· </text:span></text:span><text:span text:style-name="Default_20_Paragraph_20_Font"><text:span text:style-name="T1">28</text:span></text:span><text:span text:style-name="Default_20_Paragraph_20_Font"><text:span text:style-name="T2"> ἐν γὰρ τῇ πόλει τῆς καταφυγῆς κατοικείτω, ἕως ἂν ἀποθάνῃ ὁ ἱερεὺς ὁ μέγας, καὶ μετὰ τὸ ἀποθανεῖν τὸν ἱερέα τὸν μέγαν ἐπαναστραφήσεται ὁ φονεύσας εἰς τὴν γῆν τῆς κατασχέσεως αὐτοῦ. </text:span></text:span><text:span text:style-name="Default_20_Paragraph_20_Font"><text:span text:style-name="T1">29</text:span></text:span><text:span text:style-name="Default_20_Paragraph_20_Font"><text:span text:style-name="T2"> καὶ ἔσται ταῦτα ὑμῖν εἰς δικαίωμα κρίματος εἰς τὰς γενεὰς ὑμῶν ἐν πάσαις ταῖς κατοικίαις ὑμῶν. – </text:span></text:span><text:span text:style-name="Default_20_Paragraph_20_Font"><text:span text:style-name="T1">30</text:span></text:span><text:span text:style-name="Default_20_Paragraph_20_Font"><text:span text:style-name="T2"> πᾶς πατάξας ψυχήν, διὰ μαρτύρων φονεύσεις τὸν φονεύσαντα, καὶ μάρτυς εἷς οὐ μαρτυρήσει ἐπὶ ψυχὴν ἀποθανεῖν. </text:span></text:span><text:span text:style-name="Default_20_Paragraph_20_Font"><text:span text:style-name="T1">31</text:span></text:span><text:span text:style-name="Default_20_Paragraph_20_Font"><text:span text:style-name="T2"> καὶ οὐ λήμψεσθε λύτρα περὶ ψυχῆς παρὰ τοῦ φονεύσαντος τοῦ ἐνόχου ὄντος ἀναιρεθῆναι· θανάτῳ γὰρ θανατωθήσεται. </text:span></text:span><text:span text:style-name="Default_20_Paragraph_20_Font"><text:span text:style-name="T1">32</text:span></text:span><text:span text:style-name="Default_20_Paragraph_20_Font"><text:span text:style-name="T2"> οὐ λήμψεσθε λύτρα τοῦ φυγεῖν εἰς πόλιν τῶν φυγαδευτηρίων τοῦ πάλιν κατοικεῖν ἐπὶ τῆς γῆς, ἕως ἂν ἀποθάνῃ ὁ ἱερεὺς ὁ μέγας. </text:span></text:span><text:span text:style-name="Default_20_Paragraph_20_Font"><text:span text:style-name="T1">33</text:span></text:span><text:span text:style-name="Default_20_Paragraph_20_Font"><text:span text:style-name="T2"> καὶ οὐ μὴ φονοκτονήσητε τὴν γῆν, εἰς ἣν ὑμεῖς κατοικεῖτε· τὸ γὰρ αἷμα τοῦτο φονοκτονεῖ τὴν γῆν, καὶ οὐκ ἐξιλασθήσεται ἡ γῆ ἀπὸ τοῦ αἵματος τοῦ ἐκχυθέντος ἐπ’ αὐτῆς, ἀλλ’ ἐπὶ τοῦ αἵματος τοῦ ἐκχέοντος. </text:span></text:span><text:span text:style-name="Default_20_Paragraph_20_Font"><text:span text:style-name="T1">34</text:span></text:span><text:span text:style-name="Default_20_Paragraph_20_Font"><text:span text:style-name="T2"> καὶ οὐ μιανεῖτε τὴν γῆν, ἐφ’ ἧς κατοικεῖτε ἐπ’ αὐτῆς, ἐφ’ ἧς ἐγὼ κατασκηνώσω ἐν ὑμῖν· ἐγὼ γάρ εἰμι κύριος κατασκηνῶν ἐν μέσῳ τῶν υἱῶν Ισραηλ. </text:span></text:span></text:p>
      </text:section>
      <text:section text:style-name="Sect1" text:name="Sect36">
        <text:p text:style-name="P2">Αριθμοι 36</text:p>
        <text:p text:style-name="P3"><text:span text:style-name="Default_20_Paragraph_20_Font"><text:span text:style-name="T1">1</text:span></text:span><text:span text:style-name="Default_20_Paragraph_20_Font"><text:span text:style-name="T2"> Καὶ προσῆλθον οἱ ἄρχοντες φυλῆς υἱῶν Γαλααδ υἱοῦ Μαχιρ υἱοῦ Μανασση ἐκ τῆς φυλῆς υἱῶν Ιωσηφ καὶ ἐλάλησαν ἔναντι Μωυσῆ καὶ ἔναντι Ελεαζαρ τοῦ ἱερέως καὶ ἔναντι τῶν ἀρχόντων οἴκων πατριῶν υἱῶν Ισραηλ </text:span></text:span><text:span text:style-name="Default_20_Paragraph_20_Font"><text:span text:style-name="T1">2</text:span></text:span><text:span text:style-name="Default_20_Paragraph_20_Font"><text:span text:style-name="T2"> καὶ εἶπαν Τῷ κυρίῳ ἡμῶν ἐνετείλατο κύριος ἀποδοῦναι τὴν γῆν τῆς κληρονομίας ἐν κλήρῳ τοῖς υἱοῖς Ισραηλ, καὶ τῷ κυρίῳ συνέταξεν κύριος δοῦναι τὴν κληρονομίαν Σαλπααδ τοῦ ἀδελφοῦ ἡμῶν ταῖς θυγατράσιν αὐτοῦ. </text:span></text:span><text:span text:style-name="Default_20_Paragraph_20_Font"><text:span text:style-name="T1">3</text:span></text:span><text:span text:style-name="Default_20_Paragraph_20_Font"><text:span text:style-name="T2"> καὶ ἔσονται ἑνὶ τῶν φυλῶν υἱῶν Ισραηλ γυναῖκες, καὶ ἀφαιρεθήσεται ὁ κλῆρος αὐτῶν ἐκ τῆς κατασχέσεως τῶν πατέρων ἡμῶν καὶ προστεθήσεται εἰς κληρονομίαν τῆς φυλῆς, οἷς ἂν γένωνται γυναῖκες, καὶ ἐκ τοῦ κλήρου τῆς κληρονομίας ἡμῶν ἀφαιρεθήσεται. </text:span></text:span><text:span text:style-name="Default_20_Paragraph_20_Font"><text:span text:style-name="T1">4</text:span></text:span><text:span text:style-name="Default_20_Paragraph_20_Font"><text:span text:style-name="T2"> ἐὰν δὲ γένηται ἡ ἄφεσις τῶν υἱῶν Ισραηλ, καὶ προστεθήσεται ἡ κληρονομία αὐτῶν ἐπὶ τὴν κληρονομίαν τῆς φυλῆς, οἷς ἂν γένωνται γυναῖκες, καὶ ἀπὸ τῆς κληρονομίας φυλῆς πατριᾶς ἡμῶν ἀφαιρεθήσεται ἡ κληρονομία αὐτῶν. </text:span></text:span><text:span text:style-name="Default_20_Paragraph_20_Font"><text:span text:style-name="T1">5</text:span></text:span><text:span text:style-name="Default_20_Paragraph_20_Font"><text:span text:style-name="T2"> καὶ ἐνετείλατο Μωϋσῆς τοῖς υἱοῖς Ισραηλ διὰ προστάγματος κυρίου λέγων Οὕτως φυλὴ υἱῶν Ιωσηφ λέγουσιν. </text:span></text:span><text:span text:style-name="Default_20_Paragraph_20_Font"><text:span text:style-name="T1">6</text:span></text:span><text:span text:style-name="Default_20_Paragraph_20_Font"><text:span text:style-name="T2"> τοῦτο τὸ ῥῆμα, ὃ συνέταξεν κύριος ταῖς θυγατράσιν Σαλπααδ λέγων Οὗ ἀρέσκει ἐναντίον αὐτῶν, ἔστωσαν γυναῖκες, πλὴν ἐκ τοῦ δήμου τοῦ πατρὸς αὐτῶν ἔστωσαν γυναῖκες, </text:span></text:span><text:span text:style-name="Default_20_Paragraph_20_Font"><text:span text:style-name="T1">7</text:span></text:span><text:span text:style-name="Default_20_Paragraph_20_Font"><text:span text:style-name="T2"> καὶ οὐχὶ περιστραφήσεται κληρονομία τοῖς υἱοῖς Ισραηλ ἀπὸ φυλῆς ἐπὶ φυλήν, ὅτι ἕκαστος ἐν τῇ κληρονομίᾳ τῆς φυλῆς τῆς πατριᾶς αὐτοῦ προσκολληθήσονται οἱ υἱοὶ Ισραηλ. </text:span></text:span><text:span text:style-name="Default_20_Paragraph_20_Font"><text:span text:style-name="T1">8</text:span></text:span><text:span text:style-name="Default_20_Paragraph_20_Font"><text:span text:style-name="T2"> καὶ πᾶσα θυγάτηρ ἀγχιστεύουσα κληρονομίαν ἐκ τῶν </text:span></text:span><text:soft-page-break/><text:span text:style-name="Default_20_Paragraph_20_Font"><text:span text:style-name="T2">φυλῶν υἱῶν Ισραηλ ἑνὶ τῶν ἐκ τοῦ δήμου τοῦ πατρὸς αὐτῆς ἔσονται γυναῖκες, ἵνα ἀγχιστεύσωσιν οἱ υἱοὶ Ισραηλ ἕκαστος τὴν κληρονομίαν τὴν πατρικὴν αὐτοῦ· </text:span></text:span><text:span text:style-name="Default_20_Paragraph_20_Font"><text:span text:style-name="T1">9</text:span></text:span><text:span text:style-name="Default_20_Paragraph_20_Font"><text:span text:style-name="T2"> καὶ οὐ περιστραφήσεται κλῆρος ἐκ φυλῆς ἐπὶ φυλὴν ἑτέραν, ἀλλὰ ἕκαστος ἐν τῇ κληρονομίᾳ αὐτοῦ προσκολληθήσονται οἱ υἱοὶ Ισραηλ. </text:span></text:span><text:span text:style-name="Default_20_Paragraph_20_Font"><text:span text:style-name="T1">10</text:span></text:span><text:span text:style-name="Default_20_Paragraph_20_Font"><text:span text:style-name="T2"> ὃν τρόπον συνέταξεν κύριος Μωυσῇ, οὕτως ἐποίησαν θυγατέρες Σαλπααδ, </text:span></text:span><text:span text:style-name="Default_20_Paragraph_20_Font"><text:span text:style-name="T1">11</text:span></text:span><text:span text:style-name="Default_20_Paragraph_20_Font"><text:span text:style-name="T2"> καὶ ἐγένοντο Θερσα καὶ Εγλα καὶ Μελχα καὶ Νουα καὶ Μααλα θυγατέρες Σαλπααδ τοῖς ἀνεψιοῖς αὐτῶν· </text:span></text:span><text:span text:style-name="Default_20_Paragraph_20_Font"><text:span text:style-name="T1">12</text:span></text:span><text:span text:style-name="Default_20_Paragraph_20_Font"><text:span text:style-name="T2"> ἐκ τοῦ δήμου τοῦ Μανασση υἱῶν Ιωσηφ ἐγενήθησαν γυναῖκες, καὶ ἐγένετο ἡ κληρονομία αὐτῶν ἐπὶ τὴν φυλὴν δήμου τοῦ πατρὸς αὐτῶν. </text:span></text:span></text:p>
        <text:p text:style-name="P3"><text:span text:style-name="Default_20_Paragraph_20_Font"><text:span text:style-name="T1">13</text:span></text:span><text:span text:style-name="Default_20_Paragraph_20_Font"><text:span text:style-name="T2"> Αὗται αἱ ἐντολαὶ καὶ τὰ δικαιώματα καὶ τὰ κρίματα, ἃ ἐνετείλατο κύριος ἐν χειρὶ Μωυσῆ ἐπὶ δυσμῶν Μωαβ ἐπὶ τοῦ Ιορδάνου κατὰ Ιεριχω.</text:span></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swiss" style:font-pitch="variable"/>
    <style:font-face style:name="Times New Roman" svg:font-family="'Times New Roman'" style:font-family-generic="roman" style:font-pitch="variable"/>
    <style:font-face style:name="Vusillus" svg:font-family="Vusillus" style:font-family-generic="roman" style:font-pitch="variable"/>
  </office:font-face-decls>
  <office:styles>
    <style:default-style style:family="graphic">
      <style:graphic-properties draw:stroke="solid" svg:stroke-width="0.071cm" svg:stroke-color="#1c334e"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Times New Roman" style:font-size-asian="11pt" style:language-asian="en" style:country-asian="GB" style:font-style-asian="normal" style:font-weight-asian="normal" style:font-name-complex="Times New Roman" style:font-size-complex="11pt" style:language-complex="he" style:country-complex="IL"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Times New Roman" style:font-size-asian="11pt" style:language-asian="en" style:country-asian="GB" style:font-style-asian="normal" style:font-weight-asian="normal" style:font-name-complex="Times New Roman" style:font-size-complex="11pt" style:language-complex="he" style:country-complex="IL"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margin-top="0cm" fo:margin-bottom="0cm" style:contextual-spacing="false" fo:line-height="100%" fo:hyphenation-ladder-count="no-limit" fo:hyphenation-keep="auto" loext:hyphenation-keep-type="column"/>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margin-top="0cm" fo:margin-bottom="0cm" style:contextual-spacing="false" fo:line-height="100%" fo:hyphenation-ladder-count="no-limit" fo:hyphenation-keep="auto" loext:hyphenation-keep-type="column">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en" style:country-asian="US" style:font-size-complex="10pt" style:language-complex="ar" style:country-complex="SA"/>
    </style:style>
    <style:style style:name="Footnote_20_Reference" style:display-name="Footnote Reference" style:family="text" style:parent-style-name="Default_20_Paragraph_20_Font">
      <style:text-properties style:text-position="super 64%"/>
    </style:style>
    <style:style style:name="Footer_20_Char" style:display-name="Footer Char" style:family="text" style:parent-style-name="Default_20_Paragraph_20_Font">
      <style:text-properties style:font-name-complex="Arial" style:font-family-complex="Arial" style:font-family-generic-complex="swiss" style:font-pitch-complex="variable"/>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02cm" fo:page-height="21.003cm" style:num-format="1" style:print-orientation="landscape" fo:margin-top="2.501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dc:title>The Book of Numbers</dc:title>
    <dc:description/>
    <dc:subject/>
    <dc:creator>Adrian Hills</dc:creator>
    <meta:creation-date>2025-07-15T11:11:00Z</meta:creation-date>
    <dc:date>2025-07-15T11:11:00Z</dc:date>
    <meta:editing-cycles>2</meta:editing-cycles>
    <meta:editing-duration>PT0S</meta:editing-duration>
    <meta:document-statistic meta:table-count="0" meta:image-count="0" meta:object-count="0" meta:page-count="53" meta:paragraph-count="239" meta:word-count="26418" meta:character-count="156263" meta:non-whitespace-character-count="129753"/>
    <meta:template xlink:type="simple" xlink:actuate="onRequest" xlink:title="" xlink:href="Normal.dotm"/>
  </office:meta>
</office:document-meta>
</file>